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3.4661in"/>
    </style:style>
    <style:style style:name="co8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19" style:family="table-cell" style:parent-style-name="Default"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36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4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51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/>
          <table:table-cell table:formula="of:=[.B3]*-1" office:value-type="float" office:value="-2" calcext:value-type="float">
            <text:p>-2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22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5" table:default-cell-style-name="ce4"/>
        <table:table-row table:style-name="ro1">
          <table:table-cell table:style-name="ce1"/>
          <table:table-cell table:style-name="ce10" office:value-type="string" calcext:value-type="string" table:number-columns-spanned="3" table:number-rows-spanned="1">
            <text:p>train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native</text:p>
          </table:table-cell>
          <table:covered-table-cell table:number-columns-repeated="2" table:style-name="ce10"/>
          <table:table-cell table:style-name="ce10" table:number-columns-spanned="3" table:number-rows-spanned="1"/>
          <table:covered-table-cell table:number-columns-repeated="2" table:style-name="ce10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_train</text:p>
          </table:table-cell>
          <table:table-cell table:style-name="ce2" office:value-type="string" calcext:value-type="string">
            <text:p>tra_val</text:p>
          </table:table-cell>
          <table:table-cell table:style-name="ce2" office:value-type="string" calcext:value-type="string">
            <text:p>tra_test</text:p>
          </table:table-cell>
          <table:table-cell table:style-name="ce2" office:value-type="string" calcext:value-type="string">
            <text:p>nat_train</text:p>
          </table:table-cell>
          <table:table-cell table:style-name="ce2" office:value-type="string" calcext:value-type="string">
            <text:p>nat_val</text:p>
          </table:table-cell>
          <table:table-cell table:style-name="ce2" office:value-type="string" calcext:value-type="string">
            <text:p>nat_test</text:p>
          </table:table-cell>
          <table:table-cell table:style-name="ce2" office:value-type="string" calcext:value-type="string">
            <text:p>nor_train</text:p>
          </table:table-cell>
          <table:table-cell table:style-name="ce2" office:value-type="string" calcext:value-type="string">
            <text:p>nor_val</text:p>
          </table:table-cell>
          <table:table-cell table:style-name="ce2" office:value-type="string" calcext:value-type="string">
            <text:p>nor_test</text:p>
          </table:table-cell>
          <table:table-cell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0-reference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" calcext:value-type="float">
            <text:p>63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.2" calcext:value-type="float">
            <text:p>63.2</text:p>
          </table:table-cell>
          <table:table-cell office:value-type="float" office:value="62.5" calcext:value-type="float">
            <text:p>62.5</text:p>
          </table:table-cell>
          <table:table-cell office:value-type="float" office:value="64" calcext:value-type="float">
            <text:p>64</text:p>
          </table:table-cell>
          <table:table-cell office:value-type="float" office:value="66.1" calcext:value-type="float">
            <text:p>66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1-single_vox</text:p>
          </table:table-cell>
          <table:table-cell office:value-type="float" office:value="70.7" calcext:value-type="float">
            <text:p>70.7</text:p>
          </table:table-cell>
          <table:table-cell office:value-type="float" office:value="70.5" calcext:value-type="float">
            <text:p>70.5</text:p>
          </table:table-cell>
          <table:table-cell office:value-type="float" office:value="73.5" calcext:value-type="float">
            <text:p>73.5</text:p>
          </table:table-cell>
          <table:table-cell office:value-type="float" office:value="68.9" calcext:value-type="float">
            <text:p>68.9</text:p>
          </table:table-cell>
          <table:table-cell office:value-type="float" office:value="69.1" calcext:value-type="float">
            <text:p>69.1</text:p>
          </table:table-cell>
          <table:table-cell office:value-type="float" office:value="72.4" calcext:value-type="float">
            <text:p>72.4</text:p>
          </table:table-cell>
          <table:table-cell office:value-type="float" office:value="70.3" calcext:value-type="float">
            <text:p>70.3</text:p>
          </table:table-cell>
          <table:table-cell office:value-type="float" office:value="70.6" calcext:value-type="float">
            <text:p>70.6</text:p>
          </table:table-cell>
          <table:table-cell office:value-type="float" office:value="73.4" calcext:value-type="float">
            <text:p>73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5"/>
          <table:table-cell table:style-name="ce2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2-single_vox-single_targets</text:p>
          </table:table-cell>
          <table:table-cell table:number-columns-repeated="3" office:value-type="float" office:value="72.2" calcext:value-type="float">
            <text:p>72.2</text:p>
          </table:table-cell>
          <table:table-cell office:value-type="float" office:value="73.2" calcext:value-type="float">
            <text:p>73.2</text:p>
          </table:table-cell>
          <table:table-cell office:value-type="float" office:value="68.9" calcext:value-type="float">
            <text:p>68.9</text:p>
          </table:table-cell>
          <table:table-cell office:value-type="float" office:value="72.5" calcext:value-type="float">
            <text:p>72.5</text:p>
          </table:table-cell>
          <table:table-cell office:value-type="float" office:value="74.7" calcext:value-type="float">
            <text:p>74.7</text:p>
          </table:table-cell>
          <table:table-cell office:value-type="float" office:value="70.7" calcext:value-type="float">
            <text:p>70.7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style-name="ce38" table:formula="of:=[.E5]-INDEX([.E:.E];LOOKUP(2;1/([.L$1:.L5]=&quot;-&quot;);ROW([.L$1:.L5]))+[.$K5]-1)" office:value-type="float" office:value="4.3" calcext:value-type="float">
            <text:p>4.3</text:p>
          </table:table-cell>
          <table:table-cell table:style-name="ce38" table:formula="of:=[.F5]-INDEX([.F:.F];LOOKUP(2;1/([.M$1:.M5]=&quot;-&quot;);ROW([.M$1:.M5]))+[.$K5]-1)" office:value-type="float" office:value="-0.199999999999989" calcext:value-type="float">
            <text:p>-0.199999999999989</text:p>
          </table:table-cell>
          <table:table-cell table:style-name="ce3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700000000000003" calcext:value-type="float">
            <text:p>-0.700000000000003</text:p>
          </table:table-cell>
          <table:table-cell table:style-name="ce38" table:formula="of:=[.G5]-INDEX([.G:.G];LOOKUP(2;1/([.O$1:.O5]=&quot;-&quot;);ROW([.O$1:.O5]))+[.$K5]-1)" office:value-type="float" office:value="0.0999999999999943" calcext:value-type="float">
            <text:p>0.0999999999999943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3-single_vox-single_roi</text:p>
          </table:table-cell>
          <table:table-cell office:value-type="float" office:value="75.9" calcext:value-type="float">
            <text:p>75.9</text:p>
          </table:table-cell>
          <table:table-cell office:value-type="float" office:value="74.6" calcext:value-type="float">
            <text:p>74.6</text:p>
          </table:table-cell>
          <table:table-cell office:value-type="float" office:value="74.1" calcext:value-type="float">
            <text:p>74.1</text:p>
          </table:table-cell>
          <table:table-cell office:value-type="float" office:value="75" calcext:value-type="float">
            <text:p>75</text:p>
          </table:table-cell>
          <table:table-cell office:value-type="float" office:value="74.3" calcext:value-type="float">
            <text:p>74.3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5.8" calcext:value-type="float">
            <text:p>75.8</text:p>
          </table:table-cell>
          <table:table-cell office:value-type="float" office:value="79.7" calcext:value-type="float">
            <text:p>79.7</text:p>
          </table:table-cell>
          <table:table-cell office:value-type="float" office:value="2" calcext:value-type="float">
            <text:p>2</text:p>
          </table:table-cell>
          <table:table-cell table:style-name="ce38" table:formula="of:=[.E6]-INDEX([.E:.E];LOOKUP(2;1/([.L$1:.L6]=&quot;-&quot;);ROW([.L$1:.L6]))+[.$K6]-1)" office:value-type="float" office:value="1.8" calcext:value-type="float">
            <text:p>1.8</text:p>
          </table:table-cell>
          <table:table-cell table:style-name="ce38" table:formula="of:=[.F6]-INDEX([.F:.F];LOOKUP(2;1/([.M$1:.M6]=&quot;-&quot;);ROW([.M$1:.M6]))+[.$K6]-1)" office:value-type="float" office:value="5.39999999999999" calcext:value-type="float">
            <text:p>5.39999999999999</text:p>
          </table:table-cell>
          <table:table-cell table:style-name="ce38" table:formula="of:=IF([.B6]-[.D6]&lt;0;&quot;?&quot;;MAX((INDEX([.E:.E];LOOKUP(2;1/([.N$1:.N6]=&quot;-&quot;);ROW([.N$1:.N6]))+[.$K6]-1)-INDEX([.G:.G];LOOKUP(2;1/([.N$1:.N6]=&quot;-&quot;);ROW([.N$1:.N6]))+[.$K6]-1));0)-([.E6]-[.G6]))" office:value-type="float" office:value="4.2" calcext:value-type="float">
            <text:p>4.2</text:p>
          </table:table-cell>
          <table:table-cell table:style-name="ce38" table:formula="of:=[.G6]-INDEX([.G:.G];LOOKUP(2;1/([.O$1:.O6]=&quot;-&quot;);ROW([.O$1:.O6]))+[.$K6]-1)" office:value-type="float" office:value="6" calcext:value-type="float">
            <text:p>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4-single_vox-single_roi-single_brain</text:p>
          </table:table-cell>
          <table:table-cell office:value-type="float" office:value="76.1" calcext:value-type="float">
            <text:p>76.1</text:p>
          </table:table-cell>
          <table:table-cell office:value-type="float" office:value="73.6" calcext:value-type="float">
            <text:p>73.6</text:p>
          </table:table-cell>
          <table:table-cell office:value-type="float" office:value="70.8" calcext:value-type="float">
            <text:p>70.8</text:p>
          </table:table-cell>
          <table:table-cell office:value-type="float" office:value="74.5" calcext:value-type="float">
            <text:p>74.5</text:p>
          </table:table-cell>
          <table:table-cell office:value-type="float" office:value="70.4" calcext:value-type="float">
            <text:p>70.4</text:p>
          </table:table-cell>
          <table:table-cell office:value-type="float" office:value="70.3" calcext:value-type="float">
            <text:p>70.3</text:p>
          </table:table-cell>
          <table:table-cell office:value-type="float" office:value="75.6" calcext:value-type="float">
            <text:p>75.6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3" calcext:value-type="float">
            <text:p>3</text:p>
          </table:table-cell>
          <table:table-cell table:style-name="ce38" table:formula="of:=[.E7]-INDEX([.E:.E];LOOKUP(2;1/([.L$1:.L7]=&quot;-&quot;);ROW([.L$1:.L7]))+[.$K7]-1)" office:value-type="float" office:value="-0.5" calcext:value-type="float">
            <text:p>-0.5</text:p>
          </table:table-cell>
          <table:table-cell table:style-name="ce38" table:formula="of:=[.F7]-INDEX([.F:.F];LOOKUP(2;1/([.M$1:.M7]=&quot;-&quot;);ROW([.M$1:.M7]))+[.$K7]-1)" office:value-type="float" office:value="-3.89999999999999" calcext:value-type="float">
            <text:p>-3.89999999999999</text:p>
          </table:table-cell>
          <table:table-cell table:style-name="ce38" table:formula="of:=IF([.B7]-[.D7]&lt;0;&quot;?&quot;;MAX((INDEX([.E:.E];LOOKUP(2;1/([.N$1:.N7]=&quot;-&quot;);ROW([.N$1:.N7]))+[.$K7]-1)-INDEX([.G:.G];LOOKUP(2;1/([.N$1:.N7]=&quot;-&quot;);ROW([.N$1:.N7]))+[.$K7]-1));0)-([.E7]-[.G7]))" office:value-type="float" office:value="-4.2" calcext:value-type="float">
            <text:p>-4.2</text:p>
          </table:table-cell>
          <table:table-cell table:style-name="ce38" table:formula="of:=[.G7]-INDEX([.G:.G];LOOKUP(2;1/([.O$1:.O7]=&quot;-&quot;);ROW([.O$1:.O7]))+[.$K7]-1)" office:value-type="float" office:value="-8.2" calcext:value-type="float">
            <text:p>-8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5-single_vox-many_roi</text:p>
          </table:table-cell>
          <table:table-cell office:value-type="float" office:value="74.2" calcext:value-type="float">
            <text:p>74.2</text:p>
          </table:table-cell>
          <table:table-cell office:value-type="float" office:value="73.6" calcext:value-type="float">
            <text:p>73.6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4.3" calcext:value-type="float">
            <text:p>74.3</text:p>
          </table:table-cell>
          <table:table-cell office:value-type="float" office:value="72.7" calcext:value-type="float">
            <text:p>72.7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38" table:formula="of:=[.E8]-INDEX([.E:.E];LOOKUP(2;1/([.L$1:.L8]=&quot;-&quot;);ROW([.L$1:.L8]))+[.$K8]-1)" office:value-type="float" office:value="-3.8" calcext:value-type="float">
            <text:p>-3.8</text:p>
          </table:table-cell>
          <table:table-cell table:style-name="ce38" table:formula="of:=[.F8]-INDEX([.F:.F];LOOKUP(2;1/([.M$1:.M8]=&quot;-&quot;);ROW([.M$1:.M8]))+[.$K8]-1)" office:value-type="float" office:value="-3.7" calcext:value-type="float">
            <text:p>-3.7</text:p>
          </table:table-cell>
          <table:table-cell table:style-name="ce38" table:formula="of:=IF([.B8]-[.D8]&lt;0;&quot;?&quot;;MAX((INDEX([.E:.E];LOOKUP(2;1/([.N$1:.N8]=&quot;-&quot;);ROW([.N$1:.N8]))+[.$K8]-1)-INDEX([.G:.G];LOOKUP(2;1/([.N$1:.N8]=&quot;-&quot;);ROW([.N$1:.N8]))+[.$K8]-1));0)-([.E8]-[.G8]))" office:value-type="float" office:value="3.09999999999999" calcext:value-type="float">
            <text:p>3.09999999999999</text:p>
          </table:table-cell>
          <table:table-cell table:style-name="ce38" table:formula="of:=[.G8]-INDEX([.G:.G];LOOKUP(2;1/([.O$1:.O8]=&quot;-&quot;);ROW([.O$1:.O8]))+[.$K8]-1)" office:value-type="float" office:value="-4.2" calcext:value-type="float">
            <text:p>-4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6-many_vox-single_roi</text:p>
          </table:table-cell>
          <table:table-cell office:value-type="float" office:value="94.1" calcext:value-type="float">
            <text:p>94.1</text:p>
          </table:table-cell>
          <table:table-cell office:value-type="float" office:value="92.6" calcext:value-type="float">
            <text:p>92.6</text:p>
          </table:table-cell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3" calcext:value-type="float">
            <text:p>3</text:p>
          </table:table-cell>
          <table:table-cell table:style-name="ce38" table:formula="of:=[.E9]-INDEX([.E:.E];LOOKUP(2;1/([.L$1:.L9]=&quot;-&quot;);ROW([.L$1:.L9]))+[.$K9]-1)" office:value-type="float" office:value="19.5" calcext:value-type="float">
            <text:p>19.5</text:p>
          </table:table-cell>
          <table:table-cell table:style-name="ce38" table:formula="of:=[.F9]-INDEX([.F:.F];LOOKUP(2;1/([.M$1:.M9]=&quot;-&quot;);ROW([.M$1:.M9]))+[.$K9]-1)" office:value-type="float" office:value="19.8" calcext:value-type="float">
            <text:p>19.8</text:p>
          </table:table-cell>
          <table:table-cell table:style-name="ce38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599999999999994" calcext:value-type="float">
            <text:p>0.599999999999994</text:p>
          </table:table-cell>
          <table:table-cell table:style-name="ce38" table:formula="of:=[.G9]-INDEX([.G:.G];LOOKUP(2;1/([.O$1:.O9]=&quot;-&quot;);ROW([.O$1:.O9]))+[.$K9]-1)" office:value-type="float" office:value="16.6" calcext:value-type="float">
            <text:p>16.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7-many_vox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3.7" calcext:value-type="float">
            <text:p>93.7</text:p>
          </table:table-cell>
          <table:table-cell office:value-type="float" office:value="95.4" calcext:value-type="float">
            <text:p>95.4</text:p>
          </table:table-cell>
          <table:table-cell office:value-type="float" office:value="95.3" calcext:value-type="float">
            <text:p>95.3</text:p>
          </table:table-cell>
          <table:table-cell office:value-type="float" office:value="94.2" calcext:value-type="float">
            <text:p>94.2</text:p>
          </table:table-cell>
          <table:table-cell office:value-type="float" office:value="6" calcext:value-type="float">
            <text:p>6</text:p>
          </table:table-cell>
          <table:table-cell table:style-name="ce38" table:formula="of:=[.E10]-INDEX([.E:.E];LOOKUP(2;1/([.L$1:.L10]=&quot;-&quot;);ROW([.L$1:.L10]))+[.$K10]-1)" office:value-type="float" office:value="0.5" calcext:value-type="float">
            <text:p>0.5</text:p>
          </table:table-cell>
          <table:table-cell table:style-name="ce38" table:formula="of:=[.F10]-INDEX([.F:.F];LOOKUP(2;1/([.M$1:.M10]=&quot;-&quot;);ROW([.M$1:.M10]))+[.$K10]-1)" office:value-type="float" office:value="0.5" calcext:value-type="float">
            <text:p>0.5</text:p>
          </table:table-cell>
          <table:table-cell table:style-name="ce3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1.3" calcext:value-type="float">
            <text:p>-1.3</text:p>
          </table:table-cell>
          <table:table-cell table:style-name="ce38" table:formula="of:=[.G10]-INDEX([.G:.G];LOOKUP(2;1/([.O$1:.O10]=&quot;-&quot;);ROW([.O$1:.O10]))+[.$K10]-1)" office:value-type="float" office:value="-1.39999999999999" calcext:value-type="float">
            <text:p>-1.3999999999999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8-many_vox-single_roi-balance_050</text:p>
          </table:table-cell>
          <table:table-cell office:value-type="float" office:value="94.4" calcext:value-type="float">
            <text:p>94.4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6" calcext:value-type="float">
            <text:p>6</text:p>
          </table:table-cell>
          <table:table-cell table:style-name="ce38" table:formula="of:=[.E11]-INDEX([.E:.E];LOOKUP(2;1/([.L$1:.L11]=&quot;-&quot;);ROW([.L$1:.L11]))+[.$K11]-1)" office:value-type="float" office:value="0.400000000000006" calcext:value-type="float">
            <text:p>0.400000000000006</text:p>
          </table:table-cell>
          <table:table-cell table:style-name="ce38" table:formula="of:=[.F11]-INDEX([.F:.F];LOOKUP(2;1/([.M$1:.M11]=&quot;-&quot;);ROW([.M$1:.M11]))+[.$K11]-1)" office:value-type="float" office:value="0.300000000000011" calcext:value-type="float">
            <text:p>0.300000000000011</text:p>
          </table:table-cell>
          <table:table-cell table:style-name="ce3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" calcext:value-type="float">
            <text:p>0</text:p>
          </table:table-cell>
          <table:table-cell table:style-name="ce38" table:formula="of:=[.G11]-INDEX([.G:.G];LOOKUP(2;1/([.O$1:.O11]=&quot;-&quot;);ROW([.O$1:.O11]))+[.$K11]-1)" office:value-type="float" office:value="-0.199999999999989" calcext:value-type="float">
            <text:p>-0.19999999999998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9-many_vox-single_roi-balance_100</text:p>
          </table:table-cell>
          <table:table-cell office:value-type="float" office:value="95.9" calcext:value-type="float">
            <text:p>95.9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6" calcext:value-type="float">
            <text:p>6</text:p>
          </table:table-cell>
          <table:table-cell table:style-name="ce38" table:formula="of:=[.E12]-INDEX([.E:.E];LOOKUP(2;1/([.L$1:.L12]=&quot;-&quot;);ROW([.L$1:.L12]))+[.$K12]-1)" office:value-type="float" office:value="1.40000000000001" calcext:value-type="float">
            <text:p>1.40000000000001</text:p>
          </table:table-cell>
          <table:table-cell table:style-name="ce38" table:formula="of:=[.F12]-INDEX([.F:.F];LOOKUP(2;1/([.M$1:.M12]=&quot;-&quot;);ROW([.M$1:.M12]))+[.$K12]-1)" office:value-type="float" office:value="1.40000000000001" calcext:value-type="float">
            <text:p>1.40000000000001</text:p>
          </table:table-cell>
          <table:table-cell table:style-name="ce3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" calcext:value-type="float">
            <text:p>0</text:p>
          </table:table-cell>
          <table:table-cell table:style-name="ce38" table:formula="of:=[.G12]-INDEX([.G:.G];LOOKUP(2;1/([.O$1:.O12]=&quot;-&quot;);ROW([.O$1:.O12]))+[.$K12]-1)" office:value-type="float" office:value="0.800000000000011" calcext:value-type="float">
            <text:p>0.800000000000011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 table:number-rows-repeated="6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5"/>
          <table:table-cell table:style-name="ce25"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5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/>
          <table:table-cell table:style-name="ce25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5" table:number-columns-repeated="5"/>
          <table:table-cell table:style-name="ce24" table:number-columns-repeated="2"/>
          <table:table-cell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4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9"/>
          <table:table-cell table:style-name="ce9"/>
          <table:table-cell table:number-columns-repeated="5"/>
        </table:table-row>
        <table:table-row table:style-name="ro1" table:number-rows-repeated="41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">
          <table:table-cell table:style-name="Default" table:number-columns-repeated="11"/>
          <table:table-cell table:style-name="ce19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4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UBCORTICAL.L1:SUBCORTICAL.O1048576">
            <calcext:condition calcext:apply-style-name="Default" calcext:value="=&quot;&quot;" calcext:base-cell-address="SUBCORTICAL.L1"/>
            <calcext:condition calcext:apply-style-name="better" calcext:value="&gt;=[$settings.$B$3]" calcext:base-cell-address="SUBCORTICAL.L1"/>
            <calcext:condition calcext:apply-style-name="worse" calcext:value="&lt;=[$settings.$B$4]" calcext:base-cell-address="SUBCORTICAL.L1"/>
            <calcext:condition calcext:apply-style-name="marginally_worse" calcext:value="between([$settings.$B$4],0)" calcext:base-cell-address="SUBCORTICAL.L1"/>
            <calcext:condition calcext:apply-style-name="marginally_better" calcext:value="between(0,[$settings.$B$3])" calcext:base-cell-address="SUBCORTICAL.L1"/>
          </calcext:conditional-format>
        </calcext:conditional-formats>
      </table:table>
      <table:table table:name="DIFFUSION_FA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5"/>
        <table:table-column table:style-name="co1" table:default-cell-style-name="ce4"/>
        <table:table-column table:style-name="co5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3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4" office:value-type="string" calcext:value-type="string">
            <text:p>train</text:p>
          </table:table-cell>
          <table:table-cell table:style-name="ce34" office:value-type="string" calcext:value-type="string">
            <text:p>val</text:p>
          </table:table-cell>
          <table:table-cell table:style-name="ce34" office:value-type="string" calcext:value-type="string">
            <text:p>overfitting</text:p>
          </table:table-cell>
          <table:table-cell table:style-name="ce34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60" calcext:value-type="float">
            <text:p>60</text:p>
          </table:table-cell>
          <table:table-cell office:value-type="float" office:value="64.3" calcext:value-type="float">
            <text:p>64.3</text:p>
          </table:table-cell>
          <table:table-cell office:value-type="float" office:value="61.1" calcext:value-type="float">
            <text:p>61.1</text:p>
          </table:table-cell>
          <table:table-cell office:value-type="float" office:value="60.9" calcext:value-type="float">
            <text:p>60.9</text:p>
          </table:table-cell>
          <table:table-cell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9" calcext:value-type="float">
            <text:p>69</text:p>
          </table:table-cell>
          <table:table-cell office:value-type="float" office:value="64.6" calcext:value-type="float">
            <text:p>64.6</text:p>
          </table:table-cell>
          <table:table-cell office:value-type="float" office:value="65.7" calcext:value-type="float">
            <text:p>65.7</text:p>
          </table:table-cell>
          <table:table-cell office:value-type="float" office:value="69.1" calcext:value-type="float">
            <text:p>69.1</text:p>
          </table:table-cell>
          <table:table-cell office:value-type="float" office:value="66.1" calcext:value-type="float">
            <text:p>66.1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4]-INDEX([.E:.E];LOOKUP(2;1/([.L$1:.L4]=&quot;-&quot;);ROW([.L$1:.L4]))+[.$K4]-1)" office:value-type="float" office:value="5.2" calcext:value-type="float">
            <text:p>5.2</text:p>
          </table:table-cell>
          <table:table-cell table:style-name="ce36" table:formula="of:=[.F4]-INDEX([.F:.F];LOOKUP(2;1/([.M$1:.M4]=&quot;-&quot;);ROW([.M$1:.M4]))+[.$K4]-1)" office:value-type="float" office:value="4.7" calcext:value-type="float">
            <text:p>4.7</text:p>
          </table:table-cell>
          <table:table-cell table:style-name="ce36" table:formula="of:=IF([.B4]-[.D4]&lt;0;&quot;?&quot;;MAX((INDEX([.E:.E];LOOKUP(2;1/([.N$1:.N4]=&quot;-&quot;);ROW([.N$1:.N4]))+[.$K4]-1)-INDEX([.G:.G];LOOKUP(2;1/([.N$1:.N4]=&quot;-&quot;);ROW([.N$1:.N4]))+[.$K4]-1));0)-([.E4]-[.G4]))" office:value-type="float" office:value="-0.600000000000009" calcext:value-type="float">
            <text:p>-0.600000000000009</text:p>
          </table:table-cell>
          <table:table-cell table:style-name="ce36" table:formula="of:=[.G4]-INDEX([.G:.G];LOOKUP(2;1/([.O$1:.O4]=&quot;-&quot;);ROW([.O$1:.O4]))+[.$K4]-1)" office:value-type="float" office:value="3.49999999999999" calcext:value-type="float">
            <text:p>3.49999999999999</text:p>
          </table:table-cell>
          <table:table-cell/>
          <table:table-cell office:value-type="string" calcext:value-type="string">
            <text:p>mixed/right</text:p>
          </table:table-cell>
          <table:table-cell table:number-columns-repeated="4" table:style-name="ce13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5" calcext:value-type="float">
            <text:p>62.5</text:p>
          </table:table-cell>
          <table:table-cell office:value-type="float" office:value="67.2" calcext:value-type="float">
            <text:p>67.2</text:p>
          </table:table-cell>
          <table:table-cell office:value-type="float" office:value="61.5" calcext:value-type="float">
            <text:p>61.5</text:p>
          </table:table-cell>
          <table:table-cell office:value-type="float" office:value="63" calcext:value-type="float">
            <text:p>63</text:p>
          </table:table-cell>
          <table:table-cell office:value-type="float" office:value="67.3" calcext:value-type="float">
            <text:p>67.3</text:p>
          </table:table-cell>
          <table:table-cell office:value-type="float" office:value="63.5" calcext:value-type="float">
            <text:p>63.5</text:p>
          </table:table-cell>
          <table:table-cell table:style-name="ce11" office:value-type="float" office:value="2" calcext:value-type="float">
            <text:p>2</text:p>
          </table:table-cell>
          <table:table-cell table:style-name="ce36" table:formula="of:=[.E5]-INDEX([.E:.E];LOOKUP(2;1/([.L$1:.L5]=&quot;-&quot;);ROW([.L$1:.L5]))+[.$K5]-1)" office:value-type="float" office:value="-2.7" calcext:value-type="float">
            <text:p>-2.7</text:p>
          </table:table-cell>
          <table:table-cell table:style-name="ce36" table:formula="of:=[.F5]-INDEX([.F:.F];LOOKUP(2;1/([.M$1:.M5]=&quot;-&quot;);ROW([.M$1:.M5]))+[.$K5]-1)" office:value-type="float" office:value="-1.8" calcext:value-type="float">
            <text:p>-1.8</text:p>
          </table:table-cell>
          <table:table-cell table:style-name="ce36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399999999999992" calcext:value-type="float">
            <text:p>-0.399999999999992</text:p>
          </table:table-cell>
          <table:table-cell table:style-name="ce36" table:formula="of:=[.G5]-INDEX([.G:.G];LOOKUP(2;1/([.O$1:.O5]=&quot;-&quot;);ROW([.O$1:.O5]))+[.$K5]-1)" office:value-type="float" office:value="-3.09999999999999" calcext:value-type="float">
            <text:p>-3.09999999999999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5.9" calcext:value-type="float">
            <text:p>65.9</text:p>
          </table:table-cell>
          <table:table-cell office:value-type="float" office:value="69.4" calcext:value-type="float">
            <text:p>69.4</text:p>
          </table:table-cell>
          <table:table-cell office:value-type="float" office:value="66.5" calcext:value-type="float">
            <text:p>66.5</text:p>
          </table:table-cell>
          <table:table-cell office:value-type="float" office:value="66.4" calcext:value-type="float">
            <text:p>66.4</text:p>
          </table:table-cell>
          <table:table-cell office:value-type="float" office:value="69.3" calcext:value-type="float">
            <text:p>69.3</text:p>
          </table:table-cell>
          <table:table-cell office:value-type="float" office:value="67.7" calcext:value-type="float">
            <text:p>67.7</text:p>
          </table:table-cell>
          <table:table-cell table:style-name="ce11" office:value-type="float" office:value="2" calcext:value-type="float">
            <text:p>2</text:p>
          </table:table-cell>
          <table:table-cell table:style-name="ce36" table:formula="of:=[.E6]-INDEX([.E:.E];LOOKUP(2;1/([.L$1:.L6]=&quot;-&quot;);ROW([.L$1:.L6]))+[.$K6]-1)" office:value-type="float" office:value="0.700000000000003" calcext:value-type="float">
            <text:p>0.700000000000003</text:p>
          </table:table-cell>
          <table:table-cell table:style-name="ce36" table:formula="of:=[.F6]-INDEX([.F:.F];LOOKUP(2;1/([.M$1:.M6]=&quot;-&quot;);ROW([.M$1:.M6]))+[.$K6]-1)" office:value-type="float" office:value="0.400000000000006" calcext:value-type="float">
            <text:p>0.400000000000006</text:p>
          </table:table-cell>
          <table:table-cell table:style-name="ce36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36" table:formula="of:=[.G6]-INDEX([.G:.G];LOOKUP(2;1/([.O$1:.O6]=&quot;-&quot;);ROW([.O$1:.O6]))+[.$K6]-1)" office:value-type="float" office:value="1.90000000000001" calcext:value-type="float">
            <text:p>1.90000000000001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4" calcext:value-type="float">
            <text:p>64.4</text:p>
          </table:table-cell>
          <table:table-cell office:value-type="float" office:value="68.4" calcext:value-type="float">
            <text:p>68.4</text:p>
          </table:table-cell>
          <table:table-cell office:value-type="float" office:value="64.1" calcext:value-type="float">
            <text:p>64.1</text:p>
          </table:table-cell>
          <table:table-cell office:value-type="float" office:value="64.8" calcext:value-type="float">
            <text:p>64.8</text:p>
          </table:table-cell>
          <table:table-cell office:value-type="float" office:value="68.4" calcext:value-type="float">
            <text:p>68.4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4" calcext:value-type="float">
            <text:p>4</text:p>
          </table:table-cell>
          <table:table-cell table:style-name="ce36" table:formula="of:=[.E7]-INDEX([.E:.E];LOOKUP(2;1/([.L$1:.L7]=&quot;-&quot;);ROW([.L$1:.L7]))+[.$K7]-1)" office:value-type="float" office:value="-1.5" calcext:value-type="float">
            <text:p>-1.5</text:p>
          </table:table-cell>
          <table:table-cell table:style-name="ce36" table:formula="of:=[.F7]-INDEX([.F:.F];LOOKUP(2;1/([.M$1:.M7]=&quot;-&quot;);ROW([.M$1:.M7]))+[.$K7]-1)" office:value-type="float" office:value="-1" calcext:value-type="float">
            <text:p>-1</text:p>
          </table:table-cell>
          <table:table-cell table:style-name="ce36" table:formula="of:=IF([.B7]-[.D7]&lt;0;&quot;?&quot;;MAX((INDEX([.E:.E];LOOKUP(2;1/([.N$1:.N7]=&quot;-&quot;);ROW([.N$1:.N7]))+[.$K7]-1)-INDEX([.G:.G];LOOKUP(2;1/([.N$1:.N7]=&quot;-&quot;);ROW([.N$1:.N7]))+[.$K7]-1));0)-([.E7]-[.G7]))" office:value-type="float" office:value="-0.300000000000011" calcext:value-type="float">
            <text:p>-0.300000000000011</text:p>
          </table:table-cell>
          <table:table-cell table:style-name="ce36" table:formula="of:=[.G7]-INDEX([.G:.G];LOOKUP(2;1/([.O$1:.O7]=&quot;-&quot;);ROW([.O$1:.O7]))+[.$K7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7.5" calcext:value-type="float">
            <text:p>77.5</text:p>
          </table:table-cell>
          <table:table-cell office:value-type="float" office:value="78.7" calcext:value-type="float">
            <text:p>78.7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table:style-name="ce11" office:value-type="float" office:value="4" calcext:value-type="float">
            <text:p>4</text:p>
          </table:table-cell>
          <table:table-cell table:style-name="ce36" table:formula="of:=[.E8]-INDEX([.E:.E];LOOKUP(2;1/([.L$1:.L8]=&quot;-&quot;);ROW([.L$1:.L8]))+[.$K8]-1)" office:value-type="float" office:value="12.6" calcext:value-type="float">
            <text:p>12.6</text:p>
          </table:table-cell>
          <table:table-cell table:style-name="ce36" table:formula="of:=[.F8]-INDEX([.F:.F];LOOKUP(2;1/([.M$1:.M8]=&quot;-&quot;);ROW([.M$1:.M8]))+[.$K8]-1)" office:value-type="float" office:value="10" calcext:value-type="float">
            <text:p>10</text:p>
          </table:table-cell>
          <table:table-cell table:style-name="ce36" table:formula="of:=IF([.B8]-[.D8]&lt;0;&quot;?&quot;;MAX((INDEX([.E:.E];LOOKUP(2;1/([.N$1:.N8]=&quot;-&quot;);ROW([.N$1:.N8]))+[.$K8]-1)-INDEX([.G:.G];LOOKUP(2;1/([.N$1:.N8]=&quot;-&quot;);ROW([.N$1:.N8]))+[.$K8]-1));0)-([.E8]-[.G8]))" office:value-type="float" office:value="-1" calcext:value-type="float">
            <text:p>-1</text:p>
          </table:table-cell>
          <table:table-cell table:style-name="ce36" table:formula="of:=[.G8]-INDEX([.G:.G];LOOKUP(2;1/([.O$1:.O8]=&quot;-&quot;);ROW([.O$1:.O8]))+[.$K8]-1)" office:value-type="float" office:value="11" calcext:value-type="float">
            <text:p>11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table:style-name="ce2" office:value-type="float" office:value="80.1" calcext:value-type="float">
            <text:p>80.1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80" calcext:value-type="float">
            <text:p>80</text:p>
          </table:table-cell>
          <table:table-cell table:style-name="ce11" office:value-type="float" office:value="6" calcext:value-type="float">
            <text:p>6</text:p>
          </table:table-cell>
          <table:table-cell table:style-name="ce36" table:formula="of:=[.E9]-INDEX([.E:.E];LOOKUP(2;1/([.L$1:.L9]=&quot;-&quot;);ROW([.L$1:.L9]))+[.$K9]-1)" office:value-type="float" office:value="1.59999999999999" calcext:value-type="float">
            <text:p>1.59999999999999</text:p>
          </table:table-cell>
          <table:table-cell table:style-name="ce36" table:formula="of:=[.F9]-INDEX([.F:.F];LOOKUP(2;1/([.M$1:.M9]=&quot;-&quot;);ROW([.M$1:.M9]))+[.$K9]-1)" office:value-type="float" office:value="1.69999999999999" calcext:value-type="float">
            <text:p>1.69999999999999</text:p>
          </table:table-cell>
          <table:table-cell table:style-name="ce36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400000000000006" calcext:value-type="float">
            <text:p>0.400000000000006</text:p>
          </table:table-cell>
          <table:table-cell table:style-name="ce36" table:formula="of:=[.G9]-INDEX([.G:.G];LOOKUP(2;1/([.O$1:.O9]=&quot;-&quot;);ROW([.O$1:.O9]))+[.$K9]-1)" office:value-type="float" office:value="2" calcext:value-type="float">
            <text:p>2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office:value-type="float" office:value="76.9" calcext:value-type="float">
            <text:p>76.9</text:p>
          </table:table-cell>
          <table:table-cell office:value-type="float" office:value="80.7" calcext:value-type="float">
            <text:p>80.7</text:p>
          </table:table-cell>
          <table:table-cell office:value-type="float" office:value="81.1" calcext:value-type="float">
            <text:p>81.1</text:p>
          </table:table-cell>
          <table:table-cell office:value-type="float" office:value="78.6" calcext:value-type="float">
            <text:p>78.6</text:p>
          </table:table-cell>
          <table:table-cell table:style-name="ce11" office:value-type="float" office:value="7" calcext:value-type="float">
            <text:p>7</text:p>
          </table:table-cell>
          <table:table-cell table:style-name="ce36" table:formula="of:=[.E10]-INDEX([.E:.E];LOOKUP(2;1/([.L$1:.L10]=&quot;-&quot;);ROW([.L$1:.L10]))+[.$K10]-1)" office:value-type="float" office:value="-0.5" calcext:value-type="float">
            <text:p>-0.5</text:p>
          </table:table-cell>
          <table:table-cell table:style-name="ce36" table:formula="of:=[.F10]-INDEX([.F:.F];LOOKUP(2;1/([.M$1:.M10]=&quot;-&quot;);ROW([.M$1:.M10]))+[.$K10]-1)" office:value-type="float" office:value="-0.299999999999997" calcext:value-type="float">
            <text:p>-0.299999999999997</text:p>
          </table:table-cell>
          <table:table-cell table:style-name="ce36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2.09999999999999" calcext:value-type="float">
            <text:p>-2.09999999999999</text:p>
          </table:table-cell>
          <table:table-cell table:style-name="ce36" table:formula="of:=[.G10]-INDEX([.G:.G];LOOKUP(2;1/([.O$1:.O10]=&quot;-&quot;);ROW([.O$1:.O10]))+[.$K10]-1)" office:value-type="float" office:value="-2.59999999999999" calcext:value-type="float">
            <text:p>-2.59999999999999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3.5" calcext:value-type="float">
            <text:p>83.5</text:p>
          </table:table-cell>
          <table:table-cell office:value-type="float" office:value="79.9" calcext:value-type="float">
            <text:p>79.9</text:p>
          </table:table-cell>
          <table:table-cell office:value-type="float" office:value="81.9" calcext:value-type="float">
            <text:p>81.9</text:p>
          </table:table-cell>
          <table:table-cell office:value-type="float" office:value="83.2" calcext:value-type="float">
            <text:p>83.2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6" table:formula="of:=[.E11]-INDEX([.E:.E];LOOKUP(2;1/([.L$1:.L11]=&quot;-&quot;);ROW([.L$1:.L11]))+[.$K11]-1)" office:value-type="float" office:value="2.2" calcext:value-type="float">
            <text:p>2.2</text:p>
          </table:table-cell>
          <table:table-cell table:style-name="ce36" table:formula="of:=[.F11]-INDEX([.F:.F];LOOKUP(2;1/([.M$1:.M11]=&quot;-&quot;);ROW([.M$1:.M11]))+[.$K11]-1)" office:value-type="float" office:value="2.40000000000001" calcext:value-type="float">
            <text:p>2.40000000000001</text:p>
          </table:table-cell>
          <table:table-cell table:style-name="ce36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1.8" calcext:value-type="float">
            <text:p>-1.8</text:p>
          </table:table-cell>
          <table:table-cell table:style-name="ce36" table:formula="of:=[.G11]-INDEX([.G:.G];LOOKUP(2;1/([.O$1:.O11]=&quot;-&quot;);ROW([.O$1:.O11]))+[.$K11]-1)" office:value-type="float" office:value="0.400000000000006" calcext:value-type="float">
            <text:p>0.400000000000006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7.9" calcext:value-type="float">
            <text:p>77.9</text:p>
          </table:table-cell>
          <table:table-cell office:value-type="float" office:value="78.6" calcext:value-type="float">
            <text:p>78.6</text:p>
          </table:table-cell>
          <table:table-cell office:value-type="float" office:value="77.1" calcext:value-type="float">
            <text:p>77.1</text:p>
          </table:table-cell>
          <table:table-cell office:value-type="float" office:value="78.2" calcext:value-type="float">
            <text:p>78.2</text:p>
          </table:table-cell>
          <table:table-cell office:value-type="float" office:value="78.7" calcext:value-type="float">
            <text:p>78.7</text:p>
          </table:table-cell>
          <table:table-cell office:value-type="float" office:value="78.6" calcext:value-type="float">
            <text:p>78.6</text:p>
          </table:table-cell>
          <table:table-cell office:value-type="float" office:value="7" calcext:value-type="float">
            <text:p>7</text:p>
          </table:table-cell>
          <table:table-cell table:style-name="ce36" table:formula="of:=[.E12]-INDEX([.E:.E];LOOKUP(2;1/([.L$1:.L12]=&quot;-&quot;);ROW([.L$1:.L12]))+[.$K12]-1)" office:value-type="float" office:value="-2.19999999999999" calcext:value-type="float">
            <text:p>-2.19999999999999</text:p>
          </table:table-cell>
          <table:table-cell table:style-name="ce36" table:formula="of:=[.F12]-INDEX([.F:.F];LOOKUP(2;1/([.M$1:.M12]=&quot;-&quot;);ROW([.M$1:.M12]))+[.$K12]-1)" office:value-type="float" office:value="-2.5" calcext:value-type="float">
            <text:p>-2.5</text:p>
          </table:table-cell>
          <table:table-cell table:style-name="ce36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-0.200000000000017" calcext:value-type="float">
            <text:p>-0.200000000000017</text:p>
          </table:table-cell>
          <table:table-cell table:style-name="ce36" table:formula="of:=[.G12]-INDEX([.G:.G];LOOKUP(2;1/([.O$1:.O12]=&quot;-&quot;);ROW([.O$1:.O12]))+[.$K12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1" calcext:value-type="float">
            <text:p>76.1</text:p>
          </table:table-cell>
          <table:table-cell office:value-type="float" office:value="75.9" calcext:value-type="float">
            <text:p>75.9</text:p>
          </table:table-cell>
          <table:table-cell office:value-type="float" office:value="74.7" calcext:value-type="float">
            <text:p>74.7</text:p>
          </table:table-cell>
          <table:table-cell table:number-columns-repeated="2" office:value-type="float" office:value="78.2" calcext:value-type="float">
            <text:p>78.2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36" table:formula="of:=[.E13]-INDEX([.E:.E];LOOKUP(2;1/([.L$1:.L13]=&quot;-&quot;);ROW([.L$1:.L13]))+[.$K13]-1)" office:value-type="float" office:value="-4" calcext:value-type="float">
            <text:p>-4</text:p>
          </table:table-cell>
          <table:table-cell table:style-name="ce36" table:formula="of:=[.F13]-INDEX([.F:.F];LOOKUP(2;1/([.M$1:.M13]=&quot;-&quot;);ROW([.M$1:.M13]))+[.$K13]-1)" office:value-type="float" office:value="-5.19999999999999" calcext:value-type="float">
            <text:p>-5.19999999999999</text:p>
          </table:table-cell>
          <table:table-cell table:style-name="ce36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0.799999999999997" calcext:value-type="float">
            <text:p>-0.799999999999997</text:p>
          </table:table-cell>
          <table:table-cell table:style-name="ce36" table:formula="of:=[.G13]-INDEX([.G:.G];LOOKUP(2;1/([.O$1:.O13]=&quot;-&quot;);ROW([.O$1:.O13]))+[.$K13]-1)" office:value-type="float" office:value="-4.8" calcext:value-type="float">
            <text:p>-4.8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4" calcext:value-type="float">
            <text:p>79.4</text:p>
          </table:table-cell>
          <table:table-cell office:value-type="float" office:value="80.3" calcext:value-type="float">
            <text:p>80.3</text:p>
          </table:table-cell>
          <table:table-cell office:value-type="float" office:value="76.6" calcext:value-type="float">
            <text:p>76.6</text:p>
          </table:table-cell>
          <table:table-cell office:value-type="float" office:value="78.2" calcext:value-type="float">
            <text:p>78.2</text:p>
          </table:table-cell>
          <table:table-cell office:value-type="float" office:value="78.9" calcext:value-type="float">
            <text:p>78.9</text:p>
          </table:table-cell>
          <table:table-cell office:value-type="float" office:value="76.6" calcext:value-type="float">
            <text:p>76.6</text:p>
          </table:table-cell>
          <table:table-cell office:value-type="float" office:value="7" calcext:value-type="float">
            <text:p>7</text:p>
          </table:table-cell>
          <table:table-cell table:style-name="ce36" table:formula="of:=[.E14]-INDEX([.E:.E];LOOKUP(2;1/([.L$1:.L14]=&quot;-&quot;);ROW([.L$1:.L14]))+[.$K14]-1)" office:value-type="float" office:value="-0.699999999999989" calcext:value-type="float">
            <text:p>-0.699999999999989</text:p>
          </table:table-cell>
          <table:table-cell table:style-name="ce36" table:formula="of:=[.F14]-INDEX([.F:.F];LOOKUP(2;1/([.M$1:.M14]=&quot;-&quot;);ROW([.M$1:.M14]))+[.$K14]-1)" office:value-type="float" office:value="-0.799999999999997" calcext:value-type="float">
            <text:p>-0.799999999999997</text:p>
          </table:table-cell>
          <table:table-cell table:style-name="ce36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2.20000000000002" calcext:value-type="float">
            <text:p>-2.20000000000002</text:p>
          </table:table-cell>
          <table:table-cell table:style-name="ce36" table:formula="of:=[.G14]-INDEX([.G:.G];LOOKUP(2;1/([.O$1:.O14]=&quot;-&quot;);ROW([.O$1:.O14]))+[.$K14]-1)" office:value-type="float" office:value="-2.90000000000001" calcext:value-type="float">
            <text:p>-2.90000000000001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3" calcext:value-type="float">
            <text:p>80.3</text:p>
          </table:table-cell>
          <table:table-cell office:value-type="float" office:value="77.1" calcext:value-type="float">
            <text:p>77.1</text:p>
          </table:table-cell>
          <table:table-cell office:value-type="float" office:value="81.1" calcext:value-type="float">
            <text:p>81.1</text:p>
          </table:table-cell>
          <table:table-cell office:value-type="float" office:value="80.7" calcext:value-type="float">
            <text:p>80.7</text:p>
          </table:table-cell>
          <table:table-cell office:value-type="float" office:value="78.3" calcext:value-type="float">
            <text:p>78.3</text:p>
          </table:table-cell>
          <table:table-cell office:value-type="float" office:value="79.4" calcext:value-type="float">
            <text:p>79.4</text:p>
          </table:table-cell>
          <table:table-cell office:value-type="float" office:value="10" calcext:value-type="float">
            <text:p>10</text:p>
          </table:table-cell>
          <table:table-cell table:style-name="ce36" table:formula="of:=[.E15]-INDEX([.E:.E];LOOKUP(2;1/([.L$1:.L15]=&quot;-&quot;);ROW([.L$1:.L15]))+[.$K15]-1)" office:value-type="float" office:value="2.39999999999999" calcext:value-type="float">
            <text:p>2.39999999999999</text:p>
          </table:table-cell>
          <table:table-cell table:style-name="ce36" table:formula="of:=[.F15]-INDEX([.F:.F];LOOKUP(2;1/([.M$1:.M15]=&quot;-&quot;);ROW([.M$1:.M15]))+[.$K15]-1)" office:value-type="float" office:value="-1.5" calcext:value-type="float">
            <text:p>-1.5</text:p>
          </table:table-cell>
          <table:table-cell table:style-name="ce36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36" table:formula="of:=[.G15]-INDEX([.G:.G];LOOKUP(2;1/([.O$1:.O15]=&quot;-&quot;);ROW([.O$1:.O15]))+[.$K15]-1)" office:value-type="float" office:value="4" calcext:value-type="float">
            <text:p>4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5" calcext:value-type="float">
            <text:p>76.5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6.9" calcext:value-type="float">
            <text:p>76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10" calcext:value-type="float">
            <text:p>10</text:p>
          </table:table-cell>
          <table:table-cell table:style-name="ce36" table:formula="of:=[.E16]-INDEX([.E:.E];LOOKUP(2;1/([.L$1:.L16]=&quot;-&quot;);ROW([.L$1:.L16]))+[.$K16]-1)" office:value-type="float" office:value="-1.40000000000001" calcext:value-type="float">
            <text:p>-1.40000000000001</text:p>
          </table:table-cell>
          <table:table-cell table:style-name="ce36" table:formula="of:=[.F16]-INDEX([.F:.F];LOOKUP(2;1/([.M$1:.M16]=&quot;-&quot;);ROW([.M$1:.M16]))+[.$K16]-1)" office:value-type="float" office:value="-4.3" calcext:value-type="float">
            <text:p>-4.3</text:p>
          </table:table-cell>
          <table:table-cell table:style-name="ce36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1.80000000000001" calcext:value-type="float">
            <text:p>1.80000000000001</text:p>
          </table:table-cell>
          <table:table-cell table:style-name="ce36" table:formula="of:=[.G16]-INDEX([.G:.G];LOOKUP(2;1/([.O$1:.O16]=&quot;-&quot;);ROW([.O$1:.O16]))+[.$K16]-1)" office:value-type="float" office:value="0.400000000000006" calcext:value-type="float">
            <text:p>0.400000000000006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4.1" calcext:value-type="float">
            <text:p>74.1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float" office:value="73.4" calcext:value-type="float">
            <text:p>73.4</text:p>
          </table:table-cell>
          <table:table-cell office:value-type="float" office:value="10" calcext:value-type="float">
            <text:p>10</text:p>
          </table:table-cell>
          <table:table-cell table:style-name="ce36" table:formula="of:=[.E17]-INDEX([.E:.E];LOOKUP(2;1/([.L$1:.L17]=&quot;-&quot;);ROW([.L$1:.L17]))+[.$K17]-1)" office:value-type="float" office:value="-3.80000000000001" calcext:value-type="float">
            <text:p>-3.80000000000001</text:p>
          </table:table-cell>
          <table:table-cell table:style-name="ce36" table:formula="of:=[.F17]-INDEX([.F:.F];LOOKUP(2;1/([.M$1:.M17]=&quot;-&quot;);ROW([.M$1:.M17]))+[.$K17]-1)" office:value-type="float" office:value="-6.5" calcext:value-type="float">
            <text:p>-6.5</text:p>
          </table:table-cell>
          <table:table-cell table:style-name="ce36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2.00000000000001" calcext:value-type="float">
            <text:p>2.00000000000001</text:p>
          </table:table-cell>
          <table:table-cell table:style-name="ce36" table:formula="of:=[.G17]-INDEX([.G:.G];LOOKUP(2;1/([.O$1:.O17]=&quot;-&quot;);ROW([.O$1:.O17]))+[.$K17]-1)" office:value-type="float" office:value="-1.8" calcext:value-type="float">
            <text:p>-1.8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1.2" calcext:value-type="float">
            <text:p>81.2</text:p>
          </table:table-cell>
          <table:table-cell office:value-type="float" office:value="80" calcext:value-type="float">
            <text:p>80</text:p>
          </table:table-cell>
          <table:table-cell office:value-type="float" office:value="79.5" calcext:value-type="float">
            <text:p>79.5</text:p>
          </table:table-cell>
          <table:table-cell office:value-type="float" office:value="81.2" calcext:value-type="float">
            <text:p>81.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6" table:formula="of:=[.E18]-INDEX([.E:.E];LOOKUP(2;1/([.L$1:.L18]=&quot;-&quot;);ROW([.L$1:.L18]))+[.$K18]-1)" office:value-type="float" office:value="-0.799999999999997" calcext:value-type="float">
            <text:p>-0.799999999999997</text:p>
          </table:table-cell>
          <table:table-cell table:style-name="ce36" table:formula="of:=[.F18]-INDEX([.F:.F];LOOKUP(2;1/([.M$1:.M18]=&quot;-&quot;);ROW([.M$1:.M18]))+[.$K18]-1)" office:value-type="float" office:value="0.100000000000009" calcext:value-type="float">
            <text:p>0.100000000000009</text:p>
          </table:table-cell>
          <table:table-cell table:style-name="ce36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1.3" calcext:value-type="float">
            <text:p>1.3</text:p>
          </table:table-cell>
          <table:table-cell table:style-name="ce36" table:formula="of:=[.G18]-INDEX([.G:.G];LOOKUP(2;1/([.O$1:.O18]=&quot;-&quot;);ROW([.O$1:.O18]))+[.$K18]-1)" office:value-type="float" office:value="0.5" calcext:value-type="float">
            <text:p>0.5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9.1" calcext:value-type="float">
            <text:p>79.1</text:p>
          </table:table-cell>
          <table:table-cell office:value-type="float" office:value="76.6" calcext:value-type="float">
            <text:p>76.6</text:p>
          </table:table-cell>
          <table:table-cell office:value-type="float" office:value="79" calcext:value-type="float">
            <text:p>79</text:p>
          </table:table-cell>
          <table:table-cell office:value-type="float" office:value="80.4" calcext:value-type="float">
            <text:p>80.4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6" table:formula="of:=[.E19]-INDEX([.E:.E];LOOKUP(2;1/([.L$1:.L19]=&quot;-&quot;);ROW([.L$1:.L19]))+[.$K19]-1)" office:value-type="float" office:value="-2.59999999999999" calcext:value-type="float">
            <text:p>-2.59999999999999</text:p>
          </table:table-cell>
          <table:table-cell table:style-name="ce36" table:formula="of:=[.F19]-INDEX([.F:.F];LOOKUP(2;1/([.M$1:.M19]=&quot;-&quot;);ROW([.M$1:.M19]))+[.$K19]-1)" office:value-type="float" office:value="-2" calcext:value-type="float">
            <text:p>-2</text:p>
          </table:table-cell>
          <table:table-cell table:style-name="ce36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0.300000000000011" calcext:value-type="float">
            <text:p>-0.300000000000011</text:p>
          </table:table-cell>
          <table:table-cell table:style-name="ce36" table:formula="of:=[.G19]-INDEX([.G:.G];LOOKUP(2;1/([.O$1:.O19]=&quot;-&quot;);ROW([.O$1:.O19]))+[.$K19]-1)" office:value-type="float" office:value="-2.90000000000001" calcext:value-type="float">
            <text:p>-2.90000000000001</text:p>
          </table:table-cell>
          <table:table-cell table:number-columns-repeated="2"/>
          <table:table-cell table:style-name="ce9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3" calcext:value-type="float">
            <text:p>81.3</text:p>
          </table:table-cell>
          <table:table-cell office:value-type="float" office:value="83.3" calcext:value-type="float">
            <text:p>83.3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6" calcext:value-type="float">
            <text:p>82.6</text:p>
          </table:table-cell>
          <table:table-cell office:value-type="float" office:value="80.7" calcext:value-type="float">
            <text:p>80.7</text:p>
          </table:table-cell>
          <table:table-cell office:value-type="float" office:value="7" calcext:value-type="float">
            <text:p>7</text:p>
          </table:table-cell>
          <table:table-cell table:style-name="ce36" table:formula="of:=[.E20]-INDEX([.E:.E];LOOKUP(2;1/([.L$1:.L20]=&quot;-&quot;);ROW([.L$1:.L20]))+[.$K20]-1)" office:value-type="float" office:value="1.2" calcext:value-type="float">
            <text:p>1.2</text:p>
          </table:table-cell>
          <table:table-cell table:style-name="ce36" table:formula="of:=[.F20]-INDEX([.F:.F];LOOKUP(2;1/([.M$1:.M20]=&quot;-&quot;);ROW([.M$1:.M20]))+[.$K20]-1)" office:value-type="float" office:value="2.2" calcext:value-type="float">
            <text:p>2.2</text:p>
          </table:table-cell>
          <table:table-cell table:style-name="ce36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0.399999999999992" calcext:value-type="float">
            <text:p>0.399999999999992</text:p>
          </table:table-cell>
          <table:table-cell table:style-name="ce36" table:formula="of:=[.G20]-INDEX([.G:.G];LOOKUP(2;1/([.O$1:.O20]=&quot;-&quot;);ROW([.O$1:.O20]))+[.$K20]-1)" office:value-type="float" office:value="1.59999999999999" calcext:value-type="float">
            <text:p>1.59999999999999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07-many_vox-CLR</text:p>
          </table:table-cell>
          <table:table-cell table:style-name="ce9" office:value-type="string" calcext:value-type="string">
            <text:p>28-many_vox-single_brain-coords</text:p>
          </table:table-cell>
          <table:table-cell table:style-name="ce2" office:value-type="string" calcext:value-type="string">
            <text:p>27-many_vox-CLR-reinclude</text:p>
          </table:table-cell>
          <table:table-cell table:style-name="ce9" office:value-type="string" calcext:value-type="string">
            <text:p>06-many_vox-single_brain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7" calcext:value-type="float">
            <text:p>79.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6" table:formula="of:=[.E21]-INDEX([.E:.E];LOOKUP(2;1/([.L$1:.L21]=&quot;-&quot;);ROW([.L$1:.L21]))+[.$K21]-1)" office:value-type="float" office:value="-0.399999999999992" calcext:value-type="float">
            <text:p>-0.399999999999992</text:p>
          </table:table-cell>
          <table:table-cell table:style-name="ce36" table:formula="of:=[.F21]-INDEX([.F:.F];LOOKUP(2;1/([.M$1:.M21]=&quot;-&quot;);ROW([.M$1:.M21]))+[.$K21]-1)" office:value-type="float" office:value="-0.0999999999999943" calcext:value-type="float">
            <text:p>-0.0999999999999943</text:p>
          </table:table-cell>
          <table:table-cell table:style-name="ce36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-0.100000000000009" calcext:value-type="float">
            <text:p>-0.100000000000009</text:p>
          </table:table-cell>
          <table:table-cell table:style-name="ce36" table:formula="of:=[.G21]-INDEX([.G:.G];LOOKUP(2;1/([.O$1:.O21]=&quot;-&quot;);ROW([.O$1:.O21]))+[.$K21]-1)" office:value-type="float" office:value="-0.5" calcext:value-type="float">
            <text:p>-0.5</text:p>
          </table:table-cell>
          <table:table-cell table:number-columns-repeated="2"/>
          <table:table-cell table:style-name="ce9" office:value-type="float" office:value="80.1" calcext:value-type="float">
            <text:p>80.1</text:p>
          </table:table-cell>
          <table:table-cell office:value-type="float" office:value="81.3" calcext:value-type="float">
            <text:p>81.3</text:p>
          </table:table-cell>
          <table:table-cell table:style-name="ce2" office:value-type="float" office:value="84.4" calcext:value-type="float">
            <text:p>84.4</text:p>
          </table:table-cell>
          <table:table-cell office:value-type="float" office:value="83.1" calcext:value-type="float">
            <text:p>83.1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8.8" calcext:value-type="float">
            <text:p>78.8</text:p>
          </table:table-cell>
          <table:table-cell office:value-type="float" office:value="80" calcext:value-type="float">
            <text:p>80</text:p>
          </table:table-cell>
          <table:table-cell office:value-type="float" office:value="80.3" calcext:value-type="float">
            <text:p>80.3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6" table:formula="of:=[.E22]-INDEX([.E:.E];LOOKUP(2;1/([.L$1:.L22]=&quot;-&quot;);ROW([.L$1:.L22]))+[.$K22]-1)" office:value-type="float" office:value="-0.299999999999997" calcext:value-type="float">
            <text:p>-0.299999999999997</text:p>
          </table:table-cell>
          <table:table-cell table:style-name="ce36" table:formula="of:=[.F22]-INDEX([.F:.F];LOOKUP(2;1/([.M$1:.M22]=&quot;-&quot;);ROW([.M$1:.M22]))+[.$K22]-1)" office:value-type="float" office:value="-0.5" calcext:value-type="float">
            <text:p>-0.5</text:p>
          </table:table-cell>
          <table:table-cell table:style-name="ce36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400000000000006" calcext:value-type="float">
            <text:p>-0.400000000000006</text:p>
          </table:table-cell>
          <table:table-cell table:style-name="ce36" table:formula="of:=[.G22]-INDEX([.G:.G];LOOKUP(2;1/([.O$1:.O22]=&quot;-&quot;);ROW([.O$1:.O22]))+[.$K22]-1)" office:value-type="float" office:value="-0.700000000000003" calcext:value-type="float">
            <text:p>-0.700000000000003</text:p>
          </table:table-cell>
          <table:table-cell table:number-columns-repeated="2"/>
          <table:table-cell table:style-name="ce9" office:value-type="float" office:value="81.1" calcext:value-type="float">
            <text:p>81.1</text:p>
          </table:table-cell>
          <table:table-cell office:value-type="float" office:value="80.8" calcext:value-type="float">
            <text:p>80.8</text:p>
          </table:table-cell>
          <table:table-cell table:style-name="ce2" office:value-type="float" office:value="84.6" calcext:value-type="float">
            <text:p>84.6</text:p>
          </table:table-cell>
          <table:table-cell office:value-type="float" office:value="82.3" calcext:value-type="float">
            <text:p>82.3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9" calcext:value-type="float">
            <text:p>77.9</text:p>
          </table:table-cell>
          <table:table-cell office:value-type="float" office:value="80.5" calcext:value-type="float">
            <text:p>80.5</text:p>
          </table:table-cell>
          <table:table-cell office:value-type="float" office:value="80.1" calcext:value-type="float">
            <text:p>80.1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6" table:formula="of:=[.E23]-INDEX([.E:.E];LOOKUP(2;1/([.L$1:.L23]=&quot;-&quot;);ROW([.L$1:.L23]))+[.$K23]-1)" office:value-type="float" office:value="0.100000000000009" calcext:value-type="float">
            <text:p>0.100000000000009</text:p>
          </table:table-cell>
          <table:table-cell table:style-name="ce36" table:formula="of:=[.F23]-INDEX([.F:.F];LOOKUP(2;1/([.M$1:.M23]=&quot;-&quot;);ROW([.M$1:.M23]))+[.$K23]-1)" office:value-type="float" office:value="-0.899999999999992" calcext:value-type="float">
            <text:p>-0.899999999999992</text:p>
          </table:table-cell>
          <table:table-cell table:style-name="ce36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7" calcext:value-type="float">
            <text:p>-1.7</text:p>
          </table:table-cell>
          <table:table-cell table:style-name="ce36" table:formula="of:=[.G23]-INDEX([.G:.G];LOOKUP(2;1/([.O$1:.O23]=&quot;-&quot;);ROW([.O$1:.O23]))+[.$K23]-1)" office:value-type="float" office:value="-1.59999999999999" calcext:value-type="float">
            <text:p>-1.59999999999999</text:p>
          </table:table-cell>
          <table:table-cell table:number-columns-repeated="2"/>
          <table:table-cell table:style-name="ce9" office:value-type="float" office:value="79.5" calcext:value-type="float">
            <text:p>79.5</text:p>
          </table:table-cell>
          <table:table-cell office:value-type="float" office:value="79.7" calcext:value-type="float">
            <text:p>79.7</text:p>
          </table:table-cell>
          <table:table-cell table:style-name="ce2" office:value-type="float" office:value="82.8" calcext:value-type="float">
            <text:p>82.8</text:p>
          </table:table-cell>
          <table:table-cell office:value-type="float" office:value="82.7" calcext:value-type="float">
            <text:p>82.7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2-many_vox-CLR-balance_025</text:p>
          </table:table-cell>
          <table:table-cell office:value-type="float" office:value="51.6" calcext:value-type="float">
            <text:p>51.6</text:p>
          </table:table-cell>
          <table:table-cell office:value-type="float" office:value="68.5" calcext:value-type="float">
            <text:p>68.5</text:p>
          </table:table-cell>
          <table:table-cell office:value-type="float" office:value="73.9" calcext:value-type="float">
            <text:p>73.9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office:value-type="float" office:value="79.1" calcext:value-type="float">
            <text:p>79.1</text:p>
          </table:table-cell>
          <table:table-cell office:value-type="float" office:value="80.5" calcext:value-type="float">
            <text:p>80.5</text:p>
          </table:table-cell>
          <table:table-cell office:value-type="float" office:value="80.7" calcext:value-type="float">
            <text:p>80.7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6" table:formula="of:=[.E24]-INDEX([.E:.E];LOOKUP(2;1/([.L$1:.L24]=&quot;-&quot;);ROW([.L$1:.L24]))+[.$K24]-1)" office:value-type="float" office:value="0.200000000000003" calcext:value-type="float">
            <text:p>0.200000000000003</text:p>
          </table:table-cell>
          <table:table-cell table:style-name="ce36" table:formula="of:=[.F24]-INDEX([.F:.F];LOOKUP(2;1/([.M$1:.M24]=&quot;-&quot;);ROW([.M$1:.M24]))+[.$K24]-1)" office:value-type="float" office:value="-0.0999999999999943" calcext:value-type="float">
            <text:p>-0.0999999999999943</text:p>
          </table:table-cell>
          <table:table-cell table:style-name="ce36" table:formula="of:=IF([.B24]-[.D24]&lt;0;&quot;?&quot;;MAX((INDEX([.E:.E];LOOKUP(2;1/([.N$1:.N24]=&quot;-&quot;);ROW([.N$1:.N24]))+[.$K24]-1)-INDEX([.G:.G];LOOKUP(2;1/([.N$1:.N24]=&quot;-&quot;);ROW([.N$1:.N24]))+[.$K24]-1));0)-([.E24]-[.G24]))" office:value-type="string" office:string-value="?" calcext:value-type="string">
            <text:p>?</text:p>
          </table:table-cell>
          <table:table-cell table:style-name="ce36" table:formula="of:=[.G24]-INDEX([.G:.G];LOOKUP(2;1/([.O$1:.O24]=&quot;-&quot;);ROW([.O$1:.O24]))+[.$K24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9" office:value-type="float" office:value="80.4" calcext:value-type="float">
            <text:p>80.4</text:p>
          </table:table-cell>
          <table:table-cell office:value-type="float" office:value="81.6" calcext:value-type="float">
            <text:p>81.6</text:p>
          </table:table-cell>
          <table:table-cell table:style-name="ce2" office:value-type="float" office:value="84.6" calcext:value-type="float">
            <text:p>84.6</text:p>
          </table:table-cell>
          <table:table-cell office:value-type="float" office:value="83.2" calcext:value-type="float">
            <text:p>83.2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3-many_vox-CLR-balance_050</text:p>
          </table:table-cell>
          <table:table-cell office:value-type="float" office:value="45.8" calcext:value-type="float">
            <text:p>45.8</text:p>
          </table:table-cell>
          <table:table-cell office:value-type="float" office:value="66.6" calcext:value-type="float">
            <text:p>66.6</text:p>
          </table:table-cell>
          <table:table-cell office:value-type="float" office:value="72.7" calcext:value-type="float">
            <text:p>72.7</text:p>
          </table:table-cell>
          <table:table-cell office:value-type="float" office:value="79.7" calcext:value-type="float">
            <text:p>79.7</text:p>
          </table:table-cell>
          <table:table-cell office:value-type="float" office:value="80.9" calcext:value-type="float">
            <text:p>80.9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80.7" calcext:value-type="float">
            <text:p>80.7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6" table:formula="of:=[.E25]-INDEX([.E:.E];LOOKUP(2;1/([.L$1:.L25]=&quot;-&quot;);ROW([.L$1:.L25]))+[.$K25]-1)" office:value-type="float" office:value="-0.399999999999992" calcext:value-type="float">
            <text:p>-0.399999999999992</text:p>
          </table:table-cell>
          <table:table-cell table:style-name="ce36" table:formula="of:=[.F25]-INDEX([.F:.F];LOOKUP(2;1/([.M$1:.M25]=&quot;-&quot;);ROW([.M$1:.M25]))+[.$K25]-1)" office:value-type="float" office:value="-0.199999999999989" calcext:value-type="float">
            <text:p>-0.199999999999989</text:p>
          </table:table-cell>
          <table:table-cell table:style-name="ce36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36" table:formula="of:=[.G25]-INDEX([.G:.G];LOOKUP(2;1/([.O$1:.O25]=&quot;-&quot;);ROW([.O$1:.O25]))+[.$K25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9"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table:style-name="ce2" office:value-type="float" office:value="84.9" calcext:value-type="float">
            <text:p>84.9</text:p>
          </table:table-cell>
          <table:table-cell office:value-type="float" office:value="82.8" calcext:value-type="float">
            <text:p>82.8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4-many_vox-CLR-balance_075</text:p>
          </table:table-cell>
          <table:table-cell office:value-type="float" office:value="41.8" calcext:value-type="float">
            <text:p>41.8</text:p>
          </table:table-cell>
          <table:table-cell office:value-type="float" office:value="63.5" calcext:value-type="float">
            <text:p>63.5</text:p>
          </table:table-cell>
          <table:table-cell office:value-type="float" office:value="70.6" calcext:value-type="float">
            <text:p>70.6</text:p>
          </table:table-cell>
          <table:table-cell office:value-type="float" office:value="80.6" calcext:value-type="float">
            <text:p>80.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.8" calcext:value-type="float">
            <text:p>80.8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6" table:formula="of:=[.E26]-INDEX([.E:.E];LOOKUP(2;1/([.L$1:.L26]=&quot;-&quot;);ROW([.L$1:.L26]))+[.$K26]-1)" office:value-type="float" office:value="0.5" calcext:value-type="float">
            <text:p>0.5</text:p>
          </table:table-cell>
          <table:table-cell table:style-name="ce36" table:formula="of:=[.F26]-INDEX([.F:.F];LOOKUP(2;1/([.M$1:.M26]=&quot;-&quot;);ROW([.M$1:.M26]))+[.$K26]-1)" office:value-type="float" office:value="-0.0999999999999943" calcext:value-type="float">
            <text:p>-0.0999999999999943</text:p>
          </table:table-cell>
          <table:table-cell table:style-name="ce36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36" table:formula="of:=[.G26]-INDEX([.G:.G];LOOKUP(2;1/([.O$1:.O26]=&quot;-&quot;);ROW([.O$1:.O26]))+[.$K26]-1)" office:value-type="float" office:value="-0.5" calcext:value-type="float">
            <text:p>-0.5</text:p>
          </table:table-cell>
          <table:table-cell table:number-columns-repeated="2"/>
          <table:table-cell table:style-name="ce9" office:value-type="float" office:value="80" calcext:value-type="float">
            <text:p>80</text:p>
          </table:table-cell>
          <table:table-cell office:value-type="float" office:value="80.3" calcext:value-type="float">
            <text:p>80.3</text:p>
          </table:table-cell>
          <table:table-cell table:style-name="ce2" office:value-type="float" office:value="82.9" calcext:value-type="float">
            <text:p>82.9</text:p>
          </table:table-cell>
          <table:table-cell office:value-type="float" office:value="82.7" calcext:value-type="float">
            <text:p>82.7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5-many_vox-CLR-balance_100</text:p>
          </table:table-cell>
          <table:table-cell office:value-type="float" office:value="41.1" calcext:value-type="float">
            <text:p>41.1</text:p>
          </table:table-cell>
          <table:table-cell office:value-type="float" office:value="63.1" calcext:value-type="float">
            <text:p>63.1</text:p>
          </table:table-cell>
          <table:table-cell office:value-type="float" office:value="67.9" calcext:value-type="float">
            <text:p>67.9</text:p>
          </table:table-cell>
          <table:table-cell office:value-type="float" office:value="79.1" calcext:value-type="float">
            <text:p>79.1</text:p>
          </table:table-cell>
          <table:table-cell office:value-type="float" office:value="80.1" calcext:value-type="float">
            <text:p>80.1</text:p>
          </table:table-cell>
          <table:table-cell office:value-type="float" office:value="78" calcext:value-type="float">
            <text:p>78</text:p>
          </table:table-cell>
          <table:table-cell office:value-type="float" office:value="79.3" calcext:value-type="float">
            <text:p>79.3</text:p>
          </table:table-cell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36" table:formula="of:=[.E27]-INDEX([.E:.E];LOOKUP(2;1/([.L$1:.L27]=&quot;-&quot;);ROW([.L$1:.L27]))+[.$K27]-1)" office:value-type="float" office:value="-1" calcext:value-type="float">
            <text:p>-1</text:p>
          </table:table-cell>
          <table:table-cell table:style-name="ce36" table:formula="of:=[.F27]-INDEX([.F:.F];LOOKUP(2;1/([.M$1:.M27]=&quot;-&quot;);ROW([.M$1:.M27]))+[.$K27]-1)" office:value-type="float" office:value="-1" calcext:value-type="float">
            <text:p>-1</text:p>
          </table:table-cell>
          <table:table-cell table:style-name="ce36" table:formula="of:=IF([.B27]-[.D27]&lt;0;&quot;?&quot;;MAX((INDEX([.E:.E];LOOKUP(2;1/([.N$1:.N27]=&quot;-&quot;);ROW([.N$1:.N27]))+[.$K27]-1)-INDEX([.G:.G];LOOKUP(2;1/([.N$1:.N27]=&quot;-&quot;);ROW([.N$1:.N27]))+[.$K27]-1));0)-([.E27]-[.G27]))" office:value-type="string" office:string-value="?" calcext:value-type="string">
            <text:p>?</text:p>
          </table:table-cell>
          <table:table-cell table:style-name="ce36" table:formula="of:=[.G27]-INDEX([.G:.G];LOOKUP(2;1/([.O$1:.O27]=&quot;-&quot;);ROW([.O$1:.O27]))+[.$K27]-1)" office:value-type="float" office:value="-1.5" calcext:value-type="float">
            <text:p>-1.5</text:p>
          </table:table-cell>
          <table:table-cell table:number-columns-repeated="2"/>
          <table:table-cell table:style-name="ce9" table:number-columns-repeated="2"/>
          <table:table-cell table:style-name="ce2" office:value-type="string" calcext:value-type="string">
            <text:p>10-batch_10e3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/27-many_vox-CLR-reinclude</text:p>
          </table:table-cell>
          <table:table-cell office:value-type="float" office:value="80.5" calcext:value-type="float">
            <text:p>80.5</text:p>
          </table:table-cell>
          <table:table-cell office:value-type="float" office:value="79.1" calcext:value-type="float">
            <text:p>79.1</text:p>
          </table:table-cell>
          <table:table-cell office:value-type="float" office:value="79.3" calcext:value-type="float">
            <text:p>79.3</text:p>
          </table:table-cell>
          <table:table-cell office:value-type="float" office:value="80.7" calcext:value-type="float">
            <text:p>80.7</text:p>
          </table:table-cell>
          <table:table-cell office:value-type="float" office:value="81.1" calcext:value-type="float">
            <text:p>81.1</text:p>
          </table:table-cell>
          <table:table-cell office:value-type="float" office:value="79.3" calcext:value-type="float">
            <text:p>79.3</text:p>
          </table:table-cell>
          <table:table-cell office:value-type="float" office:value="81.1" calcext:value-type="float">
            <text:p>81.1</text:p>
          </table:table-cell>
          <table:table-cell office:value-type="float" office:value="80.9" calcext:value-type="float">
            <text:p>80.9</text:p>
          </table:table-cell>
          <table:table-cell office:value-type="float" office:value="79.7" calcext:value-type="float">
            <text:p>79.7</text:p>
          </table:table-cell>
          <table:table-cell office:value-type="float" office:value="7" calcext:value-type="float">
            <text:p>7</text:p>
          </table:table-cell>
          <table:table-cell table:style-name="ce36" table:formula="of:=[.E28]-INDEX([.E:.E];LOOKUP(2;1/([.L$1:.L28]=&quot;-&quot;);ROW([.L$1:.L28]))+[.$K28]-1)" office:value-type="float" office:value="0.600000000000009" calcext:value-type="float">
            <text:p>0.600000000000009</text:p>
          </table:table-cell>
          <table:table-cell table:style-name="ce36" table:formula="of:=[.F28]-INDEX([.F:.F];LOOKUP(2;1/([.M$1:.M28]=&quot;-&quot;);ROW([.M$1:.M28]))+[.$K28]-1)" office:value-type="float" office:value="0" calcext:value-type="float">
            <text:p>0</text:p>
          </table:table-cell>
          <table:table-cell table:style-name="ce36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800000000000011" calcext:value-type="float">
            <text:p>-0.800000000000011</text:p>
          </table:table-cell>
          <table:table-cell table:style-name="ce36" table:formula="of:=[.G28]-INDEX([.G:.G];LOOKUP(2;1/([.O$1:.O28]=&quot;-&quot;);ROW([.O$1:.O28]))+[.$K28]-1)" office:value-type="float" office:value="-0.200000000000003" calcext:value-type="float">
            <text:p>-0.200000000000003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9.3" calcext:value-type="float">
            <text:p>89.3</text:p>
          </table:table-cell>
          <table:table-cell table:style-name="Default" table:number-columns-repeated="5"/>
          <table:table-cell table:number-columns-repeated="16359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6.2" calcext:value-type="float">
            <text:p>66.2</text:p>
          </table:table-cell>
          <table:table-cell office:value-type="float" office:value="69.8" calcext:value-type="float">
            <text:p>69.8</text:p>
          </table:table-cell>
          <table:table-cell office:value-type="float" office:value="68.2" calcext:value-type="float">
            <text:p>68.2</text:p>
          </table:table-cell>
          <table:table-cell office:value-type="float" office:value="66.6" calcext:value-type="float">
            <text:p>66.6</text:p>
          </table:table-cell>
          <table:table-cell office:value-type="float" office:value="69.9" calcext:value-type="float">
            <text:p>69.9</text:p>
          </table:table-cell>
          <table:table-cell office:value-type="float" office:value="69.2" calcext:value-type="float">
            <text:p>69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2.8" calcext:value-type="float">
            <text:p>82.8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69.4" calcext:value-type="float">
            <text:p>69.4</text:p>
          </table:table-cell>
          <table:table-cell office:value-type="float" office:value="71.3" calcext:value-type="float">
            <text:p>71.3</text:p>
          </table:table-cell>
          <table:table-cell office:value-type="float" office:value="66.5" calcext:value-type="float">
            <text:p>66.5</text:p>
          </table:table-cell>
          <table:table-cell office:value-type="float" office:value="69.5" calcext:value-type="float">
            <text:p>69.5</text:p>
          </table:table-cell>
          <table:table-cell office:value-type="float" office:value="71.1" calcext:value-type="float">
            <text:p>71.1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0]-INDEX([.E:.E];LOOKUP(2;1/([.L$1:.L30]=&quot;-&quot;);ROW([.L$1:.L30]))+[.$K30]-1)" office:value-type="float" office:value="3.2" calcext:value-type="float">
            <text:p>3.2</text:p>
          </table:table-cell>
          <table:table-cell table:style-name="ce36" table:formula="of:=[.F30]-INDEX([.F:.F];LOOKUP(2;1/([.M$1:.M30]=&quot;-&quot;);ROW([.M$1:.M30]))+[.$K30]-1)" office:value-type="float" office:value="1.5" calcext:value-type="float">
            <text:p>1.5</text:p>
          </table:table-cell>
          <table:table-cell table:style-name="ce36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2.90000000000001" calcext:value-type="float">
            <text:p>-2.90000000000001</text:p>
          </table:table-cell>
          <table:table-cell table:style-name="ce36" table:formula="of:=[.G30]-INDEX([.G:.G];LOOKUP(2;1/([.O$1:.O30]=&quot;-&quot;);ROW([.O$1:.O30]))+[.$K30]-1)" office:value-type="float" office:value="-1.7" calcext:value-type="float">
            <text:p>-1.7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2.3" calcext:value-type="float">
            <text:p>82.3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9.8" calcext:value-type="float">
            <text:p>69.8</text:p>
          </table:table-cell>
          <table:table-cell office:value-type="float" office:value="66.7" calcext:value-type="float">
            <text:p>66.7</text:p>
          </table:table-cell>
          <table:table-cell office:value-type="float" office:value="66.5" calcext:value-type="float">
            <text:p>66.5</text:p>
          </table:table-cell>
          <table:table-cell office:value-type="float" office:value="69.8" calcext:value-type="float">
            <text:p>69.8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1]-INDEX([.E:.E];LOOKUP(2;1/([.L$1:.L31]=&quot;-&quot;);ROW([.L$1:.L31]))+[.$K31]-1)" office:value-type="float" office:value="0" calcext:value-type="float">
            <text:p>0</text:p>
          </table:table-cell>
          <table:table-cell table:style-name="ce36" table:formula="of:=[.F31]-INDEX([.F:.F];LOOKUP(2;1/([.M$1:.M31]=&quot;-&quot;);ROW([.M$1:.M31]))+[.$K31]-1)" office:value-type="float" office:value="0" calcext:value-type="float">
            <text:p>0</text:p>
          </table:table-cell>
          <table:table-cell table:style-name="ce36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0.5" calcext:value-type="float">
            <text:p>0.5</text:p>
          </table:table-cell>
          <table:table-cell table:style-name="ce36" table:formula="of:=[.G31]-INDEX([.G:.G];LOOKUP(2;1/([.O$1:.O31]=&quot;-&quot;);ROW([.O$1:.O31]))+[.$K31]-1)" office:value-type="float" office:value="-1.5" calcext:value-type="float">
            <text:p>-1.5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9.4" calcext:value-type="float">
            <text:p>89.4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70.8" calcext:value-type="float">
            <text:p>70.8</text:p>
          </table:table-cell>
          <table:table-cell office:value-type="float" office:value="67" calcext:value-type="float">
            <text:p>67</text:p>
          </table:table-cell>
          <table:table-cell office:value-type="float" office:value="67.3" calcext:value-type="float">
            <text:p>67.3</text:p>
          </table:table-cell>
          <table:table-cell office:value-type="float" office:value="70.7" calcext:value-type="float">
            <text:p>70.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2]-INDEX([.E:.E];LOOKUP(2;1/([.L$1:.L32]=&quot;-&quot;);ROW([.L$1:.L32]))+[.$K32]-1)" office:value-type="float" office:value="0.799999999999997" calcext:value-type="float">
            <text:p>0.799999999999997</text:p>
          </table:table-cell>
          <table:table-cell table:style-name="ce36" table:formula="of:=[.F32]-INDEX([.F:.F];LOOKUP(2;1/([.M$1:.M32]=&quot;-&quot;);ROW([.M$1:.M32]))+[.$K32]-1)" office:value-type="float" office:value="1" calcext:value-type="float">
            <text:p>1</text:p>
          </table:table-cell>
          <table:table-cell table:style-name="ce36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0" calcext:value-type="float">
            <text:p>0</text:p>
          </table:table-cell>
          <table:table-cell table:style-name="ce36" table:formula="of:=[.G32]-INDEX([.G:.G];LOOKUP(2;1/([.O$1:.O32]=&quot;-&quot;);ROW([.O$1:.O32]))+[.$K32]-1)" office:value-type="float" office:value="-1.2" calcext:value-type="float">
            <text:p>-1.2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3" calcext:value-type="float">
            <text:p>83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3" calcext:value-type="float">
            <text:p>67.3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.8" calcext:value-type="float">
            <text:p>70.8</text:p>
          </table:table-cell>
          <table:table-cell office:value-type="float" office:value="68.4" calcext:value-type="float">
            <text:p>68.4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3]-INDEX([.E:.E];LOOKUP(2;1/([.L$1:.L33]=&quot;-&quot;);ROW([.L$1:.L33]))+[.$K33]-1)" office:value-type="float" office:value="1.09999999999999" calcext:value-type="float">
            <text:p>1.09999999999999</text:p>
          </table:table-cell>
          <table:table-cell table:style-name="ce36" table:formula="of:=[.F33]-INDEX([.F:.F];LOOKUP(2;1/([.M$1:.M33]=&quot;-&quot;);ROW([.M$1:.M33]))+[.$K33]-1)" office:value-type="float" office:value="1" calcext:value-type="float">
            <text:p>1</text:p>
          </table:table-cell>
          <table:table-cell table:style-name="ce36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0.200000000000003" calcext:value-type="float">
            <text:p>0.200000000000003</text:p>
          </table:table-cell>
          <table:table-cell table:style-name="ce36" table:formula="of:=[.G33]-INDEX([.G:.G];LOOKUP(2;1/([.O$1:.O33]=&quot;-&quot;);ROW([.O$1:.O33]))+[.$K33]-1)" office:value-type="float" office:value="-0.700000000000003" calcext:value-type="float">
            <text:p>-0.700000000000003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2.5" calcext:value-type="float">
            <text:p>82.5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0.9" calcext:value-type="float">
            <text:p>80.9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81.1" calcext:value-type="float">
            <text:p>81.1</text:p>
          </table:table-cell>
          <table:table-cell office:value-type="float" office:value="80.5" calcext:value-type="float">
            <text:p>80.5</text:p>
          </table:table-cell>
          <table:table-cell office:value-type="float" office:value="79.9" calcext:value-type="float">
            <text:p>79.9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4]-INDEX([.E:.E];LOOKUP(2;1/([.L$1:.L34]=&quot;-&quot;);ROW([.L$1:.L34]))+[.$K34]-1)" office:value-type="float" office:value="14.7" calcext:value-type="float">
            <text:p>14.7</text:p>
          </table:table-cell>
          <table:table-cell table:style-name="ce36" table:formula="of:=[.F34]-INDEX([.F:.F];LOOKUP(2;1/([.M$1:.M34]=&quot;-&quot;);ROW([.M$1:.M34]))+[.$K34]-1)" office:value-type="float" office:value="10.7" calcext:value-type="float">
            <text:p>10.7</text:p>
          </table:table-cell>
          <table:table-cell table:style-name="ce36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-1.5" calcext:value-type="float">
            <text:p>-1.5</text:p>
          </table:table-cell>
          <table:table-cell table:style-name="ce36" table:formula="of:=[.G34]-INDEX([.G:.G];LOOKUP(2;1/([.O$1:.O34]=&quot;-&quot;);ROW([.O$1:.O34]))+[.$K34]-1)" office:value-type="float" office:value="11.2" calcext:value-type="float">
            <text:p>11.2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5" calcext:value-type="float">
            <text:p>80.5</text:p>
          </table:table-cell>
          <table:table-cell office:value-type="float" office:value="79.8" calcext:value-type="float">
            <text:p>79.8</text:p>
          </table:table-cell>
          <table:table-cell office:value-type="float" office:value="77.8" calcext:value-type="float">
            <text:p>77.8</text:p>
          </table:table-cell>
          <table:table-cell office:value-type="float" office:value="80.8" calcext:value-type="float">
            <text:p>80.8</text:p>
          </table:table-cell>
          <table:table-cell office:value-type="float" office:value="79.9" calcext:value-type="float">
            <text:p>79.9</text:p>
          </table:table-cell>
          <table:table-cell office:value-type="float" office:value="78.7" calcext:value-type="float">
            <text:p>78.7</text:p>
          </table:table-cell>
          <table:table-cell table:style-name="ce11" office:value-type="float" office:value="6" calcext:value-type="float">
            <text:p>6</text:p>
          </table:table-cell>
          <table:table-cell table:style-name="ce36" table:formula="of:=[.E35]-INDEX([.E:.E];LOOKUP(2;1/([.L$1:.L35]=&quot;-&quot;);ROW([.L$1:.L35]))+[.$K35]-1)" office:value-type="float" office:value="-0.400000000000006" calcext:value-type="float">
            <text:p>-0.400000000000006</text:p>
          </table:table-cell>
          <table:table-cell table:style-name="ce36" table:formula="of:=[.F35]-INDEX([.F:.F];LOOKUP(2;1/([.M$1:.M35]=&quot;-&quot;);ROW([.M$1:.M35]))+[.$K35]-1)" office:value-type="float" office:value="-0.700000000000003" calcext:value-type="float">
            <text:p>-0.700000000000003</text:p>
          </table:table-cell>
          <table:table-cell table:style-name="ce36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1.2" calcext:value-type="float">
            <text:p>-1.2</text:p>
          </table:table-cell>
          <table:table-cell table:style-name="ce36" table:formula="of:=[.G35]-INDEX([.G:.G];LOOKUP(2;1/([.O$1:.O35]=&quot;-&quot;);ROW([.O$1:.O35]))+[.$K35]-1)" office:value-type="float" office:value="-1.60000000000001" calcext:value-type="float">
            <text:p>-1.60000000000001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9" calcext:value-type="float">
            <text:p>77.9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79.1" calcext:value-type="float">
            <text:p>79.1</text:p>
          </table:table-cell>
          <table:table-cell office:value-type="float" office:value="79.5" calcext:value-type="float">
            <text:p>79.5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7" calcext:value-type="float">
            <text:p>7</text:p>
          </table:table-cell>
          <table:table-cell table:style-name="ce36" table:formula="of:=[.E36]-INDEX([.E:.E];LOOKUP(2;1/([.L$1:.L36]=&quot;-&quot;);ROW([.L$1:.L36]))+[.$K36]-1)" office:value-type="float" office:value="-2.59999999999999" calcext:value-type="float">
            <text:p>-2.59999999999999</text:p>
          </table:table-cell>
          <table:table-cell table:style-name="ce36" table:formula="of:=[.F36]-INDEX([.F:.F];LOOKUP(2;1/([.M$1:.M36]=&quot;-&quot;);ROW([.M$1:.M36]))+[.$K36]-1)" office:value-type="float" office:value="-1.3" calcext:value-type="float">
            <text:p>-1.3</text:p>
          </table:table-cell>
          <table:table-cell table:style-name="ce36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2" calcext:value-type="float">
            <text:p>2</text:p>
          </table:table-cell>
          <table:table-cell table:style-name="ce36" table:formula="of:=[.G36]-INDEX([.G:.G];LOOKUP(2;1/([.O$1:.O36]=&quot;-&quot;);ROW([.O$1:.O36]))+[.$K36]-1)" office:value-type="float" office:value="-0.599999999999994" calcext:value-type="float">
            <text:p>-0.599999999999994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80.6" calcext:value-type="float">
            <text:p>80.6</text:p>
          </table:table-cell>
          <table:table-cell office:value-type="float" office:value="79.3" calcext:value-type="float">
            <text:p>79.3</text:p>
          </table:table-cell>
          <table:table-cell office:value-type="float" office:value="78.3" calcext:value-type="float">
            <text:p>78.3</text:p>
          </table:table-cell>
          <table:table-cell office:value-type="float" office:value="80.1" calcext:value-type="float">
            <text:p>80.1</text:p>
          </table:table-cell>
          <table:table-cell office:value-type="float" office:value="79" calcext:value-type="float">
            <text:p>79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36" table:formula="of:=[.E37]-INDEX([.E:.E];LOOKUP(2;1/([.L$1:.L37]=&quot;-&quot;);ROW([.L$1:.L37]))+[.$K37]-1)" office:value-type="float" office:value="0.0999999999999943" calcext:value-type="float">
            <text:p>0.0999999999999943</text:p>
          </table:table-cell>
          <table:table-cell table:style-name="ce36" table:formula="of:=[.F37]-INDEX([.F:.F];LOOKUP(2;1/([.M$1:.M37]=&quot;-&quot;);ROW([.M$1:.M37]))+[.$K37]-1)" office:value-type="float" office:value="-0.5" calcext:value-type="float">
            <text:p>-0.5</text:p>
          </table:table-cell>
          <table:table-cell table:style-name="ce36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0.400000000000006" calcext:value-type="float">
            <text:p>0.400000000000006</text:p>
          </table:table-cell>
          <table:table-cell table:style-name="ce36" table:formula="of:=[.G37]-INDEX([.G:.G];LOOKUP(2;1/([.O$1:.O37]=&quot;-&quot;);ROW([.O$1:.O37]))+[.$K37]-1)" office:value-type="float" office:value="0.5" calcext:value-type="float">
            <text:p>0.5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5" calcext:value-type="float">
            <text:p>79.5</text:p>
          </table:table-cell>
          <table:table-cell office:value-type="float" office:value="76.2" calcext:value-type="float">
            <text:p>76.2</text:p>
          </table:table-cell>
          <table:table-cell office:value-type="float" office:value="78.5" calcext:value-type="float">
            <text:p>78.5</text:p>
          </table:table-cell>
          <table:table-cell office:value-type="float" office:value="79.7" calcext:value-type="float">
            <text:p>79.7</text:p>
          </table:table-cell>
          <table:table-cell office:value-type="float" office:value="76.1" calcext:value-type="float">
            <text:p>76.1</text:p>
          </table:table-cell>
          <table:table-cell office:value-type="float" office:value="80.5" calcext:value-type="float">
            <text:p>80.5</text:p>
          </table:table-cell>
          <table:table-cell office:value-type="float" office:value="7" calcext:value-type="float">
            <text:p>7</text:p>
          </table:table-cell>
          <table:table-cell table:style-name="ce36" table:formula="of:=[.E38]-INDEX([.E:.E];LOOKUP(2;1/([.L$1:.L38]=&quot;-&quot;);ROW([.L$1:.L38]))+[.$K38]-1)" office:value-type="float" office:value="-1" calcext:value-type="float">
            <text:p>-1</text:p>
          </table:table-cell>
          <table:table-cell table:style-name="ce36" table:formula="of:=[.F38]-INDEX([.F:.F];LOOKUP(2;1/([.M$1:.M38]=&quot;-&quot;);ROW([.M$1:.M38]))+[.$K38]-1)" office:value-type="float" office:value="-3.59999999999999" calcext:value-type="float">
            <text:p>-3.59999999999999</text:p>
          </table:table-cell>
          <table:table-cell table:style-name="ce36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1.7" calcext:value-type="float">
            <text:p>1.7</text:p>
          </table:table-cell>
          <table:table-cell table:style-name="ce36" table:formula="of:=[.G38]-INDEX([.G:.G];LOOKUP(2;1/([.O$1:.O38]=&quot;-&quot;);ROW([.O$1:.O38]))+[.$K38]-1)" office:value-type="float" office:value="0.700000000000003" calcext:value-type="float">
            <text:p>0.700000000000003</text:p>
          </table:table-cell>
          <table:table-cell table:number-columns-repeated="4"/>
          <table:table-cell table:style-name="ce2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69.4" calcext:value-type="float">
            <text:p>69.4</text:p>
          </table:table-cell>
          <table:table-cell office:value-type="float" office:value="71.5" calcext:value-type="float">
            <text:p>71.5</text:p>
          </table:table-cell>
          <table:table-cell office:value-type="float" office:value="75.3" calcext:value-type="float">
            <text:p>75.3</text:p>
          </table:table-cell>
          <table:table-cell office:value-type="float" office:value="72.2" calcext:value-type="float">
            <text:p>72.2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36" table:formula="of:=[.E39]-INDEX([.E:.E];LOOKUP(2;1/([.L$1:.L39]=&quot;-&quot;);ROW([.L$1:.L39]))+[.$K39]-1)" office:value-type="float" office:value="-7.90000000000001" calcext:value-type="float">
            <text:p>-7.90000000000001</text:p>
          </table:table-cell>
          <table:table-cell table:style-name="ce36" table:formula="of:=[.F39]-INDEX([.F:.F];LOOKUP(2;1/([.M$1:.M39]=&quot;-&quot;);ROW([.M$1:.M39]))+[.$K39]-1)" office:value-type="float" office:value="-10.4" calcext:value-type="float">
            <text:p>-10.4</text:p>
          </table:table-cell>
          <table:table-cell table:style-name="ce36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1.60000000000001" calcext:value-type="float">
            <text:p>1.60000000000001</text:p>
          </table:table-cell>
          <table:table-cell table:style-name="ce36" table:formula="of:=[.G39]-INDEX([.G:.G];LOOKUP(2;1/([.O$1:.O39]=&quot;-&quot;);ROW([.O$1:.O39]))+[.$K39]-1)" office:value-type="float" office:value="-6.3" calcext:value-type="float">
            <text:p>-6.3</text:p>
          </table:table-cell>
          <table:table-cell table:number-columns-repeated="5"/>
          <table:table-cell table:style-name="ce2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7" calcext:value-type="float">
            <text:p>75.7</text:p>
          </table:table-cell>
          <table:table-cell office:value-type="float" office:value="76.2" calcext:value-type="float">
            <text:p>76.2</text:p>
          </table:table-cell>
          <table:table-cell office:value-type="float" office:value="75" calcext:value-type="float">
            <text:p>75</text:p>
          </table:table-cell>
          <table:table-cell office:value-type="float" office:value="74.2" calcext:value-type="float">
            <text:p>74.2</text:p>
          </table:table-cell>
          <table:table-cell office:value-type="float" office:value="74.7" calcext:value-type="float">
            <text:p>74.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style-name="ce36" table:formula="of:=[.E40]-INDEX([.E:.E];LOOKUP(2;1/([.L$1:.L40]=&quot;-&quot;);ROW([.L$1:.L40]))+[.$K40]-1)" office:value-type="float" office:value="-4.8" calcext:value-type="float">
            <text:p>-4.8</text:p>
          </table:table-cell>
          <table:table-cell table:style-name="ce36" table:formula="of:=[.F40]-INDEX([.F:.F];LOOKUP(2;1/([.M$1:.M40]=&quot;-&quot;);ROW([.M$1:.M40]))+[.$K40]-1)" office:value-type="float" office:value="-3.59999999999999" calcext:value-type="float">
            <text:p>-3.59999999999999</text:p>
          </table:table-cell>
          <table:table-cell table:style-name="ce36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2" calcext:value-type="float">
            <text:p>2</text:p>
          </table:table-cell>
          <table:table-cell table:style-name="ce36" table:formula="of:=[.G40]-INDEX([.G:.G];LOOKUP(2;1/([.O$1:.O40]=&quot;-&quot;);ROW([.O$1:.O40]))+[.$K40]-1)" office:value-type="float" office:value="-2.8" calcext:value-type="float">
            <text:p>-2.8</text:p>
          </table:table-cell>
          <table:table-cell table:number-columns-repeated="5"/>
          <table:table-cell table:style-name="ce2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4" calcext:value-type="float">
            <text:p>75.4</text:p>
          </table:table-cell>
          <table:table-cell office:value-type="float" office:value="76" calcext:value-type="float">
            <text:p>76</text:p>
          </table:table-cell>
          <table:table-cell office:value-type="float" office:value="73.4" calcext:value-type="float">
            <text:p>73.4</text:p>
          </table:table-cell>
          <table:table-cell office:value-type="float" office:value="75.8" calcext:value-type="float">
            <text:p>75.8</text:p>
          </table:table-cell>
          <table:table-cell office:value-type="float" office:value="76.8" calcext:value-type="float">
            <text:p>76.8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table:style-name="ce36" table:formula="of:=[.E41]-INDEX([.E:.E];LOOKUP(2;1/([.L$1:.L41]=&quot;-&quot;);ROW([.L$1:.L41]))+[.$K41]-1)" office:value-type="float" office:value="-4.09999999999999" calcext:value-type="float">
            <text:p>-4.09999999999999</text:p>
          </table:table-cell>
          <table:table-cell table:style-name="ce36" table:formula="of:=[.F41]-INDEX([.F:.F];LOOKUP(2;1/([.M$1:.M41]=&quot;-&quot;);ROW([.M$1:.M41]))+[.$K41]-1)" office:value-type="float" office:value="-0.200000000000003" calcext:value-type="float">
            <text:p>-0.200000000000003</text:p>
          </table:table-cell>
          <table:table-cell table:style-name="ce36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-1" calcext:value-type="float">
            <text:p>-1</text:p>
          </table:table-cell>
          <table:table-cell table:style-name="ce36" table:formula="of:=[.G41]-INDEX([.G:.G];LOOKUP(2;1/([.O$1:.O41]=&quot;-&quot;);ROW([.O$1:.O41]))+[.$K41]-1)" office:value-type="float" office:value="-5.09999999999999" calcext:value-type="float">
            <text:p>-5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79.8" calcext:value-type="float">
            <text:p>79.8</text:p>
          </table:table-cell>
          <table:table-cell office:value-type="float" office:value="77.7" calcext:value-type="float">
            <text:p>77.7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10" calcext:value-type="float">
            <text:p>10</text:p>
          </table:table-cell>
          <table:table-cell table:style-name="ce36" table:formula="of:=[.E42]-INDEX([.E:.E];LOOKUP(2;1/([.L$1:.L42]=&quot;-&quot;);ROW([.L$1:.L42]))+[.$K42]-1)" office:value-type="float" office:value="0.299999999999997" calcext:value-type="float">
            <text:p>0.299999999999997</text:p>
          </table:table-cell>
          <table:table-cell table:style-name="ce36" table:formula="of:=[.F42]-INDEX([.F:.F];LOOKUP(2;1/([.M$1:.M42]=&quot;-&quot;);ROW([.M$1:.M42]))+[.$K42]-1)" office:value-type="float" office:value="1.5" calcext:value-type="float">
            <text:p>1.5</text:p>
          </table:table-cell>
          <table:table-cell table:style-name="ce36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-0.599999999999994" calcext:value-type="float">
            <text:p>-0.599999999999994</text:p>
          </table:table-cell>
          <table:table-cell table:style-name="ce36" table:formula="of:=[.G42]-INDEX([.G:.G];LOOKUP(2;1/([.O$1:.O42]=&quot;-&quot;);ROW([.O$1:.O42]))+[.$K42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5.3" calcext:value-type="float">
            <text:p>75.3</text:p>
          </table:table-cell>
          <table:table-cell office:value-type="float" office:value="73.5" calcext:value-type="float">
            <text:p>73.5</text:p>
          </table:table-cell>
          <table:table-cell office:value-type="float" office:value="72.9" calcext:value-type="float">
            <text:p>72.9</text:p>
          </table:table-cell>
          <table:table-cell office:value-type="float" office:value="75.7" calcext:value-type="float">
            <text:p>75.7</text:p>
          </table:table-cell>
          <table:table-cell office:value-type="float" office:value="74.7" calcext:value-type="float">
            <text:p>74.7</text:p>
          </table:table-cell>
          <table:table-cell office:value-type="float" office:value="71.8" calcext:value-type="float">
            <text:p>71.8</text:p>
          </table:table-cell>
          <table:table-cell office:value-type="float" office:value="10" calcext:value-type="float">
            <text:p>10</text:p>
          </table:table-cell>
          <table:table-cell table:style-name="ce36" table:formula="of:=[.E43]-INDEX([.E:.E];LOOKUP(2;1/([.L$1:.L43]=&quot;-&quot;);ROW([.L$1:.L43]))+[.$K43]-1)" office:value-type="float" office:value="-4.2" calcext:value-type="float">
            <text:p>-4.2</text:p>
          </table:table-cell>
          <table:table-cell table:style-name="ce36" table:formula="of:=[.F43]-INDEX([.F:.F];LOOKUP(2;1/([.M$1:.M43]=&quot;-&quot;);ROW([.M$1:.M43]))+[.$K43]-1)" office:value-type="float" office:value="-2.7" calcext:value-type="float">
            <text:p>-2.7</text:p>
          </table:table-cell>
          <table:table-cell table:style-name="ce36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-1.39999999999999" calcext:value-type="float">
            <text:p>-1.39999999999999</text:p>
          </table:table-cell>
          <table:table-cell table:style-name="ce36" table:formula="of:=[.G43]-INDEX([.G:.G];LOOKUP(2;1/([.O$1:.O43]=&quot;-&quot;);ROW([.O$1:.O43]))+[.$K43]-1)" office:value-type="float" office:value="-5.59999999999999" calcext:value-type="float">
            <text:p>-5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4" calcext:value-type="float">
            <text:p>76.4</text:p>
          </table:table-cell>
          <table:table-cell office:value-type="float" office:value="75.8" calcext:value-type="float">
            <text:p>75.8</text:p>
          </table:table-cell>
          <table:table-cell office:value-type="float" office:value="76.4" calcext:value-type="float">
            <text:p>76.4</text:p>
          </table:table-cell>
          <table:table-cell office:value-type="float" office:value="76.6" calcext:value-type="float">
            <text:p>76.6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36" table:formula="of:=[.E44]-INDEX([.E:.E];LOOKUP(2;1/([.L$1:.L44]=&quot;-&quot;);ROW([.L$1:.L44]))+[.$K44]-1)" office:value-type="float" office:value="-4.09999999999999" calcext:value-type="float">
            <text:p>-4.09999999999999</text:p>
          </table:table-cell>
          <table:table-cell table:style-name="ce36" table:formula="of:=[.F44]-INDEX([.F:.F];LOOKUP(2;1/([.M$1:.M44]=&quot;-&quot;);ROW([.M$1:.M44]))+[.$K44]-1)" office:value-type="float" office:value="-4" calcext:value-type="float">
            <text:p>-4</text:p>
          </table:table-cell>
          <table:table-cell table:style-name="ce36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2.7" calcext:value-type="float">
            <text:p>2.7</text:p>
          </table:table-cell>
          <table:table-cell table:style-name="ce36" table:formula="of:=[.G44]-INDEX([.G:.G];LOOKUP(2;1/([.O$1:.O44]=&quot;-&quot;);ROW([.O$1:.O44]))+[.$K44]-1)" office:value-type="float" office:value="-1.39999999999999" calcext:value-type="float">
            <text:p>-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6" calcext:value-type="float">
            <text:p>77.6</text:p>
          </table:table-cell>
          <table:table-cell office:value-type="float" office:value="74.2" calcext:value-type="float">
            <text:p>74.2</text:p>
          </table:table-cell>
          <table:table-cell office:value-type="float" office:value="77.3" calcext:value-type="float">
            <text:p>77.3</text:p>
          </table:table-cell>
          <table:table-cell office:value-type="float" office:value="79.2" calcext:value-type="float">
            <text:p>79.2</text:p>
          </table:table-cell>
          <table:table-cell office:value-type="float" office:value="75.8" calcext:value-type="float">
            <text:p>75.8</text:p>
          </table:table-cell>
          <table:table-cell office:value-type="float" office:value="80.3" calcext:value-type="float">
            <text:p>80.3</text:p>
          </table:table-cell>
          <table:table-cell office:value-type="float" office:value="7" calcext:value-type="float">
            <text:p>7</text:p>
          </table:table-cell>
          <table:table-cell table:style-name="ce36" table:formula="of:=[.E45]-INDEX([.E:.E];LOOKUP(2;1/([.L$1:.L45]=&quot;-&quot;);ROW([.L$1:.L45]))+[.$K45]-1)" office:value-type="float" office:value="-2.90000000000001" calcext:value-type="float">
            <text:p>-2.90000000000001</text:p>
          </table:table-cell>
          <table:table-cell table:style-name="ce36" table:formula="of:=[.F45]-INDEX([.F:.F];LOOKUP(2;1/([.M$1:.M45]=&quot;-&quot;);ROW([.M$1:.M45]))+[.$K45]-1)" office:value-type="float" office:value="-5.59999999999999" calcext:value-type="float">
            <text:p>-5.59999999999999</text:p>
          </table:table-cell>
          <table:table-cell table:style-name="ce36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2.40000000000001" calcext:value-type="float">
            <text:p>2.40000000000001</text:p>
          </table:table-cell>
          <table:table-cell table:style-name="ce36" table:formula="of:=[.G45]-INDEX([.G:.G];LOOKUP(2;1/([.O$1:.O45]=&quot;-&quot;);ROW([.O$1:.O45]))+[.$K45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6.2" calcext:value-type="float">
            <text:p>76.2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office:value-type="float" office:value="75.1" calcext:value-type="float">
            <text:p>75.1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" calcext:value-type="float">
            <text:p>7</text:p>
          </table:table-cell>
          <table:table-cell table:style-name="ce36" table:formula="of:=[.E46]-INDEX([.E:.E];LOOKUP(2;1/([.L$1:.L46]=&quot;-&quot;);ROW([.L$1:.L46]))+[.$K46]-1)" office:value-type="float" office:value="-4.3" calcext:value-type="float">
            <text:p>-4.3</text:p>
          </table:table-cell>
          <table:table-cell table:style-name="ce36" table:formula="of:=[.F46]-INDEX([.F:.F];LOOKUP(2;1/([.M$1:.M46]=&quot;-&quot;);ROW([.M$1:.M46]))+[.$K46]-1)" office:value-type="float" office:value="-3.8" calcext:value-type="float">
            <text:p>-3.8</text:p>
          </table:table-cell>
          <table:table-cell table:style-name="ce36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1.8" calcext:value-type="float">
            <text:p>1.8</text:p>
          </table:table-cell>
          <table:table-cell table:style-name="ce36" table:formula="of:=[.G46]-INDEX([.G:.G];LOOKUP(2;1/([.O$1:.O46]=&quot;-&quot;);ROW([.O$1:.O46]))+[.$K46]-1)" office:value-type="float" office:value="-2.5" calcext:value-type="float">
            <text:p>-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2" calcext:value-type="float">
            <text:p>80.2</text:p>
          </table:table-cell>
          <table:table-cell office:value-type="float" office:value="78.4" calcext:value-type="float">
            <text:p>78.4</text:p>
          </table:table-cell>
          <table:table-cell office:value-type="float" office:value="80.9" calcext:value-type="float">
            <text:p>80.9</text:p>
          </table:table-cell>
          <table:table-cell office:value-type="float" office:value="80.4" calcext:value-type="float">
            <text:p>80.4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6" table:formula="of:=[.E47]-INDEX([.E:.E];LOOKUP(2;1/([.L$1:.L47]=&quot;-&quot;);ROW([.L$1:.L47]))+[.$K47]-1)" office:value-type="float" office:value="0.0999999999999943" calcext:value-type="float">
            <text:p>0.0999999999999943</text:p>
          </table:table-cell>
          <table:table-cell table:style-name="ce36" table:formula="of:=[.F47]-INDEX([.F:.F];LOOKUP(2;1/([.M$1:.M47]=&quot;-&quot;);ROW([.M$1:.M47]))+[.$K47]-1)" office:value-type="float" office:value="0.400000000000006" calcext:value-type="float">
            <text:p>0.400000000000006</text:p>
          </table:table-cell>
          <table:table-cell table:style-name="ce36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0.500000000000014" calcext:value-type="float">
            <text:p>0.500000000000014</text:p>
          </table:table-cell>
          <table:table-cell table:style-name="ce36" table:formula="of:=[.G47]-INDEX([.G:.G];LOOKUP(2;1/([.O$1:.O47]=&quot;-&quot;);ROW([.O$1:.O47]))+[.$K47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1" calcext:value-type="float">
            <text:p>80.1</text:p>
          </table:table-cell>
          <table:table-cell office:value-type="float" office:value="77.5" calcext:value-type="float">
            <text:p>77.5</text:p>
          </table:table-cell>
          <table:table-cell office:value-type="float" office:value="81.5" calcext:value-type="float">
            <text:p>81.5</text:p>
          </table:table-cell>
          <table:table-cell office:value-type="float" office:value="80.2" calcext:value-type="float">
            <text:p>80.2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6" table:formula="of:=[.E48]-INDEX([.E:.E];LOOKUP(2;1/([.L$1:.L48]=&quot;-&quot;);ROW([.L$1:.L48]))+[.$K48]-1)" office:value-type="float" office:value="0.700000000000003" calcext:value-type="float">
            <text:p>0.700000000000003</text:p>
          </table:table-cell>
          <table:table-cell table:style-name="ce36" table:formula="of:=[.F48]-INDEX([.F:.F];LOOKUP(2;1/([.M$1:.M48]=&quot;-&quot;);ROW([.M$1:.M48]))+[.$K48]-1)" office:value-type="float" office:value="0.299999999999997" calcext:value-type="float">
            <text:p>0.299999999999997</text:p>
          </table:table-cell>
          <table:table-cell table:style-name="ce36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-1" calcext:value-type="float">
            <text:p>-1</text:p>
          </table:table-cell>
          <table:table-cell table:style-name="ce36" table:formula="of:=[.G48]-INDEX([.G:.G];LOOKUP(2;1/([.O$1:.O48]=&quot;-&quot;);ROW([.O$1:.O48]))+[.$K48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3" calcext:value-type="float">
            <text:p>80.3</text:p>
          </table:table-cell>
          <table:table-cell office:value-type="float" office:value="80.2" calcext:value-type="float">
            <text:p>80.2</text:p>
          </table:table-cell>
          <table:table-cell office:value-type="float" office:value="77.2" calcext:value-type="float">
            <text:p>77.2</text:p>
          </table:table-cell>
          <table:table-cell office:value-type="float" office:value="80.6" calcext:value-type="float">
            <text:p>80.6</text:p>
          </table:table-cell>
          <table:table-cell office:value-type="float" office:value="80.1" calcext:value-type="float">
            <text:p>80.1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36" table:formula="of:=[.E49]-INDEX([.E:.E];LOOKUP(2;1/([.L$1:.L49]=&quot;-&quot;);ROW([.L$1:.L49]))+[.$K49]-1)" office:value-type="float" office:value="-0.200000000000003" calcext:value-type="float">
            <text:p>-0.200000000000003</text:p>
          </table:table-cell>
          <table:table-cell table:style-name="ce36" table:formula="of:=[.F49]-INDEX([.F:.F];LOOKUP(2;1/([.M$1:.M49]=&quot;-&quot;);ROW([.M$1:.M49]))+[.$K49]-1)" office:value-type="float" office:value="0.400000000000006" calcext:value-type="float">
            <text:p>0.400000000000006</text:p>
          </table:table-cell>
          <table:table-cell table:style-name="ce36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0.399999999999992" calcext:value-type="float">
            <text:p>-0.399999999999992</text:p>
          </table:table-cell>
          <table:table-cell table:style-name="ce36" table:formula="of:=[.G49]-INDEX([.G:.G];LOOKUP(2;1/([.O$1:.O49]=&quot;-&quot;);ROW([.O$1:.O49]))+[.$K49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-balance_02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4.6" calcext:value-type="float">
            <text:p>74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office:value-type="float" office:value="81.1" calcext:value-type="float">
            <text:p>81.1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36" table:formula="of:=[.E50]-INDEX([.E:.E];LOOKUP(2;1/([.L$1:.L50]=&quot;-&quot;);ROW([.L$1:.L50]))+[.$K50]-1)" office:value-type="float" office:value="0.299999999999997" calcext:value-type="float">
            <text:p>0.299999999999997</text:p>
          </table:table-cell>
          <table:table-cell table:style-name="ce36" table:formula="of:=[.F50]-INDEX([.F:.F];LOOKUP(2;1/([.M$1:.M50]=&quot;-&quot;);ROW([.M$1:.M50]))+[.$K50]-1)" office:value-type="float" office:value="0.200000000000003" calcext:value-type="float">
            <text:p>0.200000000000003</text:p>
          </table:table-cell>
          <table:table-cell table:style-name="ce36" table:formula="of:=IF([.B50]-[.D50]&lt;0;&quot;?&quot;;MAX((INDEX([.E:.E];LOOKUP(2;1/([.N$1:.N50]=&quot;-&quot;);ROW([.N$1:.N50]))+[.$K50]-1)-INDEX([.G:.G];LOOKUP(2;1/([.N$1:.N50]=&quot;-&quot;);ROW([.N$1:.N50]))+[.$K50]-1));0)-([.E50]-[.G50]))" office:value-type="string" office:string-value="?" calcext:value-type="string">
            <text:p>?</text:p>
          </table:table-cell>
          <table:table-cell table:style-name="ce36" table:formula="of:=[.G50]-INDEX([.G:.G];LOOKUP(2;1/([.O$1:.O50]=&quot;-&quot;);ROW([.O$1:.O50]))+[.$K50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-balance_050</text:p>
          </table:table-cell>
          <table:table-cell office:value-type="float" office:value="51.8" calcext:value-type="float">
            <text:p>51.8</text:p>
          </table:table-cell>
          <table:table-cell office:value-type="float" office:value="64.9" calcext:value-type="float">
            <text:p>64.9</text:p>
          </table:table-cell>
          <table:table-cell office:value-type="float" office:value="72.6" calcext:value-type="float">
            <text:p>72.6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78.3" calcext:value-type="float">
            <text:p>78.3</text:p>
          </table:table-cell>
          <table:table-cell office:value-type="float" office:value="81.2" calcext:value-type="float">
            <text:p>81.2</text:p>
          </table:table-cell>
          <table:table-cell office:value-type="float" office:value="80.3" calcext:value-type="float">
            <text:p>80.3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36" table:formula="of:=[.E51]-INDEX([.E:.E];LOOKUP(2;1/([.L$1:.L51]=&quot;-&quot;);ROW([.L$1:.L51]))+[.$K51]-1)" office:value-type="float" office:value="0.5" calcext:value-type="float">
            <text:p>0.5</text:p>
          </table:table-cell>
          <table:table-cell table:style-name="ce36" table:formula="of:=[.F51]-INDEX([.F:.F];LOOKUP(2;1/([.M$1:.M51]=&quot;-&quot;);ROW([.M$1:.M51]))+[.$K51]-1)" office:value-type="float" office:value="0.400000000000006" calcext:value-type="float">
            <text:p>0.400000000000006</text:p>
          </table:table-cell>
          <table:table-cell table:style-name="ce36" table:formula="of:=IF([.B51]-[.D51]&lt;0;&quot;?&quot;;MAX((INDEX([.E:.E];LOOKUP(2;1/([.N$1:.N51]=&quot;-&quot;);ROW([.N$1:.N51]))+[.$K51]-1)-INDEX([.G:.G];LOOKUP(2;1/([.N$1:.N51]=&quot;-&quot;);ROW([.N$1:.N51]))+[.$K51]-1));0)-([.E51]-[.G51]))" office:value-type="string" office:string-value="?" calcext:value-type="string">
            <text:p>?</text:p>
          </table:table-cell>
          <table:table-cell table:style-name="ce36" table:formula="of:=[.G51]-INDEX([.G:.G];LOOKUP(2;1/([.O$1:.O51]=&quot;-&quot;);ROW([.O$1:.O51]))+[.$K51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CLR-balance_075</text:p>
          </table:table-cell>
          <table:table-cell office:value-type="float" office:value="47.3" calcext:value-type="float">
            <text:p>47.3</text:p>
          </table:table-cell>
          <table:table-cell office:value-type="float" office:value="62.6" calcext:value-type="float">
            <text:p>62.6</text:p>
          </table:table-cell>
          <table:table-cell office:value-type="float" office:value="71" calcext:value-type="float">
            <text:p>71</text:p>
          </table:table-cell>
          <table:table-cell office:value-type="float" office:value="80.9" calcext:value-type="float">
            <text:p>80.9</text:p>
          </table:table-cell>
          <table:table-cell office:value-type="float" office:value="79.8" calcext:value-type="float">
            <text:p>79.8</text:p>
          </table:table-cell>
          <table:table-cell office:value-type="float" office:value="77.4" calcext:value-type="float">
            <text:p>77.4</text:p>
          </table:table-cell>
          <table:table-cell office:value-type="float" office:value="81.2" calcext:value-type="float">
            <text:p>81.2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6" table:formula="of:=[.E52]-INDEX([.E:.E];LOOKUP(2;1/([.L$1:.L52]=&quot;-&quot;);ROW([.L$1:.L52]))+[.$K52]-1)" office:value-type="float" office:value="0.400000000000006" calcext:value-type="float">
            <text:p>0.400000000000006</text:p>
          </table:table-cell>
          <table:table-cell table:style-name="ce36" table:formula="of:=[.F52]-INDEX([.F:.F];LOOKUP(2;1/([.M$1:.M52]=&quot;-&quot;);ROW([.M$1:.M52]))+[.$K52]-1)" office:value-type="float" office:value="0" calcext:value-type="float">
            <text:p>0</text:p>
          </table:table-cell>
          <table:table-cell table:style-name="ce36" table:formula="of:=IF([.B52]-[.D52]&lt;0;&quot;?&quot;;MAX((INDEX([.E:.E];LOOKUP(2;1/([.N$1:.N52]=&quot;-&quot;);ROW([.N$1:.N52]))+[.$K52]-1)-INDEX([.G:.G];LOOKUP(2;1/([.N$1:.N52]=&quot;-&quot;);ROW([.N$1:.N52]))+[.$K52]-1));0)-([.E52]-[.G52]))" office:value-type="string" office:string-value="?" calcext:value-type="string">
            <text:p>?</text:p>
          </table:table-cell>
          <table:table-cell table:style-name="ce36" table:formula="of:=[.G52]-INDEX([.G:.G];LOOKUP(2;1/([.O$1:.O52]=&quot;-&quot;);ROW([.O$1:.O52]))+[.$K52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CLR-balance_100</text:p>
          </table:table-cell>
          <table:table-cell office:value-type="float" office:value="43.8" calcext:value-type="float">
            <text:p>43.8</text:p>
          </table:table-cell>
          <table:table-cell office:value-type="float" office:value="62.5" calcext:value-type="float">
            <text:p>62.5</text:p>
          </table:table-cell>
          <table:table-cell office:value-type="float" office:value="70.4" calcext:value-type="float">
            <text:p>70.4</text:p>
          </table:table-cell>
          <table:table-cell office:value-type="float" office:value="79.6" calcext:value-type="float">
            <text:p>79.6</text:p>
          </table:table-cell>
          <table:table-cell office:value-type="float" office:value="79.3" calcext:value-type="float">
            <text:p>79.3</text:p>
          </table:table-cell>
          <table:table-cell office:value-type="float" office:value="77.8" calcext:value-type="float">
            <text:p>77.8</text:p>
          </table:table-cell>
          <table:table-cell office:value-type="float" office:value="79.9" calcext:value-type="float">
            <text:p>79.9</text:p>
          </table:table-cell>
          <table:table-cell office:value-type="float" office:value="79.5" calcext:value-type="float">
            <text:p>79.5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36" table:formula="of:=[.E53]-INDEX([.E:.E];LOOKUP(2;1/([.L$1:.L53]=&quot;-&quot;);ROW([.L$1:.L53]))+[.$K53]-1)" office:value-type="float" office:value="-0.900000000000006" calcext:value-type="float">
            <text:p>-0.900000000000006</text:p>
          </table:table-cell>
          <table:table-cell table:style-name="ce36" table:formula="of:=[.F53]-INDEX([.F:.F];LOOKUP(2;1/([.M$1:.M53]=&quot;-&quot;);ROW([.M$1:.M53]))+[.$K53]-1)" office:value-type="float" office:value="-0.5" calcext:value-type="float">
            <text:p>-0.5</text:p>
          </table:table-cell>
          <table:table-cell table:style-name="ce36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36" table:formula="of:=[.G53]-INDEX([.G:.G];LOOKUP(2;1/([.O$1:.O53]=&quot;-&quot;);ROW([.O$1:.O53]))+[.$K53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8-many_vox-single_brain-coords</text:p>
          </table:table-cell>
          <table:table-cell office:value-type="float" office:value="81.4" calcext:value-type="float">
            <text:p>81.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79.7" calcext:value-type="float">
            <text:p>79.7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80.3" calcext:value-type="float">
            <text:p>80.3</text:p>
          </table:table-cell>
          <table:table-cell office:value-type="float" office:value="7" calcext:value-type="float">
            <text:p>7</text:p>
          </table:table-cell>
          <table:table-cell table:style-name="ce36" table:formula="of:=[.E54]-INDEX([.E:.E];LOOKUP(2;1/([.L$1:.L54]=&quot;-&quot;);ROW([.L$1:.L54]))+[.$K54]-1)" office:value-type="float" office:value="0.799999999999997" calcext:value-type="float">
            <text:p>0.799999999999997</text:p>
          </table:table-cell>
          <table:table-cell table:style-name="ce36" table:formula="of:=[.F54]-INDEX([.F:.F];LOOKUP(2;1/([.M$1:.M54]=&quot;-&quot;);ROW([.M$1:.M54]))+[.$K54]-1)" office:value-type="float" office:value="1" calcext:value-type="float">
            <text:p>1</text:p>
          </table:table-cell>
          <table:table-cell table:style-name="ce36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1.10000000000001" calcext:value-type="float">
            <text:p>1.10000000000001</text:p>
          </table:table-cell>
          <table:table-cell table:style-name="ce36" table:formula="of:=[.G54]-INDEX([.G:.G];LOOKUP(2;1/([.O$1:.O54]=&quot;-&quot;);ROW([.O$1:.O54]))+[.$K54]-1)" office:value-type="float" office:value="1.90000000000001" calcext:value-type="float">
            <text:p>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4.2" calcext:value-type="float">
            <text:p>54.2</text:p>
          </table:table-cell>
          <table:table-cell office:value-type="float" office:value="60.3" calcext:value-type="float">
            <text:p>60.3</text:p>
          </table:table-cell>
          <table:table-cell office:value-type="float" office:value="54.9" calcext:value-type="float">
            <text:p>54.9</text:p>
          </table:table-cell>
          <table:table-cell office:value-type="float" office:value="54.4" calcext:value-type="float">
            <text:p>54.4</text:p>
          </table:table-cell>
          <table:table-cell office:value-type="float" office:value="59.3" calcext:value-type="float">
            <text:p>59.3</text:p>
          </table:table-cell>
          <table:table-cell office:value-type="float" office:value="54.2" calcext:value-type="float">
            <text:p>54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60.3" calcext:value-type="float">
            <text:p>60.3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60.5" calcext:value-type="float">
            <text:p>60.5</text:p>
          </table:table-cell>
          <table:table-cell office:value-type="float" office:value="63.8" calcext:value-type="float">
            <text:p>63.8</text:p>
          </table:table-cell>
          <table:table-cell office:value-type="float" office:value="60.8" calcext:value-type="float">
            <text:p>60.8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56]-INDEX([.E:.E];LOOKUP(2;1/([.L$1:.L56]=&quot;-&quot;);ROW([.L$1:.L56]))+[.$K56]-1)" office:value-type="float" office:value="6.09999999999999" calcext:value-type="float">
            <text:p>6.09999999999999</text:p>
          </table:table-cell>
          <table:table-cell table:style-name="ce36" table:formula="of:=[.F56]-INDEX([.F:.F];LOOKUP(2;1/([.M$1:.M56]=&quot;-&quot;);ROW([.M$1:.M56]))+[.$K56]-1)" office:value-type="float" office:value="3.7" calcext:value-type="float">
            <text:p>3.7</text:p>
          </table:table-cell>
          <table:table-cell table:style-name="ce36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1.1" calcext:value-type="float">
            <text:p>1.1</text:p>
          </table:table-cell>
          <table:table-cell table:style-name="ce36" table:formula="of:=[.G56]-INDEX([.G:.G];LOOKUP(2;1/([.O$1:.O56]=&quot;-&quot;);ROW([.O$1:.O56]))+[.$K56]-1)" office:value-type="float" office:value="6.5" calcext:value-type="float">
            <text:p>6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" calcext:value-type="float">
            <text:p>64</text:p>
          </table:table-cell>
          <table:table-cell office:value-type="float" office:value="68.9" calcext:value-type="float">
            <text:p>68.9</text:p>
          </table:table-cell>
          <table:table-cell office:value-type="float" office:value="65.6" calcext:value-type="float">
            <text:p>65.6</text:p>
          </table:table-cell>
          <table:table-cell office:value-type="float" office:value="64.3" calcext:value-type="float">
            <text:p>64.3</text:p>
          </table:table-cell>
          <table:table-cell office:value-type="float" office:value="68.6" calcext:value-type="float">
            <text:p>68.6</text:p>
          </table:table-cell>
          <table:table-cell office:value-type="float" office:value="65.2" calcext:value-type="float">
            <text:p>65.2</text:p>
          </table:table-cell>
          <table:table-cell table:style-name="ce11" office:value-type="float" office:value="2" calcext:value-type="float">
            <text:p>2</text:p>
          </table:table-cell>
          <table:table-cell table:style-name="ce36" table:formula="of:=[.E57]-INDEX([.E:.E];LOOKUP(2;1/([.L$1:.L57]=&quot;-&quot;);ROW([.L$1:.L57]))+[.$K57]-1)" office:value-type="float" office:value="3.7" calcext:value-type="float">
            <text:p>3.7</text:p>
          </table:table-cell>
          <table:table-cell table:style-name="ce36" table:formula="of:=[.F57]-INDEX([.F:.F];LOOKUP(2;1/([.M$1:.M57]=&quot;-&quot;);ROW([.M$1:.M57]))+[.$K57]-1)" office:value-type="float" office:value="4.90000000000001" calcext:value-type="float">
            <text:p>4.90000000000001</text:p>
          </table:table-cell>
          <table:table-cell table:style-name="ce36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1.59999999999999" calcext:value-type="float">
            <text:p>1.59999999999999</text:p>
          </table:table-cell>
          <table:table-cell table:style-name="ce36" table:formula="of:=[.G57]-INDEX([.G:.G];LOOKUP(2;1/([.O$1:.O57]=&quot;-&quot;);ROW([.O$1:.O57]))+[.$K57]-1)" office:value-type="float" office:value="4.2" calcext:value-type="float">
            <text:p>4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5" calcext:value-type="float">
            <text:p>64.5</text:p>
          </table:table-cell>
          <table:table-cell office:value-type="float" office:value="68.9" calcext:value-type="float">
            <text:p>68.9</text:p>
          </table:table-cell>
          <table:table-cell office:value-type="float" office:value="66" calcext:value-type="float">
            <text:p>66</text:p>
          </table:table-cell>
          <table:table-cell office:value-type="float" office:value="64.8" calcext:value-type="float">
            <text:p>64.8</text:p>
          </table:table-cell>
          <table:table-cell office:value-type="float" office:value="68.6" calcext:value-type="float">
            <text:p>68.6</text:p>
          </table:table-cell>
          <table:table-cell office:value-type="float" office:value="65.9" calcext:value-type="float">
            <text:p>65.9</text:p>
          </table:table-cell>
          <table:table-cell table:style-name="ce11" office:value-type="float" office:value="3" calcext:value-type="float">
            <text:p>3</text:p>
          </table:table-cell>
          <table:table-cell table:style-name="ce36" table:formula="of:=[.E58]-INDEX([.E:.E];LOOKUP(2;1/([.L$1:.L58]=&quot;-&quot;);ROW([.L$1:.L58]))+[.$K58]-1)" office:value-type="float" office:value="0.5" calcext:value-type="float">
            <text:p>0.5</text:p>
          </table:table-cell>
          <table:table-cell table:style-name="ce36" table:formula="of:=[.F58]-INDEX([.F:.F];LOOKUP(2;1/([.M$1:.M58]=&quot;-&quot;);ROW([.M$1:.M58]))+[.$K58]-1)" office:value-type="float" office:value="0" calcext:value-type="float">
            <text:p>0</text:p>
          </table:table-cell>
          <table:table-cell table:style-name="ce36" table:formula="of:=IF([.B58]-[.D58]&lt;0;&quot;?&quot;;MAX((INDEX([.E:.E];LOOKUP(2;1/([.N$1:.N58]=&quot;-&quot;);ROW([.N$1:.N58]))+[.$K58]-1)-INDEX([.G:.G];LOOKUP(2;1/([.N$1:.N58]=&quot;-&quot;);ROW([.N$1:.N58]))+[.$K58]-1));0)-([.E58]-[.G58]))" office:value-type="string" office:string-value="?" calcext:value-type="string">
            <text:p>?</text:p>
          </table:table-cell>
          <table:table-cell table:style-name="ce36" table:formula="of:=[.G58]-INDEX([.G:.G];LOOKUP(2;1/([.O$1:.O58]=&quot;-&quot;);ROW([.O$1:.O58]))+[.$K58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1.5" calcext:value-type="float">
            <text:p>61.5</text:p>
          </table:table-cell>
          <table:table-cell office:value-type="float" office:value="66.1" calcext:value-type="float">
            <text:p>66.1</text:p>
          </table:table-cell>
          <table:table-cell office:value-type="float" office:value="62.5" calcext:value-type="float">
            <text:p>62.5</text:p>
          </table:table-cell>
          <table:table-cell office:value-type="float" office:value="61.8" calcext:value-type="float">
            <text:p>61.8</text:p>
          </table:table-cell>
          <table:table-cell office:value-type="float" office:value="65.8" calcext:value-type="float">
            <text:p>65.8</text:p>
          </table:table-cell>
          <table:table-cell office:value-type="float" office:value="62" calcext:value-type="float">
            <text:p>62</text:p>
          </table:table-cell>
          <table:table-cell table:style-name="ce11" office:value-type="float" office:value="4" calcext:value-type="float">
            <text:p>4</text:p>
          </table:table-cell>
          <table:table-cell table:style-name="ce36" table:formula="of:=[.E59]-INDEX([.E:.E];LOOKUP(2;1/([.L$1:.L59]=&quot;-&quot;);ROW([.L$1:.L59]))+[.$K59]-1)" office:value-type="float" office:value="-3" calcext:value-type="float">
            <text:p>-3</text:p>
          </table:table-cell>
          <table:table-cell table:style-name="ce36" table:formula="of:=[.F59]-INDEX([.F:.F];LOOKUP(2;1/([.M$1:.M59]=&quot;-&quot;);ROW([.M$1:.M59]))+[.$K59]-1)" office:value-type="float" office:value="-2.80000000000001" calcext:value-type="float">
            <text:p>-2.80000000000001</text:p>
          </table:table-cell>
          <table:table-cell table:style-name="ce36" table:formula="of:=IF([.B59]-[.D59]&lt;0;&quot;?&quot;;MAX((INDEX([.E:.E];LOOKUP(2;1/([.N$1:.N59]=&quot;-&quot;);ROW([.N$1:.N59]))+[.$K59]-1)-INDEX([.G:.G];LOOKUP(2;1/([.N$1:.N59]=&quot;-&quot;);ROW([.N$1:.N59]))+[.$K59]-1));0)-([.E59]-[.G59]))" office:value-type="string" office:string-value="?" calcext:value-type="string">
            <text:p>?</text:p>
          </table:table-cell>
          <table:table-cell table:style-name="ce36" table:formula="of:=[.G59]-INDEX([.G:.G];LOOKUP(2;1/([.O$1:.O59]=&quot;-&quot;);ROW([.O$1:.O59]))+[.$K59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4" calcext:value-type="float">
            <text:p>81.4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81.6" calcext:value-type="float">
            <text:p>81.6</text:p>
          </table:table-cell>
          <table:table-cell office:value-type="float" office:value="83.4" calcext:value-type="float">
            <text:p>83.4</text:p>
          </table:table-cell>
          <table:table-cell office:value-type="float" office:value="81.5" calcext:value-type="float">
            <text:p>81.5</text:p>
          </table:table-cell>
          <table:table-cell table:style-name="ce11" office:value-type="float" office:value="4" calcext:value-type="float">
            <text:p>4</text:p>
          </table:table-cell>
          <table:table-cell table:style-name="ce36" table:formula="of:=[.E60]-INDEX([.E:.E];LOOKUP(2;1/([.L$1:.L60]=&quot;-&quot;);ROW([.L$1:.L60]))+[.$K60]-1)" office:value-type="float" office:value="16.9" calcext:value-type="float">
            <text:p>16.9</text:p>
          </table:table-cell>
          <table:table-cell table:style-name="ce36" table:formula="of:=[.F60]-INDEX([.F:.F];LOOKUP(2;1/([.M$1:.M60]=&quot;-&quot;);ROW([.M$1:.M60]))+[.$K60]-1)" office:value-type="float" office:value="14.3" calcext:value-type="float">
            <text:p>14.3</text:p>
          </table:table-cell>
          <table:table-cell table:style-name="ce36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0.400000000000006" calcext:value-type="float">
            <text:p>-0.400000000000006</text:p>
          </table:table-cell>
          <table:table-cell table:style-name="ce36" table:formula="of:=[.G60]-INDEX([.G:.G];LOOKUP(2;1/([.O$1:.O60]=&quot;-&quot;);ROW([.O$1:.O60]))+[.$K60]-1)" office:value-type="float" office:value="15" calcext:value-type="float">
            <text:p>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3.4" calcext:value-type="float">
            <text:p>83.4</text:p>
          </table:table-cell>
          <table:table-cell office:value-type="float" office:value="81.3" calcext:value-type="float">
            <text:p>81.3</text:p>
          </table:table-cell>
          <table:table-cell office:value-type="float" office:value="82.3" calcext:value-type="float">
            <text:p>82.3</text:p>
          </table:table-cell>
          <table:table-cell office:value-type="float" office:value="83.7" calcext:value-type="float">
            <text:p>83.7</text:p>
          </table:table-cell>
          <table:table-cell office:value-type="float" office:value="81.7" calcext:value-type="float">
            <text:p>81.7</text:p>
          </table:table-cell>
          <table:table-cell table:style-name="ce11" office:value-type="float" office:value="6" calcext:value-type="float">
            <text:p>6</text:p>
          </table:table-cell>
          <table:table-cell table:style-name="ce36" table:formula="of:=[.E61]-INDEX([.E:.E];LOOKUP(2;1/([.L$1:.L61]=&quot;-&quot;);ROW([.L$1:.L61]))+[.$K61]-1)" office:value-type="float" office:value="0.599999999999994" calcext:value-type="float">
            <text:p>0.599999999999994</text:p>
          </table:table-cell>
          <table:table-cell table:style-name="ce36" table:formula="of:=[.F61]-INDEX([.F:.F];LOOKUP(2;1/([.M$1:.M61]=&quot;-&quot;);ROW([.M$1:.M61]))+[.$K61]-1)" office:value-type="float" office:value="0.200000000000003" calcext:value-type="float">
            <text:p>0.200000000000003</text:p>
          </table:table-cell>
          <table:table-cell table:style-name="ce36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-0.299999999999997" calcext:value-type="float">
            <text:p>-0.299999999999997</text:p>
          </table:table-cell>
          <table:table-cell table:style-name="ce36" table:formula="of:=[.G61]-INDEX([.G:.G];LOOKUP(2;1/([.O$1:.O61]=&quot;-&quot;);ROW([.O$1:.O61]))+[.$K61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5" calcext:value-type="float">
            <text:p>82.5</text:p>
          </table:table-cell>
          <table:table-cell office:value-type="float" office:value="83.9" calcext:value-type="float">
            <text:p>83.9</text:p>
          </table:table-cell>
          <table:table-cell office:value-type="float" office:value="82.9" calcext:value-type="float">
            <text:p>82.9</text:p>
          </table:table-cell>
          <table:table-cell office:value-type="float" office:value="81.8" calcext:value-type="float">
            <text:p>81.8</text:p>
          </table:table-cell>
          <table:table-cell office:value-type="float" office:value="83.5" calcext:value-type="float">
            <text:p>83.5</text:p>
          </table:table-cell>
          <table:table-cell office:value-type="float" office:value="81.6" calcext:value-type="float">
            <text:p>81.6</text:p>
          </table:table-cell>
          <table:table-cell table:style-name="ce11" office:value-type="float" office:value="7" calcext:value-type="float">
            <text:p>7</text:p>
          </table:table-cell>
          <table:table-cell table:style-name="ce36" table:formula="of:=[.E62]-INDEX([.E:.E];LOOKUP(2;1/([.L$1:.L62]=&quot;-&quot;);ROW([.L$1:.L62]))+[.$K62]-1)" office:value-type="float" office:value="0.5" calcext:value-type="float">
            <text:p>0.5</text:p>
          </table:table-cell>
          <table:table-cell table:style-name="ce36" table:formula="of:=[.F62]-INDEX([.F:.F];LOOKUP(2;1/([.M$1:.M62]=&quot;-&quot;);ROW([.M$1:.M62]))+[.$K62]-1)" office:value-type="float" office:value="0.5" calcext:value-type="float">
            <text:p>0.5</text:p>
          </table:table-cell>
          <table:table-cell table:style-name="ce36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1.10000000000001" calcext:value-type="float">
            <text:p>1.10000000000001</text:p>
          </table:table-cell>
          <table:table-cell table:style-name="ce36" table:formula="of:=[.G62]-INDEX([.G:.G];LOOKUP(2;1/([.O$1:.O62]=&quot;-&quot;);ROW([.O$1:.O62]))+[.$K62]-1)" office:value-type="float" office:value="1.60000000000001" calcext:value-type="float">
            <text:p>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table:number-columns-repeated="2" office:value-type="float" office:value="82.8" calcext:value-type="float">
            <text:p>82.8</text:p>
          </table:table-cell>
          <table:table-cell office:value-type="float" office:value="83.5" calcext:value-type="float">
            <text:p>83.5</text:p>
          </table:table-cell>
          <table:table-cell office:value-type="float" office:value="81.5" calcext:value-type="float">
            <text:p>81.5</text:p>
          </table:table-cell>
          <table:table-cell office:value-type="float" office:value="83.9" calcext:value-type="float">
            <text:p>83.9</text:p>
          </table:table-cell>
          <table:table-cell office:value-type="float" office:value="84.2" calcext:value-type="float">
            <text:p>84.2</text:p>
          </table:table-cell>
          <table:table-cell office:value-type="float" office:value="82.9" calcext:value-type="float">
            <text:p>82.9</text:p>
          </table:table-cell>
          <table:table-cell office:value-type="float" office:value="7" calcext:value-type="float">
            <text:p>7</text:p>
          </table:table-cell>
          <table:table-cell table:style-name="ce36" table:formula="of:=[.E63]-INDEX([.E:.E];LOOKUP(2;1/([.L$1:.L63]=&quot;-&quot;);ROW([.L$1:.L63]))+[.$K63]-1)" office:value-type="float" office:value="0.799999999999997" calcext:value-type="float">
            <text:p>0.799999999999997</text:p>
          </table:table-cell>
          <table:table-cell table:style-name="ce36" table:formula="of:=[.F63]-INDEX([.F:.F];LOOKUP(2;1/([.M$1:.M63]=&quot;-&quot;);ROW([.M$1:.M63]))+[.$K63]-1)" office:value-type="float" office:value="0.0999999999999943" calcext:value-type="float">
            <text:p>0.0999999999999943</text:p>
          </table:table-cell>
          <table:table-cell table:style-name="ce36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0.599999999999994" calcext:value-type="float">
            <text:p>-0.599999999999994</text:p>
          </table:table-cell>
          <table:table-cell table:style-name="ce36" table:formula="of:=[.G63]-INDEX([.G:.G];LOOKUP(2;1/([.O$1:.O63]=&quot;-&quot;);ROW([.O$1:.O63]))+[.$K63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4" calcext:value-type="float">
            <text:p>76.4</text:p>
          </table:table-cell>
          <table:table-cell office:value-type="float" office:value="75.8" calcext:value-type="float">
            <text:p>75.8</text:p>
          </table:table-cell>
          <table:table-cell office:value-type="float" office:value="70" calcext:value-type="float">
            <text:p>70</text:p>
          </table:table-cell>
          <table:table-cell office:value-type="float" office:value="75.4" calcext:value-type="float">
            <text:p>75.4</text:p>
          </table:table-cell>
          <table:table-cell office:value-type="float" office:value="74.3" calcext:value-type="float">
            <text:p>74.3</text:p>
          </table:table-cell>
          <table:table-cell office:value-type="float" office:value="68.5" calcext:value-type="float">
            <text:p>68.5</text:p>
          </table:table-cell>
          <table:table-cell office:value-type="float" office:value="7" calcext:value-type="float">
            <text:p>7</text:p>
          </table:table-cell>
          <table:table-cell table:style-name="ce36" table:formula="of:=[.E64]-INDEX([.E:.E];LOOKUP(2;1/([.L$1:.L64]=&quot;-&quot;);ROW([.L$1:.L64]))+[.$K64]-1)" office:value-type="float" office:value="-5.59999999999999" calcext:value-type="float">
            <text:p>-5.59999999999999</text:p>
          </table:table-cell>
          <table:table-cell table:style-name="ce36" table:formula="of:=[.F64]-INDEX([.F:.F];LOOKUP(2;1/([.M$1:.M64]=&quot;-&quot;);ROW([.M$1:.M64]))+[.$K64]-1)" office:value-type="float" office:value="-7.60000000000001" calcext:value-type="float">
            <text:p>-7.60000000000001</text:p>
          </table:table-cell>
          <table:table-cell table:style-name="ce36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5.7" calcext:value-type="float">
            <text:p>-5.7</text:p>
          </table:table-cell>
          <table:table-cell table:style-name="ce36" table:formula="of:=[.G64]-INDEX([.G:.G];LOOKUP(2;1/([.O$1:.O64]=&quot;-&quot;);ROW([.O$1:.O64]))+[.$K64]-1)" office:value-type="float" office:value="-11.3" calcext:value-type="float">
            <text:p>-1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9.2" calcext:value-type="float">
            <text:p>79.2</text:p>
          </table:table-cell>
          <table:table-cell office:value-type="float" office:value="77.9" calcext:value-type="float">
            <text:p>77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4.4" calcext:value-type="float">
            <text:p>74.4</text:p>
          </table:table-cell>
          <table:table-cell office:value-type="float" office:value="69.3" calcext:value-type="float">
            <text:p>69.3</text:p>
          </table:table-cell>
          <table:table-cell office:value-type="float" office:value="7" calcext:value-type="float">
            <text:p>7</text:p>
          </table:table-cell>
          <table:table-cell table:style-name="ce36" table:formula="of:=[.E65]-INDEX([.E:.E];LOOKUP(2;1/([.L$1:.L65]=&quot;-&quot;);ROW([.L$1:.L65]))+[.$K65]-1)" office:value-type="float" office:value="-2.8" calcext:value-type="float">
            <text:p>-2.8</text:p>
          </table:table-cell>
          <table:table-cell table:style-name="ce36" table:formula="of:=[.F65]-INDEX([.F:.F];LOOKUP(2;1/([.M$1:.M65]=&quot;-&quot;);ROW([.M$1:.M65]))+[.$K65]-1)" office:value-type="float" office:value="-5.5" calcext:value-type="float">
            <text:p>-5.5</text:p>
          </table:table-cell>
          <table:table-cell table:style-name="ce36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5.3" calcext:value-type="float">
            <text:p>-5.3</text:p>
          </table:table-cell>
          <table:table-cell table:style-name="ce36" table:formula="of:=[.G65]-INDEX([.G:.G];LOOKUP(2;1/([.O$1:.O65]=&quot;-&quot;);ROW([.O$1:.O65]))+[.$K65]-1)" office:value-type="float" office:value="-8.09999999999999" calcext:value-type="float">
            <text:p>-8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" calcext:value-type="float">
            <text:p>73</text:p>
          </table:table-cell>
          <table:table-cell office:value-type="float" office:value="73.5" calcext:value-type="float">
            <text:p>73.5</text:p>
          </table:table-cell>
          <table:table-cell office:value-type="float" office:value="66.6" calcext:value-type="float">
            <text:p>66.6</text:p>
          </table:table-cell>
          <table:table-cell office:value-type="float" office:value="74.1" calcext:value-type="float">
            <text:p>74.1</text:p>
          </table:table-cell>
          <table:table-cell office:value-type="float" office:value="74.5" calcext:value-type="float">
            <text:p>74.5</text:p>
          </table:table-cell>
          <table:table-cell office:value-type="float" office:value="67.9" calcext:value-type="float">
            <text:p>67.9</text:p>
          </table:table-cell>
          <table:table-cell office:value-type="float" office:value="7" calcext:value-type="float">
            <text:p>7</text:p>
          </table:table-cell>
          <table:table-cell table:style-name="ce36" table:formula="of:=[.E66]-INDEX([.E:.E];LOOKUP(2;1/([.L$1:.L66]=&quot;-&quot;);ROW([.L$1:.L66]))+[.$K66]-1)" office:value-type="float" office:value="-9" calcext:value-type="float">
            <text:p>-9</text:p>
          </table:table-cell>
          <table:table-cell table:style-name="ce36" table:formula="of:=[.F66]-INDEX([.F:.F];LOOKUP(2;1/([.M$1:.M66]=&quot;-&quot;);ROW([.M$1:.M66]))+[.$K66]-1)" office:value-type="float" office:value="-9.90000000000001" calcext:value-type="float">
            <text:p>-9.90000000000001</text:p>
          </table:table-cell>
          <table:table-cell table:style-name="ce36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5.7" calcext:value-type="float">
            <text:p>-5.7</text:p>
          </table:table-cell>
          <table:table-cell table:style-name="ce36" table:formula="of:=[.G66]-INDEX([.G:.G];LOOKUP(2;1/([.O$1:.O66]=&quot;-&quot;);ROW([.O$1:.O66]))+[.$K66]-1)" office:value-type="float" office:value="-14.7" calcext:value-type="float">
            <text:p>-14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6" calcext:value-type="float">
            <text:p>77.6</text:p>
          </table:table-cell>
          <table:table-cell office:value-type="float" office:value="78" calcext:value-type="float">
            <text:p>78</text:p>
          </table:table-cell>
          <table:table-cell office:value-type="float" office:value="64.1" calcext:value-type="float">
            <text:p>64.1</text:p>
          </table:table-cell>
          <table:table-cell office:value-type="float" office:value="76.5" calcext:value-type="float">
            <text:p>76.5</text:p>
          </table:table-cell>
          <table:table-cell office:value-type="float" office:value="76.3" calcext:value-type="float">
            <text:p>76.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36" table:formula="of:=[.E67]-INDEX([.E:.E];LOOKUP(2;1/([.L$1:.L67]=&quot;-&quot;);ROW([.L$1:.L67]))+[.$K67]-1)" office:value-type="float" office:value="1.19999999999999" calcext:value-type="float">
            <text:p>1.19999999999999</text:p>
          </table:table-cell>
          <table:table-cell table:style-name="ce36" table:formula="of:=[.F67]-INDEX([.F:.F];LOOKUP(2;1/([.M$1:.M67]=&quot;-&quot;);ROW([.M$1:.M67]))+[.$K67]-1)" office:value-type="float" office:value="2.2" calcext:value-type="float">
            <text:p>2.2</text:p>
          </table:table-cell>
          <table:table-cell table:style-name="ce36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7.09999999999999" calcext:value-type="float">
            <text:p>-7.09999999999999</text:p>
          </table:table-cell>
          <table:table-cell table:style-name="ce36" table:formula="of:=[.G67]-INDEX([.G:.G];LOOKUP(2;1/([.O$1:.O67]=&quot;-&quot;);ROW([.O$1:.O67]))+[.$K67]-1)" office:value-type="float" office:value="-5.90000000000001" calcext:value-type="float">
            <text:p>-5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2" calcext:value-type="float">
            <text:p>76.2</text:p>
          </table:table-cell>
          <table:table-cell office:value-type="float" office:value="76.6" calcext:value-type="float">
            <text:p>76.6</text:p>
          </table:table-cell>
          <table:table-cell office:value-type="float" office:value="62.8" calcext:value-type="float">
            <text:p>62.8</text:p>
          </table:table-cell>
          <table:table-cell office:value-type="float" office:value="75.1" calcext:value-type="float">
            <text:p>75.1</text:p>
          </table:table-cell>
          <table:table-cell office:value-type="float" office:value="74.8" calcext:value-type="float">
            <text:p>74.8</text:p>
          </table:table-cell>
          <table:table-cell office:value-type="float" office:value="62.6" calcext:value-type="float">
            <text:p>62.6</text:p>
          </table:table-cell>
          <table:table-cell office:value-type="float" office:value="10" calcext:value-type="float">
            <text:p>10</text:p>
          </table:table-cell>
          <table:table-cell table:style-name="ce36" table:formula="of:=[.E68]-INDEX([.E:.E];LOOKUP(2;1/([.L$1:.L68]=&quot;-&quot;);ROW([.L$1:.L68]))+[.$K68]-1)" office:value-type="float" office:value="-0.200000000000003" calcext:value-type="float">
            <text:p>-0.200000000000003</text:p>
          </table:table-cell>
          <table:table-cell table:style-name="ce36" table:formula="of:=[.F68]-INDEX([.F:.F];LOOKUP(2;1/([.M$1:.M68]=&quot;-&quot;);ROW([.M$1:.M68]))+[.$K68]-1)" office:value-type="float" office:value="0.799999999999997" calcext:value-type="float">
            <text:p>0.799999999999997</text:p>
          </table:table-cell>
          <table:table-cell table:style-name="ce36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-7" calcext:value-type="float">
            <text:p>-7</text:p>
          </table:table-cell>
          <table:table-cell table:style-name="ce36" table:formula="of:=[.G68]-INDEX([.G:.G];LOOKUP(2;1/([.O$1:.O68]=&quot;-&quot;);ROW([.O$1:.O68]))+[.$K68]-1)" office:value-type="float" office:value="-7.2" calcext:value-type="float">
            <text:p>-7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4" calcext:value-type="float">
            <text:p>72.4</text:p>
          </table:table-cell>
          <table:table-cell office:value-type="float" office:value="72.3" calcext:value-type="float">
            <text:p>72.3</text:p>
          </table:table-cell>
          <table:table-cell office:value-type="float" office:value="65.7" calcext:value-type="float">
            <text:p>65.7</text:p>
          </table:table-cell>
          <table:table-cell office:value-type="float" office:value="71" calcext:value-type="float">
            <text:p>71</text:p>
          </table:table-cell>
          <table:table-cell office:value-type="float" office:value="70.7" calcext:value-type="float">
            <text:p>70.7</text:p>
          </table:table-cell>
          <table:table-cell office:value-type="float" office:value="64.8" calcext:value-type="float">
            <text:p>64.8</text:p>
          </table:table-cell>
          <table:table-cell office:value-type="float" office:value="10" calcext:value-type="float">
            <text:p>10</text:p>
          </table:table-cell>
          <table:table-cell table:style-name="ce36" table:formula="of:=[.E69]-INDEX([.E:.E];LOOKUP(2;1/([.L$1:.L69]=&quot;-&quot;);ROW([.L$1:.L69]))+[.$K69]-1)" office:value-type="float" office:value="-4" calcext:value-type="float">
            <text:p>-4</text:p>
          </table:table-cell>
          <table:table-cell table:style-name="ce36" table:formula="of:=[.F69]-INDEX([.F:.F];LOOKUP(2;1/([.M$1:.M69]=&quot;-&quot;);ROW([.M$1:.M69]))+[.$K69]-1)" office:value-type="float" office:value="-3.5" calcext:value-type="float">
            <text:p>-3.5</text:p>
          </table:table-cell>
          <table:table-cell table:style-name="ce36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-0.299999999999997" calcext:value-type="float">
            <text:p>-0.299999999999997</text:p>
          </table:table-cell>
          <table:table-cell table:style-name="ce36" table:formula="of:=[.G69]-INDEX([.G:.G];LOOKUP(2;1/([.O$1:.O69]=&quot;-&quot;);ROW([.O$1:.O69]))+[.$K69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6" calcext:value-type="float">
            <text:p>80.6</text:p>
          </table:table-cell>
          <table:table-cell office:value-type="float" office:value="81.5" calcext:value-type="float">
            <text:p>81.5</text:p>
          </table:table-cell>
          <table:table-cell office:value-type="float" office:value="79.1" calcext:value-type="float">
            <text:p>79.1</text:p>
          </table:table-cell>
          <table:table-cell office:value-type="float" office:value="80.3" calcext:value-type="float">
            <text:p>80.3</text:p>
          </table:table-cell>
          <table:table-cell office:value-type="float" office:value="81.1" calcext:value-type="float">
            <text:p>81.1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36" table:formula="of:=[.E70]-INDEX([.E:.E];LOOKUP(2;1/([.L$1:.L70]=&quot;-&quot;);ROW([.L$1:.L70]))+[.$K70]-1)" office:value-type="float" office:value="-1.40000000000001" calcext:value-type="float">
            <text:p>-1.40000000000001</text:p>
          </table:table-cell>
          <table:table-cell table:style-name="ce36" table:formula="of:=[.F70]-INDEX([.F:.F];LOOKUP(2;1/([.M$1:.M70]=&quot;-&quot;);ROW([.M$1:.M70]))+[.$K70]-1)" office:value-type="float" office:value="-1.90000000000001" calcext:value-type="float">
            <text:p>-1.90000000000001</text:p>
          </table:table-cell>
          <table:table-cell table:style-name="ce36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-0.799999999999997" calcext:value-type="float">
            <text:p>-0.799999999999997</text:p>
          </table:table-cell>
          <table:table-cell table:style-name="ce36" table:formula="of:=[.G70]-INDEX([.G:.G];LOOKUP(2;1/([.O$1:.O70]=&quot;-&quot;);ROW([.O$1:.O70]))+[.$K70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36" table:formula="of:=[.E71]-INDEX([.E:.E];LOOKUP(2;1/([.L$1:.L71]=&quot;-&quot;);ROW([.L$1:.L71]))+[.$K71]-1)" office:value-type="float" office:value="-0.799999999999997" calcext:value-type="float">
            <text:p>-0.799999999999997</text:p>
          </table:table-cell>
          <table:table-cell table:style-name="ce36" table:formula="of:=[.F71]-INDEX([.F:.F];LOOKUP(2;1/([.M$1:.M71]=&quot;-&quot;);ROW([.M$1:.M71]))+[.$K71]-1)" office:value-type="float" office:value="-1.5" calcext:value-type="float">
            <text:p>-1.5</text:p>
          </table:table-cell>
          <table:table-cell table:style-name="ce36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-0.900000000000006" calcext:value-type="float">
            <text:p>-0.900000000000006</text:p>
          </table:table-cell>
          <table:table-cell table:style-name="ce36" table:formula="of:=[.G71]-INDEX([.G:.G];LOOKUP(2;1/([.O$1:.O71]=&quot;-&quot;);ROW([.O$1:.O71]))+[.$K71]-1)" office:value-type="float" office:value="-1.7" calcext:value-type="float">
            <text:p>-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float" office:value="79" calcext:value-type="float">
            <text:p>79</text:p>
          </table:table-cell>
          <table:table-cell office:value-type="float" office:value="81.3" calcext:value-type="float">
            <text:p>81.3</text:p>
          </table:table-cell>
          <table:table-cell office:value-type="float" office:value="82.2" calcext:value-type="float">
            <text:p>82.2</text:p>
          </table:table-cell>
          <table:table-cell office:value-type="float" office:value="79.9" calcext:value-type="float">
            <text:p>79.9</text:p>
          </table:table-cell>
          <table:table-cell office:value-type="float" office:value="7" calcext:value-type="float">
            <text:p>7</text:p>
          </table:table-cell>
          <table:table-cell table:style-name="ce36" table:formula="of:=[.E72]-INDEX([.E:.E];LOOKUP(2;1/([.L$1:.L72]=&quot;-&quot;);ROW([.L$1:.L72]))+[.$K72]-1)" office:value-type="float" office:value="-1.5" calcext:value-type="float">
            <text:p>-1.5</text:p>
          </table:table-cell>
          <table:table-cell table:style-name="ce36" table:formula="of:=[.F72]-INDEX([.F:.F];LOOKUP(2;1/([.M$1:.M72]=&quot;-&quot;);ROW([.M$1:.M72]))+[.$K72]-1)" office:value-type="float" office:value="-1.90000000000001" calcext:value-type="float">
            <text:p>-1.90000000000001</text:p>
          </table:table-cell>
          <table:table-cell table:style-name="ce36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0.799999999999997" calcext:value-type="float">
            <text:p>-0.799999999999997</text:p>
          </table:table-cell>
          <table:table-cell table:style-name="ce36" table:formula="of:=[.G72]-INDEX([.G:.G];LOOKUP(2;1/([.O$1:.O72]=&quot;-&quot;);ROW([.O$1:.O72]))+[.$K72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.5</text:p>
          </table:table-cell>
          <table:table-cell office:value-type="float" office:value="83.3" calcext:value-type="float">
            <text:p>83.3</text:p>
          </table:table-cell>
          <table:table-cell office:value-type="float" office:value="81.4" calcext:value-type="float">
            <text:p>81.4</text:p>
          </table:table-cell>
          <table:table-cell office:value-type="float" office:value="81.7" calcext:value-type="float">
            <text:p>81.7</text:p>
          </table:table-cell>
          <table:table-cell office:value-type="float" office:value="83.5" calcext:value-type="float">
            <text:p>83.5</text:p>
          </table:table-cell>
          <table:table-cell office:value-type="float" office:value="81.7" calcext:value-type="float">
            <text:p>81.7</text:p>
          </table:table-cell>
          <table:table-cell office:value-type="float" office:value="7" calcext:value-type="float">
            <text:p>7</text:p>
          </table:table-cell>
          <table:table-cell table:style-name="ce36" table:formula="of:=[.E73]-INDEX([.E:.E];LOOKUP(2;1/([.L$1:.L73]=&quot;-&quot;);ROW([.L$1:.L73]))+[.$K73]-1)" office:value-type="float" office:value="-0.5" calcext:value-type="float">
            <text:p>-0.5</text:p>
          </table:table-cell>
          <table:table-cell table:style-name="ce36" table:formula="of:=[.F73]-INDEX([.F:.F];LOOKUP(2;1/([.M$1:.M73]=&quot;-&quot;);ROW([.M$1:.M73]))+[.$K73]-1)" office:value-type="float" office:value="-0.100000000000009" calcext:value-type="float">
            <text:p>-0.100000000000009</text:p>
          </table:table-cell>
          <table:table-cell table:style-name="ce36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0.600000000000009" calcext:value-type="float">
            <text:p>0.600000000000009</text:p>
          </table:table-cell>
          <table:table-cell table:style-name="ce36" table:formula="of:=[.G73]-INDEX([.G:.G];LOOKUP(2;1/([.O$1:.O73]=&quot;-&quot;);ROW([.O$1:.O73]))+[.$K73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.1" calcext:value-type="float">
            <text:p>84.1</text:p>
          </table:table-cell>
          <table:table-cell office:value-type="float" office:value="84.4" calcext:value-type="float">
            <text:p>84.4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84.8" calcext:value-type="float">
            <text:p>84.8</text:p>
          </table:table-cell>
          <table:table-cell office:value-type="float" office:value="82.6" calcext:value-type="float">
            <text:p>82.6</text:p>
          </table:table-cell>
          <table:table-cell office:value-type="float" office:value="7" calcext:value-type="float">
            <text:p>7</text:p>
          </table:table-cell>
          <table:table-cell table:style-name="ce36" table:formula="of:=[.E74]-INDEX([.E:.E];LOOKUP(2;1/([.L$1:.L74]=&quot;-&quot;);ROW([.L$1:.L74]))+[.$K74]-1)" office:value-type="float" office:value="2.09999999999999" calcext:value-type="float">
            <text:p>2.09999999999999</text:p>
          </table:table-cell>
          <table:table-cell table:style-name="ce36" table:formula="of:=[.F74]-INDEX([.F:.F];LOOKUP(2;1/([.M$1:.M74]=&quot;-&quot;);ROW([.M$1:.M74]))+[.$K74]-1)" office:value-type="float" office:value="1" calcext:value-type="float">
            <text:p>1</text:p>
          </table:table-cell>
          <table:table-cell table:style-name="ce36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0.999999999999986" calcext:value-type="float">
            <text:p>-0.999999999999986</text:p>
          </table:table-cell>
          <table:table-cell table:style-name="ce36" table:formula="of:=[.G74]-INDEX([.G:.G];LOOKUP(2;1/([.O$1:.O74]=&quot;-&quot;);ROW([.O$1:.O74]))+[.$K74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-balance_025</text:p>
          </table:table-cell>
          <table:table-cell office:value-type="float" office:value="58.2" calcext:value-type="float">
            <text:p>58.2</text:p>
          </table:table-cell>
          <table:table-cell office:value-type="float" office:value="80.7" calcext:value-type="float">
            <text:p>80.7</text:p>
          </table:table-cell>
          <table:table-cell office:value-type="float" office:value="85.6" calcext:value-type="float">
            <text:p>85.6</text:p>
          </table:table-cell>
          <table:table-cell office:value-type="float" office:value="82.7" calcext:value-type="float">
            <text:p>82.7</text:p>
          </table:table-cell>
          <table:table-cell office:value-type="float" office:value="83.5" calcext:value-type="float">
            <text:p>83.5</text:p>
          </table:table-cell>
          <table:table-cell office:value-type="float" office:value="81.7" calcext:value-type="float">
            <text:p>81.7</text:p>
          </table:table-cell>
          <table:table-cell office:value-type="float" office:value="82.9" calcext:value-type="float">
            <text:p>82.9</text:p>
          </table:table-cell>
          <table:table-cell office:value-type="float" office:value="83.8" calcext:value-type="float">
            <text:p>83.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36" table:formula="of:=[.E75]-INDEX([.E:.E];LOOKUP(2;1/([.L$1:.L75]=&quot;-&quot;);ROW([.L$1:.L75]))+[.$K75]-1)" office:value-type="float" office:value="0.700000000000003" calcext:value-type="float">
            <text:p>0.700000000000003</text:p>
          </table:table-cell>
          <table:table-cell table:style-name="ce36" table:formula="of:=[.F75]-INDEX([.F:.F];LOOKUP(2;1/([.M$1:.M75]=&quot;-&quot;);ROW([.M$1:.M75]))+[.$K75]-1)" office:value-type="float" office:value="0.0999999999999943" calcext:value-type="float">
            <text:p>0.0999999999999943</text:p>
          </table:table-cell>
          <table:table-cell table:style-name="ce36" table:formula="of:=IF([.B75]-[.D75]&lt;0;&quot;?&quot;;MAX((INDEX([.E:.E];LOOKUP(2;1/([.N$1:.N75]=&quot;-&quot;);ROW([.N$1:.N75]))+[.$K75]-1)-INDEX([.G:.G];LOOKUP(2;1/([.N$1:.N75]=&quot;-&quot;);ROW([.N$1:.N75]))+[.$K75]-1));0)-([.E75]-[.G75]))" office:value-type="string" office:string-value="?" calcext:value-type="string">
            <text:p>?</text:p>
          </table:table-cell>
          <table:table-cell table:style-name="ce36" table:formula="of:=[.G75]-INDEX([.G:.G];LOOKUP(2;1/([.O$1:.O75]=&quot;-&quot;);ROW([.O$1:.O75]))+[.$K75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CLR-balance_050</text:p>
          </table:table-cell>
          <table:table-cell office:value-type="float" office:value="55.3" calcext:value-type="float">
            <text:p>55.3</text:p>
          </table:table-cell>
          <table:table-cell office:value-type="float" office:value="79.8" calcext:value-type="float">
            <text:p>79.8</text:p>
          </table:table-cell>
          <table:table-cell office:value-type="float" office:value="86.5" calcext:value-type="float">
            <text:p>86.5</text:p>
          </table:table-cell>
          <table:table-cell office:value-type="float" office:value="84" calcext:value-type="float">
            <text:p>84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84.6" calcext:value-type="float">
            <text:p>84.6</text:p>
          </table:table-cell>
          <table:table-cell office:value-type="float" office:value="82.7" calcext:value-type="float">
            <text:p>82.7</text:p>
          </table:table-cell>
          <table:table-cell office:value-type="float" office:value="7" calcext:value-type="float">
            <text:p>7</text:p>
          </table:table-cell>
          <table:table-cell table:style-name="ce36" table:formula="of:=[.E76]-INDEX([.E:.E];LOOKUP(2;1/([.L$1:.L76]=&quot;-&quot;);ROW([.L$1:.L76]))+[.$K76]-1)" office:value-type="float" office:value="2" calcext:value-type="float">
            <text:p>2</text:p>
          </table:table-cell>
          <table:table-cell table:style-name="ce36" table:formula="of:=[.F76]-INDEX([.F:.F];LOOKUP(2;1/([.M$1:.M76]=&quot;-&quot;);ROW([.M$1:.M76]))+[.$K76]-1)" office:value-type="float" office:value="0.799999999999997" calcext:value-type="float">
            <text:p>0.799999999999997</text:p>
          </table:table-cell>
          <table:table-cell table:style-name="ce36" table:formula="of:=IF([.B76]-[.D76]&lt;0;&quot;?&quot;;MAX((INDEX([.E:.E];LOOKUP(2;1/([.N$1:.N76]=&quot;-&quot;);ROW([.N$1:.N76]))+[.$K76]-1)-INDEX([.G:.G];LOOKUP(2;1/([.N$1:.N76]=&quot;-&quot;);ROW([.N$1:.N76]))+[.$K76]-1));0)-([.E76]-[.G76]))" office:value-type="string" office:string-value="?" calcext:value-type="string">
            <text:p>?</text:p>
          </table:table-cell>
          <table:table-cell table:style-name="ce36" table:formula="of:=[.G76]-INDEX([.G:.G];LOOKUP(2;1/([.O$1:.O76]=&quot;-&quot;);ROW([.O$1:.O76]))+[.$K76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CLR-balance_075</text:p>
          </table:table-cell>
          <table:table-cell office:value-type="float" office:value="51.2" calcext:value-type="float">
            <text:p>51.2</text:p>
          </table:table-cell>
          <table:table-cell office:value-type="float" office:value="79.2" calcext:value-type="float">
            <text:p>79.2</text:p>
          </table:table-cell>
          <table:table-cell office:value-type="float" office:value="86" calcext:value-type="float">
            <text:p>86</text:p>
          </table:table-cell>
          <table:table-cell office:value-type="float" office:value="83.4" calcext:value-type="float">
            <text:p>83.4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1.9</text:p>
          </table:table-cell>
          <table:table-cell office:value-type="float" office:value="83.7" calcext:value-type="float">
            <text:p>83.7</text:p>
          </table:table-cell>
          <table:table-cell office:value-type="float" office:value="84.4" calcext:value-type="float">
            <text:p>84.4</text:p>
          </table:table-cell>
          <table:table-cell office:value-type="float" office:value="82.1" calcext:value-type="float">
            <text:p>82.1</text:p>
          </table:table-cell>
          <table:table-cell office:value-type="float" office:value="7" calcext:value-type="float">
            <text:p>7</text:p>
          </table:table-cell>
          <table:table-cell table:style-name="ce36" table:formula="of:=[.E77]-INDEX([.E:.E];LOOKUP(2;1/([.L$1:.L77]=&quot;-&quot;);ROW([.L$1:.L77]))+[.$K77]-1)" office:value-type="float" office:value="1.40000000000001" calcext:value-type="float">
            <text:p>1.40000000000001</text:p>
          </table:table-cell>
          <table:table-cell table:style-name="ce36" table:formula="of:=[.F77]-INDEX([.F:.F];LOOKUP(2;1/([.M$1:.M77]=&quot;-&quot;);ROW([.M$1:.M77]))+[.$K77]-1)" office:value-type="float" office:value="0.599999999999994" calcext:value-type="float">
            <text:p>0.599999999999994</text:p>
          </table:table-cell>
          <table:table-cell table:style-name="ce36" table:formula="of:=IF([.B77]-[.D77]&lt;0;&quot;?&quot;;MAX((INDEX([.E:.E];LOOKUP(2;1/([.N$1:.N77]=&quot;-&quot;);ROW([.N$1:.N77]))+[.$K77]-1)-INDEX([.G:.G];LOOKUP(2;1/([.N$1:.N77]=&quot;-&quot;);ROW([.N$1:.N77]))+[.$K77]-1));0)-([.E77]-[.G77]))" office:value-type="string" office:string-value="?" calcext:value-type="string">
            <text:p>?</text:p>
          </table:table-cell>
          <table:table-cell table:style-name="ce36" table:formula="of:=[.G77]-INDEX([.G:.G];LOOKUP(2;1/([.O$1:.O77]=&quot;-&quot;);ROW([.O$1:.O77]))+[.$K77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CLR-balance_100</text:p>
          </table:table-cell>
          <table:table-cell office:value-type="float" office:value="46.2" calcext:value-type="float">
            <text:p>46.2</text:p>
          </table:table-cell>
          <table:table-cell office:value-type="float" office:value="78.2" calcext:value-type="float">
            <text:p>78.2</text:p>
          </table:table-cell>
          <table:table-cell office:value-type="float" office:value="84.8" calcext:value-type="float">
            <text:p>84.8</text:p>
          </table:table-cell>
          <table:table-cell office:value-type="float" office:value="81.9" calcext:value-type="float">
            <text:p>81.9</text:p>
          </table:table-cell>
          <table:table-cell office:value-type="float" office:value="83.1" calcext:value-type="float">
            <text:p>83.1</text:p>
          </table:table-cell>
          <table:table-cell office:value-type="float" office:value="81.2" calcext:value-type="float">
            <text:p>81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1.5" calcext:value-type="float">
            <text:p>81.5</text:p>
          </table:table-cell>
          <table:table-cell office:value-type="float" office:value="7" calcext:value-type="float">
            <text:p>7</text:p>
          </table:table-cell>
          <table:table-cell table:style-name="ce36" table:formula="of:=[.E78]-INDEX([.E:.E];LOOKUP(2;1/([.L$1:.L78]=&quot;-&quot;);ROW([.L$1:.L78]))+[.$K78]-1)" office:value-type="float" office:value="-0.0999999999999943" calcext:value-type="float">
            <text:p>-0.0999999999999943</text:p>
          </table:table-cell>
          <table:table-cell table:style-name="ce36" table:formula="of:=[.F78]-INDEX([.F:.F];LOOKUP(2;1/([.M$1:.M78]=&quot;-&quot;);ROW([.M$1:.M78]))+[.$K78]-1)" office:value-type="float" office:value="-0.300000000000011" calcext:value-type="float">
            <text:p>-0.300000000000011</text:p>
          </table:table-cell>
          <table:table-cell table:style-name="ce36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36" table:formula="of:=[.G78]-INDEX([.G:.G];LOOKUP(2;1/([.O$1:.O78]=&quot;-&quot;);ROW([.O$1:.O78]))+[.$K78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84.6" calcext:value-type="float">
            <text:p>84.6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82.9" calcext:value-type="float">
            <text:p>82.9</text:p>
          </table:table-cell>
          <table:table-cell office:value-type="float" office:value="7" calcext:value-type="float">
            <text:p>7</text:p>
          </table:table-cell>
          <table:table-cell table:style-name="ce36" table:formula="of:=[.E79]-INDEX([.E:.E];LOOKUP(2;1/([.L$1:.L79]=&quot;-&quot;);ROW([.L$1:.L79]))+[.$K79]-1)" office:value-type="float" office:value="2.40000000000001" calcext:value-type="float">
            <text:p>2.40000000000001</text:p>
          </table:table-cell>
          <table:table-cell table:style-name="ce36" table:formula="of:=[.F79]-INDEX([.F:.F];LOOKUP(2;1/([.M$1:.M79]=&quot;-&quot;);ROW([.M$1:.M79]))+[.$K79]-1)" office:value-type="float" office:value="1.19999999999999" calcext:value-type="float">
            <text:p>1.19999999999999</text:p>
          </table:table-cell>
          <table:table-cell table:style-name="ce36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-0.900000000000006" calcext:value-type="float">
            <text:p>-0.900000000000006</text:p>
          </table:table-cell>
          <table:table-cell table:style-name="ce36" table:formula="of:=[.G79]-INDEX([.G:.G];LOOKUP(2;1/([.O$1:.O79]=&quot;-&quot;);ROW([.O$1:.O79]))+[.$K79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many_vox-scale-bal50-reinclude</text:p>
          </table:table-cell>
          <table:table-cell office:value-type="float" office:value="96.3" calcext:value-type="float">
            <text:p>96.3</text:p>
          </table:table-cell>
          <table:table-cell office:value-type="float" office:value="83.8" calcext:value-type="float">
            <text:p>83.8</text:p>
          </table:table-cell>
          <table:table-cell office:value-type="float" office:value="81.7" calcext:value-type="float">
            <text:p>81.7</text:p>
          </table:table-cell>
          <table:table-cell office:value-type="float" office:value="76.8" calcext:value-type="float">
            <text:p>76.8</text:p>
          </table:table-cell>
          <table:table-cell office:value-type="float" office:value="77.1" calcext:value-type="float">
            <text:p>77.1</text:p>
          </table:table-cell>
          <table:table-cell office:value-type="float" office:value="77.3" calcext:value-type="float">
            <text:p>77.3</text:p>
          </table:table-cell>
          <table:table-cell office:value-type="float" office:value="76.8" calcext:value-type="float">
            <text:p>76.8</text:p>
          </table:table-cell>
          <table:table-cell office:value-type="float" office:value="76.6" calcext:value-type="float">
            <text:p>76.6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36" table:formula="of:=[.E80]-INDEX([.E:.E];LOOKUP(2;1/([.L$1:.L80]=&quot;-&quot;);ROW([.L$1:.L80]))+[.$K80]-1)" office:value-type="float" office:value="-5.2" calcext:value-type="float">
            <text:p>-5.2</text:p>
          </table:table-cell>
          <table:table-cell table:style-name="ce36" table:formula="of:=[.F80]-INDEX([.F:.F];LOOKUP(2;1/([.M$1:.M80]=&quot;-&quot;);ROW([.M$1:.M80]))+[.$K80]-1)" office:value-type="float" office:value="-6.30000000000001" calcext:value-type="float">
            <text:p>-6.30000000000001</text:p>
          </table:table-cell>
          <table:table-cell table:style-name="ce36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1.2" calcext:value-type="float">
            <text:p>1.2</text:p>
          </table:table-cell>
          <table:table-cell table:style-name="ce36" table:formula="of:=[.G80]-INDEX([.G:.G];LOOKUP(2;1/([.O$1:.O80]=&quot;-&quot;);ROW([.O$1:.O80]))+[.$K80]-1)" office:value-type="float" office:value="-4" calcext:value-type="float">
            <text:p>-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9-many_vox-bal50-reinclude</text:p>
          </table:table-cell>
          <table:table-cell office:value-type="float" office:value="96.2" calcext:value-type="float">
            <text:p>96.2</text:p>
          </table:table-cell>
          <table:table-cell office:value-type="float" office:value="83.1" calcext:value-type="float">
            <text:p>83.1</text:p>
          </table:table-cell>
          <table:table-cell office:value-type="float" office:value="83.9" calcext:value-type="float">
            <text:p>83.9</text:p>
          </table:table-cell>
          <table:table-cell office:value-type="float" office:value="76.9" calcext:value-type="float">
            <text:p>76.9</text:p>
          </table:table-cell>
          <table:table-cell office:value-type="float" office:value="77.1" calcext:value-type="float">
            <text:p>77.1</text:p>
          </table:table-cell>
          <table:table-cell office:value-type="float" office:value="77.7" calcext:value-type="float">
            <text:p>77.7</text:p>
          </table:table-cell>
          <table:table-cell office:value-type="float" office:value="76.9" calcext:value-type="float">
            <text:p>76.9</text:p>
          </table:table-cell>
          <table:table-cell office:value-type="float" office:value="76.6" calcext:value-type="float">
            <text:p>76.6</text:p>
          </table:table-cell>
          <table:table-cell office:value-type="float" office:value="77.3" calcext:value-type="float">
            <text:p>77.3</text:p>
          </table:table-cell>
          <table:table-cell office:value-type="float" office:value="7" calcext:value-type="float">
            <text:p>7</text:p>
          </table:table-cell>
          <table:table-cell table:style-name="ce36" table:formula="of:=[.E81]-INDEX([.E:.E];LOOKUP(2;1/([.L$1:.L81]=&quot;-&quot;);ROW([.L$1:.L81]))+[.$K81]-1)" office:value-type="float" office:value="-5.09999999999999" calcext:value-type="float">
            <text:p>-5.09999999999999</text:p>
          </table:table-cell>
          <table:table-cell table:style-name="ce36" table:formula="of:=[.F81]-INDEX([.F:.F];LOOKUP(2;1/([.M$1:.M81]=&quot;-&quot;);ROW([.M$1:.M81]))+[.$K81]-1)" office:value-type="float" office:value="-6.30000000000001" calcext:value-type="float">
            <text:p>-6.30000000000001</text:p>
          </table:table-cell>
          <table:table-cell table:style-name="ce36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1.5" calcext:value-type="float">
            <text:p>1.5</text:p>
          </table:table-cell>
          <table:table-cell table:style-name="ce36" table:formula="of:=[.G81]-INDEX([.G:.G];LOOKUP(2;1/([.O$1:.O81]=&quot;-&quot;);ROW([.O$1:.O81]))+[.$K81]-1)" office:value-type="float" office:value="-3.59999999999999" calcext:value-type="float">
            <text:p>-3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61.4" calcext:value-type="float">
            <text:p>61.4</text:p>
          </table:table-cell>
          <table:table-cell office:value-type="float" office:value="66.7" calcext:value-type="float">
            <text:p>66.7</text:p>
          </table:table-cell>
          <table:table-cell office:value-type="float" office:value="65" calcext:value-type="float">
            <text:p>65</text:p>
          </table:table-cell>
          <table:table-cell office:value-type="float" office:value="61.8" calcext:value-type="float">
            <text:p>61.8</text:p>
          </table:table-cell>
          <table:table-cell office:value-type="float" office:value="66.2" calcext:value-type="float">
            <text:p>66.2</text:p>
          </table:table-cell>
          <table:table-cell office:value-type="float" office:value="65.1" calcext:value-type="float">
            <text:p>65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8" calcext:value-type="float">
            <text:p>58.8</text:p>
          </table:table-cell>
          <table:table-cell office:value-type="float" office:value="63.9" calcext:value-type="float">
            <text:p>63.9</text:p>
          </table:table-cell>
          <table:table-cell office:value-type="float" office:value="61.5" calcext:value-type="float">
            <text:p>61.5</text:p>
          </table:table-cell>
          <table:table-cell office:value-type="float" office:value="59" calcext:value-type="float">
            <text:p>59</text:p>
          </table:table-cell>
          <table:table-cell office:value-type="float" office:value="63.8" calcext:value-type="float">
            <text:p>63.8</text:p>
          </table:table-cell>
          <table:table-cell office:value-type="float" office:value="61.4" calcext:value-type="float">
            <text:p>61.4</text:p>
          </table:table-cell>
          <table:table-cell office:value-type="float" office:value="1" calcext:value-type="float">
            <text:p>1</text:p>
          </table:table-cell>
          <table:table-cell table:style-name="ce36" table:formula="of:=[.E83]-INDEX([.E:.E];LOOKUP(2;1/([.L$1:.L83]=&quot;-&quot;);ROW([.L$1:.L83]))+[.$K83]-1)" office:value-type="float" office:value="-2.6" calcext:value-type="float">
            <text:p>-2.6</text:p>
          </table:table-cell>
          <table:table-cell table:style-name="ce36" table:formula="of:=[.F83]-INDEX([.F:.F];LOOKUP(2;1/([.M$1:.M83]=&quot;-&quot;);ROW([.M$1:.M83]))+[.$K83]-1)" office:value-type="float" office:value="-2.8" calcext:value-type="float">
            <text:p>-2.8</text:p>
          </table:table-cell>
          <table:table-cell table:style-name="ce36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2.7" calcext:value-type="float">
            <text:p>2.7</text:p>
          </table:table-cell>
          <table:table-cell table:style-name="ce36" table:formula="of:=[.G83]-INDEX([.G:.G];LOOKUP(2;1/([.O$1:.O83]=&quot;-&quot;);ROW([.O$1:.O83]))+[.$K83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" calcext:value-type="float">
            <text:p>63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3.3" calcext:value-type="float">
            <text:p>63.3</text:p>
          </table:table-cell>
          <table:table-cell office:value-type="float" office:value="66" calcext:value-type="float">
            <text:p>66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style-name="ce36" table:formula="of:=[.E84]-INDEX([.E:.E];LOOKUP(2;1/([.L$1:.L84]=&quot;-&quot;);ROW([.L$1:.L84]))+[.$K84]-1)" office:value-type="float" office:value="1.6" calcext:value-type="float">
            <text:p>1.6</text:p>
          </table:table-cell>
          <table:table-cell table:style-name="ce36" table:formula="of:=[.F84]-INDEX([.F:.F];LOOKUP(2;1/([.M$1:.M84]=&quot;-&quot;);ROW([.M$1:.M84]))+[.$K84]-1)" office:value-type="float" office:value="-0.900000000000006" calcext:value-type="float">
            <text:p>-0.900000000000006</text:p>
          </table:table-cell>
          <table:table-cell table:style-name="ce36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36" table:formula="of:=[.G84]-INDEX([.G:.G];LOOKUP(2;1/([.O$1:.O84]=&quot;-&quot;);ROW([.O$1:.O84]))+[.$K84]-1)" office:value-type="float" office:value="1.09999999999999" calcext:value-type="float">
            <text:p>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8" calcext:value-type="float">
            <text:p>65.8</text:p>
          </table:table-cell>
          <table:table-cell office:value-type="float" office:value="69.1" calcext:value-type="float">
            <text:p>69.1</text:p>
          </table:table-cell>
          <table:table-cell office:value-type="float" office:value="67.4" calcext:value-type="float">
            <text:p>67.4</text:p>
          </table:table-cell>
          <table:table-cell office:value-type="float" office:value="66.1" calcext:value-type="float">
            <text:p>66.1</text:p>
          </table:table-cell>
          <table:table-cell office:value-type="float" office:value="68.9" calcext:value-type="float">
            <text:p>68.9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table:style-name="ce36" table:formula="of:=[.E85]-INDEX([.E:.E];LOOKUP(2;1/([.L$1:.L85]=&quot;-&quot;);ROW([.L$1:.L85]))+[.$K85]-1)" office:value-type="float" office:value="4.4" calcext:value-type="float">
            <text:p>4.4</text:p>
          </table:table-cell>
          <table:table-cell table:style-name="ce36" table:formula="of:=[.F85]-INDEX([.F:.F];LOOKUP(2;1/([.M$1:.M85]=&quot;-&quot;);ROW([.M$1:.M85]))+[.$K85]-1)" office:value-type="float" office:value="2.39999999999999" calcext:value-type="float">
            <text:p>2.39999999999999</text:p>
          </table:table-cell>
          <table:table-cell table:style-name="ce36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36" table:formula="of:=[.G85]-INDEX([.G:.G];LOOKUP(2;1/([.O$1:.O85]=&quot;-&quot;);ROW([.O$1:.O85]))+[.$K85]-1)" office:value-type="float" office:value="2.40000000000001" calcext:value-type="float">
            <text:p>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9" calcext:value-type="float">
            <text:p>69</text:p>
          </table:table-cell>
          <table:table-cell office:value-type="float" office:value="67.2" calcext:value-type="float">
            <text:p>67.2</text:p>
          </table:table-cell>
          <table:table-cell office:value-type="float" office:value="66.5" calcext:value-type="float">
            <text:p>66.5</text:p>
          </table:table-cell>
          <table:table-cell office:value-type="float" office:value="68.9" calcext:value-type="float">
            <text:p>68.9</text:p>
          </table:table-cell>
          <table:table-cell office:value-type="float" office:value="67.6" calcext:value-type="float">
            <text:p>67.6</text:p>
          </table:table-cell>
          <table:table-cell office:value-type="float" office:value="4" calcext:value-type="float">
            <text:p>4</text:p>
          </table:table-cell>
          <table:table-cell table:style-name="ce36" table:formula="of:=[.E86]-INDEX([.E:.E];LOOKUP(2;1/([.L$1:.L86]=&quot;-&quot;);ROW([.L$1:.L86]))+[.$K86]-1)" office:value-type="float" office:value="0.5" calcext:value-type="float">
            <text:p>0.5</text:p>
          </table:table-cell>
          <table:table-cell table:style-name="ce36" table:formula="of:=[.F86]-INDEX([.F:.F];LOOKUP(2;1/([.M$1:.M86]=&quot;-&quot;);ROW([.M$1:.M86]))+[.$K86]-1)" office:value-type="float" office:value="-0.0999999999999943" calcext:value-type="float">
            <text:p>-0.0999999999999943</text:p>
          </table:table-cell>
          <table:table-cell table:style-name="ce36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0.900000000000006" calcext:value-type="float">
            <text:p>0.900000000000006</text:p>
          </table:table-cell>
          <table:table-cell table:style-name="ce36" table:formula="of:=[.G86]-INDEX([.G:.G];LOOKUP(2;1/([.O$1:.O86]=&quot;-&quot;);ROW([.O$1:.O86]))+[.$K86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2" office:value-type="float" office:value="83.1" calcext:value-type="float">
            <text:p>83.1</text:p>
          </table:table-cell>
          <table:table-cell table:style-name="ce2" office:value-type="float" office:value="82.3" calcext:value-type="float">
            <text:p>82.3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82.7" calcext:value-type="float">
            <text:p>82.7</text:p>
          </table:table-cell>
          <table:table-cell office:value-type="float" office:value="4" calcext:value-type="float">
            <text:p>4</text:p>
          </table:table-cell>
          <table:table-cell table:style-name="ce36" table:formula="of:=[.E87]-INDEX([.E:.E];LOOKUP(2;1/([.L$1:.L87]=&quot;-&quot;);ROW([.L$1:.L87]))+[.$K87]-1)" office:value-type="float" office:value="17.3" calcext:value-type="float">
            <text:p>17.3</text:p>
          </table:table-cell>
          <table:table-cell table:style-name="ce36" table:formula="of:=[.F87]-INDEX([.F:.F];LOOKUP(2;1/([.M$1:.M87]=&quot;-&quot;);ROW([.M$1:.M87]))+[.$K87]-1)" office:value-type="float" office:value="13.2" calcext:value-type="float">
            <text:p>13.2</text:p>
          </table:table-cell>
          <table:table-cell table:style-name="ce36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-0.399999999999992" calcext:value-type="float">
            <text:p>-0.399999999999992</text:p>
          </table:table-cell>
          <table:table-cell table:style-name="ce36" table:formula="of:=[.G87]-INDEX([.G:.G];LOOKUP(2;1/([.O$1:.O87]=&quot;-&quot;);ROW([.O$1:.O87]))+[.$K87]-1)" office:value-type="float" office:value="15.3" calcext:value-type="float">
            <text:p>15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9" calcext:value-type="float">
            <text:p>80.9</text:p>
          </table:table-cell>
          <table:table-cell office:value-type="float" office:value="80.3" calcext:value-type="float">
            <text:p>80.3</text:p>
          </table:table-cell>
          <table:table-cell office:value-type="float" office:value="81.1" calcext:value-type="float">
            <text:p>81.1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style-name="ce36" table:formula="of:=[.E88]-INDEX([.E:.E];LOOKUP(2;1/([.L$1:.L88]=&quot;-&quot;);ROW([.L$1:.L88]))+[.$K88]-1)" office:value-type="float" office:value="-2.19999999999999" calcext:value-type="float">
            <text:p>-2.19999999999999</text:p>
          </table:table-cell>
          <table:table-cell table:style-name="ce36" table:formula="of:=[.F88]-INDEX([.F:.F];LOOKUP(2;1/([.M$1:.M88]=&quot;-&quot;);ROW([.M$1:.M88]))+[.$K88]-1)" office:value-type="float" office:value="-2" calcext:value-type="float">
            <text:p>-2</text:p>
          </table:table-cell>
          <table:table-cell table:style-name="ce36" table:formula="of:=IF([.B88]-[.D88]&lt;0;&quot;?&quot;;MAX((INDEX([.E:.E];LOOKUP(2;1/([.N$1:.N88]=&quot;-&quot;);ROW([.N$1:.N88]))+[.$K88]-1)-INDEX([.G:.G];LOOKUP(2;1/([.N$1:.N88]=&quot;-&quot;);ROW([.N$1:.N88]))+[.$K88]-1));0)-([.E88]-[.G88]))" office:value-type="float" office:value="0.59999999999998" calcext:value-type="float">
            <text:p>0.59999999999998</text:p>
          </table:table-cell>
          <table:table-cell table:style-name="ce36" table:formula="of:=[.G88]-INDEX([.G:.G];LOOKUP(2;1/([.O$1:.O88]=&quot;-&quot;);ROW([.O$1:.O88]))+[.$K88]-1)" office:value-type="float" office:value="-1.60000000000001" calcext:value-type="float">
            <text:p>-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80.4" calcext:value-type="float">
            <text:p>80.4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.5" calcext:value-type="float">
            <text:p>79.5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36" table:formula="of:=[.E89]-INDEX([.E:.E];LOOKUP(2;1/([.L$1:.L89]=&quot;-&quot;);ROW([.L$1:.L89]))+[.$K89]-1)" office:value-type="float" office:value="-0.5" calcext:value-type="float">
            <text:p>-0.5</text:p>
          </table:table-cell>
          <table:table-cell table:style-name="ce36" table:formula="of:=[.F89]-INDEX([.F:.F];LOOKUP(2;1/([.M$1:.M89]=&quot;-&quot;);ROW([.M$1:.M89]))+[.$K89]-1)" office:value-type="float" office:value="0" calcext:value-type="float">
            <text:p>0</text:p>
          </table:table-cell>
          <table:table-cell table:style-name="ce36" table:formula="of:=IF([.B89]-[.D89]&lt;0;&quot;?&quot;;MAX((INDEX([.E:.E];LOOKUP(2;1/([.N$1:.N89]=&quot;-&quot;);ROW([.N$1:.N89]))+[.$K89]-1)-INDEX([.G:.G];LOOKUP(2;1/([.N$1:.N89]=&quot;-&quot;);ROW([.N$1:.N89]))+[.$K89]-1));0)-([.E89]-[.G89]))" office:value-type="float" office:value="0.599999999999994" calcext:value-type="float">
            <text:p>0.599999999999994</text:p>
          </table:table-cell>
          <table:table-cell table:style-name="ce36" table:formula="of:=[.G89]-INDEX([.G:.G];LOOKUP(2;1/([.O$1:.O89]=&quot;-&quot;);ROW([.O$1:.O89]))+[.$K89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4" calcext:value-type="float">
            <text:p>81.4</text:p>
          </table:table-cell>
          <table:table-cell office:value-type="float" office:value="80.6" calcext:value-type="float">
            <text:p>80.6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36" table:formula="of:=[.E90]-INDEX([.E:.E];LOOKUP(2;1/([.L$1:.L90]=&quot;-&quot;);ROW([.L$1:.L90]))+[.$K90]-1)" office:value-type="float" office:value="0.5" calcext:value-type="float">
            <text:p>0.5</text:p>
          </table:table-cell>
          <table:table-cell table:style-name="ce36" table:formula="of:=[.F90]-INDEX([.F:.F];LOOKUP(2;1/([.M$1:.M90]=&quot;-&quot;);ROW([.M$1:.M90]))+[.$K90]-1)" office:value-type="float" office:value="0.299999999999997" calcext:value-type="float">
            <text:p>0.299999999999997</text:p>
          </table:table-cell>
          <table:table-cell table:style-name="ce36" table:formula="of:=IF([.B90]-[.D90]&lt;0;&quot;?&quot;;MAX((INDEX([.E:.E];LOOKUP(2;1/([.N$1:.N90]=&quot;-&quot;);ROW([.N$1:.N90]))+[.$K90]-1)-INDEX([.G:.G];LOOKUP(2;1/([.N$1:.N90]=&quot;-&quot;);ROW([.N$1:.N90]))+[.$K90]-1));0)-([.E90]-[.G90]))" office:value-type="float" office:value="-0.600000000000009" calcext:value-type="float">
            <text:p>-0.600000000000009</text:p>
          </table:table-cell>
          <table:table-cell table:style-name="ce36" table:formula="of:=[.G90]-INDEX([.G:.G];LOOKUP(2;1/([.O$1:.O90]=&quot;-&quot;);ROW([.O$1:.O90]))+[.$K90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5" calcext:value-type="float">
            <text:p>74.5</text:p>
          </table:table-cell>
          <table:table-cell office:value-type="float" office:value="69.4" calcext:value-type="float">
            <text:p>69.4</text:p>
          </table:table-cell>
          <table:table-cell office:value-type="float" office:value="68.5" calcext:value-type="float">
            <text:p>68.5</text:p>
          </table:table-cell>
          <table:table-cell office:value-type="float" office:value="73.6" calcext:value-type="float">
            <text:p>73.6</text:p>
          </table:table-cell>
          <table:table-cell office:value-type="float" office:value="66.6" calcext:value-type="float">
            <text:p>66.6</text:p>
          </table:table-cell>
          <table:table-cell office:value-type="float" office:value="67.2" calcext:value-type="float">
            <text:p>67.2</text:p>
          </table:table-cell>
          <table:table-cell office:value-type="float" office:value="7" calcext:value-type="float">
            <text:p>7</text:p>
          </table:table-cell>
          <table:table-cell table:style-name="ce36" table:formula="of:=[.E91]-INDEX([.E:.E];LOOKUP(2;1/([.L$1:.L91]=&quot;-&quot;);ROW([.L$1:.L91]))+[.$K91]-1)" office:value-type="float" office:value="-6.40000000000001" calcext:value-type="float">
            <text:p>-6.40000000000001</text:p>
          </table:table-cell>
          <table:table-cell table:style-name="ce36" table:formula="of:=[.F91]-INDEX([.F:.F];LOOKUP(2;1/([.M$1:.M91]=&quot;-&quot;);ROW([.M$1:.M91]))+[.$K91]-1)" office:value-type="float" office:value="-10.9" calcext:value-type="float">
            <text:p>-10.9</text:p>
          </table:table-cell>
          <table:table-cell table:style-name="ce36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-6" calcext:value-type="float">
            <text:p>-6</text:p>
          </table:table-cell>
          <table:table-cell table:style-name="ce36" table:formula="of:=[.G91]-INDEX([.G:.G];LOOKUP(2;1/([.O$1:.O91]=&quot;-&quot;);ROW([.O$1:.O91]))+[.$K91]-1)" office:value-type="float" office:value="-12.6" calcext:value-type="float">
            <text:p>-12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70.1" calcext:value-type="float">
            <text:p>70.1</text:p>
          </table:table-cell>
          <table:table-cell office:value-type="float" office:value="72.1" calcext:value-type="float">
            <text:p>72.1</text:p>
          </table:table-cell>
          <table:table-cell office:value-type="float" office:value="77.7" calcext:value-type="float">
            <text:p>77.7</text:p>
          </table:table-cell>
          <table:table-cell office:value-type="float" office:value="65.1" calcext:value-type="float">
            <text:p>65.1</text:p>
          </table:table-cell>
          <table:table-cell office:value-type="float" office:value="67.3" calcext:value-type="float">
            <text:p>67.3</text:p>
          </table:table-cell>
          <table:table-cell office:value-type="float" office:value="7" calcext:value-type="float">
            <text:p>7</text:p>
          </table:table-cell>
          <table:table-cell table:style-name="ce36" table:formula="of:=[.E92]-INDEX([.E:.E];LOOKUP(2;1/([.L$1:.L92]=&quot;-&quot;);ROW([.L$1:.L92]))+[.$K92]-1)" office:value-type="float" office:value="-1" calcext:value-type="float">
            <text:p>-1</text:p>
          </table:table-cell>
          <table:table-cell table:style-name="ce36" table:formula="of:=[.F92]-INDEX([.F:.F];LOOKUP(2;1/([.M$1:.M92]=&quot;-&quot;);ROW([.M$1:.M92]))+[.$K92]-1)" office:value-type="float" office:value="-10.2" calcext:value-type="float">
            <text:p>-10.2</text:p>
          </table:table-cell>
          <table:table-cell table:style-name="ce36" table:formula="of:=IF([.B92]-[.D92]&lt;0;&quot;?&quot;;MAX((INDEX([.E:.E];LOOKUP(2;1/([.N$1:.N92]=&quot;-&quot;);ROW([.N$1:.N92]))+[.$K92]-1)-INDEX([.G:.G];LOOKUP(2;1/([.N$1:.N92]=&quot;-&quot;);ROW([.N$1:.N92]))+[.$K92]-1));0)-([.E92]-[.G92]))" office:value-type="float" office:value="-7.80000000000001" calcext:value-type="float">
            <text:p>-7.80000000000001</text:p>
          </table:table-cell>
          <table:table-cell table:style-name="ce36" table:formula="of:=[.G92]-INDEX([.G:.G];LOOKUP(2;1/([.O$1:.O92]=&quot;-&quot;);ROW([.O$1:.O92]))+[.$K92]-1)" office:value-type="float" office:value="-9" calcext:value-type="float">
            <text:p>-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3.7" calcext:value-type="float">
            <text:p>73.7</text:p>
          </table:table-cell>
          <table:table-cell office:value-type="float" office:value="68.2" calcext:value-type="float">
            <text:p>68.2</text:p>
          </table:table-cell>
          <table:table-cell office:value-type="float" office:value="68.9" calcext:value-type="float">
            <text:p>68.9</text:p>
          </table:table-cell>
          <table:table-cell office:value-type="float" office:value="7" calcext:value-type="float">
            <text:p>7</text:p>
          </table:table-cell>
          <table:table-cell table:style-name="ce36" table:formula="of:=[.E93]-INDEX([.E:.E];LOOKUP(2;1/([.L$1:.L93]=&quot;-&quot;);ROW([.L$1:.L93]))+[.$K93]-1)" office:value-type="float" office:value="-8.40000000000001" calcext:value-type="float">
            <text:p>-8.40000000000001</text:p>
          </table:table-cell>
          <table:table-cell table:style-name="ce36" table:formula="of:=[.F93]-INDEX([.F:.F];LOOKUP(2;1/([.M$1:.M93]=&quot;-&quot;);ROW([.M$1:.M93]))+[.$K93]-1)" office:value-type="float" office:value="-11.3" calcext:value-type="float">
            <text:p>-11.3</text:p>
          </table:table-cell>
          <table:table-cell table:style-name="ce36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6.5" calcext:value-type="float">
            <text:p>-6.5</text:p>
          </table:table-cell>
          <table:table-cell table:style-name="ce36" table:formula="of:=[.G93]-INDEX([.G:.G];LOOKUP(2;1/([.O$1:.O93]=&quot;-&quot;);ROW([.O$1:.O93]))+[.$K93]-1)" office:value-type="float" office:value="-15.1" calcext:value-type="float">
            <text:p>-15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6" calcext:value-type="float">
            <text:p>78.6</text:p>
          </table:table-cell>
          <table:table-cell office:value-type="float" office:value="74.2" calcext:value-type="float">
            <text:p>74.2</text:p>
          </table:table-cell>
          <table:table-cell office:value-type="float" office:value="70.2" calcext:value-type="float">
            <text:p>70.2</text:p>
          </table:table-cell>
          <table:table-cell office:value-type="float" office:value="77.7" calcext:value-type="float">
            <text:p>77.7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10" calcext:value-type="float">
            <text:p>10</text:p>
          </table:table-cell>
          <table:table-cell table:style-name="ce36" table:formula="of:=[.E94]-INDEX([.E:.E];LOOKUP(2;1/([.L$1:.L94]=&quot;-&quot;);ROW([.L$1:.L94]))+[.$K94]-1)" office:value-type="float" office:value="4.09999999999999" calcext:value-type="float">
            <text:p>4.09999999999999</text:p>
          </table:table-cell>
          <table:table-cell table:style-name="ce36" table:formula="of:=[.F94]-INDEX([.F:.F];LOOKUP(2;1/([.M$1:.M94]=&quot;-&quot;);ROW([.M$1:.M94]))+[.$K94]-1)" office:value-type="float" office:value="4.8" calcext:value-type="float">
            <text:p>4.8</text:p>
          </table:table-cell>
          <table:table-cell table:style-name="ce36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2.39999999999999" calcext:value-type="float">
            <text:p>-2.39999999999999</text:p>
          </table:table-cell>
          <table:table-cell table:style-name="ce36" table:formula="of:=[.G94]-INDEX([.G:.G];LOOKUP(2;1/([.O$1:.O94]=&quot;-&quot;);ROW([.O$1:.O94]))+[.$K94]-1)" office:value-type="float" office:value="1.7" calcext:value-type="float">
            <text:p>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6" calcext:value-type="float">
            <text:p>80.6</text:p>
          </table:table-cell>
          <table:table-cell office:value-type="float" office:value="77.6" calcext:value-type="float">
            <text:p>77.6</text:p>
          </table:table-cell>
          <table:table-cell office:value-type="float" office:value="71.8" calcext:value-type="float">
            <text:p>71.8</text:p>
          </table:table-cell>
          <table:table-cell office:value-type="float" office:value="79.7" calcext:value-type="float">
            <text:p>79.7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36" table:formula="of:=[.E95]-INDEX([.E:.E];LOOKUP(2;1/([.L$1:.L95]=&quot;-&quot;);ROW([.L$1:.L95]))+[.$K95]-1)" office:value-type="float" office:value="6.09999999999999" calcext:value-type="float">
            <text:p>6.09999999999999</text:p>
          </table:table-cell>
          <table:table-cell table:style-name="ce36" table:formula="of:=[.F95]-INDEX([.F:.F];LOOKUP(2;1/([.M$1:.M95]=&quot;-&quot;);ROW([.M$1:.M95]))+[.$K95]-1)" office:value-type="float" office:value="8.19999999999999" calcext:value-type="float">
            <text:p>8.19999999999999</text:p>
          </table:table-cell>
          <table:table-cell table:style-name="ce36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2.8" calcext:value-type="float">
            <text:p>-2.8</text:p>
          </table:table-cell>
          <table:table-cell table:style-name="ce36" table:formula="of:=[.G95]-INDEX([.G:.G];LOOKUP(2;1/([.O$1:.O95]=&quot;-&quot;);ROW([.O$1:.O95]))+[.$K95]-1)" office:value-type="float" office:value="3.3" calcext:value-type="float">
            <text:p>3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71.2" calcext:value-type="float">
            <text:p>71.2</text:p>
          </table:table-cell>
          <table:table-cell office:value-type="float" office:value="62.2" calcext:value-type="float">
            <text:p>62.2</text:p>
          </table:table-cell>
          <table:table-cell office:value-type="float" office:value="68.7" calcext:value-type="float">
            <text:p>68.7</text:p>
          </table:table-cell>
          <table:table-cell office:value-type="float" office:value="70" calcext:value-type="float">
            <text:p>70</text:p>
          </table:table-cell>
          <table:table-cell office:value-type="float" office:value="59.9" calcext:value-type="float">
            <text:p>59.9</text:p>
          </table:table-cell>
          <table:table-cell office:value-type="float" office:value="10" calcext:value-type="float">
            <text:p>10</text:p>
          </table:table-cell>
          <table:table-cell table:style-name="ce36" table:formula="of:=[.E96]-INDEX([.E:.E];LOOKUP(2;1/([.L$1:.L96]=&quot;-&quot;);ROW([.L$1:.L96]))+[.$K96]-1)" office:value-type="float" office:value="-4.40000000000001" calcext:value-type="float">
            <text:p>-4.40000000000001</text:p>
          </table:table-cell>
          <table:table-cell table:style-name="ce36" table:formula="of:=[.F96]-INDEX([.F:.F];LOOKUP(2;1/([.M$1:.M96]=&quot;-&quot;);ROW([.M$1:.M96]))+[.$K96]-1)" office:value-type="float" office:value="1.8" calcext:value-type="float">
            <text:p>1.8</text:p>
          </table:table-cell>
          <table:table-cell table:style-name="ce36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1.89999999999999" calcext:value-type="float">
            <text:p>-1.89999999999999</text:p>
          </table:table-cell>
          <table:table-cell table:style-name="ce36" table:formula="of:=[.G96]-INDEX([.G:.G];LOOKUP(2;1/([.O$1:.O96]=&quot;-&quot;);ROW([.O$1:.O96]))+[.$K96]-1)" office:value-type="float" office:value="-6.3" calcext:value-type="float">
            <text:p>-6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9.9" calcext:value-type="float">
            <text:p>79.9</text:p>
          </table:table-cell>
          <table:table-cell office:value-type="float" office:value="75.7" calcext:value-type="float">
            <text:p>75.7</text:p>
          </table:table-cell>
          <table:table-cell office:value-type="float" office:value="78" calcext:value-type="float">
            <text:p>78</text:p>
          </table:table-cell>
          <table:table-cell office:value-type="float" office:value="79.5" calcext:value-type="float">
            <text:p>79.5</text:p>
          </table:table-cell>
          <table:table-cell office:value-type="float" office:value="74.6" calcext:value-type="float">
            <text:p>74.6</text:p>
          </table:table-cell>
          <table:table-cell office:value-type="float" office:value="77.3" calcext:value-type="float">
            <text:p>77.3</text:p>
          </table:table-cell>
          <table:table-cell office:value-type="float" office:value="7" calcext:value-type="float">
            <text:p>7</text:p>
          </table:table-cell>
          <table:table-cell table:style-name="ce36" table:formula="of:=[.E97]-INDEX([.E:.E];LOOKUP(2;1/([.L$1:.L97]=&quot;-&quot;);ROW([.L$1:.L97]))+[.$K97]-1)" office:value-type="float" office:value="-1" calcext:value-type="float">
            <text:p>-1</text:p>
          </table:table-cell>
          <table:table-cell table:style-name="ce36" table:formula="of:=[.F97]-INDEX([.F:.F];LOOKUP(2;1/([.M$1:.M97]=&quot;-&quot;);ROW([.M$1:.M97]))+[.$K97]-1)" office:value-type="float" office:value="-4.59999999999999" calcext:value-type="float">
            <text:p>-4.59999999999999</text:p>
          </table:table-cell>
          <table:table-cell table:style-name="ce36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-1.90000000000001" calcext:value-type="float">
            <text:p>-1.90000000000001</text:p>
          </table:table-cell>
          <table:table-cell table:style-name="ce36" table:formula="of:=[.G97]-INDEX([.G:.G];LOOKUP(2;1/([.O$1:.O97]=&quot;-&quot;);ROW([.O$1:.O97]))+[.$K97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4" calcext:value-type="float">
            <text:p>80.4</text:p>
          </table:table-cell>
          <table:table-cell office:value-type="float" office:value="75.9" calcext:value-type="float">
            <text:p>75.9</text:p>
          </table:table-cell>
          <table:table-cell office:value-type="float" office:value="78.1" calcext:value-type="float">
            <text:p>78.1</text:p>
          </table:table-cell>
          <table:table-cell office:value-type="float" office:value="78.9" calcext:value-type="float">
            <text:p>78.9</text:p>
          </table:table-cell>
          <table:table-cell office:value-type="float" office:value="73" calcext:value-type="float">
            <text:p>7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36" table:formula="of:=[.E98]-INDEX([.E:.E];LOOKUP(2;1/([.L$1:.L98]=&quot;-&quot;);ROW([.L$1:.L98]))+[.$K98]-1)" office:value-type="float" office:value="-0.5" calcext:value-type="float">
            <text:p>-0.5</text:p>
          </table:table-cell>
          <table:table-cell table:style-name="ce36" table:formula="of:=[.F98]-INDEX([.F:.F];LOOKUP(2;1/([.M$1:.M98]=&quot;-&quot;);ROW([.M$1:.M98]))+[.$K98]-1)" office:value-type="float" office:value="-4.39999999999999" calcext:value-type="float">
            <text:p>-4.39999999999999</text:p>
          </table:table-cell>
          <table:table-cell table:style-name="ce36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2.30000000000001" calcext:value-type="float">
            <text:p>-2.30000000000001</text:p>
          </table:table-cell>
          <table:table-cell table:style-name="ce36" table:formula="of:=[.G98]-INDEX([.G:.G];LOOKUP(2;1/([.O$1:.O98]=&quot;-&quot;);ROW([.O$1:.O98]))+[.$K98]-1)" office:value-type="float" office:value="-3" calcext:value-type="float">
            <text:p>-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1.4" calcext:value-type="float">
            <text:p>71.4</text:p>
          </table:table-cell>
          <table:table-cell office:value-type="float" office:value="72.8" calcext:value-type="float">
            <text:p>72.8</text:p>
          </table:table-cell>
          <table:table-cell office:value-type="float" office:value="69.5" calcext:value-type="float">
            <text:p>69.5</text:p>
          </table:table-cell>
          <table:table-cell office:value-type="float" office:value="72.7" calcext:value-type="float">
            <text:p>72.7</text:p>
          </table:table-cell>
          <table:table-cell office:value-type="float" office:value="73.4" calcext:value-type="float">
            <text:p>73.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36" table:formula="of:=[.E99]-INDEX([.E:.E];LOOKUP(2;1/([.L$1:.L99]=&quot;-&quot;);ROW([.L$1:.L99]))+[.$K99]-1)" office:value-type="float" office:value="-9.5" calcext:value-type="float">
            <text:p>-9.5</text:p>
          </table:table-cell>
          <table:table-cell table:style-name="ce36" table:formula="of:=[.F99]-INDEX([.F:.F];LOOKUP(2;1/([.M$1:.M99]=&quot;-&quot;);ROW([.M$1:.M99]))+[.$K99]-1)" office:value-type="float" office:value="-7.5" calcext:value-type="float">
            <text:p>-7.5</text:p>
          </table:table-cell>
          <table:table-cell table:style-name="ce36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-1.90000000000001" calcext:value-type="float">
            <text:p>-1.90000000000001</text:p>
          </table:table-cell>
          <table:table-cell table:style-name="ce36" table:formula="of:=[.G99]-INDEX([.G:.G];LOOKUP(2;1/([.O$1:.O99]=&quot;-&quot;);ROW([.O$1:.O99]))+[.$K99]-1)" office:value-type="float" office:value="-11.6" calcext:value-type="float">
            <text:p>-11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3" calcext:value-type="float">
            <text:p>83.3</text:p>
          </table:table-cell>
          <table:table-cell office:value-type="float" office:value="81.6" calcext:value-type="float">
            <text:p>81.6</text:p>
          </table:table-cell>
          <table:table-cell office:value-type="float" office:value="82.1" calcext:value-type="float">
            <text:p>82.1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36" table:formula="of:=[.E100]-INDEX([.E:.E];LOOKUP(2;1/([.L$1:.L100]=&quot;-&quot;);ROW([.L$1:.L100]))+[.$K100]-1)" office:value-type="float" office:value="2.39999999999999" calcext:value-type="float">
            <text:p>2.39999999999999</text:p>
          </table:table-cell>
          <table:table-cell table:style-name="ce36" table:formula="of:=[.F100]-INDEX([.F:.F];LOOKUP(2;1/([.M$1:.M100]=&quot;-&quot;);ROW([.M$1:.M100]))+[.$K100]-1)" office:value-type="float" office:value="1.3" calcext:value-type="float">
            <text:p>1.3</text:p>
          </table:table-cell>
          <table:table-cell table:style-name="ce36" table:formula="of:=IF([.B100]-[.D100]&lt;0;&quot;?&quot;;MAX((INDEX([.E:.E];LOOKUP(2;1/([.N$1:.N100]=&quot;-&quot;);ROW([.N$1:.N100]))+[.$K100]-1)-INDEX([.G:.G];LOOKUP(2;1/([.N$1:.N100]=&quot;-&quot;);ROW([.N$1:.N100]))+[.$K100]-1));0)-([.E100]-[.G100]))" office:value-type="float" office:value="-1.2" calcext:value-type="float">
            <text:p>-1.2</text:p>
          </table:table-cell>
          <table:table-cell table:style-name="ce36" table:formula="of:=[.G100]-INDEX([.G:.G];LOOKUP(2;1/([.O$1:.O100]=&quot;-&quot;);ROW([.O$1:.O100]))+[.$K100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36" table:formula="of:=[.E101]-INDEX([.E:.E];LOOKUP(2;1/([.L$1:.L101]=&quot;-&quot;);ROW([.L$1:.L101]))+[.$K101]-1)" office:value-type="float" office:value="-1" calcext:value-type="float">
            <text:p>-1</text:p>
          </table:table-cell>
          <table:table-cell table:style-name="ce36" table:formula="of:=[.F101]-INDEX([.F:.F];LOOKUP(2;1/([.M$1:.M101]=&quot;-&quot;);ROW([.M$1:.M101]))+[.$K101]-1)" office:value-type="float" office:value="-0.700000000000003" calcext:value-type="float">
            <text:p>-0.700000000000003</text:p>
          </table:table-cell>
          <table:table-cell table:style-name="ce36" table:formula="of:=IF([.B101]-[.D101]&lt;0;&quot;?&quot;;MAX((INDEX([.E:.E];LOOKUP(2;1/([.N$1:.N101]=&quot;-&quot;);ROW([.N$1:.N101]))+[.$K101]-1)-INDEX([.G:.G];LOOKUP(2;1/([.N$1:.N101]=&quot;-&quot;);ROW([.N$1:.N101]))+[.$K101]-1));0)-([.E101]-[.G101]))" office:value-type="float" office:value="0.899999999999992" calcext:value-type="float">
            <text:p>0.899999999999992</text:p>
          </table:table-cell>
          <table:table-cell table:style-name="ce36" table:formula="of:=[.G101]-INDEX([.G:.G];LOOKUP(2;1/([.O$1:.O101]=&quot;-&quot;);ROW([.O$1:.O101]))+[.$K101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-balance_025</text:p>
          </table:table-cell>
          <table:table-cell office:value-type="float" office:value="68" calcext:value-type="float">
            <text:p>68</text:p>
          </table:table-cell>
          <table:table-cell office:value-type="float" office:value="80.2" calcext:value-type="float">
            <text:p>80.2</text:p>
          </table:table-cell>
          <table:table-cell office:value-type="float" office:value="87.3" calcext:value-type="float">
            <text:p>87.3</text:p>
          </table:table-cell>
          <table:table-cell office:value-type="float" office:value="81.2" calcext:value-type="float">
            <text:p>81.2</text:p>
          </table:table-cell>
          <table:table-cell office:value-type="float" office:value="80.3" calcext:value-type="float">
            <text:p>80.3</text:p>
          </table:table-cell>
          <table:table-cell office:value-type="float" office:value="81.3" calcext:value-type="float">
            <text:p>81.3</text:p>
          </table:table-cell>
          <table:table-cell office:value-type="float" office:value="81.2" calcext:value-type="float">
            <text:p>81.2</text:p>
          </table:table-cell>
          <table:table-cell office:value-type="float" office:value="80.9" calcext:value-type="float">
            <text:p>80.9</text:p>
          </table:table-cell>
          <table:table-cell office:value-type="float" office:value="81.3" calcext:value-type="float">
            <text:p>81.3</text:p>
          </table:table-cell>
          <table:table-cell office:value-type="float" office:value="7" calcext:value-type="float">
            <text:p>7</text:p>
          </table:table-cell>
          <table:table-cell table:style-name="ce36" table:formula="of:=[.E102]-INDEX([.E:.E];LOOKUP(2;1/([.L$1:.L102]=&quot;-&quot;);ROW([.L$1:.L102]))+[.$K102]-1)" office:value-type="float" office:value="0.299999999999997" calcext:value-type="float">
            <text:p>0.299999999999997</text:p>
          </table:table-cell>
          <table:table-cell table:style-name="ce36" table:formula="of:=[.F102]-INDEX([.F:.F];LOOKUP(2;1/([.M$1:.M102]=&quot;-&quot;);ROW([.M$1:.M102]))+[.$K102]-1)" office:value-type="float" office:value="0" calcext:value-type="float">
            <text:p>0</text:p>
          </table:table-cell>
          <table:table-cell table:style-name="ce36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36" table:formula="of:=[.G102]-INDEX([.G:.G];LOOKUP(2;1/([.O$1:.O102]=&quot;-&quot;);ROW([.O$1:.O102]))+[.$K102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CLR-balance_050</text:p>
          </table:table-cell>
          <table:table-cell office:value-type="float" office:value="61.6" calcext:value-type="float">
            <text:p>61.6</text:p>
          </table:table-cell>
          <table:table-cell office:value-type="float" office:value="78.2" calcext:value-type="float">
            <text:p>78.2</text:p>
          </table:table-cell>
          <table:table-cell office:value-type="float" office:value="87.4" calcext:value-type="float">
            <text:p>87.4</text:p>
          </table:table-cell>
          <table:table-cell office:value-type="float" office:value="82" calcext:value-type="float">
            <text:p>82</text:p>
          </table:table-cell>
          <table:table-cell office:value-type="float" office:value="80.8" calcext:value-type="float">
            <text:p>80.8</text:p>
          </table:table-cell>
          <table:table-cell office:value-type="float" office:value="81.7" calcext:value-type="float">
            <text:p>81.7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7" calcext:value-type="float">
            <text:p>7</text:p>
          </table:table-cell>
          <table:table-cell table:style-name="ce36" table:formula="of:=[.E103]-INDEX([.E:.E];LOOKUP(2;1/([.L$1:.L103]=&quot;-&quot;);ROW([.L$1:.L103]))+[.$K103]-1)" office:value-type="float" office:value="1.09999999999999" calcext:value-type="float">
            <text:p>1.09999999999999</text:p>
          </table:table-cell>
          <table:table-cell table:style-name="ce36" table:formula="of:=[.F103]-INDEX([.F:.F];LOOKUP(2;1/([.M$1:.M103]=&quot;-&quot;);ROW([.M$1:.M103]))+[.$K103]-1)" office:value-type="float" office:value="0.5" calcext:value-type="float">
            <text:p>0.5</text:p>
          </table:table-cell>
          <table:table-cell table:style-name="ce36" table:formula="of:=IF([.B103]-[.D103]&lt;0;&quot;?&quot;;MAX((INDEX([.E:.E];LOOKUP(2;1/([.N$1:.N103]=&quot;-&quot;);ROW([.N$1:.N103]))+[.$K103]-1)-INDEX([.G:.G];LOOKUP(2;1/([.N$1:.N103]=&quot;-&quot;);ROW([.N$1:.N103]))+[.$K103]-1));0)-([.E103]-[.G103]))" office:value-type="string" office:string-value="?" calcext:value-type="string">
            <text:p>?</text:p>
          </table:table-cell>
          <table:table-cell table:style-name="ce36" table:formula="of:=[.G103]-INDEX([.G:.G];LOOKUP(2;1/([.O$1:.O103]=&quot;-&quot;);ROW([.O$1:.O103]))+[.$K103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CLR-balance_075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6.5" calcext:value-type="float">
            <text:p>86.5</text:p>
          </table:table-cell>
          <table:table-cell office:value-type="float" office:value="79.7" calcext:value-type="float">
            <text:p>79.7</text:p>
          </table:table-cell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float" office:value="79.8" calcext:value-type="float">
            <text:p>79.8</text:p>
          </table:table-cell>
          <table:table-cell office:value-type="float" office:value="79.9" calcext:value-type="float">
            <text:p>79.9</text:p>
          </table:table-cell>
          <table:table-cell office:value-type="float" office:value="80.6" calcext:value-type="float">
            <text:p>80.6</text:p>
          </table:table-cell>
          <table:table-cell office:value-type="float" office:value="7" calcext:value-type="float">
            <text:p>7</text:p>
          </table:table-cell>
          <table:table-cell table:style-name="ce36" table:formula="of:=[.E104]-INDEX([.E:.E];LOOKUP(2;1/([.L$1:.L104]=&quot;-&quot;);ROW([.L$1:.L104]))+[.$K104]-1)" office:value-type="float" office:value="-1.2" calcext:value-type="float">
            <text:p>-1.2</text:p>
          </table:table-cell>
          <table:table-cell table:style-name="ce36" table:formula="of:=[.F104]-INDEX([.F:.F];LOOKUP(2;1/([.M$1:.M104]=&quot;-&quot;);ROW([.M$1:.M104]))+[.$K104]-1)" office:value-type="float" office:value="-0.799999999999997" calcext:value-type="float">
            <text:p>-0.799999999999997</text:p>
          </table:table-cell>
          <table:table-cell table:style-name="ce36" table:formula="of:=IF([.B104]-[.D104]&lt;0;&quot;?&quot;;MAX((INDEX([.E:.E];LOOKUP(2;1/([.N$1:.N104]=&quot;-&quot;);ROW([.N$1:.N104]))+[.$K104]-1)-INDEX([.G:.G];LOOKUP(2;1/([.N$1:.N104]=&quot;-&quot;);ROW([.N$1:.N104]))+[.$K104]-1));0)-([.E104]-[.G104]))" office:value-type="string" office:string-value="?" calcext:value-type="string">
            <text:p>?</text:p>
          </table:table-cell>
          <table:table-cell table:style-name="ce36" table:formula="of:=[.G104]-INDEX([.G:.G];LOOKUP(2;1/([.O$1:.O104]=&quot;-&quot;);ROW([.O$1:.O104]))+[.$K104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CLR-balance_100</text:p>
          </table:table-cell>
          <table:table-cell office:value-type="float" office:value="59.3" calcext:value-type="float">
            <text:p>59.3</text:p>
          </table:table-cell>
          <table:table-cell office:value-type="float" office:value="77.4" calcext:value-type="float">
            <text:p>77.4</text:p>
          </table:table-cell>
          <table:table-cell office:value-type="float" office:value="88.9" calcext:value-type="float">
            <text:p>88.9</text:p>
          </table:table-cell>
          <table:table-cell office:value-type="float" office:value="83.4" calcext:value-type="float">
            <text:p>83.4</text:p>
          </table:table-cell>
          <table:table-cell office:value-type="float" office:value="81.4" calcext:value-type="float">
            <text:p>81.4</text:p>
          </table:table-cell>
          <table:table-cell office:value-type="float" office:value="82" calcext:value-type="float">
            <text:p>82</text:p>
          </table:table-cell>
          <table:table-cell office:value-type="float" office:value="83.4" calcext:value-type="float">
            <text:p>83.4</text:p>
          </table:table-cell>
          <table:table-cell office:value-type="float" office:value="82" calcext:value-type="float">
            <text:p>82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36" table:formula="of:=[.E105]-INDEX([.E:.E];LOOKUP(2;1/([.L$1:.L105]=&quot;-&quot;);ROW([.L$1:.L105]))+[.$K105]-1)" office:value-type="float" office:value="2.5" calcext:value-type="float">
            <text:p>2.5</text:p>
          </table:table-cell>
          <table:table-cell table:style-name="ce36" table:formula="of:=[.F105]-INDEX([.F:.F];LOOKUP(2;1/([.M$1:.M105]=&quot;-&quot;);ROW([.M$1:.M105]))+[.$K105]-1)" office:value-type="float" office:value="1.10000000000001" calcext:value-type="float">
            <text:p>1.10000000000001</text:p>
          </table:table-cell>
          <table:table-cell table:style-name="ce36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36" table:formula="of:=[.G105]-INDEX([.G:.G];LOOKUP(2;1/([.O$1:.O105]=&quot;-&quot;);ROW([.O$1:.O105]))+[.$K105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many_vox-brain-coords-bal50</text:p>
          </table:table-cell>
          <table:table-cell office:value-type="float" office:value="96.5" calcext:value-type="float">
            <text:p>96.5</text:p>
          </table:table-cell>
          <table:table-cell office:value-type="float" office:value="82.4" calcext:value-type="float">
            <text:p>82.4</text:p>
          </table:table-cell>
          <table:table-cell office:value-type="float" office:value="83.6" calcext:value-type="float">
            <text:p>83.6</text:p>
          </table:table-cell>
          <table:table-cell office:value-type="float" office:value="77.6" calcext:value-type="float">
            <text:p>77.6</text:p>
          </table:table-cell>
          <table:table-cell office:value-type="float" office:value="79.9" calcext:value-type="float">
            <text:p>79.9</text:p>
          </table:table-cell>
          <table:table-cell office:value-type="float" office:value="77.1" calcext:value-type="float">
            <text:p>77.1</text:p>
          </table:table-cell>
          <table:table-cell office:value-type="float" office:value="77.3" calcext:value-type="float">
            <text:p>77.3</text:p>
          </table:table-cell>
          <table:table-cell office:value-type="float" office:value="80.1" calcext:value-type="float">
            <text:p>80.1</text:p>
          </table:table-cell>
          <table:table-cell office:value-type="float" office:value="76.7" calcext:value-type="float">
            <text:p>76.7</text:p>
          </table:table-cell>
          <table:table-cell office:value-type="float" office:value="7" calcext:value-type="float">
            <text:p>7</text:p>
          </table:table-cell>
          <table:table-cell table:style-name="ce36" table:formula="of:=[.E106]-INDEX([.E:.E];LOOKUP(2;1/([.L$1:.L106]=&quot;-&quot;);ROW([.L$1:.L106]))+[.$K106]-1)" office:value-type="float" office:value="-3.30000000000001" calcext:value-type="float">
            <text:p>-3.30000000000001</text:p>
          </table:table-cell>
          <table:table-cell table:style-name="ce36" table:formula="of:=[.F106]-INDEX([.F:.F];LOOKUP(2;1/([.M$1:.M106]=&quot;-&quot;);ROW([.M$1:.M106]))+[.$K106]-1)" office:value-type="float" office:value="-0.399999999999992" calcext:value-type="float">
            <text:p>-0.399999999999992</text:p>
          </table:table-cell>
          <table:table-cell table:style-name="ce36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-0.5" calcext:value-type="float">
            <text:p>-0.5</text:p>
          </table:table-cell>
          <table:table-cell table:style-name="ce36" table:formula="of:=[.G106]-INDEX([.G:.G];LOOKUP(2;1/([.O$1:.O106]=&quot;-&quot;);ROW([.O$1:.O106]))+[.$K106]-1)" office:value-type="float" office:value="-4" calcext:value-type="float">
            <text:p>-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many_vox-brain-coords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1.8" calcext:value-type="float">
            <text:p>81.8</text:p>
          </table:table-cell>
          <table:table-cell office:value-type="float" office:value="82.7" calcext:value-type="float">
            <text:p>82.7</text:p>
          </table:table-cell>
          <table:table-cell table:number-columns-repeated="2" office:value-type="float" office:value="82.4" calcext:value-type="float">
            <text:p>82.4</text:p>
          </table:table-cell>
          <table:table-cell office:value-type="float" office:value="82.7" calcext:value-type="float">
            <text:p>82.7</text:p>
          </table:table-cell>
          <table:table-cell office:value-type="float" office:value="82.9" calcext:value-type="float">
            <text:p>82.9</text:p>
          </table:table-cell>
          <table:table-cell office:value-type="float" office:value="82.3" calcext:value-type="float">
            <text:p>82.3</text:p>
          </table:table-cell>
          <table:table-cell office:value-type="float" office:value="7" calcext:value-type="float">
            <text:p>7</text:p>
          </table:table-cell>
          <table:table-cell table:style-name="ce36" table:formula="of:=[.E107]-INDEX([.E:.E];LOOKUP(2;1/([.L$1:.L107]=&quot;-&quot;);ROW([.L$1:.L107]))+[.$K107]-1)" office:value-type="float" office:value="1.8" calcext:value-type="float">
            <text:p>1.8</text:p>
          </table:table-cell>
          <table:table-cell table:style-name="ce36" table:formula="of:=[.F107]-INDEX([.F:.F];LOOKUP(2;1/([.M$1:.M107]=&quot;-&quot;);ROW([.M$1:.M107]))+[.$K107]-1)" office:value-type="float" office:value="2.10000000000001" calcext:value-type="float">
            <text:p>2.10000000000001</text:p>
          </table:table-cell>
          <table:table-cell table:style-name="ce36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-0.299999999999997" calcext:value-type="float">
            <text:p>-0.299999999999997</text:p>
          </table:table-cell>
          <table:table-cell table:style-name="ce36" table:formula="of:=[.G107]-INDEX([.G:.G];LOOKUP(2;1/([.O$1:.O107]=&quot;-&quot;);ROW([.O$1:.O107]))+[.$K107]-1)" office:value-type="float" office:value="1.30000000000001" calcext:value-type="float">
            <text:p>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84.6" calcext:value-type="float">
            <text:p>84.6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4.4" calcext:value-type="float">
            <text:p>84.4</text:p>
          </table:table-cell>
          <table:table-cell office:value-type="float" office:value="84.6" calcext:value-type="float">
            <text:p>84.6</text:p>
          </table:table-cell>
          <table:table-cell office:value-type="float" office:value="82.8" calcext:value-type="float">
            <text:p>82.8</text:p>
          </table:table-cell>
          <table:table-cell office:value-type="float" office:value="84.6" calcext:value-type="float">
            <text:p>84.6</text:p>
          </table:table-cell>
          <table:table-cell office:value-type="float" office:value="84.9" calcext:value-type="float">
            <text:p>84.9</text:p>
          </table:table-cell>
          <table:table-cell office:value-type="float" office:value="82.9" calcext:value-type="float">
            <text:p>82.9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36" table:formula="of:=[.E109]-INDEX([.E:.E];LOOKUP(2;1/([.L$1:.L109]=&quot;-&quot;);ROW([.L$1:.L109]))+[.$K109]-1)" office:value-type="float" office:value="-1.10000000000001" calcext:value-type="float">
            <text:p>-1.10000000000001</text:p>
          </table:table-cell>
          <table:table-cell table:style-name="ce36" table:formula="of:=[.F109]-INDEX([.F:.F];LOOKUP(2;1/([.M$1:.M109]=&quot;-&quot;);ROW([.M$1:.M109]))+[.$K109]-1)" office:value-type="float" office:value="-2.8" calcext:value-type="float">
            <text:p>-2.8</text:p>
          </table:table-cell>
          <table:table-cell table:style-name="ce36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-0.499999999999986" calcext:value-type="float">
            <text:p>-0.499999999999986</text:p>
          </table:table-cell>
          <table:table-cell table:style-name="ce36" table:formula="of:=[.G109]-INDEX([.G:.G];LOOKUP(2;1/([.O$1:.O109]=&quot;-&quot;);ROW([.O$1:.O109]))+[.$K109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6" table:formula="of:=[.E110]-INDEX([.E:.E];LOOKUP(2;1/([.L$1:.L110]=&quot;-&quot;);ROW([.L$1:.L110]))+[.$K110]-1)" office:value-type="float" office:value="-1.10000000000001" calcext:value-type="float">
            <text:p>-1.10000000000001</text:p>
          </table:table-cell>
          <table:table-cell table:style-name="ce36" table:formula="of:=[.F110]-INDEX([.F:.F];LOOKUP(2;1/([.M$1:.M110]=&quot;-&quot;);ROW([.M$1:.M110]))+[.$K110]-1)" office:value-type="float" office:value="-2.39999999999999" calcext:value-type="float">
            <text:p>-2.39999999999999</text:p>
          </table:table-cell>
          <table:table-cell table:style-name="ce36" table:formula="of:=IF([.B110]-[.D110]&lt;0;&quot;?&quot;;MAX((INDEX([.E:.E];LOOKUP(2;1/([.N$1:.N110]=&quot;-&quot;);ROW([.N$1:.N110]))+[.$K110]-1)-INDEX([.G:.G];LOOKUP(2;1/([.N$1:.N110]=&quot;-&quot;);ROW([.N$1:.N110]))+[.$K110]-1));0)-([.E110]-[.G110]))" office:value-type="float" office:value="0.400000000000006" calcext:value-type="float">
            <text:p>0.400000000000006</text:p>
          </table:table-cell>
          <table:table-cell table:style-name="ce36" table:formula="of:=[.G110]-INDEX([.G:.G];LOOKUP(2;1/([.O$1:.O110]=&quot;-&quot;);ROW([.O$1:.O110]))+[.$K11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36" table:formula="of:=[.E111]-INDEX([.E:.E];LOOKUP(2;1/([.L$1:.L111]=&quot;-&quot;);ROW([.L$1:.L111]))+[.$K111]-1)" office:value-type="float" office:value="-6.5" calcext:value-type="float">
            <text:p>-6.5</text:p>
          </table:table-cell>
          <table:table-cell table:style-name="ce36" table:formula="of:=[.F111]-INDEX([.F:.F];LOOKUP(2;1/([.M$1:.M111]=&quot;-&quot;);ROW([.M$1:.M111]))+[.$K111]-1)" office:value-type="float" office:value="-4.59999999999999" calcext:value-type="float">
            <text:p>-4.59999999999999</text:p>
          </table:table-cell>
          <table:table-cell table:style-name="ce36" table:formula="of:=IF([.B111]-[.D111]&lt;0;&quot;?&quot;;MAX((INDEX([.E:.E];LOOKUP(2;1/([.N$1:.N111]=&quot;-&quot;);ROW([.N$1:.N111]))+[.$K111]-1)-INDEX([.G:.G];LOOKUP(2;1/([.N$1:.N111]=&quot;-&quot;);ROW([.N$1:.N111]))+[.$K111]-1));0)-([.E111]-[.G111]))" office:value-type="string" office:string-value="?" calcext:value-type="string">
            <text:p>?</text:p>
          </table:table-cell>
          <table:table-cell table:style-name="ce36" table:formula="of:=[.G111]-INDEX([.G:.G];LOOKUP(2;1/([.O$1:.O111]=&quot;-&quot;);ROW([.O$1:.O111]))+[.$K111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3" calcext:value-type="float">
            <text:p>3</text:p>
          </table:table-cell>
          <table:table-cell table:style-name="ce36" table:formula="of:=[.E112]-INDEX([.E:.E];LOOKUP(2;1/([.L$1:.L112]=&quot;-&quot;);ROW([.L$1:.L112]))+[.$K112]-1)" office:value-type="float" office:value="0" calcext:value-type="float">
            <text:p>0</text:p>
          </table:table-cell>
          <table:table-cell table:style-name="ce36" table:formula="of:=[.F112]-INDEX([.F:.F];LOOKUP(2;1/([.M$1:.M112]=&quot;-&quot;);ROW([.M$1:.M112]))+[.$K112]-1)" office:value-type="float" office:value="0" calcext:value-type="float">
            <text:p>0</text:p>
          </table:table-cell>
          <table:table-cell table:style-name="ce36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0" calcext:value-type="float">
            <text:p>0</text:p>
          </table:table-cell>
          <table:table-cell table:style-name="ce36" table:formula="of:=[.G112]-INDEX([.G:.G];LOOKUP(2;1/([.O$1:.O112]=&quot;-&quot;);ROW([.O$1:.O112]))+[.$K112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36" table:formula="of:=[.E113]-INDEX([.E:.E];LOOKUP(2;1/([.L$1:.L113]=&quot;-&quot;);ROW([.L$1:.L113]))+[.$K113]-1)" office:value-type="float" office:value="-69.6" calcext:value-type="float">
            <text:p>-69.6</text:p>
          </table:table-cell>
          <table:table-cell table:style-name="ce36" table:formula="of:=[.F113]-INDEX([.F:.F];LOOKUP(2;1/([.M$1:.M113]=&quot;-&quot;);ROW([.M$1:.M113]))+[.$K113]-1)" office:value-type="float" office:value="-68.4" calcext:value-type="float">
            <text:p>-68.4</text:p>
          </table:table-cell>
          <table:table-cell table:style-name="ce36" table:formula="of:=IF([.B113]-[.D113]&lt;0;&quot;?&quot;;MAX((INDEX([.E:.E];LOOKUP(2;1/([.N$1:.N113]=&quot;-&quot;);ROW([.N$1:.N113]))+[.$K113]-1)-INDEX([.G:.G];LOOKUP(2;1/([.N$1:.N113]=&quot;-&quot;);ROW([.N$1:.N113]))+[.$K113]-1));0)-([.E113]-[.G113]))" office:value-type="string" office:string-value="?" calcext:value-type="string">
            <text:p>?</text:p>
          </table:table-cell>
          <table:table-cell table:style-name="ce36" table:formula="of:=[.G113]-INDEX([.G:.G];LOOKUP(2;1/([.O$1:.O113]=&quot;-&quot;);ROW([.O$1:.O113]))+[.$K113]-1)" office:value-type="float" office:value="-68.4" calcext:value-type="float">
            <text:p>-68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3" calcext:value-type="float">
            <text:p>3</text:p>
          </table:table-cell>
          <table:table-cell table:style-name="ce36" table:formula="of:=[.E114]-INDEX([.E:.E];LOOKUP(2;1/([.L$1:.L114]=&quot;-&quot;);ROW([.L$1:.L114]))+[.$K114]-1)" office:value-type="float" office:value="-0.799999999999997" calcext:value-type="float">
            <text:p>-0.799999999999997</text:p>
          </table:table-cell>
          <table:table-cell table:style-name="ce36" table:formula="of:=[.F114]-INDEX([.F:.F];LOOKUP(2;1/([.M$1:.M114]=&quot;-&quot;);ROW([.M$1:.M114]))+[.$K114]-1)" office:value-type="float" office:value="-1.3" calcext:value-type="float">
            <text:p>-1.3</text:p>
          </table:table-cell>
          <table:table-cell table:style-name="ce36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0.5" calcext:value-type="float">
            <text:p>-0.5</text:p>
          </table:table-cell>
          <table:table-cell table:style-name="ce36" table:formula="of:=[.G114]-INDEX([.G:.G];LOOKUP(2;1/([.O$1:.O114]=&quot;-&quot;);ROW([.O$1:.O114]))+[.$K114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table:style-name="ce36" table:formula="of:=[.E115]-INDEX([.E:.E];LOOKUP(2;1/([.L$1:.L115]=&quot;-&quot;);ROW([.L$1:.L115]))+[.$K115]-1)" office:value-type="float" office:value="-75.1" calcext:value-type="float">
            <text:p>-75.1</text:p>
          </table:table-cell>
          <table:table-cell table:style-name="ce36" table:formula="of:=[.F115]-INDEX([.F:.F];LOOKUP(2;1/([.M$1:.M115]=&quot;-&quot;);ROW([.M$1:.M115]))+[.$K115]-1)" office:value-type="float" office:value="-74" calcext:value-type="float">
            <text:p>-74</text:p>
          </table:table-cell>
          <table:table-cell table:style-name="ce36" table:formula="of:=IF([.B115]-[.D115]&lt;0;&quot;?&quot;;MAX((INDEX([.E:.E];LOOKUP(2;1/([.N$1:.N115]=&quot;-&quot;);ROW([.N$1:.N115]))+[.$K115]-1)-INDEX([.G:.G];LOOKUP(2;1/([.N$1:.N115]=&quot;-&quot;);ROW([.N$1:.N115]))+[.$K115]-1));0)-([.E115]-[.G115]))" office:value-type="string" office:string-value="?" calcext:value-type="string">
            <text:p>?</text:p>
          </table:table-cell>
          <table:table-cell table:style-name="ce36" table:formula="of:=[.G115]-INDEX([.G:.G];LOOKUP(2;1/([.O$1:.O115]=&quot;-&quot;);ROW([.O$1:.O115]))+[.$K115]-1)" office:value-type="float" office:value="-74.5" calcext:value-type="float">
            <text:p>-74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5" calcext:value-type="float">
            <text:p>5</text:p>
          </table:table-cell>
          <table:table-cell table:style-name="ce36" table:formula="of:=[.E116]-INDEX([.E:.E];LOOKUP(2;1/([.L$1:.L116]=&quot;-&quot;);ROW([.L$1:.L116]))+[.$K116]-1)" office:value-type="float" office:value="-11.2" calcext:value-type="float">
            <text:p>-11.2</text:p>
          </table:table-cell>
          <table:table-cell table:style-name="ce36" table:formula="of:=[.F116]-INDEX([.F:.F];LOOKUP(2;1/([.M$1:.M116]=&quot;-&quot;);ROW([.M$1:.M116]))+[.$K116]-1)" office:value-type="float" office:value="-6.90000000000001" calcext:value-type="float">
            <text:p>-6.90000000000001</text:p>
          </table:table-cell>
          <table:table-cell table:style-name="ce36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36" table:formula="of:=[.G116]-INDEX([.G:.G];LOOKUP(2;1/([.O$1:.O116]=&quot;-&quot;);ROW([.O$1:.O116]))+[.$K116]-1)" office:value-type="float" office:value="-8.3" calcext:value-type="float">
            <text:p>-8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5" calcext:value-type="float">
            <text:p>5</text:p>
          </table:table-cell>
          <table:table-cell table:style-name="ce36" table:formula="of:=[.E117]-INDEX([.E:.E];LOOKUP(2;1/([.L$1:.L117]=&quot;-&quot;);ROW([.L$1:.L117]))+[.$K117]-1)" office:value-type="float" office:value="0" calcext:value-type="float">
            <text:p>0</text:p>
          </table:table-cell>
          <table:table-cell table:style-name="ce36" table:formula="of:=[.F117]-INDEX([.F:.F];LOOKUP(2;1/([.M$1:.M117]=&quot;-&quot;);ROW([.M$1:.M117]))+[.$K117]-1)" office:value-type="float" office:value="0" calcext:value-type="float">
            <text:p>0</text:p>
          </table:table-cell>
          <table:table-cell table:style-name="ce36" table:formula="of:=IF([.B117]-[.D117]&lt;0;&quot;?&quot;;MAX((INDEX([.E:.E];LOOKUP(2;1/([.N$1:.N117]=&quot;-&quot;);ROW([.N$1:.N117]))+[.$K117]-1)-INDEX([.G:.G];LOOKUP(2;1/([.N$1:.N117]=&quot;-&quot;);ROW([.N$1:.N117]))+[.$K117]-1));0)-([.E117]-[.G117]))" office:value-type="float" office:value="0" calcext:value-type="float">
            <text:p>0</text:p>
          </table:table-cell>
          <table:table-cell table:style-name="ce36" table:formula="of:=[.G117]-INDEX([.G:.G];LOOKUP(2;1/([.O$1:.O117]=&quot;-&quot;);ROW([.O$1:.O117]))+[.$K117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5" calcext:value-type="float">
            <text:p>5</text:p>
          </table:table-cell>
          <table:table-cell table:style-name="ce36" table:formula="of:=[.E118]-INDEX([.E:.E];LOOKUP(2;1/([.L$1:.L118]=&quot;-&quot;);ROW([.L$1:.L118]))+[.$K118]-1)" office:value-type="float" office:value="6" calcext:value-type="float">
            <text:p>6</text:p>
          </table:table-cell>
          <table:table-cell table:style-name="ce36" table:formula="of:=[.F118]-INDEX([.F:.F];LOOKUP(2;1/([.M$1:.M118]=&quot;-&quot;);ROW([.M$1:.M118]))+[.$K118]-1)" office:value-type="float" office:value="0.599999999999994" calcext:value-type="float">
            <text:p>0.599999999999994</text:p>
          </table:table-cell>
          <table:table-cell table:style-name="ce36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-5.8" calcext:value-type="float">
            <text:p>-5.8</text:p>
          </table:table-cell>
          <table:table-cell table:style-name="ce36" table:formula="of:=[.G118]-INDEX([.G:.G];LOOKUP(2;1/([.O$1:.O118]=&quot;-&quot;);ROW([.O$1:.O118]))+[.$K118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5" calcext:value-type="float">
            <text:p>5</text:p>
          </table:table-cell>
          <table:table-cell table:style-name="ce36" table:formula="of:=[.E119]-INDEX([.E:.E];LOOKUP(2;1/([.L$1:.L119]=&quot;-&quot;);ROW([.L$1:.L119]))+[.$K119]-1)" office:value-type="float" office:value="0.900000000000006" calcext:value-type="float">
            <text:p>0.900000000000006</text:p>
          </table:table-cell>
          <table:table-cell table:style-name="ce36" table:formula="of:=[.F119]-INDEX([.F:.F];LOOKUP(2;1/([.M$1:.M119]=&quot;-&quot;);ROW([.M$1:.M119]))+[.$K119]-1)" office:value-type="float" office:value="0.200000000000003" calcext:value-type="float">
            <text:p>0.200000000000003</text:p>
          </table:table-cell>
          <table:table-cell table:style-name="ce36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-0.900000000000006" calcext:value-type="float">
            <text:p>-0.900000000000006</text:p>
          </table:table-cell>
          <table:table-cell table:style-name="ce36" table:formula="of:=[.G119]-INDEX([.G:.G];LOOKUP(2;1/([.O$1:.O119]=&quot;-&quot;);ROW([.O$1:.O119]))+[.$K11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36" table:formula="of:=[.E120]-INDEX([.E:.E];LOOKUP(2;1/([.L$1:.L120]=&quot;-&quot;);ROW([.L$1:.L120]))+[.$K120]-1)" office:value-type="float" office:value="0" calcext:value-type="float">
            <text:p>0</text:p>
          </table:table-cell>
          <table:table-cell table:style-name="ce36" table:formula="of:=[.F120]-INDEX([.F:.F];LOOKUP(2;1/([.M$1:.M120]=&quot;-&quot;);ROW([.M$1:.M120]))+[.$K120]-1)" office:value-type="float" office:value="0" calcext:value-type="float">
            <text:p>0</text:p>
          </table:table-cell>
          <table:table-cell table:style-name="ce36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0" calcext:value-type="float">
            <text:p>0</text:p>
          </table:table-cell>
          <table:table-cell table:style-name="ce36" table:formula="of:=[.G120]-INDEX([.G:.G];LOOKUP(2;1/([.O$1:.O120]=&quot;-&quot;);ROW([.O$1:.O120]))+[.$K120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36" table:formula="of:=[.E121]-INDEX([.E:.E];LOOKUP(2;1/([.L$1:.L121]=&quot;-&quot;);ROW([.L$1:.L121]))+[.$K121]-1)" office:value-type="float" office:value="-0.399999999999992" calcext:value-type="float">
            <text:p>-0.399999999999992</text:p>
          </table:table-cell>
          <table:table-cell table:style-name="ce36" table:formula="of:=[.F121]-INDEX([.F:.F];LOOKUP(2;1/([.M$1:.M121]=&quot;-&quot;);ROW([.M$1:.M121]))+[.$K121]-1)" office:value-type="float" office:value="0.200000000000003" calcext:value-type="float">
            <text:p>0.200000000000003</text:p>
          </table:table-cell>
          <table:table-cell table:style-name="ce36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0" calcext:value-type="float">
            <text:p>0</text:p>
          </table:table-cell>
          <table:table-cell table:style-name="ce36" table:formula="of:=[.G121]-INDEX([.G:.G];LOOKUP(2;1/([.O$1:.O121]=&quot;-&quot;);ROW([.O$1:.O121]))+[.$K121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1" calcext:value-type="float">
            <text:p>11</text:p>
          </table:table-cell>
          <table:table-cell table:style-name="ce36" table:formula="of:=[.E122]-INDEX([.E:.E];LOOKUP(2;1/([.L$1:.L122]=&quot;-&quot;);ROW([.L$1:.L122]))+[.$K122]-1)" office:value-type="float" office:value="-5.59999999999999" calcext:value-type="float">
            <text:p>-5.59999999999999</text:p>
          </table:table-cell>
          <table:table-cell table:style-name="ce36" table:formula="of:=[.F122]-INDEX([.F:.F];LOOKUP(2;1/([.M$1:.M122]=&quot;-&quot;);ROW([.M$1:.M122]))+[.$K122]-1)" office:value-type="float" office:value="-1" calcext:value-type="float">
            <text:p>-1</text:p>
          </table:table-cell>
          <table:table-cell table:style-name="ce36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4.89999999999999" calcext:value-type="float">
            <text:p>4.89999999999999</text:p>
          </table:table-cell>
          <table:table-cell table:style-name="ce36" table:formula="of:=[.G122]-INDEX([.G:.G];LOOKUP(2;1/([.O$1:.O122]=&quot;-&quot;);ROW([.O$1:.O122]))+[.$K122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1" calcext:value-type="float">
            <text:p>11</text:p>
          </table:table-cell>
          <table:table-cell table:style-name="ce36" table:formula="of:=[.E123]-INDEX([.E:.E];LOOKUP(2;1/([.L$1:.L123]=&quot;-&quot;);ROW([.L$1:.L123]))+[.$K123]-1)" office:value-type="float" office:value="-1.8" calcext:value-type="float">
            <text:p>-1.8</text:p>
          </table:table-cell>
          <table:table-cell table:style-name="ce36" table:formula="of:=[.F123]-INDEX([.F:.F];LOOKUP(2;1/([.M$1:.M123]=&quot;-&quot;);ROW([.M$1:.M123]))+[.$K123]-1)" office:value-type="float" office:value="-0.5" calcext:value-type="float">
            <text:p>-0.5</text:p>
          </table:table-cell>
          <table:table-cell table:style-name="ce36" table:formula="of:=IF([.B123]-[.D123]&lt;0;&quot;?&quot;;MAX((INDEX([.E:.E];LOOKUP(2;1/([.N$1:.N123]=&quot;-&quot;);ROW([.N$1:.N123]))+[.$K123]-1)-INDEX([.G:.G];LOOKUP(2;1/([.N$1:.N123]=&quot;-&quot;);ROW([.N$1:.N123]))+[.$K123]-1));0)-([.E123]-[.G123]))" office:value-type="float" office:value="2" calcext:value-type="float">
            <text:p>2</text:p>
          </table:table-cell>
          <table:table-cell table:style-name="ce36" table:formula="of:=[.G123]-INDEX([.G:.G];LOOKUP(2;1/([.O$1:.O123]=&quot;-&quot;);ROW([.O$1:.O123]))+[.$K123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36" table:formula="of:=[.E124]-INDEX([.E:.E];LOOKUP(2;1/([.L$1:.L124]=&quot;-&quot;);ROW([.L$1:.L124]))+[.$K124]-1)" office:value-type="float" office:value="-1.39999999999999" calcext:value-type="float">
            <text:p>-1.39999999999999</text:p>
          </table:table-cell>
          <table:table-cell table:style-name="ce36" table:formula="of:=[.F124]-INDEX([.F:.F];LOOKUP(2;1/([.M$1:.M124]=&quot;-&quot;);ROW([.M$1:.M124]))+[.$K124]-1)" office:value-type="float" office:value="-0.0999999999999943" calcext:value-type="float">
            <text:p>-0.0999999999999943</text:p>
          </table:table-cell>
          <table:table-cell table:style-name="ce36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1.59999999999999" calcext:value-type="float">
            <text:p>1.59999999999999</text:p>
          </table:table-cell>
          <table:table-cell table:style-name="ce36" table:formula="of:=[.G124]-INDEX([.G:.G];LOOKUP(2;1/([.O$1:.O124]=&quot;-&quot;);ROW([.O$1:.O124]))+[.$K124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6" calcext:value-type="float">
            <text:p>16</text:p>
          </table:table-cell>
          <table:table-cell table:style-name="ce36" table:formula="of:=[.E125]-INDEX([.E:.E];LOOKUP(2;1/([.L$1:.L125]=&quot;-&quot;);ROW([.L$1:.L125]))+[.$K125]-1)" office:value-type="float" office:value="-2.8" calcext:value-type="float">
            <text:p>-2.8</text:p>
          </table:table-cell>
          <table:table-cell table:style-name="ce36" table:formula="of:=[.F125]-INDEX([.F:.F];LOOKUP(2;1/([.M$1:.M125]=&quot;-&quot;);ROW([.M$1:.M125]))+[.$K125]-1)" office:value-type="float" office:value="-0.200000000000003" calcext:value-type="float">
            <text:p>-0.200000000000003</text:p>
          </table:table-cell>
          <table:table-cell table:style-name="ce36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2.3" calcext:value-type="float">
            <text:p>2.3</text:p>
          </table:table-cell>
          <table:table-cell table:style-name="ce36" table:formula="of:=[.G125]-INDEX([.G:.G];LOOKUP(2;1/([.O$1:.O125]=&quot;-&quot;);ROW([.O$1:.O125]))+[.$K125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6" calcext:value-type="float">
            <text:p>16</text:p>
          </table:table-cell>
          <table:table-cell table:style-name="ce36" table:formula="of:=[.E126]-INDEX([.E:.E];LOOKUP(2;1/([.L$1:.L126]=&quot;-&quot;);ROW([.L$1:.L126]))+[.$K126]-1)" office:value-type="float" office:value="0" calcext:value-type="float">
            <text:p>0</text:p>
          </table:table-cell>
          <table:table-cell table:style-name="ce36" table:formula="of:=[.F126]-INDEX([.F:.F];LOOKUP(2;1/([.M$1:.M126]=&quot;-&quot;);ROW([.M$1:.M126]))+[.$K126]-1)" office:value-type="float" office:value="0" calcext:value-type="float">
            <text:p>0</text:p>
          </table:table-cell>
          <table:table-cell table:style-name="ce36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0" calcext:value-type="float">
            <text:p>0</text:p>
          </table:table-cell>
          <table:table-cell table:style-name="ce36" table:formula="of:=[.G126]-INDEX([.G:.G];LOOKUP(2;1/([.O$1:.O126]=&quot;-&quot;);ROW([.O$1:.O126]))+[.$K126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36" table:formula="of:=[.E127]-INDEX([.E:.E];LOOKUP(2;1/([.L$1:.L127]=&quot;-&quot;);ROW([.L$1:.L127]))+[.$K127]-1)" office:value-type="float" office:value="1.3" calcext:value-type="float">
            <text:p>1.3</text:p>
          </table:table-cell>
          <table:table-cell table:style-name="ce36" table:formula="of:=[.F127]-INDEX([.F:.F];LOOKUP(2;1/([.M$1:.M127]=&quot;-&quot;);ROW([.M$1:.M127]))+[.$K127]-1)" office:value-type="float" office:value="0.799999999999997" calcext:value-type="float">
            <text:p>0.799999999999997</text:p>
          </table:table-cell>
          <table:table-cell table:style-name="ce36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-1.5" calcext:value-type="float">
            <text:p>-1.5</text:p>
          </table:table-cell>
          <table:table-cell table:style-name="ce36" table:formula="of:=[.G127]-INDEX([.G:.G];LOOKUP(2;1/([.O$1:.O127]=&quot;-&quot;);ROW([.O$1:.O127]))+[.$K12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table:style-name="ce36" table:formula="of:=[.E128]-INDEX([.E:.E];LOOKUP(2;1/([.L$1:.L128]=&quot;-&quot;);ROW([.L$1:.L128]))+[.$K128]-1)" office:value-type="float" office:value="-5.7" calcext:value-type="float">
            <text:p>-5.7</text:p>
          </table:table-cell>
          <table:table-cell table:style-name="ce36" table:formula="of:=[.F128]-INDEX([.F:.F];LOOKUP(2;1/([.M$1:.M128]=&quot;-&quot;);ROW([.M$1:.M128]))+[.$K128]-1)" office:value-type="float" office:value="-1.39999999999999" calcext:value-type="float">
            <text:p>-1.39999999999999</text:p>
          </table:table-cell>
          <table:table-cell table:style-name="ce36" table:formula="of:=IF([.B128]-[.D128]&lt;0;&quot;?&quot;;MAX((INDEX([.E:.E];LOOKUP(2;1/([.N$1:.N128]=&quot;-&quot;);ROW([.N$1:.N128]))+[.$K128]-1)-INDEX([.G:.G];LOOKUP(2;1/([.N$1:.N128]=&quot;-&quot;);ROW([.N$1:.N128]))+[.$K128]-1));0)-([.E128]-[.G128]))" office:value-type="float" office:value="3.90000000000001" calcext:value-type="float">
            <text:p>3.90000000000001</text:p>
          </table:table-cell>
          <table:table-cell table:style-name="ce36" table:formula="of:=[.G128]-INDEX([.G:.G];LOOKUP(2;1/([.O$1:.O128]=&quot;-&quot;);ROW([.O$1:.O128]))+[.$K128]-1)" office:value-type="float" office:value="-1.8" calcext:value-type="float">
            <text:p>-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9" calcext:value-type="float">
            <text:p>19</text:p>
          </table:table-cell>
          <table:table-cell table:style-name="ce36" table:formula="of:=[.E129]-INDEX([.E:.E];LOOKUP(2;1/([.L$1:.L129]=&quot;-&quot;);ROW([.L$1:.L129]))+[.$K129]-1)" office:value-type="float" office:value="0" calcext:value-type="float">
            <text:p>0</text:p>
          </table:table-cell>
          <table:table-cell table:style-name="ce36" table:formula="of:=[.F129]-INDEX([.F:.F];LOOKUP(2;1/([.M$1:.M129]=&quot;-&quot;);ROW([.M$1:.M129]))+[.$K129]-1)" office:value-type="float" office:value="0" calcext:value-type="float">
            <text:p>0</text:p>
          </table:table-cell>
          <table:table-cell table:style-name="ce36" table:formula="of:=IF([.B129]-[.D129]&lt;0;&quot;?&quot;;MAX((INDEX([.E:.E];LOOKUP(2;1/([.N$1:.N129]=&quot;-&quot;);ROW([.N$1:.N129]))+[.$K129]-1)-INDEX([.G:.G];LOOKUP(2;1/([.N$1:.N129]=&quot;-&quot;);ROW([.N$1:.N129]))+[.$K129]-1));0)-([.E129]-[.G129]))" office:value-type="float" office:value="0" calcext:value-type="float">
            <text:p>0</text:p>
          </table:table-cell>
          <table:table-cell table:style-name="ce36" table:formula="of:=[.G129]-INDEX([.G:.G];LOOKUP(2;1/([.O$1:.O129]=&quot;-&quot;);ROW([.O$1:.O129]))+[.$K12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6" table:formula="of:=[.E130]-INDEX([.E:.E];LOOKUP(2;1/([.L$1:.L130]=&quot;-&quot;);ROW([.L$1:.L130]))+[.$K130]-1)" office:value-type="float" office:value="-87.5" calcext:value-type="float">
            <text:p>-87.5</text:p>
          </table:table-cell>
          <table:table-cell table:style-name="ce36" table:formula="of:=[.F130]-INDEX([.F:.F];LOOKUP(2;1/([.M$1:.M130]=&quot;-&quot;);ROW([.M$1:.M130]))+[.$K130]-1)" office:value-type="float" office:value="-82.3" calcext:value-type="float">
            <text:p>-82.3</text:p>
          </table:table-cell>
          <table:table-cell table:style-name="ce36" table:formula="of:=IF([.B130]-[.D130]&lt;0;&quot;?&quot;;MAX((INDEX([.E:.E];LOOKUP(2;1/([.N$1:.N130]=&quot;-&quot;);ROW([.N$1:.N130]))+[.$K130]-1)-INDEX([.G:.G];LOOKUP(2;1/([.N$1:.N130]=&quot;-&quot;);ROW([.N$1:.N130]))+[.$K130]-1));0)-([.E130]-[.G130]))" office:value-type="float" office:value="5" calcext:value-type="float">
            <text:p>5</text:p>
          </table:table-cell>
          <table:table-cell table:style-name="ce36" table:formula="of:=[.G130]-INDEX([.G:.G];LOOKUP(2;1/([.O$1:.O130]=&quot;-&quot;);ROW([.O$1:.O130]))+[.$K130]-1)" office:value-type="float" office:value="-82.5" calcext:value-type="float">
            <text:p>-82.5</text:p>
          </table:table-cell>
          <table:table-cell table:number-columns-repeated="16369"/>
        </table:table-row>
        <table:table-row table:style-name="ro1" table:number-rows-repeated="21">
          <table:table-cell table:number-columns-repeated="11"/>
          <table:table-cell table:style-name="ce36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O109:DIFFUSION_FA.O1048576 DIFFUSION_FA.L1:DIFFUSION_FA.O108 DIFFUSION_FA.L109:DIFFUSION_FA.N1048576">
            <calcext:condition calcext:apply-style-name="Default" calcext:value="=&quot;&quot;" calcext:base-cell-address="DIFFUSION_FA.L1"/>
            <calcext:condition calcext:apply-style-name="better" calcext:value="&gt;=[$settings.$B$3]" calcext:base-cell-address="DIFFUSION_FA.L1"/>
            <calcext:condition calcext:apply-style-name="worse" calcext:value="&lt;=[$settings.$B$4]" calcext:base-cell-address="DIFFUSION_FA.L1"/>
            <calcext:condition calcext:apply-style-name="marginally_worse" calcext:value="between([$settings.$B$4],0)" calcext:base-cell-address="DIFFUSION_FA.L1"/>
            <calcext:condition calcext:apply-style-name="marginally_better" calcext:value="between(0,[$settings.$B$3])" calcext:base-cell-address="DIFFUSION_FA.L1"/>
          </calcext:conditional-format>
        </calcext:conditional-formats>
      </table:table>
      <table:table table:name="DIFFUSION_MD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3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1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2" office:value-type="string" calcext:value-type="string">
            <text:p>train</text:p>
          </table:table-cell>
          <table:table-cell table:style-name="ce42" office:value-type="string" calcext:value-type="string">
            <text:p>val</text:p>
          </table:table-cell>
          <table:table-cell table:style-name="ce42" office:value-type="string" calcext:value-type="string">
            <text:p>overfitting</text:p>
          </table:table-cell>
          <table:table-cell table:style-name="ce4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6" calcext:value-type="float">
            <text:p>93.6</text:p>
          </table:table-cell>
          <table:table-cell office:value-type="float" office:value="94.4" calcext:value-type="float">
            <text:p>94.4</text:p>
          </table:table-cell>
          <table:table-cell office:value-type="float" office:value="94.5" calcext:value-type="float">
            <text:p>94.5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style-name="ce44" table:formula="of:=[.E4]-INDEX([.E:.E];LOOKUP(2;1/([.L$1:.L4]=&quot;-&quot;);ROW([.L$1:.L4]))+[.$K4]-1)" office:value-type="float" office:value="0.5" calcext:value-type="float">
            <text:p>0.5</text:p>
          </table:table-cell>
          <table:table-cell table:style-name="ce44" table:formula="of:=[.F4]-INDEX([.F:.F];LOOKUP(2;1/([.M$1:.M4]=&quot;-&quot;);ROW([.M$1:.M4]))+[.$K4]-1)" office:value-type="float" office:value="-0.199999999999989" calcext:value-type="float">
            <text:p>-0.199999999999989</text:p>
          </table:table-cell>
          <table:table-cell table:style-name="ce44" table:formula="of:=IF([.B4]-[.D4]&lt;0;&quot;?&quot;;MAX((INDEX([.E:.E];LOOKUP(2;1/([.N$1:.N4]=&quot;-&quot;);ROW([.N$1:.N4]))+[.$K4]-1)-INDEX([.G:.G];LOOKUP(2;1/([.N$1:.N4]=&quot;-&quot;);ROW([.N$1:.N4]))+[.$K4]-1));0)-([.E4]-[.G4]))" office:value-type="float" office:value="0.900000000000006" calcext:value-type="float">
            <text:p>0.900000000000006</text:p>
          </table:table-cell>
          <table:table-cell table:style-name="ce44" table:formula="of:=[.G4]-INDEX([.G:.G];LOOKUP(2;1/([.O$1:.O4]=&quot;-&quot;);ROW([.O$1:.O4]))+[.$K4]-1)"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94.6" calcext:value-type="float">
            <text:p>94.6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style-name="ce44" table:formula="of:=[.E5]-INDEX([.E:.E];LOOKUP(2;1/([.L$1:.L5]=&quot;-&quot;);ROW([.L$1:.L5]))+[.$K5]-1)" office:value-type="float" office:value="0.5" calcext:value-type="float">
            <text:p>0.5</text:p>
          </table:table-cell>
          <table:table-cell table:style-name="ce44" table:formula="of:=[.F5]-INDEX([.F:.F];LOOKUP(2;1/([.M$1:.M5]=&quot;-&quot;);ROW([.M$1:.M5]))+[.$K5]-1)" office:value-type="float" office:value="0" calcext:value-type="float">
            <text:p>0</text:p>
          </table:table-cell>
          <table:table-cell table:style-name="ce44" table:formula="of:=IF([.B5]-[.D5]&lt;0;&quot;?&quot;;MAX((INDEX([.E:.E];LOOKUP(2;1/([.N$1:.N5]=&quot;-&quot;);ROW([.N$1:.N5]))+[.$K5]-1)-INDEX([.G:.G];LOOKUP(2;1/([.N$1:.N5]=&quot;-&quot;);ROW([.N$1:.N5]))+[.$K5]-1));0)-([.E5]-[.G5]))" office:value-type="float" office:value="1" calcext:value-type="float">
            <text:p>1</text:p>
          </table:table-cell>
          <table:table-cell table:style-name="ce44" table:formula="of:=[.G5]-INDEX([.G:.G];LOOKUP(2;1/([.O$1:.O5]=&quot;-&quot;);ROW([.O$1:.O5]))+[.$K5]-1)" office:value-type="float" office:value="0.399999999999992" calcext:value-type="float">
            <text:p>0.39999999999999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6" calcext:value-type="float">
            <text:p>93.6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44" table:formula="of:=[.E6]-INDEX([.E:.E];LOOKUP(2;1/([.L$1:.L6]=&quot;-&quot;);ROW([.L$1:.L6]))+[.$K6]-1)" office:value-type="float" office:value="0.5" calcext:value-type="float">
            <text:p>0.5</text:p>
          </table:table-cell>
          <table:table-cell table:style-name="ce44" table:formula="of:=[.F6]-INDEX([.F:.F];LOOKUP(2;1/([.M$1:.M6]=&quot;-&quot;);ROW([.M$1:.M6]))+[.$K6]-1)" office:value-type="float" office:value="0.300000000000011" calcext:value-type="float">
            <text:p>0.300000000000011</text:p>
          </table:table-cell>
          <table:table-cell table:style-name="ce44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4" table:formula="of:=[.G6]-INDEX([.G:.G];LOOKUP(2;1/([.O$1:.O6]=&quot;-&quot;);ROW([.O$1:.O6]))+[.$K6]-1)" office:value-type="float" office:value="0.599999999999994" calcext:value-type="float">
            <text:p>0.599999999999994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4" calcext:value-type="float">
            <text:p>93.4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4.1" calcext:value-type="float">
            <text:p>94.1</text:p>
          </table:table-cell>
          <table:table-cell office:value-type="float" office:value="94.8" calcext:value-type="float">
            <text:p>94.8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44" table:formula="of:=[.E7]-INDEX([.E:.E];LOOKUP(2;1/([.L$1:.L7]=&quot;-&quot;);ROW([.L$1:.L7]))+[.$K7]-1)" office:value-type="float" office:value="-0.199999999999989" calcext:value-type="float">
            <text:p>-0.199999999999989</text:p>
          </table:table-cell>
          <table:table-cell table:style-name="ce44" table:formula="of:=[.F7]-INDEX([.F:.F];LOOKUP(2;1/([.M$1:.M7]=&quot;-&quot;);ROW([.M$1:.M7]))+[.$K7]-1)" office:value-type="float" office:value="-0.400000000000006" calcext:value-type="float">
            <text:p>-0.400000000000006</text:p>
          </table:table-cell>
          <table:table-cell table:style-name="ce44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44" table:formula="of:=[.G7]-INDEX([.G:.G];LOOKUP(2;1/([.O$1:.O7]=&quot;-&quot;);ROW([.O$1:.O7]))+[.$K7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4" calcext:value-type="float">
            <text:p>4</text:p>
          </table:table-cell>
          <table:table-cell table:style-name="ce44" table:formula="of:=[.E8]-INDEX([.E:.E];LOOKUP(2;1/([.L$1:.L8]=&quot;-&quot;);ROW([.L$1:.L8]))+[.$K8]-1)" office:value-type="float" office:value="1.10000000000001" calcext:value-type="float">
            <text:p>1.10000000000001</text:p>
          </table:table-cell>
          <table:table-cell table:style-name="ce44" table:formula="of:=[.F8]-INDEX([.F:.F];LOOKUP(2;1/([.M$1:.M8]=&quot;-&quot;);ROW([.M$1:.M8]))+[.$K8]-1)" office:value-type="float" office:value="0.599999999999994" calcext:value-type="float">
            <text:p>0.599999999999994</text:p>
          </table:table-cell>
          <table:table-cell table:style-name="ce44" table:formula="of:=IF([.B8]-[.D8]&lt;0;&quot;?&quot;;MAX((INDEX([.E:.E];LOOKUP(2;1/([.N$1:.N8]=&quot;-&quot;);ROW([.N$1:.N8]))+[.$K8]-1)-INDEX([.G:.G];LOOKUP(2;1/([.N$1:.N8]=&quot;-&quot;);ROW([.N$1:.N8]))+[.$K8]-1));0)-([.E8]-[.G8]))" office:value-type="string" office:string-value="?" calcext:value-type="string">
            <text:p>?</text:p>
          </table:table-cell>
          <table:table-cell table:style-name="ce44" table:formula="of:=[.G8]-INDEX([.G:.G];LOOKUP(2;1/([.O$1:.O8]=&quot;-&quot;);ROW([.O$1:.O8]))+[.$K8]-1)"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6" calcext:value-type="float">
            <text:p>6</text:p>
          </table:table-cell>
          <table:table-cell table:style-name="ce44" table:formula="of:=[.E9]-INDEX([.E:.E];LOOKUP(2;1/([.L$1:.L9]=&quot;-&quot;);ROW([.L$1:.L9]))+[.$K9]-1)" office:value-type="float" office:value="-0.5" calcext:value-type="float">
            <text:p>-0.5</text:p>
          </table:table-cell>
          <table:table-cell table:style-name="ce44" table:formula="of:=[.F9]-INDEX([.F:.F];LOOKUP(2;1/([.M$1:.M9]=&quot;-&quot;);ROW([.M$1:.M9]))+[.$K9]-1)" office:value-type="float" office:value="-0.299999999999997" calcext:value-type="float">
            <text:p>-0.299999999999997</text:p>
          </table:table-cell>
          <table:table-cell table:style-name="ce44" table:formula="of:=IF([.B9]-[.D9]&lt;0;&quot;?&quot;;MAX((INDEX([.E:.E];LOOKUP(2;1/([.N$1:.N9]=&quot;-&quot;);ROW([.N$1:.N9]))+[.$K9]-1)-INDEX([.G:.G];LOOKUP(2;1/([.N$1:.N9]=&quot;-&quot;);ROW([.N$1:.N9]))+[.$K9]-1));0)-([.E9]-[.G9]))" office:value-type="string" office:string-value="?" calcext:value-type="string">
            <text:p>?</text:p>
          </table:table-cell>
          <table:table-cell table:style-name="ce44" table:formula="of:=[.G9]-INDEX([.G:.G];LOOKUP(2;1/([.O$1:.O9]=&quot;-&quot;);ROW([.O$1:.O9]))+[.$K9]-1)" office:value-type="float" office:value="-0.199999999999989" calcext:value-type="float">
            <text:p>-0.199999999999989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  <table:table-cell office:value-type="float" office:value="7" calcext:value-type="float">
            <text:p>7</text:p>
          </table:table-cell>
          <table:table-cell table:style-name="ce44" table:formula="of:=[.E10]-INDEX([.E:.E];LOOKUP(2;1/([.L$1:.L10]=&quot;-&quot;);ROW([.L$1:.L10]))+[.$K10]-1)" office:value-type="float" office:value="0" calcext:value-type="float">
            <text:p>0</text:p>
          </table:table-cell>
          <table:table-cell table:style-name="ce44" table:formula="of:=[.F10]-INDEX([.F:.F];LOOKUP(2;1/([.M$1:.M10]=&quot;-&quot;);ROW([.M$1:.M10]))+[.$K10]-1)" office:value-type="float" office:value="-0.600000000000009" calcext:value-type="float">
            <text:p>-0.600000000000009</text:p>
          </table:table-cell>
          <table:table-cell table:style-name="ce44" table:formula="of:=IF([.B10]-[.D10]&lt;0;&quot;?&quot;;MAX((INDEX([.E:.E];LOOKUP(2;1/([.N$1:.N10]=&quot;-&quot;);ROW([.N$1:.N10]))+[.$K10]-1)-INDEX([.G:.G];LOOKUP(2;1/([.N$1:.N10]=&quot;-&quot;);ROW([.N$1:.N10]))+[.$K10]-1));0)-([.E10]-[.G10]))" office:value-type="string" office:string-value="?" calcext:value-type="string">
            <text:p>?</text:p>
          </table:table-cell>
          <table:table-cell table:style-name="ce44" table:formula="of:=[.G10]-INDEX([.G:.G];LOOKUP(2;1/([.O$1:.O10]=&quot;-&quot;);ROW([.O$1:.O10]))+[.$K10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4.9" calcext:value-type="float">
            <text:p>94.9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44" table:formula="of:=[.E11]-INDEX([.E:.E];LOOKUP(2;1/([.L$1:.L11]=&quot;-&quot;);ROW([.L$1:.L11]))+[.$K11]-1)" office:value-type="float" office:value="1" calcext:value-type="float">
            <text:p>1</text:p>
          </table:table-cell>
          <table:table-cell table:style-name="ce44" table:formula="of:=[.F11]-INDEX([.F:.F];LOOKUP(2;1/([.M$1:.M11]=&quot;-&quot;);ROW([.M$1:.M11]))+[.$K11]-1)" office:value-type="float" office:value="0.899999999999992" calcext:value-type="float">
            <text:p>0.899999999999992</text:p>
          </table:table-cell>
          <table:table-cell table:style-name="ce44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0.299999999999997" calcext:value-type="float">
            <text:p>-0.299999999999997</text:p>
          </table:table-cell>
          <table:table-cell table:style-name="ce44" table:formula="of:=[.G11]-INDEX([.G:.G];LOOKUP(2;1/([.O$1:.O11]=&quot;-&quot;);ROW([.O$1:.O11]))+[.$K11]-1)" office:value-type="float" office:value="0" calcext:value-type="float">
            <text:p>0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44" table:formula="of:=[.E12]-INDEX([.E:.E];LOOKUP(2;1/([.L$1:.L12]=&quot;-&quot;);ROW([.L$1:.L12]))+[.$K12]-1)" office:value-type="float" office:value="-1.8" calcext:value-type="float">
            <text:p>-1.8</text:p>
          </table:table-cell>
          <table:table-cell table:style-name="ce44" table:formula="of:=[.F12]-INDEX([.F:.F];LOOKUP(2;1/([.M$1:.M12]=&quot;-&quot;);ROW([.M$1:.M12]))+[.$K12]-1)" office:value-type="float" office:value="-1" calcext:value-type="float">
            <text:p>-1</text:p>
          </table:table-cell>
          <table:table-cell table:style-name="ce44" table:formula="of:=IF([.B12]-[.D12]&lt;0;&quot;?&quot;;MAX((INDEX([.E:.E];LOOKUP(2;1/([.N$1:.N12]=&quot;-&quot;);ROW([.N$1:.N12]))+[.$K12]-1)-INDEX([.G:.G];LOOKUP(2;1/([.N$1:.N12]=&quot;-&quot;);ROW([.N$1:.N12]))+[.$K12]-1));0)-([.E12]-[.G12]))" office:value-type="string" office:string-value="?" calcext:value-type="string">
            <text:p>?</text:p>
          </table:table-cell>
          <table:table-cell table:style-name="ce44" table:formula="of:=[.G12]-INDEX([.G:.G];LOOKUP(2;1/([.O$1:.O12]=&quot;-&quot;);ROW([.O$1:.O12]))+[.$K12]-1)" office:value-type="float" office:value="-1.10000000000001" calcext:value-type="float">
            <text:p>-1.1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9" calcext:value-type="float">
            <text:p>91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6.1" calcext:value-type="float">
            <text:p>96.1</text:p>
          </table:table-cell>
          <table:table-cell office:value-type="float" office:value="97.3" calcext:value-type="float">
            <text:p>97.3</text:p>
          </table:table-cell>
          <table:table-cell office:value-type="float" office:value="7" calcext:value-type="float">
            <text:p>7</text:p>
          </table:table-cell>
          <table:table-cell table:style-name="ce44" table:formula="of:=[.E13]-INDEX([.E:.E];LOOKUP(2;1/([.L$1:.L13]=&quot;-&quot;);ROW([.L$1:.L13]))+[.$K13]-1)" office:value-type="float" office:value="-2.3" calcext:value-type="float">
            <text:p>-2.3</text:p>
          </table:table-cell>
          <table:table-cell table:style-name="ce44" table:formula="of:=[.F13]-INDEX([.F:.F];LOOKUP(2;1/([.M$1:.M13]=&quot;-&quot;);ROW([.M$1:.M13]))+[.$K13]-1)" office:value-type="float" office:value="-0.5" calcext:value-type="float">
            <text:p>-0.5</text:p>
          </table:table-cell>
          <table:table-cell table:style-name="ce44" table:formula="of:=IF([.B13]-[.D13]&lt;0;&quot;?&quot;;MAX((INDEX([.E:.E];LOOKUP(2;1/([.N$1:.N13]=&quot;-&quot;);ROW([.N$1:.N13]))+[.$K13]-1)-INDEX([.G:.G];LOOKUP(2;1/([.N$1:.N13]=&quot;-&quot;);ROW([.N$1:.N13]))+[.$K13]-1));0)-([.E13]-[.G13]))" office:value-type="string" office:string-value="?" calcext:value-type="string">
            <text:p>?</text:p>
          </table:table-cell>
          <table:table-cell table:style-name="ce44" table:formula="of:=[.G13]-INDEX([.G:.G];LOOKUP(2;1/([.O$1:.O13]=&quot;-&quot;);ROW([.O$1:.O13]))+[.$K13]-1)" office:value-type="float" office:value="0.599999999999994" calcext:value-type="float">
            <text:p>0.599999999999994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5.1" calcext:value-type="float">
            <text:p>95.1</text:p>
          </table:table-cell>
          <table:table-cell office:value-type="float" office:value="93.4" calcext:value-type="float">
            <text:p>93.4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44" table:formula="of:=[.E14]-INDEX([.E:.E];LOOKUP(2;1/([.L$1:.L14]=&quot;-&quot;);ROW([.L$1:.L14]))+[.$K14]-1)" office:value-type="float" office:value="-2.60000000000001" calcext:value-type="float">
            <text:p>-2.60000000000001</text:p>
          </table:table-cell>
          <table:table-cell table:style-name="ce44" table:formula="of:=[.F14]-INDEX([.F:.F];LOOKUP(2;1/([.M$1:.M14]=&quot;-&quot;);ROW([.M$1:.M14]))+[.$K14]-1)" office:value-type="float" office:value="-0.100000000000009" calcext:value-type="float">
            <text:p>-0.100000000000009</text:p>
          </table:table-cell>
          <table:table-cell table:style-name="ce44" table:formula="of:=IF([.B14]-[.D14]&lt;0;&quot;?&quot;;MAX((INDEX([.E:.E];LOOKUP(2;1/([.N$1:.N14]=&quot;-&quot;);ROW([.N$1:.N14]))+[.$K14]-1)-INDEX([.G:.G];LOOKUP(2;1/([.N$1:.N14]=&quot;-&quot;);ROW([.N$1:.N14]))+[.$K14]-1));0)-([.E14]-[.G14]))" office:value-type="string" office:string-value="?" calcext:value-type="string">
            <text:p>?</text:p>
          </table:table-cell>
          <table:table-cell table:style-name="ce44" table:formula="of:=[.G14]-INDEX([.G:.G];LOOKUP(2;1/([.O$1:.O14]=&quot;-&quot;);ROW([.O$1:.O14]))+[.$K14]-1)" office:value-type="float" office:value="-1.5" calcext:value-type="float">
            <text:p>-1.5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2" calcext:value-type="float">
            <text:p>93.2</text:p>
          </table:table-cell>
          <table:table-cell office:value-type="float" office:value="90.9" calcext:value-type="float">
            <text:p>90.9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2.3" calcext:value-type="float">
            <text:p>92.3</text:p>
          </table:table-cell>
          <table:table-cell office:value-type="float" office:value="95.3" calcext:value-type="float">
            <text:p>95.3</text:p>
          </table:table-cell>
          <table:table-cell office:value-type="float" office:value="10" calcext:value-type="float">
            <text:p>10</text:p>
          </table:table-cell>
          <table:table-cell table:style-name="ce44" table:formula="of:=[.E15]-INDEX([.E:.E];LOOKUP(2;1/([.L$1:.L15]=&quot;-&quot;);ROW([.L$1:.L15]))+[.$K15]-1)" office:value-type="float" office:value="0.799999999999997" calcext:value-type="float">
            <text:p>0.799999999999997</text:p>
          </table:table-cell>
          <table:table-cell table:style-name="ce44" table:formula="of:=[.F15]-INDEX([.F:.F];LOOKUP(2;1/([.M$1:.M15]=&quot;-&quot;);ROW([.M$1:.M15]))+[.$K15]-1)" office:value-type="float" office:value="-3.3" calcext:value-type="float">
            <text:p>-3.3</text:p>
          </table:table-cell>
          <table:table-cell table:style-name="ce44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4" table:formula="of:=[.G15]-INDEX([.G:.G];LOOKUP(2;1/([.O$1:.O15]=&quot;-&quot;);ROW([.O$1:.O15]))+[.$K15]-1)" office:value-type="float" office:value="1.3" calcext:value-type="float">
            <text:p>1.3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90.8" calcext:value-type="float">
            <text:p>90.8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2.3" calcext:value-type="float">
            <text:p>92.3</text:p>
          </table:table-cell>
          <table:table-cell office:value-type="float" office:value="95.1" calcext:value-type="float">
            <text:p>95.1</text:p>
          </table:table-cell>
          <table:table-cell office:value-type="float" office:value="10" calcext:value-type="float">
            <text:p>10</text:p>
          </table:table-cell>
          <table:table-cell table:style-name="ce44" table:formula="of:=[.E16]-INDEX([.E:.E];LOOKUP(2;1/([.L$1:.L16]=&quot;-&quot;);ROW([.L$1:.L16]))+[.$K16]-1)" office:value-type="float" office:value="1" calcext:value-type="float">
            <text:p>1</text:p>
          </table:table-cell>
          <table:table-cell table:style-name="ce44" table:formula="of:=[.F16]-INDEX([.F:.F];LOOKUP(2;1/([.M$1:.M16]=&quot;-&quot;);ROW([.M$1:.M16]))+[.$K16]-1)" office:value-type="float" office:value="-3.40000000000001" calcext:value-type="float">
            <text:p>-3.40000000000001</text:p>
          </table:table-cell>
          <table:table-cell table:style-name="ce44" table:formula="of:=IF([.B16]-[.D16]&lt;0;&quot;?&quot;;MAX((INDEX([.E:.E];LOOKUP(2;1/([.N$1:.N16]=&quot;-&quot;);ROW([.N$1:.N16]))+[.$K16]-1)-INDEX([.G:.G];LOOKUP(2;1/([.N$1:.N16]=&quot;-&quot;);ROW([.N$1:.N16]))+[.$K16]-1));0)-([.E16]-[.G16]))" office:value-type="string" office:string-value="?" calcext:value-type="string">
            <text:p>?</text:p>
          </table:table-cell>
          <table:table-cell table:style-name="ce44" table:formula="of:=[.G16]-INDEX([.G:.G];LOOKUP(2;1/([.O$1:.O16]=&quot;-&quot;);ROW([.O$1:.O16]))+[.$K16]-1)" office:value-type="float" office:value="1.10000000000001" calcext:value-type="float">
            <text:p>1.10000000000001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0.4" calcext:value-type="float">
            <text:p>90.4</text:p>
          </table:table-cell>
          <table:table-cell office:value-type="float" office:value="94.6" calcext:value-type="float">
            <text:p>94.6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4.9" calcext:value-type="float">
            <text:p>94.9</text:p>
          </table:table-cell>
          <table:table-cell office:value-type="float" office:value="10" calcext:value-type="float">
            <text:p>10</text:p>
          </table:table-cell>
          <table:table-cell table:style-name="ce44" table:formula="of:=[.E17]-INDEX([.E:.E];LOOKUP(2;1/([.L$1:.L17]=&quot;-&quot;);ROW([.L$1:.L17]))+[.$K17]-1)" office:value-type="float" office:value="0.0999999999999943" calcext:value-type="float">
            <text:p>0.0999999999999943</text:p>
          </table:table-cell>
          <table:table-cell table:style-name="ce44" table:formula="of:=[.F17]-INDEX([.F:.F];LOOKUP(2;1/([.M$1:.M17]=&quot;-&quot;);ROW([.M$1:.M17]))+[.$K17]-1)" office:value-type="float" office:value="-3.8" calcext:value-type="float">
            <text:p>-3.8</text:p>
          </table:table-cell>
          <table:table-cell table:style-name="ce44" table:formula="of:=IF([.B17]-[.D17]&lt;0;&quot;?&quot;;MAX((INDEX([.E:.E];LOOKUP(2;1/([.N$1:.N17]=&quot;-&quot;);ROW([.N$1:.N17]))+[.$K17]-1)-INDEX([.G:.G];LOOKUP(2;1/([.N$1:.N17]=&quot;-&quot;);ROW([.N$1:.N17]))+[.$K17]-1));0)-([.E17]-[.G17]))" office:value-type="string" office:string-value="?" calcext:value-type="string">
            <text:p>?</text:p>
          </table:table-cell>
          <table:table-cell table:style-name="ce44" table:formula="of:=[.G17]-INDEX([.G:.G];LOOKUP(2;1/([.O$1:.O17]=&quot;-&quot;);ROW([.O$1:.O17]))+[.$K17]-1)" office:value-type="float" office:value="0.799999999999997" calcext:value-type="float">
            <text:p>0.799999999999997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7" calcext:value-type="float">
            <text:p>93.7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5.7" calcext:value-type="float">
            <text:p>95.7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18]-INDEX([.E:.E];LOOKUP(2;1/([.L$1:.L18]=&quot;-&quot;);ROW([.L$1:.L18]))+[.$K18]-1)" office:value-type="float" office:value="-0.5" calcext:value-type="float">
            <text:p>-0.5</text:p>
          </table:table-cell>
          <table:table-cell table:style-name="ce44" table:formula="of:=[.F18]-INDEX([.F:.F];LOOKUP(2;1/([.M$1:.M18]=&quot;-&quot;);ROW([.M$1:.M18]))+[.$K18]-1)" office:value-type="float" office:value="0.200000000000003" calcext:value-type="float">
            <text:p>0.200000000000003</text:p>
          </table:table-cell>
          <table:table-cell table:style-name="ce44" table:formula="of:=IF([.B18]-[.D18]&lt;0;&quot;?&quot;;MAX((INDEX([.E:.E];LOOKUP(2;1/([.N$1:.N18]=&quot;-&quot;);ROW([.N$1:.N18]))+[.$K18]-1)-INDEX([.G:.G];LOOKUP(2;1/([.N$1:.N18]=&quot;-&quot;);ROW([.N$1:.N18]))+[.$K18]-1));0)-([.E18]-[.G18]))" office:value-type="string" office:string-value="?" calcext:value-type="string">
            <text:p>?</text:p>
          </table:table-cell>
          <table:table-cell table:style-name="ce44" table:formula="of:=[.G18]-INDEX([.G:.G];LOOKUP(2;1/([.O$1:.O18]=&quot;-&quot;);ROW([.O$1:.O18]))+[.$K1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6.4" calcext:value-type="float">
            <text:p>96.4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44" table:formula="of:=[.E19]-INDEX([.E:.E];LOOKUP(2;1/([.L$1:.L19]=&quot;-&quot;);ROW([.L$1:.L19]))+[.$K19]-1)" office:value-type="float" office:value="-0.200000000000003" calcext:value-type="float">
            <text:p>-0.200000000000003</text:p>
          </table:table-cell>
          <table:table-cell table:style-name="ce44" table:formula="of:=[.F19]-INDEX([.F:.F];LOOKUP(2;1/([.M$1:.M19]=&quot;-&quot;);ROW([.M$1:.M19]))+[.$K19]-1)" office:value-type="float" office:value="0.0999999999999943" calcext:value-type="float">
            <text:p>0.0999999999999943</text:p>
          </table:table-cell>
          <table:table-cell table:style-name="ce44" table:formula="of:=IF([.B19]-[.D19]&lt;0;&quot;?&quot;;MAX((INDEX([.E:.E];LOOKUP(2;1/([.N$1:.N19]=&quot;-&quot;);ROW([.N$1:.N19]))+[.$K19]-1)-INDEX([.G:.G];LOOKUP(2;1/([.N$1:.N19]=&quot;-&quot;);ROW([.N$1:.N19]))+[.$K19]-1));0)-([.E19]-[.G19]))" office:value-type="string" office:string-value="?" calcext:value-type="string">
            <text:p>?</text:p>
          </table:table-cell>
          <table:table-cell table:style-name="ce44" table:formula="of:=[.G19]-INDEX([.G:.G];LOOKUP(2;1/([.O$1:.O19]=&quot;-&quot;);ROW([.O$1:.O19]))+[.$K19]-1)" office:value-type="float" office:value="0.5" calcext:value-type="float">
            <text:p>0.5</text:p>
          </table:table-cell>
          <table:table-cell/>
          <table:table-cell office:value-type="string" calcext:value-type="string">
            <text:p>best</text:p>
          </table:table-cell>
          <table:table-cell table:style-name="ce45" office:value-type="string" calcext:value-type="string">
            <text:p>06-many_vox-single_brain</text:p>
          </table:table-cell>
          <table:table-cell table:style-name="ce47" office:value-type="string" calcext:value-type="string">
            <text:p>07-many_vox-CLR</text:p>
          </table:table-cell>
          <table:table-cell table:style-name="ce47" office:value-type="string" calcext:value-type="string">
            <text:p>28-many_vox-single_roi-coords</text:p>
          </table:table-cell>
          <table:table-cell table:style-name="ce47" office:value-type="string" calcext:value-type="string">
            <text:p>29-many_vox-single_brain-coords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9" calcext:value-type="float">
            <text:p>93.9</text:p>
          </table:table-cell>
          <table:table-cell office:value-type="float" office:value="95.9" calcext:value-type="float">
            <text:p>95.9</text:p>
          </table:table-cell>
          <table:table-cell office:value-type="float" office:value="94.5" calcext:value-type="float">
            <text:p>94.5</text:p>
          </table:table-cell>
          <table:table-cell office:value-type="float" office:value="93.5" calcext:value-type="float">
            <text:p>93.5</text:p>
          </table:table-cell>
          <table:table-cell office:value-type="float" office:value="95.3" calcext:value-type="float">
            <text:p>95.3</text:p>
          </table:table-cell>
          <table:table-cell office:value-type="float" office:value="94.8" calcext:value-type="float">
            <text:p>94.8</text:p>
          </table:table-cell>
          <table:table-cell office:value-type="float" office:value="7" calcext:value-type="float">
            <text:p>7</text:p>
          </table:table-cell>
          <table:table-cell table:style-name="ce44" table:formula="of:=[.E20]-INDEX([.E:.E];LOOKUP(2;1/([.L$1:.L20]=&quot;-&quot;);ROW([.L$1:.L20]))+[.$K20]-1)" office:value-type="float" office:value="-0.299999999999997" calcext:value-type="float">
            <text:p>-0.299999999999997</text:p>
          </table:table-cell>
          <table:table-cell table:style-name="ce44" table:formula="of:=[.F20]-INDEX([.F:.F];LOOKUP(2;1/([.M$1:.M20]=&quot;-&quot;);ROW([.M$1:.M20]))+[.$K20]-1)" office:value-type="float" office:value="0.700000000000003" calcext:value-type="float">
            <text:p>0.700000000000003</text:p>
          </table:table-cell>
          <table:table-cell table:style-name="ce44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0.599999999999994" calcext:value-type="float">
            <text:p>0.599999999999994</text:p>
          </table:table-cell>
          <table:table-cell table:style-name="ce44" table:formula="of:=[.G20]-INDEX([.G:.G];LOOKUP(2;1/([.O$1:.O20]=&quot;-&quot;);ROW([.O$1:.O20]))+[.$K20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2"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4" table:formula="of:=[.E21]-INDEX([.E:.E];LOOKUP(2;1/([.L$1:.L21]=&quot;-&quot;);ROW([.L$1:.L21]))+[.$K21]-1)" office:value-type="float" office:value="0.399999999999992" calcext:value-type="float">
            <text:p>0.399999999999992</text:p>
          </table:table-cell>
          <table:table-cell table:style-name="ce44" table:formula="of:=[.F21]-INDEX([.F:.F];LOOKUP(2;1/([.M$1:.M21]=&quot;-&quot;);ROW([.M$1:.M21]))+[.$K21]-1)" office:value-type="float" office:value="0.299999999999997" calcext:value-type="float">
            <text:p>0.299999999999997</text:p>
          </table:table-cell>
          <table:table-cell table:style-name="ce44" table:formula="of:=IF([.B21]-[.D21]&lt;0;&quot;?&quot;;MAX((INDEX([.E:.E];LOOKUP(2;1/([.N$1:.N21]=&quot;-&quot;);ROW([.N$1:.N21]))+[.$K21]-1)-INDEX([.G:.G];LOOKUP(2;1/([.N$1:.N21]=&quot;-&quot;);ROW([.N$1:.N21]))+[.$K21]-1));0)-([.E21]-[.G21]))" office:value-type="string" office:string-value="?" calcext:value-type="string">
            <text:p>?</text:p>
          </table:table-cell>
          <table:table-cell table:style-name="ce44" table:formula="of:=[.G21]-INDEX([.G:.G];LOOKUP(2;1/([.O$1:.O21]=&quot;-&quot;);ROW([.O$1:.O21]))+[.$K21]-1)" office:value-type="float" office:value="0.199999999999989" calcext:value-type="float">
            <text:p>0.199999999999989</text:p>
          </table:table-cell>
          <table:table-cell table:number-columns-repeated="2"/>
          <table:table-cell table:style-name="ce46" office:value-type="float" office:value="95.5" calcext:value-type="float">
            <text:p>95.5</text:p>
          </table:table-cell>
          <table:table-cell office:value-type="float" office:value="95.8" calcext:value-type="float">
            <text:p>95.8</text:p>
          </table:table-cell>
          <table:table-cell office:value-type="float" office:value="95.2" calcext:value-type="float">
            <text:p>95.2</text:p>
          </table:table-cell>
          <table:table-cell office:value-type="float" office:value="94.8" calcext:value-type="float">
            <text:p>94.8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22]-INDEX([.E:.E];LOOKUP(2;1/([.L$1:.L22]=&quot;-&quot;);ROW([.L$1:.L22]))+[.$K22]-1)" office:value-type="float" office:value="0" calcext:value-type="float">
            <text:p>0</text:p>
          </table:table-cell>
          <table:table-cell table:style-name="ce44" table:formula="of:=[.F22]-INDEX([.F:.F];LOOKUP(2;1/([.M$1:.M22]=&quot;-&quot;);ROW([.M$1:.M22]))+[.$K22]-1)" office:value-type="float" office:value="0" calcext:value-type="float">
            <text:p>0</text:p>
          </table:table-cell>
          <table:table-cell table:style-name="ce44" table:formula="of:=IF([.B22]-[.D22]&lt;0;&quot;?&quot;;MAX((INDEX([.E:.E];LOOKUP(2;1/([.N$1:.N22]=&quot;-&quot;);ROW([.N$1:.N22]))+[.$K22]-1)-INDEX([.G:.G];LOOKUP(2;1/([.N$1:.N22]=&quot;-&quot;);ROW([.N$1:.N22]))+[.$K22]-1));0)-([.E22]-[.G22]))" office:value-type="string" office:string-value="?" calcext:value-type="string">
            <text:p>?</text:p>
          </table:table-cell>
          <table:table-cell table:style-name="ce44" table:formula="of:=[.G22]-INDEX([.G:.G];LOOKUP(2;1/([.O$1:.O22]=&quot;-&quot;);ROW([.O$1:.O22]))+[.$K22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4.5" calcext:value-type="float">
            <text:p>94.5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95.8" calcext:value-type="float">
            <text:p>95.8</text:p>
          </table:table-cell>
          <table:table-cell office:value-type="float" office:value="7" calcext:value-type="float">
            <text:p>7</text:p>
          </table:table-cell>
          <table:table-cell table:style-name="ce44" table:formula="of:=[.E23]-INDEX([.E:.E];LOOKUP(2;1/([.L$1:.L23]=&quot;-&quot;);ROW([.L$1:.L23]))+[.$K23]-1)" office:value-type="float" office:value="-0.299999999999997" calcext:value-type="float">
            <text:p>-0.299999999999997</text:p>
          </table:table-cell>
          <table:table-cell table:style-name="ce44" table:formula="of:=[.F23]-INDEX([.F:.F];LOOKUP(2;1/([.M$1:.M23]=&quot;-&quot;);ROW([.M$1:.M23]))+[.$K23]-1)" office:value-type="float" office:value="-0.400000000000006" calcext:value-type="float">
            <text:p>-0.400000000000006</text:p>
          </table:table-cell>
          <table:table-cell table:style-name="ce44" table:formula="of:=IF([.B23]-[.D23]&lt;0;&quot;?&quot;;MAX((INDEX([.E:.E];LOOKUP(2;1/([.N$1:.N23]=&quot;-&quot;);ROW([.N$1:.N23]))+[.$K23]-1)-INDEX([.G:.G];LOOKUP(2;1/([.N$1:.N23]=&quot;-&quot;);ROW([.N$1:.N23]))+[.$K23]-1));0)-([.E23]-[.G23]))" office:value-type="string" office:string-value="?" calcext:value-type="string">
            <text:p>?</text:p>
          </table:table-cell>
          <table:table-cell table:style-name="ce44" table:formula="of:=[.G23]-INDEX([.G:.G];LOOKUP(2;1/([.O$1:.O23]=&quot;-&quot;);ROW([.O$1:.O23]))+[.$K23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46"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4.2" calcext:value-type="float">
            <text:p>94.2</text:p>
          </table:table-cell>
          <table:table-cell office:value-type="float" office:value="93.5" calcext:value-type="float">
            <text:p>93.5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2-many_vox-CLR-balance_025</text:p>
          </table:table-cell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24]-INDEX([.E:.E];LOOKUP(2;1/([.L$1:.L24]=&quot;-&quot;);ROW([.L$1:.L24]))+[.$K24]-1)" office:value-type="float" office:value="0.0999999999999943" calcext:value-type="float">
            <text:p>0.0999999999999943</text:p>
          </table:table-cell>
          <table:table-cell table:style-name="ce44" table:formula="of:=[.F24]-INDEX([.F:.F];LOOKUP(2;1/([.M$1:.M24]=&quot;-&quot;);ROW([.M$1:.M24]))+[.$K24]-1)" office:value-type="float" office:value="0.0999999999999943" calcext:value-type="float">
            <text:p>0.0999999999999943</text:p>
          </table:table-cell>
          <table:table-cell table:style-name="ce44" table:formula="of:=IF([.B24]-[.D24]&lt;0;&quot;?&quot;;MAX((INDEX([.E:.E];LOOKUP(2;1/([.N$1:.N24]=&quot;-&quot;);ROW([.N$1:.N24]))+[.$K24]-1)-INDEX([.G:.G];LOOKUP(2;1/([.N$1:.N24]=&quot;-&quot;);ROW([.N$1:.N24]))+[.$K24]-1));0)-([.E24]-[.G24]))" office:value-type="string" office:string-value="?" calcext:value-type="string">
            <text:p>?</text:p>
          </table:table-cell>
          <table:table-cell table:style-name="ce44" table:formula="of:=[.G24]-INDEX([.G:.G];LOOKUP(2;1/([.O$1:.O24]=&quot;-&quot;);ROW([.O$1:.O24]))+[.$K24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.7" calcext:value-type="float">
            <text:p>95.7</text:p>
          </table:table-cell>
          <table:table-cell office:value-type="float" office:value="96.1" calcext:value-type="float">
            <text:p>96.1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3-many_vox-CLR-balance_050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3" calcext:value-type="float">
            <text:p>96.3</text:p>
          </table:table-cell>
          <table:table-cell office:value-type="float" office:value="7" calcext:value-type="float">
            <text:p>7</text:p>
          </table:table-cell>
          <table:table-cell table:style-name="ce44" table:formula="of:=[.E25]-INDEX([.E:.E];LOOKUP(2;1/([.L$1:.L25]=&quot;-&quot;);ROW([.L$1:.L25]))+[.$K25]-1)" office:value-type="float" office:value="0.0999999999999943" calcext:value-type="float">
            <text:p>0.0999999999999943</text:p>
          </table:table-cell>
          <table:table-cell table:style-name="ce44" table:formula="of:=[.F25]-INDEX([.F:.F];LOOKUP(2;1/([.M$1:.M25]=&quot;-&quot;);ROW([.M$1:.M25]))+[.$K25]-1)" office:value-type="float" office:value="0" calcext:value-type="float">
            <text:p>0</text:p>
          </table:table-cell>
          <table:table-cell table:style-name="ce44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44" table:formula="of:=[.G25]-INDEX([.G:.G];LOOKUP(2;1/([.O$1:.O25]=&quot;-&quot;);ROW([.O$1:.O25]))+[.$K25]-1)" office:value-type="float" office:value="0.199999999999989" calcext:value-type="float">
            <text:p>0.199999999999989</text:p>
          </table:table-cell>
          <table:table-cell table:number-columns-repeated="2"/>
          <table:table-cell table:style-name="ce46" office:value-type="float" office:value="96.3" calcext:value-type="float">
            <text:p>96.3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94.3" calcext:value-type="float">
            <text:p>94.3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4-many_vox-CLR-balance_075</text:p>
          </table:table-cell>
          <table:table-cell office:value-type="float" office:value="95.2" calcext:value-type="float">
            <text:p>95.2</text:p>
          </table:table-cell>
          <table:table-cell office:value-type="float" office:value="95.3" calcext:value-type="float">
            <text:p>95.3</text:p>
          </table:table-cell>
          <table:table-cell office:value-type="float" office:value="95.8" calcext:value-type="float">
            <text:p>95.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26]-INDEX([.E:.E];LOOKUP(2;1/([.L$1:.L26]=&quot;-&quot;);ROW([.L$1:.L26]))+[.$K26]-1)" office:value-type="float" office:value="-0.200000000000003" calcext:value-type="float">
            <text:p>-0.200000000000003</text:p>
          </table:table-cell>
          <table:table-cell table:style-name="ce44" table:formula="of:=[.F26]-INDEX([.F:.F];LOOKUP(2;1/([.M$1:.M26]=&quot;-&quot;);ROW([.M$1:.M26]))+[.$K26]-1)" office:value-type="float" office:value="-0.200000000000003" calcext:value-type="float">
            <text:p>-0.200000000000003</text:p>
          </table:table-cell>
          <table:table-cell table:style-name="ce44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44" table:formula="of:=[.G26]-INDEX([.G:.G];LOOKUP(2;1/([.O$1:.O26]=&quot;-&quot;);ROW([.O$1:.O26]))+[.$K26]-1)" office:value-type="float" office:value="0" calcext:value-type="float">
            <text:p>0</text:p>
          </table:table-cell>
          <table:table-cell table:number-columns-repeated="2"/>
          <table:table-cell table:style-name="ce45" office:value-type="string" calcext:value-type="string">
            <text:p>10-batch_10e3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5-many_vox-CLR-balance_100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4" table:formula="of:=[.E27]-INDEX([.E:.E];LOOKUP(2;1/([.L$1:.L27]=&quot;-&quot;);ROW([.L$1:.L27]))+[.$K27]-1)" office:value-type="float" office:value="0.0999999999999943" calcext:value-type="float">
            <text:p>0.0999999999999943</text:p>
          </table:table-cell>
          <table:table-cell table:style-name="ce44" table:formula="of:=[.F27]-INDEX([.F:.F];LOOKUP(2;1/([.M$1:.M27]=&quot;-&quot;);ROW([.M$1:.M27]))+[.$K27]-1)" office:value-type="float" office:value="0" calcext:value-type="float">
            <text:p>0</text:p>
          </table:table-cell>
          <table:table-cell table:style-name="ce44" table:formula="of:=IF([.B27]-[.D27]&lt;0;&quot;?&quot;;MAX((INDEX([.E:.E];LOOKUP(2;1/([.N$1:.N27]=&quot;-&quot;);ROW([.N$1:.N27]))+[.$K27]-1)-INDEX([.G:.G];LOOKUP(2;1/([.N$1:.N27]=&quot;-&quot;);ROW([.N$1:.N27]))+[.$K27]-1));0)-([.E27]-[.G27]))" office:value-type="string" office:string-value="?" calcext:value-type="string">
            <text:p>?</text:p>
          </table:table-cell>
          <table:table-cell table:style-name="ce44" table:formula="of:=[.G27]-INDEX([.G:.G];LOOKUP(2;1/([.O$1:.O27]=&quot;-&quot;);ROW([.O$1:.O27]))+[.$K27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" calcext:value-type="float">
            <text:p>95</text:p>
          </table:table-cell>
          <table:table-cell table:style-name="Default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7-many_vox-CLR-reinclude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4" table:formula="of:=[.E28]-INDEX([.E:.E];LOOKUP(2;1/([.L$1:.L28]=&quot;-&quot;);ROW([.L$1:.L28]))+[.$K28]-1)" office:value-type="float" office:value="0.0999999999999943" calcext:value-type="float">
            <text:p>0.0999999999999943</text:p>
          </table:table-cell>
          <table:table-cell table:style-name="ce44" table:formula="of:=[.F28]-INDEX([.F:.F];LOOKUP(2;1/([.M$1:.M28]=&quot;-&quot;);ROW([.M$1:.M28]))+[.$K28]-1)" office:value-type="float" office:value="-0.200000000000003" calcext:value-type="float">
            <text:p>-0.200000000000003</text:p>
          </table:table-cell>
          <table:table-cell table:style-name="ce44" table:formula="of:=IF([.B28]-[.D28]&lt;0;&quot;?&quot;;MAX((INDEX([.E:.E];LOOKUP(2;1/([.N$1:.N28]=&quot;-&quot;);ROW([.N$1:.N28]))+[.$K28]-1)-INDEX([.G:.G];LOOKUP(2;1/([.N$1:.N28]=&quot;-&quot;);ROW([.N$1:.N28]))+[.$K28]-1));0)-([.E28]-[.G28]))" office:value-type="string" office:string-value="?" calcext:value-type="string">
            <text:p>?</text:p>
          </table:table-cell>
          <table:table-cell table:style-name="ce44" table:formula="of:=[.G28]-INDEX([.G:.G];LOOKUP(2;1/([.O$1:.O28]=&quot;-&quot;);ROW([.O$1:.O28]))+[.$K28]-1)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95.5" calcext:value-type="float">
            <text:p>95.5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8-many_vox-bal25-coords-brain</text:p>
          </table:table-cell>
          <table:table-cell office:value-type="float" office:value="97.4" calcext:value-type="float">
            <text:p>97.4</text:p>
          </table:table-cell>
          <table:table-cell table:number-columns-repeated="2" office:value-type="float" office:value="96.7" calcext:value-type="float">
            <text:p>96.7</text:p>
          </table:table-cell>
          <table:table-cell office:value-type="float" office:value="93.2" calcext:value-type="float">
            <text:p>93.2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7" calcext:value-type="float">
            <text:p>7</text:p>
          </table:table-cell>
          <table:table-cell table:style-name="ce44" table:formula="of:=[.E29]-INDEX([.E:.E];LOOKUP(2;1/([.L$1:.L29]=&quot;-&quot;);ROW([.L$1:.L29]))+[.$K29]-1)" office:value-type="float" office:value="-1" calcext:value-type="float">
            <text:p>-1</text:p>
          </table:table-cell>
          <table:table-cell table:style-name="ce44" table:formula="of:=[.F29]-INDEX([.F:.F];LOOKUP(2;1/([.M$1:.M29]=&quot;-&quot;);ROW([.M$1:.M29]))+[.$K29]-1)" office:value-type="float" office:value="-1.2" calcext:value-type="float">
            <text:p>-1.2</text:p>
          </table:table-cell>
          <table:table-cell table:style-name="ce44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0.399999999999992" calcext:value-type="float">
            <text:p>0.399999999999992</text:p>
          </table:table-cell>
          <table:table-cell table:style-name="ce44" table:formula="of:=[.G29]-INDEX([.G:.G];LOOKUP(2;1/([.O$1:.O29]=&quot;-&quot;);ROW([.O$1:.O29]))+[.$K29]-1)" office:value-type="float" office:value="-1.30000000000001" calcext:value-type="float">
            <text:p>-1.30000000000001</text:p>
          </table:table-cell>
          <table:table-cell table:number-columns-repeated="2"/>
          <table:table-cell table:style-name="ce46" office:value-type="float" office:value="95.1" calcext:value-type="float">
            <text:p>95.1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9-many_vox-single_brain-coords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4" table:formula="of:=[.E30]-INDEX([.E:.E];LOOKUP(2;1/([.L$1:.L30]=&quot;-&quot;);ROW([.L$1:.L30]))+[.$K30]-1)" office:value-type="float" office:value="0" calcext:value-type="float">
            <text:p>0</text:p>
          </table:table-cell>
          <table:table-cell table:style-name="ce44" table:formula="of:=[.F30]-INDEX([.F:.F];LOOKUP(2;1/([.M$1:.M30]=&quot;-&quot;);ROW([.M$1:.M30]))+[.$K30]-1)" office:value-type="float" office:value="-0.100000000000009" calcext:value-type="float">
            <text:p>-0.100000000000009</text:p>
          </table:table-cell>
          <table:table-cell table:style-name="ce44" table:formula="of:=IF([.B30]-[.D30]&lt;0;&quot;?&quot;;MAX((INDEX([.E:.E];LOOKUP(2;1/([.N$1:.N30]=&quot;-&quot;);ROW([.N$1:.N30]))+[.$K30]-1)-INDEX([.G:.G];LOOKUP(2;1/([.N$1:.N30]=&quot;-&quot;);ROW([.N$1:.N30]))+[.$K30]-1));0)-([.E30]-[.G30]))" office:value-type="string" office:string-value="?" calcext:value-type="string">
            <text:p>?</text:p>
          </table:table-cell>
          <table:table-cell table:style-name="ce44" table:formula="of:=[.G30]-INDEX([.G:.G];LOOKUP(2;1/([.O$1:.O30]=&quot;-&quot;);ROW([.O$1:.O30]))+[.$K30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.6" calcext:value-type="float">
            <text:p>95.6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6" calcext:value-type="float">
            <text:p>93.6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46" office:value-type="float" office:value="95.7" calcext:value-type="float">
            <text:p>95.7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3.9" calcext:value-type="float">
            <text:p>93.9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44" table:formula="of:=[.E32]-INDEX([.E:.E];LOOKUP(2;1/([.L$1:.L32]=&quot;-&quot;);ROW([.L$1:.L32]))+[.$K32]-1)" office:value-type="float" office:value="0.300000000000011" calcext:value-type="float">
            <text:p>0.300000000000011</text:p>
          </table:table-cell>
          <table:table-cell table:style-name="ce44" table:formula="of:=[.F32]-INDEX([.F:.F];LOOKUP(2;1/([.M$1:.M32]=&quot;-&quot;);ROW([.M$1:.M32]))+[.$K32]-1)" office:value-type="float" office:value="0" calcext:value-type="float">
            <text:p>0</text:p>
          </table:table-cell>
          <table:table-cell table:style-name="ce44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0.100000000000009" calcext:value-type="float">
            <text:p>-0.100000000000009</text:p>
          </table:table-cell>
          <table:table-cell table:style-name="ce44" table:formula="of:=[.G32]-INDEX([.G:.G];LOOKUP(2;1/([.O$1:.O32]=&quot;-&quot;);ROW([.O$1:.O32]))+[.$K32]-1)" office:value-type="float" office:value="-0.5" calcext:value-type="float">
            <text:p>-0.5</text:p>
          </table:table-cell>
          <table:table-cell table:number-columns-repeated="2"/>
          <table:table-cell table:style-name="ce46" office:value-type="float" office:value="96.2" calcext:value-type="float">
            <text:p>96.2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style-name="ce44" table:formula="of:=[.E33]-INDEX([.E:.E];LOOKUP(2;1/([.L$1:.L33]=&quot;-&quot;);ROW([.L$1:.L33]))+[.$K33]-1)" office:value-type="float" office:value="0.200000000000003" calcext:value-type="float">
            <text:p>0.200000000000003</text:p>
          </table:table-cell>
          <table:table-cell table:style-name="ce44" table:formula="of:=[.F33]-INDEX([.F:.F];LOOKUP(2;1/([.M$1:.M33]=&quot;-&quot;);ROW([.M$1:.M33]))+[.$K33]-1)" office:value-type="float" office:value="0.0999999999999943" calcext:value-type="float">
            <text:p>0.0999999999999943</text:p>
          </table:table-cell>
          <table:table-cell table:style-name="ce44" table:formula="of:=IF([.B33]-[.D33]&lt;0;&quot;?&quot;;MAX((INDEX([.E:.E];LOOKUP(2;1/([.N$1:.N33]=&quot;-&quot;);ROW([.N$1:.N33]))+[.$K33]-1)-INDEX([.G:.G];LOOKUP(2;1/([.N$1:.N33]=&quot;-&quot;);ROW([.N$1:.N33]))+[.$K33]-1));0)-([.E33]-[.G33]))" office:value-type="string" office:string-value="?" calcext:value-type="string">
            <text:p>?</text:p>
          </table:table-cell>
          <table:table-cell table:style-name="ce44" table:formula="of:=[.G33]-INDEX([.G:.G];LOOKUP(2;1/([.O$1:.O33]=&quot;-&quot;);ROW([.O$1:.O33]))+[.$K33]-1)" office:value-type="float" office:value="0.299999999999997" calcext:value-type="float">
            <text:p>0.299999999999997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8" calcext:value-type="float">
            <text:p>93.8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2" calcext:value-type="float">
            <text:p>95.2</text:p>
          </table:table-cell>
          <table:table-cell office:value-type="float" office:value="3" calcext:value-type="float">
            <text:p>3</text:p>
          </table:table-cell>
          <table:table-cell table:style-name="ce44" table:formula="of:=[.E34]-INDEX([.E:.E];LOOKUP(2;1/([.L$1:.L34]=&quot;-&quot;);ROW([.L$1:.L34]))+[.$K34]-1)" office:value-type="float" office:value="0" calcext:value-type="float">
            <text:p>0</text:p>
          </table:table-cell>
          <table:table-cell table:style-name="ce44" table:formula="of:=[.F34]-INDEX([.F:.F];LOOKUP(2;1/([.M$1:.M34]=&quot;-&quot;);ROW([.M$1:.M34]))+[.$K34]-1)" office:value-type="float" office:value="0.100000000000009" calcext:value-type="float">
            <text:p>0.100000000000009</text:p>
          </table:table-cell>
          <table:table-cell table:style-name="ce44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0.200000000000003" calcext:value-type="float">
            <text:p>0.200000000000003</text:p>
          </table:table-cell>
          <table:table-cell table:style-name="ce44" table:formula="of:=[.G34]-INDEX([.G:.G];LOOKUP(2;1/([.O$1:.O34]=&quot;-&quot;);ROW([.O$1:.O34]))+[.$K34]-1)" office:value-type="float" office:value="-0.599999999999994" calcext:value-type="float">
            <text:p>-0.599999999999994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3.7" calcext:value-type="float">
            <text:p>93.7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3" calcext:value-type="float">
            <text:p>3</text:p>
          </table:table-cell>
          <table:table-cell table:style-name="ce44" table:formula="of:=[.E35]-INDEX([.E:.E];LOOKUP(2;1/([.L$1:.L35]=&quot;-&quot;);ROW([.L$1:.L35]))+[.$K35]-1)" office:value-type="float" office:value="-0.0999999999999943" calcext:value-type="float">
            <text:p>-0.0999999999999943</text:p>
          </table:table-cell>
          <table:table-cell table:style-name="ce44" table:formula="of:=[.F35]-INDEX([.F:.F];LOOKUP(2;1/([.M$1:.M35]=&quot;-&quot;);ROW([.M$1:.M35]))+[.$K35]-1)" office:value-type="float" office:value="0" calcext:value-type="float">
            <text:p>0</text:p>
          </table:table-cell>
          <table:table-cell table:style-name="ce44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0.0999999999999943" calcext:value-type="float">
            <text:p>0.0999999999999943</text:p>
          </table:table-cell>
          <table:table-cell table:style-name="ce44" table:formula="of:=[.G35]-INDEX([.G:.G];LOOKUP(2;1/([.O$1:.O35]=&quot;-&quot;);ROW([.O$1:.O35]))+[.$K35]-1)" office:value-type="float" office:value="-0.799999999999997" calcext:value-type="float">
            <text:p>-0.799999999999997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44" table:formula="of:=[.E36]-INDEX([.E:.E];LOOKUP(2;1/([.L$1:.L36]=&quot;-&quot;);ROW([.L$1:.L36]))+[.$K36]-1)" office:value-type="float" office:value="0.299999999999997" calcext:value-type="float">
            <text:p>0.299999999999997</text:p>
          </table:table-cell>
          <table:table-cell table:style-name="ce44" table:formula="of:=[.F36]-INDEX([.F:.F];LOOKUP(2;1/([.M$1:.M36]=&quot;-&quot;);ROW([.M$1:.M36]))+[.$K36]-1)" office:value-type="float" office:value="0.200000000000003" calcext:value-type="float">
            <text:p>0.200000000000003</text:p>
          </table:table-cell>
          <table:table-cell table:style-name="ce44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0.400000000000006" calcext:value-type="float">
            <text:p>0.400000000000006</text:p>
          </table:table-cell>
          <table:table-cell table:style-name="ce44" table:formula="of:=[.G36]-INDEX([.G:.G];LOOKUP(2;1/([.O$1:.O36]=&quot;-&quot;);ROW([.O$1:.O36]))+[.$K36]-1)" office:value-type="float" office:value="-0.0999999999999943" calcext:value-type="float">
            <text:p>-0.0999999999999943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6" calcext:value-type="float">
            <text:p>6</text:p>
          </table:table-cell>
          <table:table-cell table:style-name="ce44" table:formula="of:=[.E37]-INDEX([.E:.E];LOOKUP(2;1/([.L$1:.L37]=&quot;-&quot;);ROW([.L$1:.L37]))+[.$K37]-1)" office:value-type="float" office:value="1" calcext:value-type="float">
            <text:p>1</text:p>
          </table:table-cell>
          <table:table-cell table:style-name="ce44" table:formula="of:=[.F37]-INDEX([.F:.F];LOOKUP(2;1/([.M$1:.M37]=&quot;-&quot;);ROW([.M$1:.M37]))+[.$K37]-1)" office:value-type="float" office:value="0.799999999999997" calcext:value-type="float">
            <text:p>0.799999999999997</text:p>
          </table:table-cell>
          <table:table-cell table:style-name="ce44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-0.299999999999997" calcext:value-type="float">
            <text:p>-0.299999999999997</text:p>
          </table:table-cell>
          <table:table-cell table:style-name="ce44" table:formula="of:=[.G37]-INDEX([.G:.G];LOOKUP(2;1/([.O$1:.O37]=&quot;-&quot;);ROW([.O$1:.O37]))+[.$K37]-1)" office:value-type="float" office:value="0.299999999999997" calcext:value-type="float">
            <text:p>0.299999999999997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5.9" calcext:value-type="float">
            <text:p>95.9</text:p>
          </table:table-cell>
          <table:table-cell office:value-type="float" office:value="96.4" calcext:value-type="float">
            <text:p>96.4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44" table:formula="of:=[.E38]-INDEX([.E:.E];LOOKUP(2;1/([.L$1:.L38]=&quot;-&quot;);ROW([.L$1:.L38]))+[.$K38]-1)" office:value-type="float" office:value="-0.5" calcext:value-type="float">
            <text:p>-0.5</text:p>
          </table:table-cell>
          <table:table-cell table:style-name="ce44" table:formula="of:=[.F38]-INDEX([.F:.F];LOOKUP(2;1/([.M$1:.M38]=&quot;-&quot;);ROW([.M$1:.M38]))+[.$K38]-1)" office:value-type="float" office:value="-0.5" calcext:value-type="float">
            <text:p>-0.5</text:p>
          </table:table-cell>
          <table:table-cell table:style-name="ce44" table:formula="of:=IF([.B38]-[.D38]&lt;0;&quot;?&quot;;MAX((INDEX([.E:.E];LOOKUP(2;1/([.N$1:.N38]=&quot;-&quot;);ROW([.N$1:.N38]))+[.$K38]-1)-INDEX([.G:.G];LOOKUP(2;1/([.N$1:.N38]=&quot;-&quot;);ROW([.N$1:.N38]))+[.$K38]-1));0)-([.E38]-[.G38]))" office:value-type="string" office:string-value="?" calcext:value-type="string">
            <text:p>?</text:p>
          </table:table-cell>
          <table:table-cell table:style-name="ce44" table:formula="of:=[.G38]-INDEX([.G:.G];LOOKUP(2;1/([.O$1:.O38]=&quot;-&quot;);ROW([.O$1:.O38]))+[.$K38]-1)" office:value-type="float" office:value="0.600000000000009" calcext:value-type="float">
            <text:p>0.600000000000009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.3" calcext:value-type="float">
            <text:p>95.3</text:p>
          </table:table-cell>
          <table:table-cell office:value-type="float" office:value="96.6" calcext:value-type="float">
            <text:p>96.6</text:p>
          </table:table-cell>
          <table:table-cell office:value-type="float" office:value="92.8" calcext:value-type="float">
            <text:p>92.8</text:p>
          </table:table-cell>
          <table:table-cell office:value-type="float" office:value="94.9" calcext:value-type="float">
            <text:p>94.9</text:p>
          </table:table-cell>
          <table:table-cell office:value-type="float" office:value="96.1" calcext:value-type="float">
            <text:p>96.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44" table:formula="of:=[.E39]-INDEX([.E:.E];LOOKUP(2;1/([.L$1:.L39]=&quot;-&quot;);ROW([.L$1:.L39]))+[.$K39]-1)" office:value-type="float" office:value="0.200000000000003" calcext:value-type="float">
            <text:p>0.200000000000003</text:p>
          </table:table-cell>
          <table:table-cell table:style-name="ce44" table:formula="of:=[.F39]-INDEX([.F:.F];LOOKUP(2;1/([.M$1:.M39]=&quot;-&quot;);ROW([.M$1:.M39]))+[.$K39]-1)" office:value-type="float" office:value="0.799999999999997" calcext:value-type="float">
            <text:p>0.799999999999997</text:p>
          </table:table-cell>
          <table:table-cell table:style-name="ce44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-2.2" calcext:value-type="float">
            <text:p>-2.2</text:p>
          </table:table-cell>
          <table:table-cell table:style-name="ce44" table:formula="of:=[.G39]-INDEX([.G:.G];LOOKUP(2;1/([.O$1:.O39]=&quot;-&quot;);ROW([.O$1:.O39]))+[.$K39]-1)" office:value-type="float" office:value="-2" calcext:value-type="float">
            <text:p>-2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7" calcext:value-type="float">
            <text:p>94.7</text:p>
          </table:table-cell>
          <table:table-cell office:value-type="float" office:value="95.3" calcext:value-type="float">
            <text:p>95.3</text:p>
          </table:table-cell>
          <table:table-cell office:value-type="float" office:value="93.3" calcext:value-type="float">
            <text:p>93.3</text:p>
          </table:table-cell>
          <table:table-cell office:value-type="float" office:value="94.9" calcext:value-type="float">
            <text:p>94.9</text:p>
          </table:table-cell>
          <table:table-cell office:value-type="float" office:value="96.4" calcext:value-type="float">
            <text:p>96.4</text:p>
          </table:table-cell>
          <table:table-cell office:value-type="float" office:value="7" calcext:value-type="float">
            <text:p>7</text:p>
          </table:table-cell>
          <table:table-cell table:style-name="ce44" table:formula="of:=[.E40]-INDEX([.E:.E];LOOKUP(2;1/([.L$1:.L40]=&quot;-&quot;);ROW([.L$1:.L40]))+[.$K40]-1)" office:value-type="float" office:value="-2.5" calcext:value-type="float">
            <text:p>-2.5</text:p>
          </table:table-cell>
          <table:table-cell table:style-name="ce44" table:formula="of:=[.F40]-INDEX([.F:.F];LOOKUP(2;1/([.M$1:.M40]=&quot;-&quot;);ROW([.M$1:.M40]))+[.$K40]-1)" office:value-type="float" office:value="-1.09999999999999" calcext:value-type="float">
            <text:p>-1.09999999999999</text:p>
          </table:table-cell>
          <table:table-cell table:style-name="ce44" table:formula="of:=IF([.B40]-[.D40]&lt;0;&quot;?&quot;;MAX((INDEX([.E:.E];LOOKUP(2;1/([.N$1:.N40]=&quot;-&quot;);ROW([.N$1:.N40]))+[.$K40]-1)-INDEX([.G:.G];LOOKUP(2;1/([.N$1:.N40]=&quot;-&quot;);ROW([.N$1:.N40]))+[.$K40]-1));0)-([.E40]-[.G40]))" office:value-type="string" office:string-value="?" calcext:value-type="string">
            <text:p>?</text:p>
          </table:table-cell>
          <table:table-cell table:style-name="ce44" table:formula="of:=[.G40]-INDEX([.G:.G];LOOKUP(2;1/([.O$1:.O40]=&quot;-&quot;);ROW([.O$1:.O40]))+[.$K40]-1)" office:value-type="float" office:value="0.5" calcext:value-type="float">
            <text:p>0.5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float" office:value="95.9" calcext:value-type="float">
            <text:p>95.9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44" table:formula="of:=[.E41]-INDEX([.E:.E];LOOKUP(2;1/([.L$1:.L41]=&quot;-&quot;);ROW([.L$1:.L41]))+[.$K41]-1)" office:value-type="float" office:value="-1.59999999999999" calcext:value-type="float">
            <text:p>-1.59999999999999</text:p>
          </table:table-cell>
          <table:table-cell table:style-name="ce44" table:formula="of:=[.F41]-INDEX([.F:.F];LOOKUP(2;1/([.M$1:.M41]=&quot;-&quot;);ROW([.M$1:.M41]))+[.$K41]-1)" office:value-type="float" office:value="-1.3" calcext:value-type="float">
            <text:p>-1.3</text:p>
          </table:table-cell>
          <table:table-cell table:style-name="ce44" table:formula="of:=IF([.B41]-[.D41]&lt;0;&quot;?&quot;;MAX((INDEX([.E:.E];LOOKUP(2;1/([.N$1:.N41]=&quot;-&quot;);ROW([.N$1:.N41]))+[.$K41]-1)-INDEX([.G:.G];LOOKUP(2;1/([.N$1:.N41]=&quot;-&quot;);ROW([.N$1:.N41]))+[.$K41]-1));0)-([.E41]-[.G41]))" office:value-type="string" office:string-value="?" calcext:value-type="string">
            <text:p>?</text:p>
          </table:table-cell>
          <table:table-cell table:style-name="ce44" table:formula="of:=[.G41]-INDEX([.G:.G];LOOKUP(2;1/([.O$1:.O41]=&quot;-&quot;);ROW([.O$1:.O41]))+[.$K41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3.3" calcext:value-type="float">
            <text:p>93.3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2.8" calcext:value-type="float">
            <text:p>92.8</text:p>
          </table:table-cell>
          <table:table-cell office:value-type="float" office:value="94.2" calcext:value-type="float">
            <text:p>94.2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44" table:formula="of:=[.E42]-INDEX([.E:.E];LOOKUP(2;1/([.L$1:.L42]=&quot;-&quot;);ROW([.L$1:.L42]))+[.$K42]-1)" office:value-type="float" office:value="-1.8" calcext:value-type="float">
            <text:p>-1.8</text:p>
          </table:table-cell>
          <table:table-cell table:style-name="ce44" table:formula="of:=[.F42]-INDEX([.F:.F];LOOKUP(2;1/([.M$1:.M42]=&quot;-&quot;);ROW([.M$1:.M42]))+[.$K42]-1)" office:value-type="float" office:value="-0.700000000000003" calcext:value-type="float">
            <text:p>-0.700000000000003</text:p>
          </table:table-cell>
          <table:table-cell table:style-name="ce44" table:formula="of:=IF([.B42]-[.D42]&lt;0;&quot;?&quot;;MAX((INDEX([.E:.E];LOOKUP(2;1/([.N$1:.N42]=&quot;-&quot;);ROW([.N$1:.N42]))+[.$K42]-1)-INDEX([.G:.G];LOOKUP(2;1/([.N$1:.N42]=&quot;-&quot;);ROW([.N$1:.N42]))+[.$K42]-1));0)-([.E42]-[.G42]))" office:value-type="string" office:string-value="?" calcext:value-type="string">
            <text:p>?</text:p>
          </table:table-cell>
          <table:table-cell table:style-name="ce44" table:formula="of:=[.G42]-INDEX([.G:.G];LOOKUP(2;1/([.O$1:.O42]=&quot;-&quot;);ROW([.O$1:.O42]))+[.$K42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9" calcext:value-type="float">
            <text:p>92.9</text:p>
          </table:table-cell>
          <table:table-cell office:value-type="float" office:value="91.9" calcext:value-type="float">
            <text:p>91.9</text:p>
          </table:table-cell>
          <table:table-cell office:value-type="float" office:value="94.2" calcext:value-type="float">
            <text:p>94.2</text:p>
          </table:table-cell>
          <table:table-cell office:value-type="float" office:value="93.6" calcext:value-type="float">
            <text:p>93.6</text:p>
          </table:table-cell>
          <table:table-cell office:value-type="float" office:value="93" calcext:value-type="float">
            <text:p>9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44" table:formula="of:=[.E43]-INDEX([.E:.E];LOOKUP(2;1/([.L$1:.L43]=&quot;-&quot;);ROW([.L$1:.L43]))+[.$K43]-1)" office:value-type="float" office:value="0.300000000000011" calcext:value-type="float">
            <text:p>0.300000000000011</text:p>
          </table:table-cell>
          <table:table-cell table:style-name="ce44" table:formula="of:=[.F43]-INDEX([.F:.F];LOOKUP(2;1/([.M$1:.M43]=&quot;-&quot;);ROW([.M$1:.M43]))+[.$K43]-1)" office:value-type="float" office:value="-2.8" calcext:value-type="float">
            <text:p>-2.8</text:p>
          </table:table-cell>
          <table:table-cell table:style-name="ce44" table:formula="of:=IF([.B43]-[.D43]&lt;0;&quot;?&quot;;MAX((INDEX([.E:.E];LOOKUP(2;1/([.N$1:.N43]=&quot;-&quot;);ROW([.N$1:.N43]))+[.$K43]-1)-INDEX([.G:.G];LOOKUP(2;1/([.N$1:.N43]=&quot;-&quot;);ROW([.N$1:.N43]))+[.$K43]-1));0)-([.E43]-[.G43]))" office:value-type="string" office:string-value="?" calcext:value-type="string">
            <text:p>?</text:p>
          </table:table-cell>
          <table:table-cell table:style-name="ce44" table:formula="of:=[.G43]-INDEX([.G:.G];LOOKUP(2;1/([.O$1:.O43]=&quot;-&quot;);ROW([.O$1:.O43]))+[.$K43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2.8" calcext:value-type="float">
            <text:p>92.8</text:p>
          </table:table-cell>
          <table:table-cell office:value-type="float" office:value="91.8" calcext:value-type="float">
            <text:p>91.8</text:p>
          </table:table-cell>
          <table:table-cell office:value-type="float" office:value="94.1" calcext:value-type="float">
            <text:p>94.1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4.2" calcext:value-type="float">
            <text:p>94.2</text:p>
          </table:table-cell>
          <table:table-cell office:value-type="float" office:value="10" calcext:value-type="float">
            <text:p>10</text:p>
          </table:table-cell>
          <table:table-cell table:style-name="ce44" table:formula="of:=[.E44]-INDEX([.E:.E];LOOKUP(2;1/([.L$1:.L44]=&quot;-&quot;);ROW([.L$1:.L44]))+[.$K44]-1)" office:value-type="float" office:value="0.200000000000003" calcext:value-type="float">
            <text:p>0.200000000000003</text:p>
          </table:table-cell>
          <table:table-cell table:style-name="ce44" table:formula="of:=[.F44]-INDEX([.F:.F];LOOKUP(2;1/([.M$1:.M44]=&quot;-&quot;);ROW([.M$1:.M44]))+[.$K44]-1)" office:value-type="float" office:value="-2.90000000000001" calcext:value-type="float">
            <text:p>-2.90000000000001</text:p>
          </table:table-cell>
          <table:table-cell table:style-name="ce44" table:formula="of:=IF([.B44]-[.D44]&lt;0;&quot;?&quot;;MAX((INDEX([.E:.E];LOOKUP(2;1/([.N$1:.N44]=&quot;-&quot;);ROW([.N$1:.N44]))+[.$K44]-1)-INDEX([.G:.G];LOOKUP(2;1/([.N$1:.N44]=&quot;-&quot;);ROW([.N$1:.N44]))+[.$K44]-1));0)-([.E44]-[.G44]))" office:value-type="string" office:string-value="?" calcext:value-type="string">
            <text:p>?</text:p>
          </table:table-cell>
          <table:table-cell table:style-name="ce44" table:formula="of:=[.G44]-INDEX([.G:.G];LOOKUP(2;1/([.O$1:.O44]=&quot;-&quot;);ROW([.O$1:.O44]))+[.$K44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2" calcext:value-type="float">
            <text:p>92.2</text:p>
          </table:table-cell>
          <table:table-cell office:value-type="float" office:value="90.9" calcext:value-type="float">
            <text:p>90.9</text:p>
          </table:table-cell>
          <table:table-cell office:value-type="float" office:value="94.3" calcext:value-type="float">
            <text:p>94.3</text:p>
          </table:table-cell>
          <table:table-cell office:value-type="float" office:value="93.1" calcext:value-type="float">
            <text:p>93.1</text:p>
          </table:table-cell>
          <table:table-cell office:value-type="float" office:value="92.1" calcext:value-type="float">
            <text:p>92.1</text:p>
          </table:table-cell>
          <table:table-cell office:value-type="float" office:value="94.5" calcext:value-type="float">
            <text:p>94.5</text:p>
          </table:table-cell>
          <table:table-cell office:value-type="float" office:value="10" calcext:value-type="float">
            <text:p>10</text:p>
          </table:table-cell>
          <table:table-cell table:style-name="ce44" table:formula="of:=[.E45]-INDEX([.E:.E];LOOKUP(2;1/([.L$1:.L45]=&quot;-&quot;);ROW([.L$1:.L45]))+[.$K45]-1)" office:value-type="float" office:value="-0.399999999999992" calcext:value-type="float">
            <text:p>-0.399999999999992</text:p>
          </table:table-cell>
          <table:table-cell table:style-name="ce44" table:formula="of:=[.F45]-INDEX([.F:.F];LOOKUP(2;1/([.M$1:.M45]=&quot;-&quot;);ROW([.M$1:.M45]))+[.$K45]-1)" office:value-type="float" office:value="-3.8" calcext:value-type="float">
            <text:p>-3.8</text:p>
          </table:table-cell>
          <table:table-cell table:style-name="ce44" table:formula="of:=IF([.B45]-[.D45]&lt;0;&quot;?&quot;;MAX((INDEX([.E:.E];LOOKUP(2;1/([.N$1:.N45]=&quot;-&quot;);ROW([.N$1:.N45]))+[.$K45]-1)-INDEX([.G:.G];LOOKUP(2;1/([.N$1:.N45]=&quot;-&quot;);ROW([.N$1:.N45]))+[.$K45]-1));0)-([.E45]-[.G45]))" office:value-type="string" office:string-value="?" calcext:value-type="string">
            <text:p>?</text:p>
          </table:table-cell>
          <table:table-cell table:style-name="ce44" table:formula="of:=[.G45]-INDEX([.G:.G];LOOKUP(2;1/([.O$1:.O45]=&quot;-&quot;);ROW([.O$1:.O45]))+[.$K45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7" calcext:value-type="float">
            <text:p>93.7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46]-INDEX([.E:.E];LOOKUP(2;1/([.L$1:.L46]=&quot;-&quot;);ROW([.L$1:.L46]))+[.$K46]-1)" office:value-type="float" office:value="-1.39999999999999" calcext:value-type="float">
            <text:p>-1.39999999999999</text:p>
          </table:table-cell>
          <table:table-cell table:style-name="ce44" table:formula="of:=[.F46]-INDEX([.F:.F];LOOKUP(2;1/([.M$1:.M46]=&quot;-&quot;);ROW([.M$1:.M46]))+[.$K46]-1)" office:value-type="float" office:value="-0.5" calcext:value-type="float">
            <text:p>-0.5</text:p>
          </table:table-cell>
          <table:table-cell table:style-name="ce44" table:formula="of:=IF([.B46]-[.D46]&lt;0;&quot;?&quot;;MAX((INDEX([.E:.E];LOOKUP(2;1/([.N$1:.N46]=&quot;-&quot;);ROW([.N$1:.N46]))+[.$K46]-1)-INDEX([.G:.G];LOOKUP(2;1/([.N$1:.N46]=&quot;-&quot;);ROW([.N$1:.N46]))+[.$K46]-1));0)-([.E46]-[.G46]))" office:value-type="string" office:string-value="?" calcext:value-type="string">
            <text:p>?</text:p>
          </table:table-cell>
          <table:table-cell table:style-name="ce44" table:formula="of:=[.G46]-INDEX([.G:.G];LOOKUP(2;1/([.O$1:.O46]=&quot;-&quot;);ROW([.O$1:.O46]))+[.$K46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.7" calcext:value-type="float">
            <text:p>93.7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.3" calcext:value-type="float">
            <text:p>95.3</text:p>
          </table:table-cell>
          <table:table-cell office:value-type="float" office:value="96.3" calcext:value-type="float">
            <text:p>96.3</text:p>
          </table:table-cell>
          <table:table-cell office:value-type="float" office:value="97.1" calcext:value-type="float">
            <text:p>97.1</text:p>
          </table:table-cell>
          <table:table-cell office:value-type="float" office:value="7" calcext:value-type="float">
            <text:p>7</text:p>
          </table:table-cell>
          <table:table-cell table:style-name="ce44" table:formula="of:=[.E47]-INDEX([.E:.E];LOOKUP(2;1/([.L$1:.L47]=&quot;-&quot;);ROW([.L$1:.L47]))+[.$K47]-1)" office:value-type="float" office:value="-1.39999999999999" calcext:value-type="float">
            <text:p>-1.39999999999999</text:p>
          </table:table-cell>
          <table:table-cell table:style-name="ce44" table:formula="of:=[.F47]-INDEX([.F:.F];LOOKUP(2;1/([.M$1:.M47]=&quot;-&quot;);ROW([.M$1:.M47]))+[.$K47]-1)" office:value-type="float" office:value="-0.799999999999997" calcext:value-type="float">
            <text:p>-0.799999999999997</text:p>
          </table:table-cell>
          <table:table-cell table:style-name="ce44" table:formula="of:=IF([.B47]-[.D47]&lt;0;&quot;?&quot;;MAX((INDEX([.E:.E];LOOKUP(2;1/([.N$1:.N47]=&quot;-&quot;);ROW([.N$1:.N47]))+[.$K47]-1)-INDEX([.G:.G];LOOKUP(2;1/([.N$1:.N47]=&quot;-&quot;);ROW([.N$1:.N47]))+[.$K47]-1));0)-([.E47]-[.G47]))" office:value-type="string" office:string-value="?" calcext:value-type="string">
            <text:p>?</text:p>
          </table:table-cell>
          <table:table-cell table:style-name="ce44" table:formula="of:=[.G47]-INDEX([.G:.G];LOOKUP(2;1/([.O$1:.O47]=&quot;-&quot;);ROW([.O$1:.O47]))+[.$K47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table:number-columns-repeated="2" office:value-type="float" office:value="94.5" calcext:value-type="float">
            <text:p>94.5</text:p>
          </table:table-cell>
          <table:table-cell office:value-type="float" office:value="96.4" calcext:value-type="float">
            <text:p>96.4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44" table:formula="of:=[.E48]-INDEX([.E:.E];LOOKUP(2;1/([.L$1:.L48]=&quot;-&quot;);ROW([.L$1:.L48]))+[.$K48]-1)" office:value-type="float" office:value="-0.599999999999994" calcext:value-type="float">
            <text:p>-0.599999999999994</text:p>
          </table:table-cell>
          <table:table-cell table:style-name="ce44" table:formula="of:=[.F48]-INDEX([.F:.F];LOOKUP(2;1/([.M$1:.M48]=&quot;-&quot;);ROW([.M$1:.M48]))+[.$K48]-1)" office:value-type="float" office:value="0.600000000000009" calcext:value-type="float">
            <text:p>0.600000000000009</text:p>
          </table:table-cell>
          <table:table-cell table:style-name="ce44" table:formula="of:=IF([.B48]-[.D48]&lt;0;&quot;?&quot;;MAX((INDEX([.E:.E];LOOKUP(2;1/([.N$1:.N48]=&quot;-&quot;);ROW([.N$1:.N48]))+[.$K48]-1)-INDEX([.G:.G];LOOKUP(2;1/([.N$1:.N48]=&quot;-&quot;);ROW([.N$1:.N48]))+[.$K48]-1));0)-([.E48]-[.G48]))" office:value-type="string" office:string-value="?" calcext:value-type="string">
            <text:p>?</text:p>
          </table:table-cell>
          <table:table-cell table:style-name="ce44" table:formula="of:=[.G48]-INDEX([.G:.G];LOOKUP(2;1/([.O$1:.O48]=&quot;-&quot;);ROW([.O$1:.O48]))+[.$K4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49]-INDEX([.E:.E];LOOKUP(2;1/([.L$1:.L49]=&quot;-&quot;);ROW([.L$1:.L49]))+[.$K49]-1)" office:value-type="float" office:value="-0.0999999999999943" calcext:value-type="float">
            <text:p>-0.0999999999999943</text:p>
          </table:table-cell>
          <table:table-cell table:style-name="ce44" table:formula="of:=[.F49]-INDEX([.F:.F];LOOKUP(2;1/([.M$1:.M49]=&quot;-&quot;);ROW([.M$1:.M49]))+[.$K49]-1)" office:value-type="float" office:value="0.100000000000009" calcext:value-type="float">
            <text:p>0.100000000000009</text:p>
          </table:table-cell>
          <table:table-cell table:style-name="ce44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0.100000000000009" calcext:value-type="float">
            <text:p>-0.100000000000009</text:p>
          </table:table-cell>
          <table:table-cell table:style-name="ce44" table:formula="of:=[.G49]-INDEX([.G:.G];LOOKUP(2;1/([.O$1:.O49]=&quot;-&quot;);ROW([.O$1:.O49]))+[.$K4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44" table:formula="of:=[.E50]-INDEX([.E:.E];LOOKUP(2;1/([.L$1:.L50]=&quot;-&quot;);ROW([.L$1:.L50]))+[.$K50]-1)" office:value-type="float" office:value="-0.399999999999992" calcext:value-type="float">
            <text:p>-0.399999999999992</text:p>
          </table:table-cell>
          <table:table-cell table:style-name="ce44" table:formula="of:=[.F50]-INDEX([.F:.F];LOOKUP(2;1/([.M$1:.M50]=&quot;-&quot;);ROW([.M$1:.M50]))+[.$K50]-1)" office:value-type="float" office:value="0" calcext:value-type="float">
            <text:p>0</text:p>
          </table:table-cell>
          <table:table-cell table:style-name="ce44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0.0999999999999943" calcext:value-type="float">
            <text:p>0.0999999999999943</text:p>
          </table:table-cell>
          <table:table-cell table:style-name="ce44" table:formula="of:=[.G50]-INDEX([.G:.G];LOOKUP(2;1/([.O$1:.O50]=&quot;-&quot;);ROW([.O$1:.O50]))+[.$K50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51]-INDEX([.E:.E];LOOKUP(2;1/([.L$1:.L51]=&quot;-&quot;);ROW([.L$1:.L51]))+[.$K51]-1)" office:value-type="float" office:value="-0.199999999999989" calcext:value-type="float">
            <text:p>-0.199999999999989</text:p>
          </table:table-cell>
          <table:table-cell table:style-name="ce44" table:formula="of:=[.F51]-INDEX([.F:.F];LOOKUP(2;1/([.M$1:.M51]=&quot;-&quot;);ROW([.M$1:.M51]))+[.$K51]-1)" office:value-type="float" office:value="0" calcext:value-type="float">
            <text:p>0</text:p>
          </table:table-cell>
          <table:table-cell table:style-name="ce44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0.000000000000014210854715202" calcext:value-type="float">
            <text:p>-1.4210854715202E-14</text:p>
          </table:table-cell>
          <table:table-cell table:style-name="ce44" table:formula="of:=[.G51]-INDEX([.G:.G];LOOKUP(2;1/([.O$1:.O51]=&quot;-&quot;);ROW([.O$1:.O51]))+[.$K51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-balance_025</text:p>
          </table:table-cell>
          <table:table-cell office:value-type="float" office:value="96.4" calcext:value-type="float">
            <text:p>96.4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52]-INDEX([.E:.E];LOOKUP(2;1/([.L$1:.L52]=&quot;-&quot;);ROW([.L$1:.L52]))+[.$K52]-1)" office:value-type="float" office:value="-0.399999999999992" calcext:value-type="float">
            <text:p>-0.399999999999992</text:p>
          </table:table-cell>
          <table:table-cell table:style-name="ce44" table:formula="of:=[.F52]-INDEX([.F:.F];LOOKUP(2;1/([.M$1:.M52]=&quot;-&quot;);ROW([.M$1:.M52]))+[.$K52]-1)" office:value-type="float" office:value="0" calcext:value-type="float">
            <text:p>0</text:p>
          </table:table-cell>
          <table:table-cell table:style-name="ce44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0.199999999999989" calcext:value-type="float">
            <text:p>0.199999999999989</text:p>
          </table:table-cell>
          <table:table-cell table:style-name="ce44" table:formula="of:=[.G52]-INDEX([.G:.G];LOOKUP(2;1/([.O$1:.O52]=&quot;-&quot;);ROW([.O$1:.O52]))+[.$K52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-balance_050</text:p>
          </table:table-cell>
          <table:table-cell office:value-type="float" office:value="96.6" calcext:value-type="float">
            <text:p>96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53]-INDEX([.E:.E];LOOKUP(2;1/([.L$1:.L53]=&quot;-&quot;);ROW([.L$1:.L53]))+[.$K53]-1)" office:value-type="float" office:value="-0.199999999999989" calcext:value-type="float">
            <text:p>-0.199999999999989</text:p>
          </table:table-cell>
          <table:table-cell table:style-name="ce44" table:formula="of:=[.F53]-INDEX([.F:.F];LOOKUP(2;1/([.M$1:.M53]=&quot;-&quot;);ROW([.M$1:.M53]))+[.$K53]-1)" office:value-type="float" office:value="0" calcext:value-type="float">
            <text:p>0</text:p>
          </table:table-cell>
          <table:table-cell table:style-name="ce44" table:formula="of:=IF([.B53]-[.D53]&lt;0;&quot;?&quot;;MAX((INDEX([.E:.E];LOOKUP(2;1/([.N$1:.N53]=&quot;-&quot;);ROW([.N$1:.N53]))+[.$K53]-1)-INDEX([.G:.G];LOOKUP(2;1/([.N$1:.N53]=&quot;-&quot;);ROW([.N$1:.N53]))+[.$K53]-1));0)-([.E53]-[.G53]))" office:value-type="float" office:value="0.0999999999999943" calcext:value-type="float">
            <text:p>0.0999999999999943</text:p>
          </table:table-cell>
          <table:table-cell table:style-name="ce44" table:formula="of:=[.G53]-INDEX([.G:.G];LOOKUP(2;1/([.O$1:.O53]=&quot;-&quot;);ROW([.O$1:.O53]))+[.$K53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CLR-balance_075</text:p>
          </table:table-cell>
          <table:table-cell office:value-type="float" office:value="96.3" calcext:value-type="float">
            <text:p>96.3</text:p>
          </table:table-cell>
          <table:table-cell office:value-type="float" office:value="95.2" calcext:value-type="float">
            <text:p>95.2</text:p>
          </table:table-cell>
          <table:table-cell office:value-type="float" office:value="95.4" calcext:value-type="float">
            <text:p>95.4</text:p>
          </table:table-cell>
          <table:table-cell office:value-type="float" office:value="94.6" calcext:value-type="float">
            <text:p>94.6</text:p>
          </table:table-cell>
          <table:table-cell office:value-type="float" office:value="95.7" calcext:value-type="float">
            <text:p>95.7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54]-INDEX([.E:.E];LOOKUP(2;1/([.L$1:.L54]=&quot;-&quot;);ROW([.L$1:.L54]))+[.$K54]-1)" office:value-type="float" office:value="-0.5" calcext:value-type="float">
            <text:p>-0.5</text:p>
          </table:table-cell>
          <table:table-cell table:style-name="ce44" table:formula="of:=[.F54]-INDEX([.F:.F];LOOKUP(2;1/([.M$1:.M54]=&quot;-&quot;);ROW([.M$1:.M54]))+[.$K54]-1)" office:value-type="float" office:value="-0.0999999999999943" calcext:value-type="float">
            <text:p>-0.0999999999999943</text:p>
          </table:table-cell>
          <table:table-cell table:style-name="ce44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0.299999999999997" calcext:value-type="float">
            <text:p>0.299999999999997</text:p>
          </table:table-cell>
          <table:table-cell table:style-name="ce44" table:formula="of:=[.G54]-INDEX([.G:.G];LOOKUP(2;1/([.O$1:.O54]=&quot;-&quot;);ROW([.O$1:.O54]))+[.$K54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CLR-balance_100</text:p>
          </table:table-cell>
          <table:table-cell office:value-type="float" office:value="96.3" calcext:value-type="float">
            <text:p>96.3</text:p>
          </table:table-cell>
          <table:table-cell office:value-type="float" office:value="95.3" calcext:value-type="float">
            <text:p>95.3</text:p>
          </table:table-cell>
          <table:table-cell office:value-type="float" office:value="95.2" calcext:value-type="float">
            <text:p>95.2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4.9" calcext:value-type="float">
            <text:p>94.9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95.9" calcext:value-type="float">
            <text:p>95.9</text:p>
          </table:table-cell>
          <table:table-cell office:value-type="float" office:value="7" calcext:value-type="float">
            <text:p>7</text:p>
          </table:table-cell>
          <table:table-cell table:style-name="ce44" table:formula="of:=[.E55]-INDEX([.E:.E];LOOKUP(2;1/([.L$1:.L55]=&quot;-&quot;);ROW([.L$1:.L55]))+[.$K55]-1)" office:value-type="float" office:value="-0.399999999999992" calcext:value-type="float">
            <text:p>-0.399999999999992</text:p>
          </table:table-cell>
          <table:table-cell table:style-name="ce44" table:formula="of:=[.F55]-INDEX([.F:.F];LOOKUP(2;1/([.M$1:.M55]=&quot;-&quot;);ROW([.M$1:.M55]))+[.$K55]-1)" office:value-type="float" office:value="-0.0999999999999943" calcext:value-type="float">
            <text:p>-0.0999999999999943</text:p>
          </table:table-cell>
          <table:table-cell table:style-name="ce44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0.5" calcext:value-type="float">
            <text:p>0.5</text:p>
          </table:table-cell>
          <table:table-cell table:style-name="ce44" table:formula="of:=[.G55]-INDEX([.G:.G];LOOKUP(2;1/([.O$1:.O55]=&quot;-&quot;);ROW([.O$1:.O55]))+[.$K55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87.8" calcext:value-type="float">
            <text:p>87.8</text:p>
          </table:table-cell>
          <table:table-cell office:value-type="float" office:value="90.8" calcext:value-type="float">
            <text:p>90.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1" calcext:value-type="float">
            <text:p>90.1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89.3" calcext:value-type="float">
            <text:p>89.3</text:p>
          </table:table-cell>
          <table:table-cell table:number-columns-repeated="2" office:value-type="float" office:value="91.5" calcext:value-type="float">
            <text:p>91.5</text:p>
          </table:table-cell>
          <table:table-cell office:value-type="float" office:value="1" calcext:value-type="float">
            <text:p>1</text:p>
          </table:table-cell>
          <table:table-cell table:style-name="ce44" table:formula="of:=[.E57]-INDEX([.E:.E];LOOKUP(2;1/([.L$1:.L57]=&quot;-&quot;);ROW([.L$1:.L57]))+[.$K57]-1)" office:value-type="float" office:value="1.39999999999999" calcext:value-type="float">
            <text:p>1.39999999999999</text:p>
          </table:table-cell>
          <table:table-cell table:style-name="ce44" table:formula="of:=[.F57]-INDEX([.F:.F];LOOKUP(2;1/([.M$1:.M57]=&quot;-&quot;);ROW([.M$1:.M57]))+[.$K57]-1)" office:value-type="float" office:value="0.599999999999994" calcext:value-type="float">
            <text:p>0.599999999999994</text:p>
          </table:table-cell>
          <table:table-cell table:style-name="ce44" table:formula="of:=IF([.B57]-[.D57]&lt;0;&quot;?&quot;;MAX((INDEX([.E:.E];LOOKUP(2;1/([.N$1:.N57]=&quot;-&quot;);ROW([.N$1:.N57]))+[.$K57]-1)-INDEX([.G:.G];LOOKUP(2;1/([.N$1:.N57]=&quot;-&quot;);ROW([.N$1:.N57]))+[.$K57]-1));0)-([.E57]-[.G57]))" office:value-type="string" office:string-value="?" calcext:value-type="string">
            <text:p>?</text:p>
          </table:table-cell>
          <table:table-cell table:style-name="ce44" table:formula="of:=[.G57]-INDEX([.G:.G];LOOKUP(2;1/([.O$1:.O57]=&quot;-&quot;);ROW([.O$1:.O57]))+[.$K57]-1)" office:value-type="float" office:value="1.40000000000001" calcext:value-type="float">
            <text:p>1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6" calcext:value-type="float">
            <text:p>90.6</text:p>
          </table:table-cell>
          <table:table-cell office:value-type="float" office:value="92.6" calcext:value-type="float">
            <text:p>92.6</text:p>
          </table:table-cell>
          <table:table-cell office:value-type="float" office:value="93" calcext:value-type="float">
            <text:p>93</text:p>
          </table:table-cell>
          <table:table-cell office:value-type="float" office:value="89.7" calcext:value-type="float">
            <text:p>89.7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2" calcext:value-type="float">
            <text:p>2</text:p>
          </table:table-cell>
          <table:table-cell table:style-name="ce44" table:formula="of:=[.E58]-INDEX([.E:.E];LOOKUP(2;1/([.L$1:.L58]=&quot;-&quot;);ROW([.L$1:.L58]))+[.$K58]-1)" office:value-type="float" office:value="0.5" calcext:value-type="float">
            <text:p>0.5</text:p>
          </table:table-cell>
          <table:table-cell table:style-name="ce44" table:formula="of:=[.F58]-INDEX([.F:.F];LOOKUP(2;1/([.M$1:.M58]=&quot;-&quot;);ROW([.M$1:.M58]))+[.$K58]-1)" office:value-type="float" office:value="0.299999999999997" calcext:value-type="float">
            <text:p>0.299999999999997</text:p>
          </table:table-cell>
          <table:table-cell table:style-name="ce44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2.40000000000001" calcext:value-type="float">
            <text:p>2.40000000000001</text:p>
          </table:table-cell>
          <table:table-cell table:style-name="ce44" table:formula="of:=[.G58]-INDEX([.G:.G];LOOKUP(2;1/([.O$1:.O58]=&quot;-&quot;);ROW([.O$1:.O58]))+[.$K5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89.5" calcext:value-type="float">
            <text:p>89.5</text:p>
          </table:table-cell>
          <table:table-cell office:value-type="float" office:value="91.6" calcext:value-type="float">
            <text:p>91.6</text:p>
          </table:table-cell>
          <table:table-cell office:value-type="float" office:value="91.7" calcext:value-type="float">
            <text:p>91.7</text:p>
          </table:table-cell>
          <table:table-cell office:value-type="float" office:value="3" calcext:value-type="float">
            <text:p>3</text:p>
          </table:table-cell>
          <table:table-cell table:style-name="ce44" table:formula="of:=[.E59]-INDEX([.E:.E];LOOKUP(2;1/([.L$1:.L59]=&quot;-&quot;);ROW([.L$1:.L59]))+[.$K59]-1)" office:value-type="float" office:value="-0.299999999999997" calcext:value-type="float">
            <text:p>-0.299999999999997</text:p>
          </table:table-cell>
          <table:table-cell table:style-name="ce44" table:formula="of:=[.F59]-INDEX([.F:.F];LOOKUP(2;1/([.M$1:.M59]=&quot;-&quot;);ROW([.M$1:.M59]))+[.$K59]-1)" office:value-type="float" office:value="-0.0999999999999943" calcext:value-type="float">
            <text:p>-0.0999999999999943</text:p>
          </table:table-cell>
          <table:table-cell table:style-name="ce44" table:formula="of:=IF([.B59]-[.D59]&lt;0;&quot;?&quot;;MAX((INDEX([.E:.E];LOOKUP(2;1/([.N$1:.N59]=&quot;-&quot;);ROW([.N$1:.N59]))+[.$K59]-1)-INDEX([.G:.G];LOOKUP(2;1/([.N$1:.N59]=&quot;-&quot;);ROW([.N$1:.N59]))+[.$K59]-1));0)-([.E59]-[.G59]))" office:value-type="string" office:string-value="?" calcext:value-type="string">
            <text:p>?</text:p>
          </table:table-cell>
          <table:table-cell table:style-name="ce44" table:formula="of:=[.G59]-INDEX([.G:.G];LOOKUP(2;1/([.O$1:.O59]=&quot;-&quot;);ROW([.O$1:.O59]))+[.$K59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roi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89.4" calcext:value-type="float">
            <text:p>89.4</text:p>
          </table:table-cell>
          <table:table-cell office:value-type="float" office:value="90.4" calcext:value-type="float">
            <text:p>90.4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89.5" calcext:value-type="float">
            <text:p>89.5</text:p>
          </table:table-cell>
          <table:table-cell office:value-type="float" office:value="91.7" calcext:value-type="float">
            <text:p>91.7</text:p>
          </table:table-cell>
          <table:table-cell office:value-type="float" office:value="91.4" calcext:value-type="float">
            <text:p>91.4</text:p>
          </table:table-cell>
          <table:table-cell office:value-type="float" office:value="3" calcext:value-type="float">
            <text:p>3</text:p>
          </table:table-cell>
          <table:table-cell table:style-name="ce44" table:formula="of:=[.E60]-INDEX([.E:.E];LOOKUP(2;1/([.L$1:.L60]=&quot;-&quot;);ROW([.L$1:.L60]))+[.$K60]-1)" office:value-type="float" office:value="-0.199999999999989" calcext:value-type="float">
            <text:p>-0.199999999999989</text:p>
          </table:table-cell>
          <table:table-cell table:style-name="ce44" table:formula="of:=[.F60]-INDEX([.F:.F];LOOKUP(2;1/([.M$1:.M60]=&quot;-&quot;);ROW([.M$1:.M60]))+[.$K60]-1)" office:value-type="float" office:value="-0.0999999999999943" calcext:value-type="float">
            <text:p>-0.0999999999999943</text:p>
          </table:table-cell>
          <table:table-cell table:style-name="ce44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2.5" calcext:value-type="float">
            <text:p>2.5</text:p>
          </table:table-cell>
          <table:table-cell table:style-name="ce44" table:formula="of:=[.G60]-INDEX([.G:.G];LOOKUP(2;1/([.O$1:.O60]=&quot;-&quot;);ROW([.O$1:.O60]))+[.$K60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roi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2" calcext:value-type="float">
            <text:p>92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3.9" calcext:value-type="float">
            <text:p>93.9</text:p>
          </table:table-cell>
          <table:table-cell office:value-type="float" office:value="3" calcext:value-type="float">
            <text:p>3</text:p>
          </table:table-cell>
          <table:table-cell table:style-name="ce44" table:formula="of:=[.E61]-INDEX([.E:.E];LOOKUP(2;1/([.L$1:.L61]=&quot;-&quot;);ROW([.L$1:.L61]))+[.$K61]-1)" office:value-type="float" office:value="3.60000000000001" calcext:value-type="float">
            <text:p>3.60000000000001</text:p>
          </table:table-cell>
          <table:table-cell table:style-name="ce44" table:formula="of:=[.F61]-INDEX([.F:.F];LOOKUP(2;1/([.M$1:.M61]=&quot;-&quot;);ROW([.M$1:.M61]))+[.$K61]-1)" office:value-type="float" office:value="2.40000000000001" calcext:value-type="float">
            <text:p>2.40000000000001</text:p>
          </table:table-cell>
          <table:table-cell table:style-name="ce44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0.599999999999994" calcext:value-type="float">
            <text:p>0.599999999999994</text:p>
          </table:table-cell>
          <table:table-cell table:style-name="ce44" table:formula="of:=[.G61]-INDEX([.G:.G];LOOKUP(2;1/([.O$1:.O61]=&quot;-&quot;);ROW([.O$1:.O61]))+[.$K61]-1)" office:value-type="float" office:value="1.8" calcext:value-type="float">
            <text:p>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6" calcext:value-type="float">
            <text:p>6</text:p>
          </table:table-cell>
          <table:table-cell table:style-name="ce44" table:formula="of:=[.E62]-INDEX([.E:.E];LOOKUP(2;1/([.L$1:.L62]=&quot;-&quot;);ROW([.L$1:.L62]))+[.$K62]-1)" office:value-type="float" office:value="-0.100000000000009" calcext:value-type="float">
            <text:p>-0.100000000000009</text:p>
          </table:table-cell>
          <table:table-cell table:style-name="ce44" table:formula="of:=[.F62]-INDEX([.F:.F];LOOKUP(2;1/([.M$1:.M62]=&quot;-&quot;);ROW([.M$1:.M62]))+[.$K62]-1)" office:value-type="float" office:value="0" calcext:value-type="float">
            <text:p>0</text:p>
          </table:table-cell>
          <table:table-cell table:style-name="ce44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1" calcext:value-type="float">
            <text:p>1</text:p>
          </table:table-cell>
          <table:table-cell table:style-name="ce44" table:formula="of:=[.G62]-INDEX([.G:.G];LOOKUP(2;1/([.O$1:.O62]=&quot;-&quot;);ROW([.O$1:.O62]))+[.$K62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4" calcext:value-type="float">
            <text:p>95.4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94.4" calcext:value-type="float">
            <text:p>94.4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7" calcext:value-type="float">
            <text:p>7</text:p>
          </table:table-cell>
          <table:table-cell table:style-name="ce44" table:formula="of:=[.E63]-INDEX([.E:.E];LOOKUP(2;1/([.L$1:.L63]=&quot;-&quot;);ROW([.L$1:.L63]))+[.$K63]-1)" office:value-type="float" office:value="1.30000000000001" calcext:value-type="float">
            <text:p>1.30000000000001</text:p>
          </table:table-cell>
          <table:table-cell table:style-name="ce44" table:formula="of:=[.F63]-INDEX([.F:.F];LOOKUP(2;1/([.M$1:.M63]=&quot;-&quot;);ROW([.M$1:.M63]))+[.$K63]-1)" office:value-type="float" office:value="0.200000000000003" calcext:value-type="float">
            <text:p>0.200000000000003</text:p>
          </table:table-cell>
          <table:table-cell table:style-name="ce44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0.799999999999997" calcext:value-type="float">
            <text:p>0.799999999999997</text:p>
          </table:table-cell>
          <table:table-cell table:style-name="ce44" table:formula="of:=[.G63]-INDEX([.G:.G];LOOKUP(2;1/([.O$1:.O63]=&quot;-&quot;);ROW([.O$1:.O63]))+[.$K63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9" calcext:value-type="float">
            <text:p>93.9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4.8" calcext:value-type="float">
            <text:p>94.8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44" table:formula="of:=[.E64]-INDEX([.E:.E];LOOKUP(2;1/([.L$1:.L64]=&quot;-&quot;);ROW([.L$1:.L64]))+[.$K64]-1)" office:value-type="float" office:value="-3.69999999999999" calcext:value-type="float">
            <text:p>-3.69999999999999</text:p>
          </table:table-cell>
          <table:table-cell table:style-name="ce44" table:formula="of:=[.F64]-INDEX([.F:.F];LOOKUP(2;1/([.M$1:.M64]=&quot;-&quot;);ROW([.M$1:.M64]))+[.$K64]-1)" office:value-type="float" office:value="-1.09999999999999" calcext:value-type="float">
            <text:p>-1.09999999999999</text:p>
          </table:table-cell>
          <table:table-cell table:style-name="ce44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1.19999999999999" calcext:value-type="float">
            <text:p>1.19999999999999</text:p>
          </table:table-cell>
          <table:table-cell table:style-name="ce44" table:formula="of:=[.G64]-INDEX([.G:.G];LOOKUP(2;1/([.O$1:.O64]=&quot;-&quot;);ROW([.O$1:.O64]))+[.$K64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9" calcext:value-type="float">
            <text:p>92.9</text:p>
          </table:table-cell>
          <table:table-cell office:value-type="float" office:value="90.9" calcext:value-type="float">
            <text:p>90.9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89.7" calcext:value-type="float">
            <text:p>89.7</text:p>
          </table:table-cell>
          <table:table-cell office:value-type="float" office:value="88.1" calcext:value-type="float">
            <text:p>88.1</text:p>
          </table:table-cell>
          <table:table-cell office:value-type="float" office:value="7" calcext:value-type="float">
            <text:p>7</text:p>
          </table:table-cell>
          <table:table-cell table:style-name="ce44" table:formula="of:=[.E65]-INDEX([.E:.E];LOOKUP(2;1/([.L$1:.L65]=&quot;-&quot;);ROW([.L$1:.L65]))+[.$K65]-1)" office:value-type="float" office:value="-1.19999999999999" calcext:value-type="float">
            <text:p>-1.19999999999999</text:p>
          </table:table-cell>
          <table:table-cell table:style-name="ce44" table:formula="of:=[.F65]-INDEX([.F:.F];LOOKUP(2;1/([.M$1:.M65]=&quot;-&quot;);ROW([.M$1:.M65]))+[.$K65]-1)" office:value-type="float" office:value="-4.09999999999999" calcext:value-type="float">
            <text:p>-4.09999999999999</text:p>
          </table:table-cell>
          <table:table-cell table:style-name="ce44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2.10000000000001" calcext:value-type="float">
            <text:p>-2.10000000000001</text:p>
          </table:table-cell>
          <table:table-cell table:style-name="ce44" table:formula="of:=[.G65]-INDEX([.G:.G];LOOKUP(2;1/([.O$1:.O65]=&quot;-&quot;);ROW([.O$1:.O65]))+[.$K65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8" calcext:value-type="float">
            <text:p>93.8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91.9" calcext:value-type="float">
            <text:p>91.9</text:p>
          </table:table-cell>
          <table:table-cell office:value-type="float" office:value="89.7" calcext:value-type="float">
            <text:p>89.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44" table:formula="of:=[.E66]-INDEX([.E:.E];LOOKUP(2;1/([.L$1:.L66]=&quot;-&quot;);ROW([.L$1:.L66]))+[.$K66]-1)" office:value-type="float" office:value="-0.299999999999997" calcext:value-type="float">
            <text:p>-0.299999999999997</text:p>
          </table:table-cell>
          <table:table-cell table:style-name="ce44" table:formula="of:=[.F66]-INDEX([.F:.F];LOOKUP(2;1/([.M$1:.M66]=&quot;-&quot;);ROW([.M$1:.M66]))+[.$K66]-1)" office:value-type="float" office:value="-3.3" calcext:value-type="float">
            <text:p>-3.3</text:p>
          </table:table-cell>
          <table:table-cell table:style-name="ce44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1.5" calcext:value-type="float">
            <text:p>-1.5</text:p>
          </table:table-cell>
          <table:table-cell table:style-name="ce44" table:formula="of:=[.G66]-INDEX([.G:.G];LOOKUP(2;1/([.O$1:.O66]=&quot;-&quot;);ROW([.O$1:.O66]))+[.$K66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4" calcext:value-type="float">
            <text:p>85.4</text:p>
          </table:table-cell>
          <table:table-cell office:value-type="float" office:value="84.8" calcext:value-type="float">
            <text:p>84.8</text:p>
          </table:table-cell>
          <table:table-cell office:value-type="float" office:value="84.4" calcext:value-type="float">
            <text:p>84.4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  <table:table-cell office:value-type="float" office:value="85.9" calcext:value-type="float">
            <text:p>85.9</text:p>
          </table:table-cell>
          <table:table-cell office:value-type="float" office:value="7" calcext:value-type="float">
            <text:p>7</text:p>
          </table:table-cell>
          <table:table-cell table:style-name="ce44" table:formula="of:=[.E67]-INDEX([.E:.E];LOOKUP(2;1/([.L$1:.L67]=&quot;-&quot;);ROW([.L$1:.L67]))+[.$K67]-1)" office:value-type="float" office:value="-8.69999999999999" calcext:value-type="float">
            <text:p>-8.69999999999999</text:p>
          </table:table-cell>
          <table:table-cell table:style-name="ce44" table:formula="of:=[.F67]-INDEX([.F:.F];LOOKUP(2;1/([.M$1:.M67]=&quot;-&quot;);ROW([.M$1:.M67]))+[.$K67]-1)" office:value-type="float" office:value="-10.2" calcext:value-type="float">
            <text:p>-10.2</text:p>
          </table:table-cell>
          <table:table-cell table:style-name="ce44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1" calcext:value-type="float">
            <text:p>-1</text:p>
          </table:table-cell>
          <table:table-cell table:style-name="ce44" table:formula="of:=[.G67]-INDEX([.G:.G];LOOKUP(2;1/([.O$1:.O67]=&quot;-&quot;);ROW([.O$1:.O67]))+[.$K67]-1)" office:value-type="float" office:value="-10.7" calcext:value-type="float">
            <text:p>-10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.1" calcext:value-type="float">
            <text:p>91.1</text:p>
          </table:table-cell>
          <table:table-cell office:value-type="float" office:value="92" calcext:value-type="float">
            <text:p>92</text:p>
          </table:table-cell>
          <table:table-cell office:value-type="float" office:value="85.1" calcext:value-type="float">
            <text:p>85.1</text:p>
          </table:table-cell>
          <table:table-cell office:value-type="float" office:value="89.5" calcext:value-type="float">
            <text:p>89.5</text:p>
          </table:table-cell>
          <table:table-cell office:value-type="float" office:value="90.8" calcext:value-type="float">
            <text:p>90.8</text:p>
          </table:table-cell>
          <table:table-cell office:value-type="float" office:value="82.3" calcext:value-type="float">
            <text:p>82.3</text:p>
          </table:table-cell>
          <table:table-cell office:value-type="float" office:value="10" calcext:value-type="float">
            <text:p>10</text:p>
          </table:table-cell>
          <table:table-cell table:style-name="ce44" table:formula="of:=[.E68]-INDEX([.E:.E];LOOKUP(2;1/([.L$1:.L68]=&quot;-&quot;);ROW([.L$1:.L68]))+[.$K68]-1)" office:value-type="float" office:value="-1.80000000000001" calcext:value-type="float">
            <text:p>-1.80000000000001</text:p>
          </table:table-cell>
          <table:table-cell table:style-name="ce44" table:formula="of:=[.F68]-INDEX([.F:.F];LOOKUP(2;1/([.M$1:.M68]=&quot;-&quot;);ROW([.M$1:.M68]))+[.$K68]-1)" office:value-type="float" office:value="1.09999999999999" calcext:value-type="float">
            <text:p>1.09999999999999</text:p>
          </table:table-cell>
          <table:table-cell table:style-name="ce44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-3.89999999999999" calcext:value-type="float">
            <text:p>-3.89999999999999</text:p>
          </table:table-cell>
          <table:table-cell table:style-name="ce44" table:formula="of:=[.G68]-INDEX([.G:.G];LOOKUP(2;1/([.O$1:.O68]=&quot;-&quot;);ROW([.O$1:.O68]))+[.$K68]-1)" office:value-type="float" office:value="-5.7" calcext:value-type="float">
            <text:p>-5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6.1" calcext:value-type="float">
            <text:p>86.1</text:p>
          </table:table-cell>
          <table:table-cell office:value-type="float" office:value="88.2" calcext:value-type="float">
            <text:p>88.2</text:p>
          </table:table-cell>
          <table:table-cell office:value-type="float" office:value="85.7" calcext:value-type="float">
            <text:p>85.7</text:p>
          </table:table-cell>
          <table:table-cell office:value-type="float" office:value="83.6" calcext:value-type="float">
            <text:p>83.6</text:p>
          </table:table-cell>
          <table:table-cell office:value-type="float" office:value="86.7" calcext:value-type="float">
            <text:p>86.7</text:p>
          </table:table-cell>
          <table:table-cell office:value-type="float" office:value="83.1" calcext:value-type="float">
            <text:p>83.1</text:p>
          </table:table-cell>
          <table:table-cell office:value-type="float" office:value="10" calcext:value-type="float">
            <text:p>10</text:p>
          </table:table-cell>
          <table:table-cell table:style-name="ce44" table:formula="of:=[.E69]-INDEX([.E:.E];LOOKUP(2;1/([.L$1:.L69]=&quot;-&quot;);ROW([.L$1:.L69]))+[.$K69]-1)" office:value-type="float" office:value="-6.80000000000001" calcext:value-type="float">
            <text:p>-6.80000000000001</text:p>
          </table:table-cell>
          <table:table-cell table:style-name="ce44" table:formula="of:=[.F69]-INDEX([.F:.F];LOOKUP(2;1/([.M$1:.M69]=&quot;-&quot;);ROW([.M$1:.M69]))+[.$K69]-1)" office:value-type="float" office:value="-2.7" calcext:value-type="float">
            <text:p>-2.7</text:p>
          </table:table-cell>
          <table:table-cell table:style-name="ce44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1.70000000000002" calcext:value-type="float">
            <text:p>1.70000000000002</text:p>
          </table:table-cell>
          <table:table-cell table:style-name="ce44" table:formula="of:=[.G69]-INDEX([.G:.G];LOOKUP(2;1/([.O$1:.O69]=&quot;-&quot;);ROW([.O$1:.O69]))+[.$K69]-1)" office:value-type="float" office:value="-5.09999999999999" calcext:value-type="float">
            <text:p>-5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5" calcext:value-type="float">
            <text:p>86.5</text:p>
          </table:table-cell>
          <table:table-cell office:value-type="float" office:value="88" calcext:value-type="float">
            <text:p>88</text:p>
          </table:table-cell>
          <table:table-cell office:value-type="float" office:value="86.3" calcext:value-type="float">
            <text:p>86.3</text:p>
          </table:table-cell>
          <table:table-cell office:value-type="float" office:value="84.1" calcext:value-type="float">
            <text:p>84.1</text:p>
          </table:table-cell>
          <table:table-cell office:value-type="float" office:value="86.5" calcext:value-type="float">
            <text:p>86.5</text:p>
          </table:table-cell>
          <table:table-cell office:value-type="float" office:value="83.8" calcext:value-type="float">
            <text:p>83.8</text:p>
          </table:table-cell>
          <table:table-cell office:value-type="float" office:value="10" calcext:value-type="float">
            <text:p>10</text:p>
          </table:table-cell>
          <table:table-cell table:style-name="ce44" table:formula="of:=[.E70]-INDEX([.E:.E];LOOKUP(2;1/([.L$1:.L70]=&quot;-&quot;);ROW([.L$1:.L70]))+[.$K70]-1)" office:value-type="float" office:value="-6.40000000000001" calcext:value-type="float">
            <text:p>-6.40000000000001</text:p>
          </table:table-cell>
          <table:table-cell table:style-name="ce44" table:formula="of:=[.F70]-INDEX([.F:.F];LOOKUP(2;1/([.M$1:.M70]=&quot;-&quot;);ROW([.M$1:.M70]))+[.$K70]-1)" office:value-type="float" office:value="-2.90000000000001" calcext:value-type="float">
            <text:p>-2.90000000000001</text:p>
          </table:table-cell>
          <table:table-cell table:style-name="ce44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1.90000000000001" calcext:value-type="float">
            <text:p>1.90000000000001</text:p>
          </table:table-cell>
          <table:table-cell table:style-name="ce44" table:formula="of:=[.G70]-INDEX([.G:.G];LOOKUP(2;1/([.O$1:.O70]=&quot;-&quot;);ROW([.O$1:.O70]))+[.$K70]-1)" office:value-type="float" office:value="-4.5" calcext:value-type="float">
            <text:p>-4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7" calcext:value-type="float">
            <text:p>92.7</text:p>
          </table:table-cell>
          <table:table-cell office:value-type="float" office:value="92.6" calcext:value-type="float">
            <text:p>92.6</text:p>
          </table:table-cell>
          <table:table-cell office:value-type="float" office:value="93.2" calcext:value-type="float">
            <text:p>93.2</text:p>
          </table:table-cell>
          <table:table-cell office:value-type="float" office:value="91.7" calcext:value-type="float">
            <text:p>91.7</text:p>
          </table:table-cell>
          <table:table-cell office:value-type="float" office:value="91.9" calcext:value-type="float">
            <text:p>91.9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44" table:formula="of:=[.E71]-INDEX([.E:.E];LOOKUP(2;1/([.L$1:.L71]=&quot;-&quot;);ROW([.L$1:.L71]))+[.$K71]-1)" office:value-type="float" office:value="-1.39999999999999" calcext:value-type="float">
            <text:p>-1.39999999999999</text:p>
          </table:table-cell>
          <table:table-cell table:style-name="ce44" table:formula="of:=[.F71]-INDEX([.F:.F];LOOKUP(2;1/([.M$1:.M71]=&quot;-&quot;);ROW([.M$1:.M71]))+[.$K71]-1)" office:value-type="float" office:value="-2.40000000000001" calcext:value-type="float">
            <text:p>-2.40000000000001</text:p>
          </table:table-cell>
          <table:table-cell table:style-name="ce44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0.5" calcext:value-type="float">
            <text:p>0.5</text:p>
          </table:table-cell>
          <table:table-cell table:style-name="ce44" table:formula="of:=[.G71]-INDEX([.G:.G];LOOKUP(2;1/([.O$1:.O71]=&quot;-&quot;);ROW([.O$1:.O71]))+[.$K71]-1)" office:value-type="float" office:value="-1.89999999999999" calcext:value-type="float">
            <text:p>-1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7" calcext:value-type="float">
            <text:p>94.7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7" calcext:value-type="float">
            <text:p>7</text:p>
          </table:table-cell>
          <table:table-cell table:style-name="ce44" table:formula="of:=[.E72]-INDEX([.E:.E];LOOKUP(2;1/([.L$1:.L72]=&quot;-&quot;);ROW([.L$1:.L72]))+[.$K72]-1)" office:value-type="float" office:value="0.600000000000009" calcext:value-type="float">
            <text:p>0.600000000000009</text:p>
          </table:table-cell>
          <table:table-cell table:style-name="ce44" table:formula="of:=[.F72]-INDEX([.F:.F];LOOKUP(2;1/([.M$1:.M72]=&quot;-&quot;);ROW([.M$1:.M72]))+[.$K72]-1)" office:value-type="float" office:value="-1.09999999999999" calcext:value-type="float">
            <text:p>-1.09999999999999</text:p>
          </table:table-cell>
          <table:table-cell table:style-name="ce44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0.0999999999999943" calcext:value-type="float">
            <text:p>0.0999999999999943</text:p>
          </table:table-cell>
          <table:table-cell table:style-name="ce44" table:formula="of:=[.G72]-INDEX([.G:.G];LOOKUP(2;1/([.O$1:.O72]=&quot;-&quot;);ROW([.O$1:.O72]))+[.$K72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89.4" calcext:value-type="float">
            <text:p>89.4</text:p>
          </table:table-cell>
          <table:table-cell office:value-type="float" office:value="90.8" calcext:value-type="float">
            <text:p>90.8</text:p>
          </table:table-cell>
          <table:table-cell office:value-type="float" office:value="89.6" calcext:value-type="float">
            <text:p>89.6</text:p>
          </table:table-cell>
          <table:table-cell office:value-type="float" office:value="91" calcext:value-type="float">
            <text:p>91</text:p>
          </table:table-cell>
          <table:table-cell office:value-type="float" office:value="91.9" calcext:value-type="float">
            <text:p>91.9</text:p>
          </table:table-cell>
          <table:table-cell office:value-type="float" office:value="90.4" calcext:value-type="float">
            <text:p>90.4</text:p>
          </table:table-cell>
          <table:table-cell office:value-type="float" office:value="7" calcext:value-type="float">
            <text:p>7</text:p>
          </table:table-cell>
          <table:table-cell table:style-name="ce44" table:formula="of:=[.E73]-INDEX([.E:.E];LOOKUP(2;1/([.L$1:.L73]=&quot;-&quot;);ROW([.L$1:.L73]))+[.$K73]-1)" office:value-type="float" office:value="-4.69999999999999" calcext:value-type="float">
            <text:p>-4.69999999999999</text:p>
          </table:table-cell>
          <table:table-cell table:style-name="ce44" table:formula="of:=[.F73]-INDEX([.F:.F];LOOKUP(2;1/([.M$1:.M73]=&quot;-&quot;);ROW([.M$1:.M73]))+[.$K73]-1)" office:value-type="float" office:value="-4.2" calcext:value-type="float">
            <text:p>-4.2</text:p>
          </table:table-cell>
          <table:table-cell table:style-name="ce44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0.199999999999989" calcext:value-type="float">
            <text:p>0.199999999999989</text:p>
          </table:table-cell>
          <table:table-cell table:style-name="ce44" table:formula="of:=[.G73]-INDEX([.G:.G];LOOKUP(2;1/([.O$1:.O73]=&quot;-&quot;);ROW([.O$1:.O73]))+[.$K73]-1)" office:value-type="float" office:value="-5.5" calcext:value-type="float">
            <text:p>-5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2" calcext:value-type="float">
            <text:p>94.2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4.5" calcext:value-type="float">
            <text:p>94.5</text:p>
          </table:table-cell>
          <table:table-cell office:value-type="float" office:value="7" calcext:value-type="float">
            <text:p>7</text:p>
          </table:table-cell>
          <table:table-cell table:style-name="ce44" table:formula="of:=[.E74]-INDEX([.E:.E];LOOKUP(2;1/([.L$1:.L74]=&quot;-&quot;);ROW([.L$1:.L74]))+[.$K74]-1)" office:value-type="float" office:value="0.100000000000009" calcext:value-type="float">
            <text:p>0.100000000000009</text:p>
          </table:table-cell>
          <table:table-cell table:style-name="ce44" table:formula="of:=[.F74]-INDEX([.F:.F];LOOKUP(2;1/([.M$1:.M74]=&quot;-&quot;);ROW([.M$1:.M74]))+[.$K74]-1)" office:value-type="float" office:value="0.0999999999999943" calcext:value-type="float">
            <text:p>0.0999999999999943</text:p>
          </table:table-cell>
          <table:table-cell table:style-name="ce44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1.09999999999999" calcext:value-type="float">
            <text:p>1.09999999999999</text:p>
          </table:table-cell>
          <table:table-cell table:style-name="ce44" table:formula="of:=[.G74]-INDEX([.G:.G];LOOKUP(2;1/([.O$1:.O74]=&quot;-&quot;);ROW([.O$1:.O74]))+[.$K74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6" calcext:value-type="float">
            <text:p>93.6</text:p>
          </table:table-cell>
          <table:table-cell office:value-type="float" office:value="94.6" calcext:value-type="float">
            <text:p>94.6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44" table:formula="of:=[.E75]-INDEX([.E:.E];LOOKUP(2;1/([.L$1:.L75]=&quot;-&quot;);ROW([.L$1:.L75]))+[.$K75]-1)" office:value-type="float" office:value="-0.0999999999999943" calcext:value-type="float">
            <text:p>-0.0999999999999943</text:p>
          </table:table-cell>
          <table:table-cell table:style-name="ce44" table:formula="of:=[.F75]-INDEX([.F:.F];LOOKUP(2;1/([.M$1:.M75]=&quot;-&quot;);ROW([.M$1:.M75]))+[.$K75]-1)" office:value-type="float" office:value="-0.0999999999999943" calcext:value-type="float">
            <text:p>-0.0999999999999943</text:p>
          </table:table-cell>
          <table:table-cell table:style-name="ce44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0.900000000000006" calcext:value-type="float">
            <text:p>0.900000000000006</text:p>
          </table:table-cell>
          <table:table-cell table:style-name="ce44" table:formula="of:=[.G75]-INDEX([.G:.G];LOOKUP(2;1/([.O$1:.O75]=&quot;-&quot;);ROW([.O$1:.O75]))+[.$K75]-1)" office:value-type="float" office:value="-0.199999999999989" calcext:value-type="float">
            <text:p>-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-balance_025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4" table:formula="of:=[.E76]-INDEX([.E:.E];LOOKUP(2;1/([.L$1:.L76]=&quot;-&quot;);ROW([.L$1:.L76]))+[.$K76]-1)" office:value-type="float" office:value="0" calcext:value-type="float">
            <text:p>0</text:p>
          </table:table-cell>
          <table:table-cell table:style-name="ce44" table:formula="of:=[.F76]-INDEX([.F:.F];LOOKUP(2;1/([.M$1:.M76]=&quot;-&quot;);ROW([.M$1:.M76]))+[.$K76]-1)" office:value-type="float" office:value="0" calcext:value-type="float">
            <text:p>0</text:p>
          </table:table-cell>
          <table:table-cell table:style-name="ce44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1" calcext:value-type="float">
            <text:p>1</text:p>
          </table:table-cell>
          <table:table-cell table:style-name="ce44" table:formula="of:=[.G76]-INDEX([.G:.G];LOOKUP(2;1/([.O$1:.O76]=&quot;-&quot;);ROW([.O$1:.O76]))+[.$K76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CLR-balance_050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4.2" calcext:value-type="float">
            <text:p>94.2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44" table:formula="of:=[.E77]-INDEX([.E:.E];LOOKUP(2;1/([.L$1:.L77]=&quot;-&quot;);ROW([.L$1:.L77]))+[.$K77]-1)" office:value-type="float" office:value="0" calcext:value-type="float">
            <text:p>0</text:p>
          </table:table-cell>
          <table:table-cell table:style-name="ce44" table:formula="of:=[.F77]-INDEX([.F:.F];LOOKUP(2;1/([.M$1:.M77]=&quot;-&quot;);ROW([.M$1:.M77]))+[.$K77]-1)" office:value-type="float" office:value="0" calcext:value-type="float">
            <text:p>0</text:p>
          </table:table-cell>
          <table:table-cell table:style-name="ce44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1.10000000000001" calcext:value-type="float">
            <text:p>1.10000000000001</text:p>
          </table:table-cell>
          <table:table-cell table:style-name="ce44" table:formula="of:=[.G77]-INDEX([.G:.G];LOOKUP(2;1/([.O$1:.O77]=&quot;-&quot;);ROW([.O$1:.O77]))+[.$K77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CLR-balance_07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44" table:formula="of:=[.E78]-INDEX([.E:.E];LOOKUP(2;1/([.L$1:.L78]=&quot;-&quot;);ROW([.L$1:.L78]))+[.$K78]-1)" office:value-type="float" office:value="0.100000000000009" calcext:value-type="float">
            <text:p>0.100000000000009</text:p>
          </table:table-cell>
          <table:table-cell table:style-name="ce44" table:formula="of:=[.F78]-INDEX([.F:.F];LOOKUP(2;1/([.M$1:.M78]=&quot;-&quot;);ROW([.M$1:.M78]))+[.$K78]-1)" office:value-type="float" office:value="0" calcext:value-type="float">
            <text:p>0</text:p>
          </table:table-cell>
          <table:table-cell table:style-name="ce44" table:formula="of:=IF([.B78]-[.D78]&lt;0;&quot;?&quot;;MAX((INDEX([.E:.E];LOOKUP(2;1/([.N$1:.N78]=&quot;-&quot;);ROW([.N$1:.N78]))+[.$K78]-1)-INDEX([.G:.G];LOOKUP(2;1/([.N$1:.N78]=&quot;-&quot;);ROW([.N$1:.N78]))+[.$K78]-1));0)-([.E78]-[.G78]))" office:value-type="float" office:value="1" calcext:value-type="float">
            <text:p>1</text:p>
          </table:table-cell>
          <table:table-cell table:style-name="ce44" table:formula="of:=[.G78]-INDEX([.G:.G];LOOKUP(2;1/([.O$1:.O78]=&quot;-&quot;);ROW([.O$1:.O78]))+[.$K7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CLR-balance_100</text:p>
          </table:table-cell>
          <table:table-cell office:value-type="float" office:value="95.4" calcext:value-type="float">
            <text:p>95.4</text:p>
          </table:table-cell>
          <table:table-cell office:value-type="float" office:value="94.3" calcext:value-type="float">
            <text:p>94.3</text:p>
          </table:table-cell>
          <table:table-cell office:value-type="float" office:value="94.5" calcext:value-type="float">
            <text:p>94.5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4" table:formula="of:=[.E79]-INDEX([.E:.E];LOOKUP(2;1/([.L$1:.L79]=&quot;-&quot;);ROW([.L$1:.L79]))+[.$K79]-1)" office:value-type="float" office:value="0.200000000000003" calcext:value-type="float">
            <text:p>0.200000000000003</text:p>
          </table:table-cell>
          <table:table-cell table:style-name="ce44" table:formula="of:=[.F79]-INDEX([.F:.F];LOOKUP(2;1/([.M$1:.M79]=&quot;-&quot;);ROW([.M$1:.M79]))+[.$K79]-1)" office:value-type="float" office:value="0" calcext:value-type="float">
            <text:p>0</text:p>
          </table:table-cell>
          <table:table-cell table:style-name="ce44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0.799999999999997" calcext:value-type="float">
            <text:p>0.799999999999997</text:p>
          </table:table-cell>
          <table:table-cell table:style-name="ce44" table:formula="of:=[.G79]-INDEX([.G:.G];LOOKUP(2;1/([.O$1:.O79]=&quot;-&quot;);ROW([.O$1:.O79]))+[.$K7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7" calcext:value-type="float">
            <text:p>7</text:p>
          </table:table-cell>
          <table:table-cell table:style-name="ce44" table:formula="of:=[.E80]-INDEX([.E:.E];LOOKUP(2;1/([.L$1:.L80]=&quot;-&quot;);ROW([.L$1:.L80]))+[.$K80]-1)" office:value-type="float" office:value="-0.199999999999989" calcext:value-type="float">
            <text:p>-0.199999999999989</text:p>
          </table:table-cell>
          <table:table-cell table:style-name="ce44" table:formula="of:=[.F80]-INDEX([.F:.F];LOOKUP(2;1/([.M$1:.M80]=&quot;-&quot;);ROW([.M$1:.M80]))+[.$K80]-1)" office:value-type="float" office:value="-0.200000000000003" calcext:value-type="float">
            <text:p>-0.200000000000003</text:p>
          </table:table-cell>
          <table:table-cell table:style-name="ce44" table:formula="of:=IF([.B80]-[.D80]&lt;0;&quot;?&quot;;MAX((INDEX([.E:.E];LOOKUP(2;1/([.N$1:.N80]=&quot;-&quot;);ROW([.N$1:.N80]))+[.$K80]-1)-INDEX([.G:.G];LOOKUP(2;1/([.N$1:.N80]=&quot;-&quot;);ROW([.N$1:.N80]))+[.$K80]-1));0)-([.E80]-[.G80]))" office:value-type="string" office:string-value="?" calcext:value-type="string">
            <text:p>?</text:p>
          </table:table-cell>
          <table:table-cell table:style-name="ce44" table:formula="of:=[.G80]-INDEX([.G:.G];LOOKUP(2;1/([.O$1:.O80]=&quot;-&quot;);ROW([.O$1:.O80]))+[.$K80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many_vox-single_roi-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2.6" calcext:value-type="float">
            <text:p>92.6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4" table:formula="of:=[.E81]-INDEX([.E:.E];LOOKUP(2;1/([.L$1:.L81]=&quot;-&quot;);ROW([.L$1:.L81]))+[.$K81]-1)" office:value-type="float" office:value="0.5" calcext:value-type="float">
            <text:p>0.5</text:p>
          </table:table-cell>
          <table:table-cell table:style-name="ce44" table:formula="of:=[.F81]-INDEX([.F:.F];LOOKUP(2;1/([.M$1:.M81]=&quot;-&quot;);ROW([.M$1:.M81]))+[.$K81]-1)" office:value-type="float" office:value="0.200000000000003" calcext:value-type="float">
            <text:p>0.200000000000003</text:p>
          </table:table-cell>
          <table:table-cell table:style-name="ce44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0.5" calcext:value-type="float">
            <text:p>0.5</text:p>
          </table:table-cell>
          <table:table-cell table:style-name="ce44" table:formula="of:=[.G81]-INDEX([.G:.G];LOOKUP(2;1/([.O$1:.O81]=&quot;-&quot;);ROW([.O$1:.O81]))+[.$K8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8.9" calcext:value-type="float">
            <text:p>88.9</text:p>
          </table:table-cell>
          <table:table-cell office:value-type="float" office:value="90.8" calcext:value-type="float">
            <text:p>90.8</text:p>
          </table:table-cell>
          <table:table-cell office:value-type="float" office:value="92.6" calcext:value-type="float">
            <text:p>92.6</text:p>
          </table:table-cell>
          <table:table-cell office:value-type="float" office:value="88.2" calcext:value-type="float">
            <text:p>88.2</text:p>
          </table:table-cell>
          <table:table-cell office:value-type="float" office:value="90.7" calcext:value-type="float">
            <text:p>90.7</text:p>
          </table:table-cell>
          <table:table-cell office:value-type="float" office:value="91.7" calcext:value-type="float">
            <text:p>91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.8" calcext:value-type="float">
            <text:p>91.8</text:p>
          </table:table-cell>
          <table:table-cell office:value-type="float" office:value="93.3" calcext:value-type="float">
            <text:p>93.3</text:p>
          </table:table-cell>
          <table:table-cell office:value-type="float" office:value="89.5" calcext:value-type="float">
            <text:p>89.5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1" calcext:value-type="float">
            <text:p>1</text:p>
          </table:table-cell>
          <table:table-cell table:style-name="ce44" table:formula="of:=[.E83]-INDEX([.E:.E];LOOKUP(2;1/([.L$1:.L83]=&quot;-&quot;);ROW([.L$1:.L83]))+[.$K83]-1)" office:value-type="float" office:value="1.19999999999999" calcext:value-type="float">
            <text:p>1.19999999999999</text:p>
          </table:table-cell>
          <table:table-cell table:style-name="ce44" table:formula="of:=[.F83]-INDEX([.F:.F];LOOKUP(2;1/([.M$1:.M83]=&quot;-&quot;);ROW([.M$1:.M83]))+[.$K83]-1)" office:value-type="float" office:value="1" calcext:value-type="float">
            <text:p>1</text:p>
          </table:table-cell>
          <table:table-cell table:style-name="ce44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44" table:formula="of:=[.G83]-INDEX([.G:.G];LOOKUP(2;1/([.O$1:.O83]=&quot;-&quot;);ROW([.O$1:.O83]))+[.$K83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4" calcext:value-type="float">
            <text:p>90.4</text:p>
          </table:table-cell>
          <table:table-cell office:value-type="float" office:value="91.8" calcext:value-type="float">
            <text:p>91.8</text:p>
          </table:table-cell>
          <table:table-cell office:value-type="float" office:value="93.5" calcext:value-type="float">
            <text:p>93.5</text:p>
          </table:table-cell>
          <table:table-cell office:value-type="float" office:value="89.8" calcext:value-type="float">
            <text:p>89.8</text:p>
          </table:table-cell>
          <table:table-cell office:value-type="float" office:value="91.7" calcext:value-type="float">
            <text:p>91.7</text:p>
          </table:table-cell>
          <table:table-cell office:value-type="float" office:value="92.5" calcext:value-type="float">
            <text:p>92.5</text:p>
          </table:table-cell>
          <table:table-cell office:value-type="float" office:value="2" calcext:value-type="float">
            <text:p>2</text:p>
          </table:table-cell>
          <table:table-cell table:style-name="ce44" table:formula="of:=[.E84]-INDEX([.E:.E];LOOKUP(2;1/([.L$1:.L84]=&quot;-&quot;);ROW([.L$1:.L84]))+[.$K84]-1)" office:value-type="float" office:value="0.300000000000011" calcext:value-type="float">
            <text:p>0.300000000000011</text:p>
          </table:table-cell>
          <table:table-cell table:style-name="ce44" table:formula="of:=[.F84]-INDEX([.F:.F];LOOKUP(2;1/([.M$1:.M84]=&quot;-&quot;);ROW([.M$1:.M84]))+[.$K84]-1)" office:value-type="float" office:value="0" calcext:value-type="float">
            <text:p>0</text:p>
          </table:table-cell>
          <table:table-cell table:style-name="ce44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3.09999999999999" calcext:value-type="float">
            <text:p>3.09999999999999</text:p>
          </table:table-cell>
          <table:table-cell table:style-name="ce44" table:formula="of:=[.G84]-INDEX([.G:.G];LOOKUP(2;1/([.O$1:.O84]=&quot;-&quot;);ROW([.O$1:.O84]))+[.$K84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0.9" calcext:value-type="float">
            <text:p>90.9</text:p>
          </table:table-cell>
          <table:table-cell office:value-type="float" office:value="92" calcext:value-type="float">
            <text:p>92</text:p>
          </table:table-cell>
          <table:table-cell office:value-type="float" office:value="93.6" calcext:value-type="float">
            <text:p>93.6</text:p>
          </table:table-cell>
          <table:table-cell office:value-type="float" office:value="90.3" calcext:value-type="float">
            <text:p>90.3</text:p>
          </table:table-cell>
          <table:table-cell office:value-type="float" office:value="92" calcext:value-type="float">
            <text:p>92</text:p>
          </table:table-cell>
          <table:table-cell office:value-type="float" office:value="92.6" calcext:value-type="float">
            <text:p>92.6</text:p>
          </table:table-cell>
          <table:table-cell office:value-type="float" office:value="3" calcext:value-type="float">
            <text:p>3</text:p>
          </table:table-cell>
          <table:table-cell table:style-name="ce44" table:formula="of:=[.E85]-INDEX([.E:.E];LOOKUP(2;1/([.L$1:.L85]=&quot;-&quot;);ROW([.L$1:.L85]))+[.$K85]-1)" office:value-type="float" office:value="0.5" calcext:value-type="float">
            <text:p>0.5</text:p>
          </table:table-cell>
          <table:table-cell table:style-name="ce44" table:formula="of:=[.F85]-INDEX([.F:.F];LOOKUP(2;1/([.M$1:.M85]=&quot;-&quot;);ROW([.M$1:.M85]))+[.$K85]-1)" office:value-type="float" office:value="0.200000000000003" calcext:value-type="float">
            <text:p>0.200000000000003</text:p>
          </table:table-cell>
          <table:table-cell table:style-name="ce44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44" table:formula="of:=[.G85]-INDEX([.G:.G];LOOKUP(2;1/([.O$1:.O85]=&quot;-&quot;);ROW([.O$1:.O85]))+[.$K85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9" calcext:value-type="float">
            <text:p>91.9</text:p>
          </table:table-cell>
          <table:table-cell office:value-type="float" office:value="93.7" calcext:value-type="float">
            <text:p>93.7</text:p>
          </table:table-cell>
          <table:table-cell office:value-type="float" office:value="89.9" calcext:value-type="float">
            <text:p>89.9</text:p>
          </table:table-cell>
          <table:table-cell office:value-type="float" office:value="91.8" calcext:value-type="float">
            <text:p>91.8</text:p>
          </table:table-cell>
          <table:table-cell office:value-type="float" office:value="92.7" calcext:value-type="float">
            <text:p>92.7</text:p>
          </table:table-cell>
          <table:table-cell office:value-type="float" office:value="4" calcext:value-type="float">
            <text:p>4</text:p>
          </table:table-cell>
          <table:table-cell table:style-name="ce44" table:formula="of:=[.E86]-INDEX([.E:.E];LOOKUP(2;1/([.L$1:.L86]=&quot;-&quot;);ROW([.L$1:.L86]))+[.$K86]-1)" office:value-type="float" office:value="-0.400000000000006" calcext:value-type="float">
            <text:p>-0.400000000000006</text:p>
          </table:table-cell>
          <table:table-cell table:style-name="ce44" table:formula="of:=[.F86]-INDEX([.F:.F];LOOKUP(2;1/([.M$1:.M86]=&quot;-&quot;);ROW([.M$1:.M86]))+[.$K86]-1)" office:value-type="float" office:value="-0.0999999999999943" calcext:value-type="float">
            <text:p>-0.0999999999999943</text:p>
          </table:table-cell>
          <table:table-cell table:style-name="ce44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44" table:formula="of:=[.G86]-INDEX([.G:.G];LOOKUP(2;1/([.O$1:.O86]=&quot;-&quot;);ROW([.O$1:.O86]))+[.$K86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4" calcext:value-type="float">
            <text:p>4</text:p>
          </table:table-cell>
          <table:table-cell table:style-name="ce44" table:formula="of:=[.E87]-INDEX([.E:.E];LOOKUP(2;1/([.L$1:.L87]=&quot;-&quot;);ROW([.L$1:.L87]))+[.$K87]-1)" office:value-type="float" office:value="2.8" calcext:value-type="float">
            <text:p>2.8</text:p>
          </table:table-cell>
          <table:table-cell table:style-name="ce44" table:formula="of:=[.F87]-INDEX([.F:.F];LOOKUP(2;1/([.M$1:.M87]=&quot;-&quot;);ROW([.M$1:.M87]))+[.$K87]-1)" office:value-type="float" office:value="2.7" calcext:value-type="float">
            <text:p>2.7</text:p>
          </table:table-cell>
          <table:table-cell table:style-name="ce44" table:formula="of:=IF([.B87]-[.D87]&lt;0;&quot;?&quot;;MAX((INDEX([.E:.E];LOOKUP(2;1/([.N$1:.N87]=&quot;-&quot;);ROW([.N$1:.N87]))+[.$K87]-1)-INDEX([.G:.G];LOOKUP(2;1/([.N$1:.N87]=&quot;-&quot;);ROW([.N$1:.N87]))+[.$K87]-1));0)-([.E87]-[.G87]))" office:value-type="string" office:string-value="?" calcext:value-type="string">
            <text:p>?</text:p>
          </table:table-cell>
          <table:table-cell table:style-name="ce44" table:formula="of:=[.G87]-INDEX([.G:.G];LOOKUP(2;1/([.O$1:.O87]=&quot;-&quot;);ROW([.O$1:.O87]))+[.$K87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2.6" calcext:value-type="float">
            <text:p>92.6</text:p>
          </table:table-cell>
          <table:table-cell office:value-type="float" office:value="93.9" calcext:value-type="float">
            <text:p>93.9</text:p>
          </table:table-cell>
          <table:table-cell office:value-type="float" office:value="93.8" calcext:value-type="float">
            <text:p>93.8</text:p>
          </table:table-cell>
          <table:table-cell office:value-type="float" office:value="6" calcext:value-type="float">
            <text:p>6</text:p>
          </table:table-cell>
          <table:table-cell table:style-name="ce44" table:formula="of:=[.E88]-INDEX([.E:.E];LOOKUP(2;1/([.L$1:.L88]=&quot;-&quot;);ROW([.L$1:.L88]))+[.$K88]-1)" office:value-type="float" office:value="-0.700000000000003" calcext:value-type="float">
            <text:p>-0.700000000000003</text:p>
          </table:table-cell>
          <table:table-cell table:style-name="ce44" table:formula="of:=[.F88]-INDEX([.F:.F];LOOKUP(2;1/([.M$1:.M88]=&quot;-&quot;);ROW([.M$1:.M88]))+[.$K88]-1)" office:value-type="float" office:value="-0.900000000000006" calcext:value-type="float">
            <text:p>-0.900000000000006</text:p>
          </table:table-cell>
          <table:table-cell table:style-name="ce44" table:formula="of:=IF([.B88]-[.D88]&lt;0;&quot;?&quot;;MAX((INDEX([.E:.E];LOOKUP(2;1/([.N$1:.N88]=&quot;-&quot;);ROW([.N$1:.N88]))+[.$K88]-1)-INDEX([.G:.G];LOOKUP(2;1/([.N$1:.N88]=&quot;-&quot;);ROW([.N$1:.N88]))+[.$K88]-1));0)-([.E88]-[.G88]))" office:value-type="string" office:string-value="?" calcext:value-type="string">
            <text:p>?</text:p>
          </table:table-cell>
          <table:table-cell table:style-name="ce44" table:formula="of:=[.G88]-INDEX([.G:.G];LOOKUP(2;1/([.O$1:.O88]=&quot;-&quot;);ROW([.O$1:.O88]))+[.$K88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2.4" calcext:value-type="float">
            <text:p>92.4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1" calcext:value-type="float">
            <text:p>91</text:p>
          </table:table-cell>
          <table:table-cell office:value-type="float" office:value="92.2" calcext:value-type="float">
            <text:p>92.2</text:p>
          </table:table-cell>
          <table:table-cell office:value-type="float" office:value="93.3" calcext:value-type="float">
            <text:p>93.3</text:p>
          </table:table-cell>
          <table:table-cell office:value-type="float" office:value="7" calcext:value-type="float">
            <text:p>7</text:p>
          </table:table-cell>
          <table:table-cell table:style-name="ce44" table:formula="of:=[.E89]-INDEX([.E:.E];LOOKUP(2;1/([.L$1:.L89]=&quot;-&quot;);ROW([.L$1:.L89]))+[.$K89]-1)" office:value-type="float" office:value="-0.599999999999994" calcext:value-type="float">
            <text:p>-0.599999999999994</text:p>
          </table:table-cell>
          <table:table-cell table:style-name="ce44" table:formula="of:=[.F89]-INDEX([.F:.F];LOOKUP(2;1/([.M$1:.M89]=&quot;-&quot;);ROW([.M$1:.M89]))+[.$K89]-1)" office:value-type="float" office:value="-0.599999999999994" calcext:value-type="float">
            <text:p>-0.599999999999994</text:p>
          </table:table-cell>
          <table:table-cell table:style-name="ce44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44" table:formula="of:=[.G89]-INDEX([.G:.G];LOOKUP(2;1/([.O$1:.O89]=&quot;-&quot;);ROW([.O$1:.O89]))+[.$K8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90" calcext:value-type="float">
            <text:p>90</text:p>
          </table:table-cell>
          <table:table-cell office:value-type="float" office:value="93.2" calcext:value-type="float">
            <text:p>93.2</text:p>
          </table:table-cell>
          <table:table-cell office:value-type="float" office:value="90.6" calcext:value-type="float">
            <text:p>90.6</text:p>
          </table:table-cell>
          <table:table-cell office:value-type="float" office:value="91.9" calcext:value-type="float">
            <text:p>91.9</text:p>
          </table:table-cell>
          <table:table-cell office:value-type="float" office:value="94.4" calcext:value-type="float">
            <text:p>94.4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44" table:formula="of:=[.E90]-INDEX([.E:.E];LOOKUP(2;1/([.L$1:.L90]=&quot;-&quot;);ROW([.L$1:.L90]))+[.$K90]-1)" office:value-type="float" office:value="-3" calcext:value-type="float">
            <text:p>-3</text:p>
          </table:table-cell>
          <table:table-cell table:style-name="ce44" table:formula="of:=[.F90]-INDEX([.F:.F];LOOKUP(2;1/([.M$1:.M90]=&quot;-&quot;);ROW([.M$1:.M90]))+[.$K90]-1)" office:value-type="float" office:value="-0.599999999999994" calcext:value-type="float">
            <text:p>-0.599999999999994</text:p>
          </table:table-cell>
          <table:table-cell table:style-name="ce44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44" table:formula="of:=[.G90]-INDEX([.G:.G];LOOKUP(2;1/([.O$1:.O90]=&quot;-&quot;);ROW([.O$1:.O90]))+[.$K90]-1)" office:value-type="float" office:value="-3.80000000000001" calcext:value-type="float">
            <text:p>-3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1.4" calcext:value-type="float">
            <text:p>91.4</text:p>
          </table:table-cell>
          <table:table-cell office:value-type="float" office:value="86.1" calcext:value-type="float">
            <text:p>86.1</text:p>
          </table:table-cell>
          <table:table-cell office:value-type="float" office:value="91.4" calcext:value-type="float">
            <text:p>91.4</text:p>
          </table:table-cell>
          <table:table-cell office:value-type="float" office:value="90.1" calcext:value-type="float">
            <text:p>90.1</text:p>
          </table:table-cell>
          <table:table-cell office:value-type="float" office:value="84.6" calcext:value-type="float">
            <text:p>84.6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44" table:formula="of:=[.E91]-INDEX([.E:.E];LOOKUP(2;1/([.L$1:.L91]=&quot;-&quot;);ROW([.L$1:.L91]))+[.$K91]-1)" office:value-type="float" office:value="-1.59999999999999" calcext:value-type="float">
            <text:p>-1.59999999999999</text:p>
          </table:table-cell>
          <table:table-cell table:style-name="ce44" table:formula="of:=[.F91]-INDEX([.F:.F];LOOKUP(2;1/([.M$1:.M91]=&quot;-&quot;);ROW([.M$1:.M91]))+[.$K91]-1)" office:value-type="float" office:value="-7.7" calcext:value-type="float">
            <text:p>-7.7</text:p>
          </table:table-cell>
          <table:table-cell table:style-name="ce44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0" calcext:value-type="float">
            <text:p>0</text:p>
          </table:table-cell>
          <table:table-cell table:style-name="ce44" table:formula="of:=[.G91]-INDEX([.G:.G];LOOKUP(2;1/([.O$1:.O91]=&quot;-&quot;);ROW([.O$1:.O91]))+[.$K91]-1)" office:value-type="float" office:value="-3" calcext:value-type="float">
            <text:p>-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2.8" calcext:value-type="float">
            <text:p>92.8</text:p>
          </table:table-cell>
          <table:table-cell office:value-type="float" office:value="88.1" calcext:value-type="float">
            <text:p>88.1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85.3" calcext:value-type="float">
            <text:p>85.3</text:p>
          </table:table-cell>
          <table:table-cell office:value-type="float" office:value="90.9" calcext:value-type="float">
            <text:p>90.9</text:p>
          </table:table-cell>
          <table:table-cell office:value-type="float" office:value="7" calcext:value-type="float">
            <text:p>7</text:p>
          </table:table-cell>
          <table:table-cell table:style-name="ce44" table:formula="of:=[.E92]-INDEX([.E:.E];LOOKUP(2;1/([.L$1:.L92]=&quot;-&quot;);ROW([.L$1:.L92]))+[.$K92]-1)" office:value-type="float" office:value="-0.200000000000003" calcext:value-type="float">
            <text:p>-0.200000000000003</text:p>
          </table:table-cell>
          <table:table-cell table:style-name="ce44" table:formula="of:=[.F92]-INDEX([.F:.F];LOOKUP(2;1/([.M$1:.M92]=&quot;-&quot;);ROW([.M$1:.M92]))+[.$K92]-1)" office:value-type="float" office:value="-5.7" calcext:value-type="float">
            <text:p>-5.7</text:p>
          </table:table-cell>
          <table:table-cell table:style-name="ce44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44" table:formula="of:=[.G92]-INDEX([.G:.G];LOOKUP(2;1/([.O$1:.O92]=&quot;-&quot;);ROW([.O$1:.O92]))+[.$K92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5" calcext:value-type="float">
            <text:p>85</text:p>
          </table:table-cell>
          <table:table-cell office:value-type="float" office:value="79.6" calcext:value-type="float">
            <text:p>79.6</text:p>
          </table:table-cell>
          <table:table-cell office:value-type="float" office:value="86.7" calcext:value-type="float">
            <text:p>86.7</text:p>
          </table:table-cell>
          <table:table-cell office:value-type="float" office:value="86.5" calcext:value-type="float">
            <text:p>86.5</text:p>
          </table:table-cell>
          <table:table-cell office:value-type="float" office:value="81.8" calcext:value-type="float">
            <text:p>81.8</text:p>
          </table:table-cell>
          <table:table-cell office:value-type="float" office:value="88.3" calcext:value-type="float">
            <text:p>88.3</text:p>
          </table:table-cell>
          <table:table-cell office:value-type="float" office:value="7" calcext:value-type="float">
            <text:p>7</text:p>
          </table:table-cell>
          <table:table-cell table:style-name="ce44" table:formula="of:=[.E93]-INDEX([.E:.E];LOOKUP(2;1/([.L$1:.L93]=&quot;-&quot;);ROW([.L$1:.L93]))+[.$K93]-1)" office:value-type="float" office:value="-8" calcext:value-type="float">
            <text:p>-8</text:p>
          </table:table-cell>
          <table:table-cell table:style-name="ce44" table:formula="of:=[.F93]-INDEX([.F:.F];LOOKUP(2;1/([.M$1:.M93]=&quot;-&quot;);ROW([.M$1:.M93]))+[.$K93]-1)" office:value-type="float" office:value="-14.2" calcext:value-type="float">
            <text:p>-14.2</text:p>
          </table:table-cell>
          <table:table-cell table:style-name="ce44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1.7" calcext:value-type="float">
            <text:p>1.7</text:p>
          </table:table-cell>
          <table:table-cell table:style-name="ce44" table:formula="of:=[.G93]-INDEX([.G:.G];LOOKUP(2;1/([.O$1:.O93]=&quot;-&quot;);ROW([.O$1:.O93]))+[.$K93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9.7" calcext:value-type="float">
            <text:p>89.7</text:p>
          </table:table-cell>
          <table:table-cell office:value-type="float" office:value="91.6" calcext:value-type="float">
            <text:p>91.6</text:p>
          </table:table-cell>
          <table:table-cell office:value-type="float" office:value="88.3" calcext:value-type="float">
            <text:p>88.3</text:p>
          </table:table-cell>
          <table:table-cell office:value-type="float" office:value="88" calcext:value-type="float">
            <text:p>88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10" calcext:value-type="float">
            <text:p>10</text:p>
          </table:table-cell>
          <table:table-cell table:style-name="ce44" table:formula="of:=[.E94]-INDEX([.E:.E];LOOKUP(2;1/([.L$1:.L94]=&quot;-&quot;);ROW([.L$1:.L94]))+[.$K94]-1)" office:value-type="float" office:value="-1.7" calcext:value-type="float">
            <text:p>-1.7</text:p>
          </table:table-cell>
          <table:table-cell table:style-name="ce44" table:formula="of:=[.F94]-INDEX([.F:.F];LOOKUP(2;1/([.M$1:.M94]=&quot;-&quot;);ROW([.M$1:.M94]))+[.$K94]-1)" office:value-type="float" office:value="5.5" calcext:value-type="float">
            <text:p>5.5</text:p>
          </table:table-cell>
          <table:table-cell table:style-name="ce44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1.40000000000001" calcext:value-type="float">
            <text:p>-1.40000000000001</text:p>
          </table:table-cell>
          <table:table-cell table:style-name="ce44" table:formula="of:=[.G94]-INDEX([.G:.G];LOOKUP(2;1/([.O$1:.O94]=&quot;-&quot;);ROW([.O$1:.O94]))+[.$K94]-1)" office:value-type="float" office:value="-3.10000000000001" calcext:value-type="float">
            <text:p>-3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7.3" calcext:value-type="float">
            <text:p>87.3</text:p>
          </table:table-cell>
          <table:table-cell office:value-type="float" office:value="89.6" calcext:value-type="float">
            <text:p>89.6</text:p>
          </table:table-cell>
          <table:table-cell office:value-type="float" office:value="85.1" calcext:value-type="float">
            <text:p>85.1</text:p>
          </table:table-cell>
          <table:table-cell office:value-type="float" office:value="85.3" calcext:value-type="float">
            <text:p>85.3</text:p>
          </table:table-cell>
          <table:table-cell office:value-type="float" office:value="88.5" calcext:value-type="float">
            <text:p>88.5</text:p>
          </table:table-cell>
          <table:table-cell office:value-type="float" office:value="82.6" calcext:value-type="float">
            <text:p>82.6</text:p>
          </table:table-cell>
          <table:table-cell office:value-type="float" office:value="10" calcext:value-type="float">
            <text:p>10</text:p>
          </table:table-cell>
          <table:table-cell table:style-name="ce44" table:formula="of:=[.E95]-INDEX([.E:.E];LOOKUP(2;1/([.L$1:.L95]=&quot;-&quot;);ROW([.L$1:.L95]))+[.$K95]-1)" office:value-type="float" office:value="-4.10000000000001" calcext:value-type="float">
            <text:p>-4.10000000000001</text:p>
          </table:table-cell>
          <table:table-cell table:style-name="ce44" table:formula="of:=[.F95]-INDEX([.F:.F];LOOKUP(2;1/([.M$1:.M95]=&quot;-&quot;);ROW([.M$1:.M95]))+[.$K95]-1)" office:value-type="float" office:value="3.5" calcext:value-type="float">
            <text:p>3.5</text:p>
          </table:table-cell>
          <table:table-cell table:style-name="ce44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2.2" calcext:value-type="float">
            <text:p>-2.2</text:p>
          </table:table-cell>
          <table:table-cell table:style-name="ce44" table:formula="of:=[.G95]-INDEX([.G:.G];LOOKUP(2;1/([.O$1:.O95]=&quot;-&quot;);ROW([.O$1:.O95]))+[.$K95]-1)" office:value-type="float" office:value="-6.30000000000001" calcext:value-type="float">
            <text:p>-6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.1" calcext:value-type="float">
            <text:p>89.1</text:p>
          </table:table-cell>
          <table:table-cell office:value-type="float" office:value="91.5" calcext:value-type="float">
            <text:p>91.5</text:p>
          </table:table-cell>
          <table:table-cell office:value-type="float" office:value="87.6" calcext:value-type="float">
            <text:p>87.6</text:p>
          </table:table-cell>
          <table:table-cell office:value-type="float" office:value="87.5" calcext:value-type="float">
            <text:p>87.5</text:p>
          </table:table-cell>
          <table:table-cell office:value-type="float" office:value="90.6" calcext:value-type="float">
            <text:p>90.6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style-name="ce44" table:formula="of:=[.E96]-INDEX([.E:.E];LOOKUP(2;1/([.L$1:.L96]=&quot;-&quot;);ROW([.L$1:.L96]))+[.$K96]-1)" office:value-type="float" office:value="-2.30000000000001" calcext:value-type="float">
            <text:p>-2.30000000000001</text:p>
          </table:table-cell>
          <table:table-cell table:style-name="ce44" table:formula="of:=[.F96]-INDEX([.F:.F];LOOKUP(2;1/([.M$1:.M96]=&quot;-&quot;);ROW([.M$1:.M96]))+[.$K96]-1)" office:value-type="float" office:value="5.40000000000001" calcext:value-type="float">
            <text:p>5.40000000000001</text:p>
          </table:table-cell>
          <table:table-cell table:style-name="ce44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1.5" calcext:value-type="float">
            <text:p>-1.5</text:p>
          </table:table-cell>
          <table:table-cell table:style-name="ce44" table:formula="of:=[.G96]-INDEX([.G:.G];LOOKUP(2;1/([.O$1:.O96]=&quot;-&quot;);ROW([.O$1:.O96]))+[.$K96]-1)" office:value-type="float" office:value="-3.80000000000001" calcext:value-type="float">
            <text:p>-3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8" calcext:value-type="float">
            <text:p>92.8</text:p>
          </table:table-cell>
          <table:table-cell office:value-type="float" office:value="90.6" calcext:value-type="float">
            <text:p>90.6</text:p>
          </table:table-cell>
          <table:table-cell office:value-type="float" office:value="93.1" calcext:value-type="float">
            <text:p>93.1</text:p>
          </table:table-cell>
          <table:table-cell office:value-type="float" office:value="92" calcext:value-type="float">
            <text:p>92</text:p>
          </table:table-cell>
          <table:table-cell office:value-type="float" office:value="89.7" calcext:value-type="float">
            <text:p>89.7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44" table:formula="of:=[.E97]-INDEX([.E:.E];LOOKUP(2;1/([.L$1:.L97]=&quot;-&quot;);ROW([.L$1:.L97]))+[.$K97]-1)" office:value-type="float" office:value="-0.200000000000003" calcext:value-type="float">
            <text:p>-0.200000000000003</text:p>
          </table:table-cell>
          <table:table-cell table:style-name="ce44" table:formula="of:=[.F97]-INDEX([.F:.F];LOOKUP(2;1/([.M$1:.M97]=&quot;-&quot;);ROW([.M$1:.M97]))+[.$K97]-1)" office:value-type="float" office:value="-3.2" calcext:value-type="float">
            <text:p>-3.2</text:p>
          </table:table-cell>
          <table:table-cell table:style-name="ce44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299999999999997" calcext:value-type="float">
            <text:p>0.299999999999997</text:p>
          </table:table-cell>
          <table:table-cell table:style-name="ce44" table:formula="of:=[.G97]-INDEX([.G:.G];LOOKUP(2;1/([.O$1:.O97]=&quot;-&quot;);ROW([.O$1:.O97]))+[.$K97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.7" calcext:value-type="float">
            <text:p>93.7</text:p>
          </table:table-cell>
          <table:table-cell office:value-type="float" office:value="91.6" calcext:value-type="float">
            <text:p>91.6</text:p>
          </table:table-cell>
          <table:table-cell office:value-type="float" office:value="94.5" calcext:value-type="float">
            <text:p>94.5</text:p>
          </table:table-cell>
          <table:table-cell office:value-type="float" office:value="92.4" calcext:value-type="float">
            <text:p>92.4</text:p>
          </table:table-cell>
          <table:table-cell office:value-type="float" office:value="89.8" calcext:value-type="float">
            <text:p>89.8</text:p>
          </table:table-cell>
          <table:table-cell office:value-type="float" office:value="92.8" calcext:value-type="float">
            <text:p>92.8</text:p>
          </table:table-cell>
          <table:table-cell office:value-type="float" office:value="7" calcext:value-type="float">
            <text:p>7</text:p>
          </table:table-cell>
          <table:table-cell table:style-name="ce44" table:formula="of:=[.E98]-INDEX([.E:.E];LOOKUP(2;1/([.L$1:.L98]=&quot;-&quot;);ROW([.L$1:.L98]))+[.$K98]-1)" office:value-type="float" office:value="0.700000000000003" calcext:value-type="float">
            <text:p>0.700000000000003</text:p>
          </table:table-cell>
          <table:table-cell table:style-name="ce44" table:formula="of:=[.F98]-INDEX([.F:.F];LOOKUP(2;1/([.M$1:.M98]=&quot;-&quot;);ROW([.M$1:.M98]))+[.$K98]-1)" office:value-type="float" office:value="-2.2" calcext:value-type="float">
            <text:p>-2.2</text:p>
          </table:table-cell>
          <table:table-cell table:style-name="ce44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0.799999999999997" calcext:value-type="float">
            <text:p>0.799999999999997</text:p>
          </table:table-cell>
          <table:table-cell table:style-name="ce44" table:formula="of:=[.G98]-INDEX([.G:.G];LOOKUP(2;1/([.O$1:.O98]=&quot;-&quot;);ROW([.O$1:.O98]))+[.$K9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9.1" calcext:value-type="float">
            <text:p>89.1</text:p>
          </table:table-cell>
          <table:table-cell office:value-type="float" office:value="87.2" calcext:value-type="float">
            <text:p>87.2</text:p>
          </table:table-cell>
          <table:table-cell office:value-type="float" office:value="89" calcext:value-type="float">
            <text:p>89</text:p>
          </table:table-cell>
          <table:table-cell office:value-type="float" office:value="90.7" calcext:value-type="float">
            <text:p>90.7</text:p>
          </table:table-cell>
          <table:table-cell office:value-type="float" office:value="88.6" calcext:value-type="float">
            <text:p>88.6</text:p>
          </table:table-cell>
          <table:table-cell office:value-type="float" office:value="90.4" calcext:value-type="float">
            <text:p>90.4</text:p>
          </table:table-cell>
          <table:table-cell office:value-type="float" office:value="7" calcext:value-type="float">
            <text:p>7</text:p>
          </table:table-cell>
          <table:table-cell table:style-name="ce44" table:formula="of:=[.E99]-INDEX([.E:.E];LOOKUP(2;1/([.L$1:.L99]=&quot;-&quot;);ROW([.L$1:.L99]))+[.$K99]-1)" office:value-type="float" office:value="-3.90000000000001" calcext:value-type="float">
            <text:p>-3.90000000000001</text:p>
          </table:table-cell>
          <table:table-cell table:style-name="ce44" table:formula="of:=[.F99]-INDEX([.F:.F];LOOKUP(2;1/([.M$1:.M99]=&quot;-&quot;);ROW([.M$1:.M99]))+[.$K99]-1)" office:value-type="float" office:value="-6.59999999999999" calcext:value-type="float">
            <text:p>-6.59999999999999</text:p>
          </table:table-cell>
          <table:table-cell table:style-name="ce44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-0.0999999999999943" calcext:value-type="float">
            <text:p>-0.0999999999999943</text:p>
          </table:table-cell>
          <table:table-cell table:style-name="ce44" table:formula="of:=[.G99]-INDEX([.G:.G];LOOKUP(2;1/([.O$1:.O99]=&quot;-&quot;);ROW([.O$1:.O99]))+[.$K99]-1)" office:value-type="float" office:value="-5.40000000000001" calcext:value-type="float">
            <text:p>-5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94.2" calcext:value-type="float">
            <text:p>94.2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table:style-name="ce44" table:formula="of:=[.E100]-INDEX([.E:.E];LOOKUP(2;1/([.L$1:.L100]=&quot;-&quot;);ROW([.L$1:.L100]))+[.$K100]-1)" office:value-type="float" office:value="0.700000000000003" calcext:value-type="float">
            <text:p>0.700000000000003</text:p>
          </table:table-cell>
          <table:table-cell table:style-name="ce44" table:formula="of:=[.F100]-INDEX([.F:.F];LOOKUP(2;1/([.M$1:.M100]=&quot;-&quot;);ROW([.M$1:.M100]))+[.$K100]-1)" office:value-type="float" office:value="0.400000000000006" calcext:value-type="float">
            <text:p>0.400000000000006</text:p>
          </table:table-cell>
          <table:table-cell table:style-name="ce44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44" table:formula="of:=[.G100]-INDEX([.G:.G];LOOKUP(2;1/([.O$1:.O100]=&quot;-&quot;);ROW([.O$1:.O100]))+[.$K100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3.1" calcext:value-type="float">
            <text:p>93.1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92.7" calcext:value-type="float">
            <text:p>92.7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7" calcext:value-type="float">
            <text:p>7</text:p>
          </table:table-cell>
          <table:table-cell table:style-name="ce44" table:formula="of:=[.E101]-INDEX([.E:.E];LOOKUP(2;1/([.L$1:.L101]=&quot;-&quot;);ROW([.L$1:.L101]))+[.$K101]-1)" office:value-type="float" office:value="0.0999999999999943" calcext:value-type="float">
            <text:p>0.0999999999999943</text:p>
          </table:table-cell>
          <table:table-cell table:style-name="ce44" table:formula="of:=[.F101]-INDEX([.F:.F];LOOKUP(2;1/([.M$1:.M101]=&quot;-&quot;);ROW([.M$1:.M101]))+[.$K101]-1)" office:value-type="float" office:value="0.100000000000009" calcext:value-type="float">
            <text:p>0.100000000000009</text:p>
          </table:table-cell>
          <table:table-cell table:style-name="ce44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44" table:formula="of:=[.G101]-INDEX([.G:.G];LOOKUP(2;1/([.O$1:.O101]=&quot;-&quot;);ROW([.O$1:.O101]))+[.$K10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-balance_02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6" calcext:value-type="float">
            <text:p>94.6</text:p>
          </table:table-cell>
          <table:table-cell office:value-type="float" office:value="92.9" calcext:value-type="float">
            <text:p>92.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44" table:formula="of:=[.E102]-INDEX([.E:.E];LOOKUP(2;1/([.L$1:.L102]=&quot;-&quot;);ROW([.L$1:.L102]))+[.$K102]-1)" office:value-type="float" office:value="0.299999999999997" calcext:value-type="float">
            <text:p>0.299999999999997</text:p>
          </table:table-cell>
          <table:table-cell table:style-name="ce44" table:formula="of:=[.F102]-INDEX([.F:.F];LOOKUP(2;1/([.M$1:.M102]=&quot;-&quot;);ROW([.M$1:.M102]))+[.$K102]-1)" office:value-type="float" office:value="0.100000000000009" calcext:value-type="float">
            <text:p>0.100000000000009</text:p>
          </table:table-cell>
          <table:table-cell table:style-name="ce44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44" table:formula="of:=[.G102]-INDEX([.G:.G];LOOKUP(2;1/([.O$1:.O102]=&quot;-&quot;);ROW([.O$1:.O102]))+[.$K102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CLR-balance_050</text:p>
          </table:table-cell>
          <table:table-cell office:value-type="float" office:value="93.4" calcext:value-type="float">
            <text:p>93.4</text:p>
          </table:table-cell>
          <table:table-cell office:value-type="float" office:value="91.3" calcext:value-type="float">
            <text:p>91.3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44" table:formula="of:=[.E103]-INDEX([.E:.E];LOOKUP(2;1/([.L$1:.L103]=&quot;-&quot;);ROW([.L$1:.L103]))+[.$K103]-1)" office:value-type="float" office:value="0.299999999999997" calcext:value-type="float">
            <text:p>0.299999999999997</text:p>
          </table:table-cell>
          <table:table-cell table:style-name="ce44" table:formula="of:=[.F103]-INDEX([.F:.F];LOOKUP(2;1/([.M$1:.M103]=&quot;-&quot;);ROW([.M$1:.M103]))+[.$K103]-1)" office:value-type="float" office:value="0.200000000000003" calcext:value-type="float">
            <text:p>0.200000000000003</text:p>
          </table:table-cell>
          <table:table-cell table:style-name="ce44" table:formula="of:=IF([.B103]-[.D103]&lt;0;&quot;?&quot;;MAX((INDEX([.E:.E];LOOKUP(2;1/([.N$1:.N103]=&quot;-&quot;);ROW([.N$1:.N103]))+[.$K103]-1)-INDEX([.G:.G];LOOKUP(2;1/([.N$1:.N103]=&quot;-&quot;);ROW([.N$1:.N103]))+[.$K103]-1));0)-([.E103]-[.G103]))" office:value-type="string" office:string-value="?" calcext:value-type="string">
            <text:p>?</text:p>
          </table:table-cell>
          <table:table-cell table:style-name="ce44" table:formula="of:=[.G103]-INDEX([.G:.G];LOOKUP(2;1/([.O$1:.O103]=&quot;-&quot;);ROW([.O$1:.O103]))+[.$K103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CLR-balance_075</text:p>
          </table:table-cell>
          <table:table-cell office:value-type="float" office:value="93.2" calcext:value-type="float">
            <text:p>93.2</text:p>
          </table:table-cell>
          <table:table-cell office:value-type="float" office:value="90.7" calcext:value-type="float">
            <text:p>90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44" table:formula="of:=[.E104]-INDEX([.E:.E];LOOKUP(2;1/([.L$1:.L104]=&quot;-&quot;);ROW([.L$1:.L104]))+[.$K104]-1)" office:value-type="float" office:value="0.299999999999997" calcext:value-type="float">
            <text:p>0.299999999999997</text:p>
          </table:table-cell>
          <table:table-cell table:style-name="ce44" table:formula="of:=[.F104]-INDEX([.F:.F];LOOKUP(2;1/([.M$1:.M104]=&quot;-&quot;);ROW([.M$1:.M104]))+[.$K104]-1)" office:value-type="float" office:value="0.100000000000009" calcext:value-type="float">
            <text:p>0.100000000000009</text:p>
          </table:table-cell>
          <table:table-cell table:style-name="ce44" table:formula="of:=IF([.B104]-[.D104]&lt;0;&quot;?&quot;;MAX((INDEX([.E:.E];LOOKUP(2;1/([.N$1:.N104]=&quot;-&quot;);ROW([.N$1:.N104]))+[.$K104]-1)-INDEX([.G:.G];LOOKUP(2;1/([.N$1:.N104]=&quot;-&quot;);ROW([.N$1:.N104]))+[.$K104]-1));0)-([.E104]-[.G104]))" office:value-type="string" office:string-value="?" calcext:value-type="string">
            <text:p>?</text:p>
          </table:table-cell>
          <table:table-cell table:style-name="ce44" table:formula="of:=[.G104]-INDEX([.G:.G];LOOKUP(2;1/([.O$1:.O104]=&quot;-&quot;);ROW([.O$1:.O104]))+[.$K104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CLR-balance_100</text:p>
          </table:table-cell>
          <table:table-cell office:value-type="float" office:value="93.2" calcext:value-type="float">
            <text:p>93.2</text:p>
          </table:table-cell>
          <table:table-cell office:value-type="float" office:value="90.4" calcext:value-type="float">
            <text:p>90.4</text:p>
          </table:table-cell>
          <table:table-cell office:value-type="float" office:value="94.8" calcext:value-type="float">
            <text:p>94.8</text:p>
          </table:table-cell>
          <table:table-cell office:value-type="float" office:value="93.4" calcext:value-type="float">
            <text:p>93.4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44" table:formula="of:=[.E105]-INDEX([.E:.E];LOOKUP(2;1/([.L$1:.L105]=&quot;-&quot;);ROW([.L$1:.L105]))+[.$K105]-1)" office:value-type="float" office:value="0.400000000000006" calcext:value-type="float">
            <text:p>0.400000000000006</text:p>
          </table:table-cell>
          <table:table-cell table:style-name="ce44" table:formula="of:=[.F105]-INDEX([.F:.F];LOOKUP(2;1/([.M$1:.M105]=&quot;-&quot;);ROW([.M$1:.M105]))+[.$K105]-1)" office:value-type="float" office:value="0.200000000000003" calcext:value-type="float">
            <text:p>0.200000000000003</text:p>
          </table:table-cell>
          <table:table-cell table:style-name="ce44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44" table:formula="of:=[.G105]-INDEX([.G:.G];LOOKUP(2;1/([.O$1:.O105]=&quot;-&quot;);ROW([.O$1:.O105]))+[.$K105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many_vox-bal100-coords-brain</text:p>
          </table:table-cell>
          <table:table-cell office:value-type="float" office:value="96.9" calcext:value-type="float">
            <text:p>96.9</text:p>
          </table:table-cell>
          <table:table-cell office:value-type="float" office:value="95.8" calcext:value-type="float">
            <text:p>95.8</text:p>
          </table:table-cell>
          <table:table-cell office:value-type="float" office:value="93" calcext:value-type="float">
            <text:p>93</text:p>
          </table:table-cell>
          <table:table-cell office:value-type="float" office:value="92.3" calcext:value-type="float">
            <text:p>92.3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1.4" calcext:value-type="float">
            <text:p>91.4</text:p>
          </table:table-cell>
          <table:table-cell office:value-type="float" office:value="93.3" calcext:value-type="float">
            <text:p>93.3</text:p>
          </table:table-cell>
          <table:table-cell office:value-type="float" office:value="92.2" calcext:value-type="float">
            <text:p>92.2</text:p>
          </table:table-cell>
          <table:table-cell office:value-type="float" office:value="7" calcext:value-type="float">
            <text:p>7</text:p>
          </table:table-cell>
          <table:table-cell table:style-name="ce44" table:formula="of:=[.E106]-INDEX([.E:.E];LOOKUP(2;1/([.L$1:.L106]=&quot;-&quot;);ROW([.L$1:.L106]))+[.$K106]-1)" office:value-type="float" office:value="-0.700000000000003" calcext:value-type="float">
            <text:p>-0.700000000000003</text:p>
          </table:table-cell>
          <table:table-cell table:style-name="ce44" table:formula="of:=[.F106]-INDEX([.F:.F];LOOKUP(2;1/([.M$1:.M106]=&quot;-&quot;);ROW([.M$1:.M106]))+[.$K106]-1)" office:value-type="float" office:value="0" calcext:value-type="float">
            <text:p>0</text:p>
          </table:table-cell>
          <table:table-cell table:style-name="ce44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1" calcext:value-type="float">
            <text:p>1</text:p>
          </table:table-cell>
          <table:table-cell table:style-name="ce44" table:formula="of:=[.G106]-INDEX([.G:.G];LOOKUP(2;1/([.O$1:.O106]=&quot;-&quot;);ROW([.O$1:.O106]))+[.$K106]-1)" office:value-type="float" office:value="-1.10000000000001" calcext:value-type="float">
            <text:p>-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many_vox-single_brain-coords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4" table:formula="of:=[.E107]-INDEX([.E:.E];LOOKUP(2;1/([.L$1:.L107]=&quot;-&quot;);ROW([.L$1:.L107]))+[.$K107]-1)" office:value-type="float" office:value="0.799999999999997" calcext:value-type="float">
            <text:p>0.799999999999997</text:p>
          </table:table-cell>
          <table:table-cell table:style-name="ce44" table:formula="of:=[.F107]-INDEX([.F:.F];LOOKUP(2;1/([.M$1:.M107]=&quot;-&quot;);ROW([.M$1:.M107]))+[.$K107]-1)" office:value-type="float" office:value="1" calcext:value-type="float">
            <text:p>1</text:p>
          </table:table-cell>
          <table:table-cell table:style-name="ce44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44" table:formula="of:=[.G107]-INDEX([.G:.G];LOOKUP(2;1/([.O$1:.O107]=&quot;-&quot;);ROW([.O$1:.O107]))+[.$K107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6" calcext:value-type="float">
            <text:p>94.6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44" table:formula="of:=[.E109]-INDEX([.E:.E];LOOKUP(2;1/([.L$1:.L109]=&quot;-&quot;);ROW([.L$1:.L109]))+[.$K109]-1)" office:value-type="float" office:value="-0.100000000000009" calcext:value-type="float">
            <text:p>-0.100000000000009</text:p>
          </table:table-cell>
          <table:table-cell table:style-name="ce44" table:formula="of:=[.F109]-INDEX([.F:.F];LOOKUP(2;1/([.M$1:.M109]=&quot;-&quot;);ROW([.M$1:.M109]))+[.$K109]-1)" office:value-type="float" office:value="0" calcext:value-type="float">
            <text:p>0</text:p>
          </table:table-cell>
          <table:table-cell table:style-name="ce44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44" table:formula="of:=[.G109]-INDEX([.G:.G];LOOKUP(2;1/([.O$1:.O109]=&quot;-&quot;);ROW([.O$1:.O109]))+[.$K109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2" calcext:value-type="float">
            <text:p>94.2</text:p>
          </table:table-cell>
          <table:table-cell office:value-type="float" office:value="95.5" calcext:value-type="float">
            <text:p>95.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44" table:formula="of:=[.E110]-INDEX([.E:.E];LOOKUP(2;1/([.L$1:.L110]=&quot;-&quot;);ROW([.L$1:.L110]))+[.$K110]-1)" office:value-type="float" office:value="-0.400000000000006" calcext:value-type="float">
            <text:p>-0.400000000000006</text:p>
          </table:table-cell>
          <table:table-cell table:style-name="ce44" table:formula="of:=[.F110]-INDEX([.F:.F];LOOKUP(2;1/([.M$1:.M110]=&quot;-&quot;);ROW([.M$1:.M110]))+[.$K110]-1)" office:value-type="float" office:value="-0.299999999999997" calcext:value-type="float">
            <text:p>-0.299999999999997</text:p>
          </table:table-cell>
          <table:table-cell table:style-name="ce44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44" table:formula="of:=[.G110]-INDEX([.G:.G];LOOKUP(2;1/([.O$1:.O110]=&quot;-&quot;);ROW([.O$1:.O110]))+[.$K110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4.3" calcext:value-type="float">
            <text:p>94.3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44" table:formula="of:=[.E111]-INDEX([.E:.E];LOOKUP(2;1/([.L$1:.L111]=&quot;-&quot;);ROW([.L$1:.L111]))+[.$K111]-1)" office:value-type="float" office:value="-0.299999999999997" calcext:value-type="float">
            <text:p>-0.299999999999997</text:p>
          </table:table-cell>
          <table:table-cell table:style-name="ce44" table:formula="of:=[.F111]-INDEX([.F:.F];LOOKUP(2;1/([.M$1:.M111]=&quot;-&quot;);ROW([.M$1:.M111]))+[.$K111]-1)" office:value-type="float" office:value="-0.299999999999997" calcext:value-type="float">
            <text:p>-0.299999999999997</text:p>
          </table:table-cell>
          <table:table-cell table:style-name="ce44" table:formula="of:=IF([.B111]-[.D111]&lt;0;&quot;?&quot;;MAX((INDEX([.E:.E];LOOKUP(2;1/([.N$1:.N111]=&quot;-&quot;);ROW([.N$1:.N111]))+[.$K111]-1)-INDEX([.G:.G];LOOKUP(2;1/([.N$1:.N111]=&quot;-&quot;);ROW([.N$1:.N111]))+[.$K111]-1));0)-([.E111]-[.G111]))" office:value-type="string" office:string-value="?" calcext:value-type="string">
            <text:p>?</text:p>
          </table:table-cell>
          <table:table-cell table:style-name="ce44" table:formula="of:=[.G111]-INDEX([.G:.G];LOOKUP(2;1/([.O$1:.O111]=&quot;-&quot;);ROW([.O$1:.O111]))+[.$K11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2" calcext:value-type="float">
            <text:p>94.2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44" table:formula="of:=[.E112]-INDEX([.E:.E];LOOKUP(2;1/([.L$1:.L112]=&quot;-&quot;);ROW([.L$1:.L112]))+[.$K112]-1)" office:value-type="float" office:value="0" calcext:value-type="float">
            <text:p>0</text:p>
          </table:table-cell>
          <table:table-cell table:style-name="ce44" table:formula="of:=[.F112]-INDEX([.F:.F];LOOKUP(2;1/([.M$1:.M112]=&quot;-&quot;);ROW([.M$1:.M112]))+[.$K112]-1)" office:value-type="float" office:value="0" calcext:value-type="float">
            <text:p>0</text:p>
          </table:table-cell>
          <table:table-cell table:style-name="ce44" table:formula="of:=IF([.B112]-[.D112]&lt;0;&quot;?&quot;;MAX((INDEX([.E:.E];LOOKUP(2;1/([.N$1:.N112]=&quot;-&quot;);ROW([.N$1:.N112]))+[.$K112]-1)-INDEX([.G:.G];LOOKUP(2;1/([.N$1:.N112]=&quot;-&quot;);ROW([.N$1:.N112]))+[.$K112]-1));0)-([.E112]-[.G112]))" office:value-type="string" office:string-value="?" calcext:value-type="string">
            <text:p>?</text:p>
          </table:table-cell>
          <table:table-cell table:style-name="ce44" table:formula="of:=[.G112]-INDEX([.G:.G];LOOKUP(2;1/([.O$1:.O112]=&quot;-&quot;);ROW([.O$1:.O112]))+[.$K112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44" table:formula="of:=[.E113]-INDEX([.E:.E];LOOKUP(2;1/([.L$1:.L113]=&quot;-&quot;);ROW([.L$1:.L113]))+[.$K113]-1)" office:value-type="float" office:value="0.299999999999997" calcext:value-type="float">
            <text:p>0.299999999999997</text:p>
          </table:table-cell>
          <table:table-cell table:style-name="ce44" table:formula="of:=[.F113]-INDEX([.F:.F];LOOKUP(2;1/([.M$1:.M113]=&quot;-&quot;);ROW([.M$1:.M113]))+[.$K113]-1)" office:value-type="float" office:value="0" calcext:value-type="float">
            <text:p>0</text:p>
          </table:table-cell>
          <table:table-cell table:style-name="ce44" table:formula="of:=IF([.B113]-[.D113]&lt;0;&quot;?&quot;;MAX((INDEX([.E:.E];LOOKUP(2;1/([.N$1:.N113]=&quot;-&quot;);ROW([.N$1:.N113]))+[.$K113]-1)-INDEX([.G:.G];LOOKUP(2;1/([.N$1:.N113]=&quot;-&quot;);ROW([.N$1:.N113]))+[.$K113]-1));0)-([.E113]-[.G113]))" office:value-type="string" office:string-value="?" calcext:value-type="string">
            <text:p>?</text:p>
          </table:table-cell>
          <table:table-cell table:style-name="ce44" table:formula="of:=[.G113]-INDEX([.G:.G];LOOKUP(2;1/([.O$1:.O113]=&quot;-&quot;);ROW([.O$1:.O113]))+[.$K113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5.3" calcext:value-type="float">
            <text:p>95.3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44" table:formula="of:=[.E114]-INDEX([.E:.E];LOOKUP(2;1/([.L$1:.L114]=&quot;-&quot;);ROW([.L$1:.L114]))+[.$K114]-1)" office:value-type="float" office:value="0.799999999999997" calcext:value-type="float">
            <text:p>0.799999999999997</text:p>
          </table:table-cell>
          <table:table-cell table:style-name="ce44" table:formula="of:=[.F114]-INDEX([.F:.F];LOOKUP(2;1/([.M$1:.M114]=&quot;-&quot;);ROW([.M$1:.M114]))+[.$K114]-1)" office:value-type="float" office:value="0.200000000000003" calcext:value-type="float">
            <text:p>0.200000000000003</text:p>
          </table:table-cell>
          <table:table-cell table:style-name="ce44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0.199999999999989" calcext:value-type="float">
            <text:p>-0.199999999999989</text:p>
          </table:table-cell>
          <table:table-cell table:style-name="ce44" table:formula="of:=[.G114]-INDEX([.G:.G];LOOKUP(2;1/([.O$1:.O114]=&quot;-&quot;);ROW([.O$1:.O114]))+[.$K114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9.2" calcext:value-type="float">
            <text:p>-9.2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2" calcext:value-type="float">
            <text:p>-13.2</text:p>
          </table:table-cell>
          <table:table-cell office:value-type="float" office:value="-23.3" calcext:value-type="float">
            <text:p>-23.3</text:p>
          </table:table-cell>
          <table:table-cell office:value-type="float" office:value="-26.7" calcext:value-type="float">
            <text:p>-26.7</text:p>
          </table:table-cell>
          <table:table-cell office:value-type="float" office:value="-21.1" calcext:value-type="float">
            <text:p>-21.1</text:p>
          </table:table-cell>
          <table:table-cell office:value-type="float" office:value="-26.2" calcext:value-type="float">
            <text:p>-26.2</text:p>
          </table:table-cell>
          <table:table-cell office:value-type="float" office:value="-28.7" calcext:value-type="float">
            <text:p>-28.7</text:p>
          </table:table-cell>
          <table:table-cell office:value-type="float" office:value="-24.2" calcext:value-type="float">
            <text:p>-24.2</text:p>
          </table:table-cell>
          <table:table-cell office:value-type="float" office:value="3" calcext:value-type="float">
            <text:p>3</text:p>
          </table:table-cell>
          <table:table-cell table:style-name="ce44" table:formula="of:=[.E115]-INDEX([.E:.E];LOOKUP(2;1/([.L$1:.L115]=&quot;-&quot;);ROW([.L$1:.L115]))+[.$K115]-1)" office:value-type="float" office:value="-117.6" calcext:value-type="float">
            <text:p>-117.6</text:p>
          </table:table-cell>
          <table:table-cell table:style-name="ce44" table:formula="of:=[.F115]-INDEX([.F:.F];LOOKUP(2;1/([.M$1:.M115]=&quot;-&quot;);ROW([.M$1:.M115]))+[.$K115]-1)" office:value-type="float" office:value="-121.9" calcext:value-type="float">
            <text:p>-121.9</text:p>
          </table:table-cell>
          <table:table-cell table:style-name="ce44" table:formula="of:=IF([.B115]-[.D115]&lt;0;&quot;?&quot;;MAX((INDEX([.E:.E];LOOKUP(2;1/([.N$1:.N115]=&quot;-&quot;);ROW([.N$1:.N115]))+[.$K115]-1)-INDEX([.G:.G];LOOKUP(2;1/([.N$1:.N115]=&quot;-&quot;);ROW([.N$1:.N115]))+[.$K115]-1));0)-([.E115]-[.G115]))" office:value-type="float" office:value="2.2" calcext:value-type="float">
            <text:p>2.2</text:p>
          </table:table-cell>
          <table:table-cell table:style-name="ce44" table:formula="of:=[.G115]-INDEX([.G:.G];LOOKUP(2;1/([.O$1:.O115]=&quot;-&quot;);ROW([.O$1:.O115]))+[.$K115]-1)" office:value-type="float" office:value="-116.1" calcext:value-type="float">
            <text:p>-116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3" calcext:value-type="float">
            <text:p>93</text:p>
          </table:table-cell>
          <table:table-cell office:value-type="float" office:value="94.6" calcext:value-type="float">
            <text:p>94.6</text:p>
          </table:table-cell>
          <table:table-cell office:value-type="float" office:value="94.3" calcext:value-type="float">
            <text:p>94.3</text:p>
          </table:table-cell>
          <table:table-cell office:value-type="float" office:value="93.3" calcext:value-type="float">
            <text:p>93.3</text:p>
          </table:table-cell>
          <table:table-cell table:number-columns-repeated="2" office:value-type="float" office:value="94.3" calcext:value-type="float">
            <text:p>94.3</text:p>
          </table:table-cell>
          <table:table-cell office:value-type="float" office:value="94.1" calcext:value-type="float">
            <text:p>94.1</text:p>
          </table:table-cell>
          <table:table-cell office:value-type="float" office:value="94.6" calcext:value-type="float">
            <text:p>94.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44" table:formula="of:=[.E116]-INDEX([.E:.E];LOOKUP(2;1/([.L$1:.L116]=&quot;-&quot;);ROW([.L$1:.L116]))+[.$K116]-1)" office:value-type="float" office:value="-1" calcext:value-type="float">
            <text:p>-1</text:p>
          </table:table-cell>
          <table:table-cell table:style-name="ce44" table:formula="of:=[.F116]-INDEX([.F:.F];LOOKUP(2;1/([.M$1:.M116]=&quot;-&quot;);ROW([.M$1:.M116]))+[.$K116]-1)" office:value-type="float" office:value="-0.900000000000006" calcext:value-type="float">
            <text:p>-0.900000000000006</text:p>
          </table:table-cell>
          <table:table-cell table:style-name="ce44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44" table:formula="of:=[.G116]-INDEX([.G:.G];LOOKUP(2;1/([.O$1:.O116]=&quot;-&quot;);ROW([.O$1:.O116]))+[.$K116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44" table:formula="of:=[.E117]-INDEX([.E:.E];LOOKUP(2;1/([.L$1:.L117]=&quot;-&quot;);ROW([.L$1:.L117]))+[.$K117]-1)" office:value-type="float" office:value="-0.200000000000003" calcext:value-type="float">
            <text:p>-0.200000000000003</text:p>
          </table:table-cell>
          <table:table-cell table:style-name="ce44" table:formula="of:=[.F117]-INDEX([.F:.F];LOOKUP(2;1/([.M$1:.M117]=&quot;-&quot;);ROW([.M$1:.M117]))+[.$K117]-1)" office:value-type="float" office:value="-0.100000000000009" calcext:value-type="float">
            <text:p>-0.100000000000009</text:p>
          </table:table-cell>
          <table:table-cell table:style-name="ce44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44" table:formula="of:=[.G117]-INDEX([.G:.G];LOOKUP(2;1/([.O$1:.O117]=&quot;-&quot;);ROW([.O$1:.O117]))+[.$K117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6" calcext:value-type="float">
            <text:p>95.6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44" table:formula="of:=[.E118]-INDEX([.E:.E];LOOKUP(2;1/([.L$1:.L118]=&quot;-&quot;);ROW([.L$1:.L118]))+[.$K118]-1)" office:value-type="float" office:value="0.700000000000003" calcext:value-type="float">
            <text:p>0.700000000000003</text:p>
          </table:table-cell>
          <table:table-cell table:style-name="ce44" table:formula="of:=[.F118]-INDEX([.F:.F];LOOKUP(2;1/([.M$1:.M118]=&quot;-&quot;);ROW([.M$1:.M118]))+[.$K118]-1)" office:value-type="float" office:value="0.299999999999997" calcext:value-type="float">
            <text:p>0.299999999999997</text:p>
          </table:table-cell>
          <table:table-cell table:style-name="ce44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0.0999999999999943" calcext:value-type="float">
            <text:p>0.0999999999999943</text:p>
          </table:table-cell>
          <table:table-cell table:style-name="ce44" table:formula="of:=[.G118]-INDEX([.G:.G];LOOKUP(2;1/([.O$1:.O118]=&quot;-&quot;);ROW([.O$1:.O118]))+[.$K11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5.4" calcext:value-type="float">
            <text:p>95.4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44" table:formula="of:=[.E119]-INDEX([.E:.E];LOOKUP(2;1/([.L$1:.L119]=&quot;-&quot;);ROW([.L$1:.L119]))+[.$K119]-1)" office:value-type="float" office:value="1.2" calcext:value-type="float">
            <text:p>1.2</text:p>
          </table:table-cell>
          <table:table-cell table:style-name="ce44" table:formula="of:=[.F119]-INDEX([.F:.F];LOOKUP(2;1/([.M$1:.M119]=&quot;-&quot;);ROW([.M$1:.M119]))+[.$K119]-1)" office:value-type="float" office:value="0.0999999999999943" calcext:value-type="float">
            <text:p>0.0999999999999943</text:p>
          </table:table-cell>
          <table:table-cell table:style-name="ce44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-0.599999999999994" calcext:value-type="float">
            <text:p>-0.599999999999994</text:p>
          </table:table-cell>
          <table:table-cell table:style-name="ce44" table:formula="of:=[.G119]-INDEX([.G:.G];LOOKUP(2;1/([.O$1:.O119]=&quot;-&quot;);ROW([.O$1:.O119]))+[.$K119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9" calcext:value-type="float">
            <text:p>94.9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1" calcext:value-type="float">
            <text:p>11</text:p>
          </table:table-cell>
          <table:table-cell table:style-name="ce44" table:formula="of:=[.E120]-INDEX([.E:.E];LOOKUP(2;1/([.L$1:.L120]=&quot;-&quot;);ROW([.L$1:.L120]))+[.$K120]-1)" office:value-type="float" office:value="-0.0999999999999943" calcext:value-type="float">
            <text:p>-0.0999999999999943</text:p>
          </table:table-cell>
          <table:table-cell table:style-name="ce44" table:formula="of:=[.F120]-INDEX([.F:.F];LOOKUP(2;1/([.M$1:.M120]=&quot;-&quot;);ROW([.M$1:.M120]))+[.$K120]-1)" office:value-type="float" office:value="0" calcext:value-type="float">
            <text:p>0</text:p>
          </table:table-cell>
          <table:table-cell table:style-name="ce44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0.199999999999989" calcext:value-type="float">
            <text:p>0.199999999999989</text:p>
          </table:table-cell>
          <table:table-cell table:style-name="ce44" table:formula="of:=[.G120]-INDEX([.G:.G];LOOKUP(2;1/([.O$1:.O120]=&quot;-&quot;);ROW([.O$1:.O120]))+[.$K120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6" calcext:value-type="float">
            <text:p>95.6</text:p>
          </table:table-cell>
          <table:table-cell office:value-type="float" office:value="95.9" calcext:value-type="float">
            <text:p>95.9</text:p>
          </table:table-cell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44" table:formula="of:=[.E121]-INDEX([.E:.E];LOOKUP(2;1/([.L$1:.L121]=&quot;-&quot;);ROW([.L$1:.L121]))+[.$K121]-1)" office:value-type="float" office:value="0.5" calcext:value-type="float">
            <text:p>0.5</text:p>
          </table:table-cell>
          <table:table-cell table:style-name="ce44" table:formula="of:=[.F121]-INDEX([.F:.F];LOOKUP(2;1/([.M$1:.M121]=&quot;-&quot;);ROW([.M$1:.M121]))+[.$K121]-1)" office:value-type="float" office:value="-0.0999999999999943" calcext:value-type="float">
            <text:p>-0.0999999999999943</text:p>
          </table:table-cell>
          <table:table-cell table:style-name="ce44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-0.599999999999994" calcext:value-type="float">
            <text:p>-0.599999999999994</text:p>
          </table:table-cell>
          <table:table-cell table:style-name="ce44" table:formula="of:=[.G121]-INDEX([.G:.G];LOOKUP(2;1/([.O$1:.O121]=&quot;-&quot;);ROW([.O$1:.O121]))+[.$K121]-1)" office:value-type="float" office:value="-0.199999999999989" calcext:value-type="float">
            <text:p>-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4.9" calcext:value-type="float">
            <text:p>94.9</text:p>
          </table:table-cell>
          <table:table-cell office:value-type="float" office:value="95.9" calcext:value-type="float">
            <text:p>95.9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11" calcext:value-type="float">
            <text:p>11</text:p>
          </table:table-cell>
          <table:table-cell table:style-name="ce44" table:formula="of:=[.E122]-INDEX([.E:.E];LOOKUP(2;1/([.L$1:.L122]=&quot;-&quot;);ROW([.L$1:.L122]))+[.$K122]-1)" office:value-type="float" office:value="-0.0999999999999943" calcext:value-type="float">
            <text:p>-0.0999999999999943</text:p>
          </table:table-cell>
          <table:table-cell table:style-name="ce44" table:formula="of:=[.F122]-INDEX([.F:.F];LOOKUP(2;1/([.M$1:.M122]=&quot;-&quot;);ROW([.M$1:.M122]))+[.$K122]-1)" office:value-type="float" office:value="0.0999999999999943" calcext:value-type="float">
            <text:p>0.0999999999999943</text:p>
          </table:table-cell>
          <table:table-cell table:style-name="ce44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0.0999999999999943" calcext:value-type="float">
            <text:p>0.0999999999999943</text:p>
          </table:table-cell>
          <table:table-cell table:style-name="ce44" table:formula="of:=[.G122]-INDEX([.G:.G];LOOKUP(2;1/([.O$1:.O122]=&quot;-&quot;);ROW([.O$1:.O122]))+[.$K122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4" calcext:value-type="float">
            <text:p>95.4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  <table:table-cell office:value-type="float" office:value="11" calcext:value-type="float">
            <text:p>11</text:p>
          </table:table-cell>
          <table:table-cell table:style-name="ce44" table:formula="of:=[.E123]-INDEX([.E:.E];LOOKUP(2;1/([.L$1:.L123]=&quot;-&quot;);ROW([.L$1:.L123]))+[.$K123]-1)" office:value-type="float" office:value="-0.5" calcext:value-type="float">
            <text:p>-0.5</text:p>
          </table:table-cell>
          <table:table-cell table:style-name="ce44" table:formula="of:=[.F123]-INDEX([.F:.F];LOOKUP(2;1/([.M$1:.M123]=&quot;-&quot;);ROW([.M$1:.M123]))+[.$K123]-1)" office:value-type="float" office:value="-0.0999999999999943" calcext:value-type="float">
            <text:p>-0.0999999999999943</text:p>
          </table:table-cell>
          <table:table-cell table:style-name="ce44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44" table:formula="of:=[.G123]-INDEX([.G:.G];LOOKUP(2;1/([.O$1:.O123]=&quot;-&quot;);ROW([.O$1:.O123]))+[.$K123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1" calcext:value-type="float">
            <text:p>11</text:p>
          </table:table-cell>
          <table:table-cell table:style-name="ce44" table:formula="of:=[.E124]-INDEX([.E:.E];LOOKUP(2;1/([.L$1:.L124]=&quot;-&quot;);ROW([.L$1:.L124]))+[.$K124]-1)" office:value-type="float" office:value="-0.299999999999997" calcext:value-type="float">
            <text:p>-0.299999999999997</text:p>
          </table:table-cell>
          <table:table-cell table:style-name="ce44" table:formula="of:=[.F124]-INDEX([.F:.F];LOOKUP(2;1/([.M$1:.M124]=&quot;-&quot;);ROW([.M$1:.M124]))+[.$K124]-1)" office:value-type="float" office:value="-0.0999999999999943" calcext:value-type="float">
            <text:p>-0.0999999999999943</text:p>
          </table:table-cell>
          <table:table-cell table:style-name="ce44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0.299999999999997" calcext:value-type="float">
            <text:p>0.299999999999997</text:p>
          </table:table-cell>
          <table:table-cell table:style-name="ce44" table:formula="of:=[.G124]-INDEX([.G:.G];LOOKUP(2;1/([.O$1:.O124]=&quot;-&quot;);ROW([.O$1:.O124]))+[.$K124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2" calcext:value-type="float">
            <text:p>94.2</text:p>
          </table:table-cell>
          <table:table-cell office:value-type="float" office:value="95.5" calcext:value-type="float">
            <text:p>95.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44" table:formula="of:=[.E125]-INDEX([.E:.E];LOOKUP(2;1/([.L$1:.L125]=&quot;-&quot;);ROW([.L$1:.L125]))+[.$K125]-1)" office:value-type="float" office:value="-0.200000000000003" calcext:value-type="float">
            <text:p>-0.200000000000003</text:p>
          </table:table-cell>
          <table:table-cell table:style-name="ce44" table:formula="of:=[.F125]-INDEX([.F:.F];LOOKUP(2;1/([.M$1:.M125]=&quot;-&quot;);ROW([.M$1:.M125]))+[.$K125]-1)" office:value-type="float" office:value="-0.200000000000003" calcext:value-type="float">
            <text:p>-0.200000000000003</text:p>
          </table:table-cell>
          <table:table-cell table:style-name="ce44" table:formula="of:=IF([.B125]-[.D125]&lt;0;&quot;?&quot;;MAX((INDEX([.E:.E];LOOKUP(2;1/([.N$1:.N125]=&quot;-&quot;);ROW([.N$1:.N125]))+[.$K125]-1)-INDEX([.G:.G];LOOKUP(2;1/([.N$1:.N125]=&quot;-&quot;);ROW([.N$1:.N125]))+[.$K125]-1));0)-([.E125]-[.G125]))" office:value-type="string" office:string-value="?" calcext:value-type="string">
            <text:p>?</text:p>
          </table:table-cell>
          <table:table-cell table:style-name="ce44" table:formula="of:=[.G125]-INDEX([.G:.G];LOOKUP(2;1/([.O$1:.O125]=&quot;-&quot;);ROW([.O$1:.O125]))+[.$K125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5.2" calcext:value-type="float">
            <text:p>95.2</text:p>
          </table:table-cell>
          <table:table-cell office:value-type="float" office:value="95.9" calcext:value-type="float">
            <text:p>95.9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16" calcext:value-type="float">
            <text:p>16</text:p>
          </table:table-cell>
          <table:table-cell table:style-name="ce44" table:formula="of:=[.E126]-INDEX([.E:.E];LOOKUP(2;1/([.L$1:.L126]=&quot;-&quot;);ROW([.L$1:.L126]))+[.$K126]-1)" office:value-type="float" office:value="0.599999999999994" calcext:value-type="float">
            <text:p>0.599999999999994</text:p>
          </table:table-cell>
          <table:table-cell table:style-name="ce44" table:formula="of:=[.F126]-INDEX([.F:.F];LOOKUP(2;1/([.M$1:.M126]=&quot;-&quot;);ROW([.M$1:.M126]))+[.$K126]-1)" office:value-type="float" office:value="0.0999999999999943" calcext:value-type="float">
            <text:p>0.0999999999999943</text:p>
          </table:table-cell>
          <table:table-cell table:style-name="ce44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0" calcext:value-type="float">
            <text:p>0</text:p>
          </table:table-cell>
          <table:table-cell table:style-name="ce44" table:formula="of:=[.G126]-INDEX([.G:.G];LOOKUP(2;1/([.O$1:.O126]=&quot;-&quot;);ROW([.O$1:.O126]))+[.$K126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44" table:formula="of:=[.E127]-INDEX([.E:.E];LOOKUP(2;1/([.L$1:.L127]=&quot;-&quot;);ROW([.L$1:.L127]))+[.$K127]-1)" office:value-type="float" office:value="0.0999999999999943" calcext:value-type="float">
            <text:p>0.0999999999999943</text:p>
          </table:table-cell>
          <table:table-cell table:style-name="ce44" table:formula="of:=[.F127]-INDEX([.F:.F];LOOKUP(2;1/([.M$1:.M127]=&quot;-&quot;);ROW([.M$1:.M127]))+[.$K127]-1)" office:value-type="float" office:value="0.0999999999999943" calcext:value-type="float">
            <text:p>0.0999999999999943</text:p>
          </table:table-cell>
          <table:table-cell table:style-name="ce44" table:formula="of:=IF([.B127]-[.D127]&lt;0;&quot;?&quot;;MAX((INDEX([.E:.E];LOOKUP(2;1/([.N$1:.N127]=&quot;-&quot;);ROW([.N$1:.N127]))+[.$K127]-1)-INDEX([.G:.G];LOOKUP(2;1/([.N$1:.N127]=&quot;-&quot;);ROW([.N$1:.N127]))+[.$K127]-1));0)-([.E127]-[.G127]))" office:value-type="string" office:string-value="?" calcext:value-type="string">
            <text:p>?</text:p>
          </table:table-cell>
          <table:table-cell table:style-name="ce44" table:formula="of:=[.G127]-INDEX([.G:.G];LOOKUP(2;1/([.O$1:.O127]=&quot;-&quot;);ROW([.O$1:.O127]))+[.$K127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4" calcext:value-type="float">
            <text:p>94.4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19" calcext:value-type="float">
            <text:p>19</text:p>
          </table:table-cell>
          <table:table-cell table:style-name="ce44" table:formula="of:=[.E128]-INDEX([.E:.E];LOOKUP(2;1/([.L$1:.L128]=&quot;-&quot;);ROW([.L$1:.L128]))+[.$K128]-1)" office:value-type="float" office:value="-0.599999999999994" calcext:value-type="float">
            <text:p>-0.599999999999994</text:p>
          </table:table-cell>
          <table:table-cell table:style-name="ce44" table:formula="of:=[.F128]-INDEX([.F:.F];LOOKUP(2;1/([.M$1:.M128]=&quot;-&quot;);ROW([.M$1:.M128]))+[.$K128]-1)" office:value-type="float" office:value="-0.200000000000003" calcext:value-type="float">
            <text:p>-0.200000000000003</text:p>
          </table:table-cell>
          <table:table-cell table:style-name="ce44" table:formula="of:=IF([.B128]-[.D128]&lt;0;&quot;?&quot;;MAX((INDEX([.E:.E];LOOKUP(2;1/([.N$1:.N128]=&quot;-&quot;);ROW([.N$1:.N128]))+[.$K128]-1)-INDEX([.G:.G];LOOKUP(2;1/([.N$1:.N128]=&quot;-&quot;);ROW([.N$1:.N128]))+[.$K128]-1));0)-([.E128]-[.G128]))" office:value-type="string" office:string-value="?" calcext:value-type="string">
            <text:p>?</text:p>
          </table:table-cell>
          <table:table-cell table:style-name="ce44" table:formula="of:=[.G128]-INDEX([.G:.G];LOOKUP(2;1/([.O$1:.O128]=&quot;-&quot;);ROW([.O$1:.O128]))+[.$K12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5.9" calcext:value-type="float">
            <text:p>95.9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  <table:table-cell office:value-type="float" office:value="19" calcext:value-type="float">
            <text:p>19</text:p>
          </table:table-cell>
          <table:table-cell table:style-name="ce44" table:formula="of:=[.E129]-INDEX([.E:.E];LOOKUP(2;1/([.L$1:.L129]=&quot;-&quot;);ROW([.L$1:.L129]))+[.$K129]-1)" office:value-type="float" office:value="-0.299999999999997" calcext:value-type="float">
            <text:p>-0.299999999999997</text:p>
          </table:table-cell>
          <table:table-cell table:style-name="ce44" table:formula="of:=[.F129]-INDEX([.F:.F];LOOKUP(2;1/([.M$1:.M129]=&quot;-&quot;);ROW([.M$1:.M129]))+[.$K129]-1)" office:value-type="float" office:value="0" calcext:value-type="float">
            <text:p>0</text:p>
          </table:table-cell>
          <table:table-cell table:style-name="ce44" table:formula="of:=IF([.B129]-[.D129]&lt;0;&quot;?&quot;;MAX((INDEX([.E:.E];LOOKUP(2;1/([.N$1:.N129]=&quot;-&quot;);ROW([.N$1:.N129]))+[.$K129]-1)-INDEX([.G:.G];LOOKUP(2;1/([.N$1:.N129]=&quot;-&quot;);ROW([.N$1:.N129]))+[.$K129]-1));0)-([.E129]-[.G129]))" office:value-type="float" office:value="0.400000000000006" calcext:value-type="float">
            <text:p>0.400000000000006</text:p>
          </table:table-cell>
          <table:table-cell table:style-name="ce44" table:formula="of:=[.G129]-INDEX([.G:.G];LOOKUP(2;1/([.O$1:.O129]=&quot;-&quot;);ROW([.O$1:.O129]))+[.$K129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4" table:formula="of:=[.E130]-INDEX([.E:.E];LOOKUP(2;1/([.L$1:.L130]=&quot;-&quot;);ROW([.L$1:.L130]))+[.$K130]-1)" office:value-type="float" office:value="-95.1" calcext:value-type="float">
            <text:p>-95.1</text:p>
          </table:table-cell>
          <table:table-cell table:style-name="ce44" table:formula="of:=[.F130]-INDEX([.F:.F];LOOKUP(2;1/([.M$1:.M130]=&quot;-&quot;);ROW([.M$1:.M130]))+[.$K130]-1)" office:value-type="float" office:value="-95.5" calcext:value-type="float">
            <text:p>-95.5</text:p>
          </table:table-cell>
          <table:table-cell table:style-name="ce44" table:formula="of:=IF([.B130]-[.D130]&lt;0;&quot;?&quot;;MAX((INDEX([.E:.E];LOOKUP(2;1/([.N$1:.N130]=&quot;-&quot;);ROW([.N$1:.N130]))+[.$K130]-1)-INDEX([.G:.G];LOOKUP(2;1/([.N$1:.N130]=&quot;-&quot;);ROW([.N$1:.N130]))+[.$K130]-1));0)-([.E130]-[.G130]))" office:value-type="float" office:value="0" calcext:value-type="float">
            <text:p>0</text:p>
          </table:table-cell>
          <table:table-cell table:style-name="ce44" table:formula="of:=[.G130]-INDEX([.G:.G];LOOKUP(2;1/([.O$1:.O130]=&quot;-&quot;);ROW([.O$1:.O130]))+[.$K130]-1)" office:value-type="float" office:value="-95.1" calcext:value-type="float">
            <text:p>-95.1</text:p>
          </table:table-cell>
          <table:table-cell table:number-columns-repeated="16369"/>
        </table:table-row>
        <table:table-row table:style-name="ro1" table:number-rows-repeated="21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O109:DIFFUSION_MD.O1048576 DIFFUSION_MD.L1:DIFFUSION_MD.O108 DIFFUSION_MD.N109:DIFFUSION_MD.N1048576 DIFFUSION_MD.M109:DIFFUSION_MD.M1048576 DIFFUSION_MD.L109:DIFFUSION_MD.L1048576">
            <calcext:condition calcext:apply-style-name="Default" calcext:value="=&quot;&quot;" calcext:base-cell-address="DIFFUSION_MD.L1"/>
            <calcext:condition calcext:apply-style-name="better" calcext:value="&gt;=[$settings.$B$3]" calcext:base-cell-address="DIFFUSION_MD.L1"/>
            <calcext:condition calcext:apply-style-name="worse" calcext:value="&lt;=[$settings.$B$4]" calcext:base-cell-address="DIFFUSION_MD.L1"/>
            <calcext:condition calcext:apply-style-name="marginally_worse" calcext:value="between([$settings.$B$4],0)" calcext:base-cell-address="DIFFUSION_MD.L1"/>
            <calcext:condition calcext:apply-style-name="marginally_better" calcext:value="between(0,[$settings.$B$3])" calcext:base-cell-address="DIFFUSION_MD.L1"/>
          </calcext:conditional-format>
        </calcext:conditional-formats>
      </table:table>
      <table:table table:name="CONNECTION" table:style-name="ta1">
        <table:table-column table:style-name="co7" table:default-cell-style-name="ce7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50"/>
        <table:table-column table:style-name="co1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8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9" office:value-type="string" calcext:value-type="string">
            <text:p>train</text:p>
          </table:table-cell>
          <table:table-cell table:style-name="ce49" office:value-type="string" calcext:value-type="string">
            <text:p>val</text:p>
          </table:table-cell>
          <table:table-cell table:style-name="ce49" office:value-type="string" calcext:value-type="string">
            <text:p>overfitting</text:p>
          </table:table-cell>
          <table:table-cell table:style-name="ce49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8" calcext:value-type="float">
            <text:p>63.8</text:p>
          </table:table-cell>
          <table:table-cell office:value-type="float" office:value="66.3" calcext:value-type="float">
            <text:p>66.3</text:p>
          </table:table-cell>
          <table:table-cell office:value-type="float" office:value="66.8" calcext:value-type="float">
            <text:p>66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5" calcext:value-type="float">
            <text:p>65.5</text:p>
          </table:table-cell>
          <table:table-cell office:value-type="float" office:value="65.3" calcext:value-type="float">
            <text:p>65.3</text:p>
          </table:table-cell>
          <table:table-cell office:value-type="float" office:value="62.8" calcext:value-type="float">
            <text:p>62.8</text:p>
          </table:table-cell>
          <table:table-cell office:value-type="float" office:value="65.3" calcext:value-type="float">
            <text:p>65.3</text:p>
          </table:table-cell>
          <table:table-cell office:value-type="float" office:value="65" calcext:value-type="float">
            <text:p>65</text:p>
          </table:table-cell>
          <table:table-cell office:value-type="float" office:value="63.2" calcext:value-type="float">
            <text:p>63.2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4]-INDEX([.E:.E];LOOKUP(2;1/([.L$1:.L4]=&quot;-&quot;);ROW([.L$1:.L4]))+[.$K4]-1)" office:value-type="float" office:value="1.7" calcext:value-type="float">
            <text:p>1.7</text:p>
          </table:table-cell>
          <table:table-cell table:style-name="ce51" table:formula="of:=[.F4]-INDEX([.F:.F];LOOKUP(2;1/([.M$1:.M4]=&quot;-&quot;);ROW([.M$1:.M4]))+[.$K4]-1)" office:value-type="float" office:value="-1" calcext:value-type="float">
            <text:p>-1</text:p>
          </table:table-cell>
          <table:table-cell table:style-name="ce51" table:formula="of:=IF([.B4]-[.D4]&lt;0;&quot;?&quot;;MAX((INDEX([.E:.E];LOOKUP(2;1/([.N$1:.N4]=&quot;-&quot;);ROW([.N$1:.N4]))+[.$K4]-1)-INDEX([.G:.G];LOOKUP(2;1/([.N$1:.N4]=&quot;-&quot;);ROW([.N$1:.N4]))+[.$K4]-1));0)-([.E4]-[.G4]))" office:value-type="float" office:value="-2.7" calcext:value-type="float">
            <text:p>-2.7</text:p>
          </table:table-cell>
          <table:table-cell table:style-name="ce51" table:formula="of:=[.G4]-INDEX([.G:.G];LOOKUP(2;1/([.O$1:.O4]=&quot;-&quot;);ROW([.O$1:.O4]))+[.$K4]-1)" office:value-type="float" office:value="-4" calcext:value-type="float">
            <text:p>-4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61.9" calcext:value-type="float">
            <text:p>61.9</text:p>
          </table:table-cell>
          <table:table-cell office:value-type="float" office:value="64.7" calcext:value-type="float">
            <text:p>64.7</text:p>
          </table:table-cell>
          <table:table-cell office:value-type="float" office:value="65.2" calcext:value-type="float">
            <text:p>65.2</text:p>
          </table:table-cell>
          <table:table-cell office:value-type="float" office:value="62.3" calcext:value-type="float">
            <text:p>62.3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5]-INDEX([.E:.E];LOOKUP(2;1/([.L$1:.L5]=&quot;-&quot;);ROW([.L$1:.L5]))+[.$K5]-1)" office:value-type="float" office:value="1.2" calcext:value-type="float">
            <text:p>1.2</text:p>
          </table:table-cell>
          <table:table-cell table:style-name="ce51" table:formula="of:=[.F5]-INDEX([.F:.F];LOOKUP(2;1/([.M$1:.M5]=&quot;-&quot;);ROW([.M$1:.M5]))+[.$K5]-1)" office:value-type="float" office:value="-0.799999999999997" calcext:value-type="float">
            <text:p>-0.799999999999997</text:p>
          </table:table-cell>
          <table:table-cell table:style-name="ce51" table:formula="of:=IF([.B5]-[.D5]&lt;0;&quot;?&quot;;MAX((INDEX([.E:.E];LOOKUP(2;1/([.N$1:.N5]=&quot;-&quot;);ROW([.N$1:.N5]))+[.$K5]-1)-INDEX([.G:.G];LOOKUP(2;1/([.N$1:.N5]=&quot;-&quot;);ROW([.N$1:.N5]))+[.$K5]-1));0)-([.E5]-[.G5]))" office:value-type="float" office:value="-3.1" calcext:value-type="float">
            <text:p>-3.1</text:p>
          </table:table-cell>
          <table:table-cell table:style-name="ce51" table:formula="of:=[.G5]-INDEX([.G:.G];LOOKUP(2;1/([.O$1:.O5]=&quot;-&quot;);ROW([.O$1:.O5]))+[.$K5]-1)" office:value-type="float" office:value="-4.9" calcext:value-type="float">
            <text:p>-4.9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4.4" calcext:value-type="float">
            <text:p>64.4</text:p>
          </table:table-cell>
          <table:table-cell office:value-type="float" office:value="65.8" calcext:value-type="float">
            <text:p>65.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5.6" calcext:value-type="float">
            <text:p>65.6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6]-INDEX([.E:.E];LOOKUP(2;1/([.L$1:.L6]=&quot;-&quot;);ROW([.L$1:.L6]))+[.$K6]-1)" office:value-type="float" office:value="0.600000000000009" calcext:value-type="float">
            <text:p>0.600000000000009</text:p>
          </table:table-cell>
          <table:table-cell table:style-name="ce51" table:formula="of:=[.F6]-INDEX([.F:.F];LOOKUP(2;1/([.M$1:.M6]=&quot;-&quot;);ROW([.M$1:.M6]))+[.$K6]-1)" office:value-type="float" office:value="-0.5" calcext:value-type="float">
            <text:p>-0.5</text:p>
          </table:table-cell>
          <table:table-cell table:style-name="ce51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51" table:formula="of:=[.G6]-INDEX([.G:.G];LOOKUP(2;1/([.O$1:.O6]=&quot;-&quot;);ROW([.O$1:.O6]))+[.$K6]-1)" office:value-type="float" office:value="-0.799999999999997" calcext:value-type="float">
            <text:p>-0.799999999999997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3" calcext:value-type="float">
            <text:p>64.3</text:p>
          </table:table-cell>
          <table:table-cell office:value-type="float" office:value="65.6" calcext:value-type="float">
            <text:p>65.6</text:p>
          </table:table-cell>
          <table:table-cell office:value-type="float" office:value="66.3" calcext:value-type="float">
            <text:p>66.3</text:p>
          </table:table-cell>
          <table:table-cell office:value-type="float" office:value="64.2" calcext:value-type="float">
            <text:p>64.2</text:p>
          </table:table-cell>
          <table:table-cell office:value-type="float" office:value="65.5" calcext:value-type="float">
            <text:p>65.5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7]-INDEX([.E:.E];LOOKUP(2;1/([.L$1:.L7]=&quot;-&quot;);ROW([.L$1:.L7]))+[.$K7]-1)" office:value-type="float" office:value="0.5" calcext:value-type="float">
            <text:p>0.5</text:p>
          </table:table-cell>
          <table:table-cell table:style-name="ce51" table:formula="of:=[.F7]-INDEX([.F:.F];LOOKUP(2;1/([.M$1:.M7]=&quot;-&quot;);ROW([.M$1:.M7]))+[.$K7]-1)" office:value-type="float" office:value="-0.700000000000003" calcext:value-type="float">
            <text:p>-0.700000000000003</text:p>
          </table:table-cell>
          <table:table-cell table:style-name="ce51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51" table:formula="of:=[.G7]-INDEX([.G:.G];LOOKUP(2;1/([.O$1:.O7]=&quot;-&quot;);ROW([.O$1:.O7]))+[.$K7]-1)" office:value-type="float" office:value="-0.5" calcext:value-type="float">
            <text:p>-0.5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targets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7" calcext:value-type="float">
            <text:p>72.7</text:p>
          </table:table-cell>
          <table:table-cell office:value-type="float" office:value="70.1" calcext:value-type="float">
            <text:p>70.1</text:p>
          </table:table-cell>
          <table:table-cell office:value-type="float" office:value="67.8" calcext:value-type="float">
            <text:p>67.8</text:p>
          </table:table-cell>
          <table:table-cell office:value-type="float" office:value="72.2" calcext:value-type="float">
            <text:p>72.2</text:p>
          </table:table-cell>
          <table:table-cell office:value-type="float" office:value="69.1" calcext:value-type="float">
            <text:p>69.1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8]-INDEX([.E:.E];LOOKUP(2;1/([.L$1:.L8]=&quot;-&quot;);ROW([.L$1:.L8]))+[.$K8]-1)" office:value-type="float" office:value="8.90000000000001" calcext:value-type="float">
            <text:p>8.90000000000001</text:p>
          </table:table-cell>
          <table:table-cell table:style-name="ce51" table:formula="of:=[.F8]-INDEX([.F:.F];LOOKUP(2;1/([.M$1:.M8]=&quot;-&quot;);ROW([.M$1:.M8]))+[.$K8]-1)" office:value-type="float" office:value="3.8" calcext:value-type="float">
            <text:p>3.8</text:p>
          </table:table-cell>
          <table:table-cell table:style-name="ce51" table:formula="of:=IF([.B8]-[.D8]&lt;0;&quot;?&quot;;MAX((INDEX([.E:.E];LOOKUP(2;1/([.N$1:.N8]=&quot;-&quot;);ROW([.N$1:.N8]))+[.$K8]-1)-INDEX([.G:.G];LOOKUP(2;1/([.N$1:.N8]=&quot;-&quot;);ROW([.N$1:.N8]))+[.$K8]-1));0)-([.E8]-[.G8]))" office:value-type="float" office:value="-4.90000000000001" calcext:value-type="float">
            <text:p>-4.90000000000001</text:p>
          </table:table-cell>
          <table:table-cell table:style-name="ce51" table:formula="of:=[.G8]-INDEX([.G:.G];LOOKUP(2;1/([.O$1:.O8]=&quot;-&quot;);ROW([.O$1:.O8]))+[.$K8]-1)" office:value-type="float" office:value="1" calcext:value-type="float">
            <text:p>1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single_roi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1.1" calcext:value-type="float">
            <text:p>71.1</text:p>
          </table:table-cell>
          <table:table-cell office:value-type="float" office:value="71.3" calcext:value-type="float">
            <text:p>71.3</text:p>
          </table:table-cell>
          <table:table-cell office:value-type="float" office:value="68" calcext:value-type="float">
            <text:p>68</text:p>
          </table:table-cell>
          <table:table-cell office:value-type="float" office:value="70.5" calcext:value-type="float">
            <text:p>70.5</text:p>
          </table:table-cell>
          <table:table-cell office:value-type="float" office:value="70.8" calcext:value-type="float">
            <text:p>70.8</text:p>
          </table:table-cell>
          <table:table-cell office:value-type="float" office:value="67.7" calcext:value-type="float">
            <text:p>67.7</text:p>
          </table:table-cell>
          <table:table-cell table:style-name="ce7" office:value-type="float" office:value="6" calcext:value-type="float">
            <text:p>6</text:p>
          </table:table-cell>
          <table:table-cell table:style-name="ce51" table:formula="of:=[.E9]-INDEX([.E:.E];LOOKUP(2;1/([.L$1:.L9]=&quot;-&quot;);ROW([.L$1:.L9]))+[.$K9]-1)" office:value-type="float" office:value="-1.60000000000001" calcext:value-type="float">
            <text:p>-1.60000000000001</text:p>
          </table:table-cell>
          <table:table-cell table:style-name="ce51" table:formula="of:=[.F9]-INDEX([.F:.F];LOOKUP(2;1/([.M$1:.M9]=&quot;-&quot;);ROW([.M$1:.M9]))+[.$K9]-1)" office:value-type="float" office:value="1.2" calcext:value-type="float">
            <text:p>1.2</text:p>
          </table:table-cell>
          <table:table-cell table:style-name="ce51" table:formula="of:=IF([.B9]-[.D9]&lt;0;&quot;?&quot;;MAX((INDEX([.E:.E];LOOKUP(2;1/([.N$1:.N9]=&quot;-&quot;);ROW([.N$1:.N9]))+[.$K9]-1)-INDEX([.G:.G];LOOKUP(2;1/([.N$1:.N9]=&quot;-&quot;);ROW([.N$1:.N9]))+[.$K9]-1));0)-([.E9]-[.G9]))" office:value-type="float" office:value="1.80000000000001" calcext:value-type="float">
            <text:p>1.80000000000001</text:p>
          </table:table-cell>
          <table:table-cell table:style-name="ce51" table:formula="of:=[.G9]-INDEX([.G:.G];LOOKUP(2;1/([.O$1:.O9]=&quot;-&quot;);ROW([.O$1:.O9]))+[.$K9]-1)" office:value-type="float" office:value="0.200000000000003" calcext:value-type="float">
            <text:p>0.200000000000003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single_brain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1.6" calcext:value-type="float">
            <text:p>71.6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6" calcext:value-type="float">
            <text:p>6</text:p>
          </table:table-cell>
          <table:table-cell table:style-name="ce51" table:formula="of:=[.E10]-INDEX([.E:.E];LOOKUP(2;1/([.L$1:.L10]=&quot;-&quot;);ROW([.L$1:.L10]))+[.$K10]-1)" office:value-type="float" office:value="-0.600000000000009" calcext:value-type="float">
            <text:p>-0.600000000000009</text:p>
          </table:table-cell>
          <table:table-cell table:style-name="ce51" table:formula="of:=[.F10]-INDEX([.F:.F];LOOKUP(2;1/([.M$1:.M10]=&quot;-&quot;);ROW([.M$1:.M10]))+[.$K10]-1)" office:value-type="float" office:value="1.90000000000001" calcext:value-type="float">
            <text:p>1.90000000000001</text:p>
          </table:table-cell>
          <table:table-cell table:style-name="ce51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3.80000000000001" calcext:value-type="float">
            <text:p>3.80000000000001</text:p>
          </table:table-cell>
          <table:table-cell table:style-name="ce51" table:formula="of:=[.G10]-INDEX([.G:.G];LOOKUP(2;1/([.O$1:.O10]=&quot;-&quot;);ROW([.O$1:.O10]))+[.$K10]-1)" office:value-type="float" office:value="3.2" calcext:value-type="float">
            <text:p>3.2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LR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1.8" calcext:value-type="float">
            <text:p>71.8</text:p>
          </table:table-cell>
          <table:table-cell office:value-type="float" office:value="71.3" calcext:value-type="float">
            <text:p>71.3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8" calcext:value-type="float">
            <text:p>8</text:p>
          </table:table-cell>
          <table:table-cell table:style-name="ce51" table:formula="of:=[.E11]-INDEX([.E:.E];LOOKUP(2;1/([.L$1:.L11]=&quot;-&quot;);ROW([.L$1:.L11]))+[.$K11]-1)" office:value-type="float" office:value="0.100000000000009" calcext:value-type="float">
            <text:p>0.100000000000009</text:p>
          </table:table-cell>
          <table:table-cell table:style-name="ce51" table:formula="of:=[.F11]-INDEX([.F:.F];LOOKUP(2;1/([.M$1:.M11]=&quot;-&quot;);ROW([.M$1:.M11]))+[.$K11]-1)" office:value-type="float" office:value="-0.0999999999999943" calcext:value-type="float">
            <text:p>-0.0999999999999943</text:p>
          </table:table-cell>
          <table:table-cell table:style-name="ce51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.399999999999992" calcext:value-type="float">
            <text:p>0.399999999999992</text:p>
          </table:table-cell>
          <table:table-cell table:style-name="ce51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CL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office:value-type="float" office:value="68.7" calcext:value-type="float">
            <text:p>68.7</text:p>
          </table:table-cell>
          <table:table-cell table:number-columns-repeated="2" office:value-type="float" office:value="71.4" calcext:value-type="float">
            <text:p>71.4</text:p>
          </table:table-cell>
          <table:table-cell office:value-type="float" office:value="68.1" calcext:value-type="float">
            <text:p>68.1</text:p>
          </table:table-cell>
          <table:table-cell office:value-type="float" office:value="72.2" calcext:value-type="float">
            <text:p>72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2]-INDEX([.E:.E];LOOKUP(2;1/([.L$1:.L12]=&quot;-&quot;);ROW([.L$1:.L12]))+[.$K12]-1)" office:value-type="float" office:value="-0.5" calcext:value-type="float">
            <text:p>-0.5</text:p>
          </table:table-cell>
          <table:table-cell table:style-name="ce51" table:formula="of:=[.F12]-INDEX([.F:.F];LOOKUP(2;1/([.M$1:.M12]=&quot;-&quot;);ROW([.M$1:.M12]))+[.$K12]-1)" office:value-type="float" office:value="-3.2" calcext:value-type="float">
            <text:p>-3.2</text:p>
          </table:table-cell>
          <table:table-cell table:style-name="ce51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.400000000000006" calcext:value-type="float">
            <text:p>0.400000000000006</text:p>
          </table:table-cell>
          <table:table-cell table:style-name="ce51" table:formula="of:=[.G12]-INDEX([.G:.G];LOOKUP(2;1/([.O$1:.O12]=&quot;-&quot;);ROW([.O$1:.O12]))+[.$K12]-1)" office:value-type="float" office:value="-0.0999999999999943" calcext:value-type="float">
            <text:p>-0.0999999999999943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CR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office:value-type="float" office:value="73.6" calcext:value-type="float">
            <text:p>73.6</text:p>
          </table:table-cell>
          <table:table-cell office:value-type="float" office:value="73.3" calcext:value-type="float">
            <text:p>73.3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3]-INDEX([.E:.E];LOOKUP(2;1/([.L$1:.L13]=&quot;-&quot;);ROW([.L$1:.L13]))+[.$K13]-1)" office:value-type="float" office:value="1.7" calcext:value-type="float">
            <text:p>1.7</text:p>
          </table:table-cell>
          <table:table-cell table:style-name="ce51" table:formula="of:=[.F13]-INDEX([.F:.F];LOOKUP(2;1/([.M$1:.M13]=&quot;-&quot;);ROW([.M$1:.M13]))+[.$K13]-1)" office:value-type="float" office:value="2" calcext:value-type="float">
            <text:p>2</text:p>
          </table:table-cell>
          <table:table-cell table:style-name="ce51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4.10000000000001" calcext:value-type="float">
            <text:p>-4.10000000000001</text:p>
          </table:table-cell>
          <table:table-cell table:style-name="ce51" table:formula="of:=[.G13]-INDEX([.G:.G];LOOKUP(2;1/([.O$1:.O13]=&quot;-&quot;);ROW([.O$1:.O13]))+[.$K13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LR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69.9" calcext:value-type="float">
            <text:p>69.9</text:p>
          </table:table-cell>
          <table:table-cell office:value-type="float" office:value="67.9" calcext:value-type="float">
            <text:p>67.9</text:p>
          </table:table-cell>
          <table:table-cell office:value-type="float" office:value="66.9" calcext:value-type="float">
            <text:p>66.9</text:p>
          </table:table-cell>
          <table:table-cell office:value-type="float" office:value="69.8" calcext:value-type="float">
            <text:p>69.8</text:p>
          </table:table-cell>
          <table:table-cell office:value-type="float" office:value="67.1" calcext:value-type="float">
            <text:p>67.1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4]-INDEX([.E:.E];LOOKUP(2;1/([.L$1:.L14]=&quot;-&quot;);ROW([.L$1:.L14]))+[.$K14]-1)" office:value-type="float" office:value="-2.3" calcext:value-type="float">
            <text:p>-2.3</text:p>
          </table:table-cell>
          <table:table-cell table:style-name="ce51" table:formula="of:=[.F14]-INDEX([.F:.F];LOOKUP(2;1/([.M$1:.M14]=&quot;-&quot;);ROW([.M$1:.M14]))+[.$K14]-1)" office:value-type="float" office:value="-4" calcext:value-type="float">
            <text:p>-4</text:p>
          </table:table-cell>
          <table:table-cell table:style-name="ce51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2.3" calcext:value-type="float">
            <text:p>-2.3</text:p>
          </table:table-cell>
          <table:table-cell table:style-name="ce51" table:formula="of:=[.G14]-INDEX([.G:.G];LOOKUP(2;1/([.O$1:.O14]=&quot;-&quot;);ROW([.O$1:.O14]))+[.$K14]-1)" office:value-type="float" office:value="-4.59999999999999" calcext:value-type="float">
            <text:p>-4.59999999999999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6" calcext:value-type="float">
            <text:p>65.6</text:p>
          </table:table-cell>
          <table:table-cell office:value-type="float" office:value="63.8" calcext:value-type="float">
            <text:p>63.8</text:p>
          </table:table-cell>
          <table:table-cell office:value-type="float" office:value="67.3" calcext:value-type="float">
            <text:p>67.3</text:p>
          </table:table-cell>
          <table:table-cell office:value-type="float" office:value="65.2" calcext:value-type="float">
            <text:p>65.2</text:p>
          </table:table-cell>
          <table:table-cell office:value-type="float" office:value="63.1" calcext:value-type="float">
            <text:p>63.1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5]-INDEX([.E:.E];LOOKUP(2;1/([.L$1:.L15]=&quot;-&quot;);ROW([.L$1:.L15]))+[.$K15]-1)" office:value-type="float" office:value="-6.60000000000001" calcext:value-type="float">
            <text:p>-6.60000000000001</text:p>
          </table:table-cell>
          <table:table-cell table:style-name="ce51" table:formula="of:=[.F15]-INDEX([.F:.F];LOOKUP(2;1/([.M$1:.M15]=&quot;-&quot;);ROW([.M$1:.M15]))+[.$K15]-1)" office:value-type="float" office:value="-8.10000000000001" calcext:value-type="float">
            <text:p>-8.10000000000001</text:p>
          </table:table-cell>
          <table:table-cell table:style-name="ce51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51" table:formula="of:=[.G15]-INDEX([.G:.G];LOOKUP(2;1/([.O$1:.O15]=&quot;-&quot;);ROW([.O$1:.O15]))+[.$K15]-1)" office:value-type="float" office:value="-4.2" calcext:value-type="float">
            <text:p>-4.2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R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3" calcext:value-type="float">
            <text:p>70.3</text:p>
          </table:table-cell>
          <table:table-cell office:value-type="float" office:value="68" calcext:value-type="float">
            <text:p>68</text:p>
          </table:table-cell>
          <table:table-cell office:value-type="float" office:value="68.5" calcext:value-type="float">
            <text:p>68.5</text:p>
          </table:table-cell>
          <table:table-cell office:value-type="float" office:value="70.1" calcext:value-type="float">
            <text:p>70.1</text:p>
          </table:table-cell>
          <table:table-cell office:value-type="float" office:value="66.7" calcext:value-type="float">
            <text:p>66.7</text:p>
          </table:table-cell>
          <table:table-cell office:value-type="float" office:value="67.2" calcext:value-type="float">
            <text:p>67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6]-INDEX([.E:.E];LOOKUP(2;1/([.L$1:.L16]=&quot;-&quot;);ROW([.L$1:.L16]))+[.$K16]-1)" office:value-type="float" office:value="-1.90000000000001" calcext:value-type="float">
            <text:p>-1.90000000000001</text:p>
          </table:table-cell>
          <table:table-cell table:style-name="ce51" table:formula="of:=[.F16]-INDEX([.F:.F];LOOKUP(2;1/([.M$1:.M16]=&quot;-&quot;);ROW([.M$1:.M16]))+[.$K16]-1)" office:value-type="float" office:value="-3.90000000000001" calcext:value-type="float">
            <text:p>-3.90000000000001</text:p>
          </table:table-cell>
          <table:table-cell table:style-name="ce51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-1.09999999999999" calcext:value-type="float">
            <text:p>-1.09999999999999</text:p>
          </table:table-cell>
          <table:table-cell table:style-name="ce51" table:formula="of:=[.G16]-INDEX([.G:.G];LOOKUP(2;1/([.O$1:.O16]=&quot;-&quot;);ROW([.O$1:.O16]))+[.$K16]-1)" office:value-type="float" office:value="-3" calcext:value-type="float">
            <text:p>-3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3" calcext:value-type="float">
            <text:p>70.3</text:p>
          </table:table-cell>
          <table:table-cell office:value-type="float" office:value="69" calcext:value-type="float">
            <text:p>69</text:p>
          </table:table-cell>
          <table:table-cell office:value-type="float" office:value="64.6" calcext:value-type="float">
            <text:p>64.6</text:p>
          </table:table-cell>
          <table:table-cell office:value-type="float" office:value="70" calcext:value-type="float">
            <text:p>70</text:p>
          </table:table-cell>
          <table:table-cell office:value-type="float" office:value="69.6" calcext:value-type="float">
            <text:p>69.6</text:p>
          </table:table-cell>
          <table:table-cell office:value-type="float" office:value="64.4" calcext:value-type="float">
            <text:p>64.4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17]-INDEX([.E:.E];LOOKUP(2;1/([.L$1:.L17]=&quot;-&quot;);ROW([.L$1:.L17]))+[.$K17]-1)" office:value-type="float" office:value="0.399999999999992" calcext:value-type="float">
            <text:p>0.399999999999992</text:p>
          </table:table-cell>
          <table:table-cell table:style-name="ce51" table:formula="of:=[.F17]-INDEX([.F:.F];LOOKUP(2;1/([.M$1:.M17]=&quot;-&quot;);ROW([.M$1:.M17]))+[.$K17]-1)" office:value-type="float" office:value="1.09999999999999" calcext:value-type="float">
            <text:p>1.09999999999999</text:p>
          </table:table-cell>
          <table:table-cell table:style-name="ce51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-2.7" calcext:value-type="float">
            <text:p>-2.7</text:p>
          </table:table-cell>
          <table:table-cell table:style-name="ce51" table:formula="of:=[.G17]-INDEX([.G:.G];LOOKUP(2;1/([.O$1:.O17]=&quot;-&quot;);ROW([.O$1:.O17]))+[.$K17]-1)" office:value-type="float" office:value="-2.30000000000001" calcext:value-type="float">
            <text:p>-2.30000000000001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HLR-clinical_UHDRS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7" calcext:value-type="float">
            <text:p>69.7</text:p>
          </table:table-cell>
          <table:table-cell office:value-type="float" office:value="68.5" calcext:value-type="float">
            <text:p>68.5</text:p>
          </table:table-cell>
          <table:table-cell office:value-type="float" office:value="67.1" calcext:value-type="float">
            <text:p>67.1</text:p>
          </table:table-cell>
          <table:table-cell office:value-type="float" office:value="69.3" calcext:value-type="float">
            <text:p>69.3</text:p>
          </table:table-cell>
          <table:table-cell office:value-type="float" office:value="68.8" calcext:value-type="float">
            <text:p>68.8</text:p>
          </table:table-cell>
          <table:table-cell office:value-type="float" office:value="67.2" calcext:value-type="float">
            <text:p>67.2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18]-INDEX([.E:.E];LOOKUP(2;1/([.L$1:.L18]=&quot;-&quot;);ROW([.L$1:.L18]))+[.$K18]-1)" office:value-type="float" office:value="-0.200000000000003" calcext:value-type="float">
            <text:p>-0.200000000000003</text:p>
          </table:table-cell>
          <table:table-cell table:style-name="ce51" table:formula="of:=[.F18]-INDEX([.F:.F];LOOKUP(2;1/([.M$1:.M18]=&quot;-&quot;);ROW([.M$1:.M18]))+[.$K18]-1)" office:value-type="float" office:value="0.599999999999994" calcext:value-type="float">
            <text:p>0.599999999999994</text:p>
          </table:table-cell>
          <table:table-cell table:style-name="ce51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0.399999999999992" calcext:value-type="float">
            <text:p>0.399999999999992</text:p>
          </table:table-cell>
          <table:table-cell table:style-name="ce51" table:formula="of:=[.G18]-INDEX([.G:.G];LOOKUP(2;1/([.O$1:.O18]=&quot;-&quot;);ROW([.O$1:.O18]))+[.$K18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7" calcext:value-type="float">
            <text:p>69.7</text:p>
          </table:table-cell>
          <table:table-cell office:value-type="float" office:value="66" calcext:value-type="float">
            <text:p>66</text:p>
          </table:table-cell>
          <table:table-cell office:value-type="float" office:value="60.4" calcext:value-type="float">
            <text:p>60.4</text:p>
          </table:table-cell>
          <table:table-cell office:value-type="float" office:value="69.3" calcext:value-type="float">
            <text:p>69.3</text:p>
          </table:table-cell>
          <table:table-cell office:value-type="float" office:value="66.3" calcext:value-type="float">
            <text:p>66.3</text:p>
          </table:table-cell>
          <table:table-cell office:value-type="float" office:value="60.2" calcext:value-type="float">
            <text:p>60.2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19]-INDEX([.E:.E];LOOKUP(2;1/([.L$1:.L19]=&quot;-&quot;);ROW([.L$1:.L19]))+[.$K19]-1)" office:value-type="float" office:value="-0.200000000000003" calcext:value-type="float">
            <text:p>-0.200000000000003</text:p>
          </table:table-cell>
          <table:table-cell table:style-name="ce51" table:formula="of:=[.F19]-INDEX([.F:.F];LOOKUP(2;1/([.M$1:.M19]=&quot;-&quot;);ROW([.M$1:.M19]))+[.$K19]-1)" office:value-type="float" office:value="-1.90000000000001" calcext:value-type="float">
            <text:p>-1.90000000000001</text:p>
          </table:table-cell>
          <table:table-cell table:style-name="ce51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6.3" calcext:value-type="float">
            <text:p>-6.3</text:p>
          </table:table-cell>
          <table:table-cell table:style-name="ce51" table:formula="of:=[.G19]-INDEX([.G:.G];LOOKUP(2;1/([.O$1:.O19]=&quot;-&quot;);ROW([.O$1:.O19]))+[.$K19]-1)" office:value-type="float" office:value="-6.50000000000001" calcext:value-type="float">
            <text:p>-6.50000000000001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09-many_vox-CLR</text:p>
          </table:table-cell>
          <table:table-cell office:value-type="string" calcext:value-type="string">
            <text:p>21-many_vox-CLR_coords</text:p>
          </table:table-cell>
          <table:table-cell table:style-name="ce46" office:value-type="string" calcext:value-type="string">
            <text:p>21-many_vox-CLR_coords</text:p>
          </table:table-cell>
          <table:table-cell table:style-name="ce9" office:value-type="string" calcext:value-type="string">
            <text:p>21-many_vox-CLR_coord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LR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0.2" calcext:value-type="float">
            <text:p>70.2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0]-INDEX([.E:.E];LOOKUP(2;1/([.L$1:.L20]=&quot;-&quot;);ROW([.L$1:.L20]))+[.$K20]-1)" office:value-type="float" office:value="-0.700000000000003" calcext:value-type="float">
            <text:p>-0.700000000000003</text:p>
          </table:table-cell>
          <table:table-cell table:style-name="ce51" table:formula="of:=[.F20]-INDEX([.F:.F];LOOKUP(2;1/([.M$1:.M20]=&quot;-&quot;);ROW([.M$1:.M20]))+[.$K20]-1)" office:value-type="float" office:value="-1.40000000000001" calcext:value-type="float">
            <text:p>-1.40000000000001</text:p>
          </table:table-cell>
          <table:table-cell table:style-name="ce51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599999999999994" calcext:value-type="float">
            <text:p>-0.599999999999994</text:p>
          </table:table-cell>
          <table:table-cell table:style-name="ce51" table:formula="of:=[.G20]-INDEX([.G:.G];LOOKUP(2;1/([.O$1:.O20]=&quot;-&quot;);ROW([.O$1:.O20]))+[.$K20]-1)" office:value-type="float" office:value="-1.3" calcext:value-type="float">
            <text:p>-1.3</text:p>
          </table:table-cell>
          <table:table-cell table:number-columns-repeated="2"/>
          <table:table-cell office:value-type="float" office:value="72.2" calcext:value-type="float">
            <text:p>72.2</text:p>
          </table:table-cell>
          <table:table-cell office:value-type="float" office:value="73.4" calcext:value-type="float">
            <text:p>73.4</text:p>
          </table:table-cell>
          <table:table-cell table:style-name="ce46" office:value-type="float" office:value="72.6" calcext:value-type="float">
            <text:p>72.6</text:p>
          </table:table-cell>
          <table:table-cell office:value-type="float" office:value="73.6" calcext:value-type="float">
            <text:p>7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19-many_vox-CHL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8" calcext:value-type="float">
            <text:p>70.8</text:p>
          </table:table-cell>
          <table:table-cell office:value-type="float" office:value="68.8" calcext:value-type="float">
            <text:p>68.8</text:p>
          </table:table-cell>
          <table:table-cell office:value-type="float" office:value="70.8" calcext:value-type="float">
            <text:p>70.8</text:p>
          </table:table-cell>
          <table:table-cell office:value-type="float" office:value="70.6" calcext:value-type="float">
            <text:p>70.6</text:p>
          </table:table-cell>
          <table:table-cell office:value-type="float" office:value="69.1" calcext:value-type="float">
            <text:p>69.1</text:p>
          </table:table-cell>
          <table:table-cell office:value-type="float" office:value="71.9" calcext:value-type="float">
            <text:p>71.9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1]-INDEX([.E:.E];LOOKUP(2;1/([.L$1:.L21]=&quot;-&quot;);ROW([.L$1:.L21]))+[.$K21]-1)" office:value-type="float" office:value="-1.40000000000001" calcext:value-type="float">
            <text:p>-1.40000000000001</text:p>
          </table:table-cell>
          <table:table-cell table:style-name="ce51" table:formula="of:=[.F21]-INDEX([.F:.F];LOOKUP(2;1/([.M$1:.M21]=&quot;-&quot;);ROW([.M$1:.M21]))+[.$K21]-1)" office:value-type="float" office:value="-3.10000000000001" calcext:value-type="float">
            <text:p>-3.10000000000001</text:p>
          </table:table-cell>
          <table:table-cell table:style-name="ce51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700000000000003" calcext:value-type="float">
            <text:p>0.700000000000003</text:p>
          </table:table-cell>
          <table:table-cell table:style-name="ce51" table:formula="of:=[.G21]-INDEX([.G:.G];LOOKUP(2;1/([.O$1:.O21]=&quot;-&quot;);ROW([.O$1:.O21]))+[.$K21]-1)" office:value-type="float" office:value="-0.700000000000003" calcext:value-type="float">
            <text:p>-0.700000000000003</text:p>
          </table:table-cell>
          <table:table-cell table:number-columns-repeated="2"/>
          <table:table-cell office:value-type="float" office:value="71.9" calcext:value-type="float">
            <text:p>71.9</text:p>
          </table:table-cell>
          <table:table-cell office:value-type="float" office:value="72.5" calcext:value-type="float">
            <text:p>72.5</text:p>
          </table:table-cell>
          <table:table-cell table:style-name="ce46" office:value-type="float" office:value="72.1" calcext:value-type="float">
            <text:p>72.1</text:p>
          </table:table-cell>
          <table:table-cell office:value-type="float" office:value="71.9" calcext:value-type="float">
            <text:p>71.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many_vox-CHR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4" calcext:value-type="float">
            <text:p>70.4</text:p>
          </table:table-cell>
          <table:table-cell office:value-type="float" office:value="71.7" calcext:value-type="float">
            <text:p>71.7</text:p>
          </table:table-cell>
          <table:table-cell office:value-type="float" office:value="69.6" calcext:value-type="float">
            <text:p>69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2]-INDEX([.E:.E];LOOKUP(2;1/([.L$1:.L22]=&quot;-&quot;);ROW([.L$1:.L22]))+[.$K22]-1)" office:value-type="float" office:value="-1.8" calcext:value-type="float">
            <text:p>-1.8</text:p>
          </table:table-cell>
          <table:table-cell table:style-name="ce51" table:formula="of:=[.F22]-INDEX([.F:.F];LOOKUP(2;1/([.M$1:.M22]=&quot;-&quot;);ROW([.M$1:.M22]))+[.$K22]-1)" office:value-type="float" office:value="-0.200000000000003" calcext:value-type="float">
            <text:p>-0.200000000000003</text:p>
          </table:table-cell>
          <table:table-cell table:style-name="ce51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100000000000009" calcext:value-type="float">
            <text:p>-0.100000000000009</text:p>
          </table:table-cell>
          <table:table-cell table:style-name="ce51" table:formula="of:=[.G22]-INDEX([.G:.G];LOOKUP(2;1/([.O$1:.O22]=&quot;-&quot;);ROW([.O$1:.O22]))+[.$K22]-1)" office:value-type="float" office:value="-1.90000000000001" calcext:value-type="float">
            <text:p>-1.90000000000001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0.9" calcext:value-type="float">
            <text:p>70.9</text:p>
          </table:table-cell>
          <table:table-cell table:style-name="ce46" office:value-type="float" office:value="73.3" calcext:value-type="float">
            <text:p>73.3</text:p>
          </table:table-cell>
          <table:table-cell office:value-type="float" office:value="70.8" calcext:value-type="float">
            <text:p>70.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coords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7" calcext:value-type="float">
            <text:p>72.7</text:p>
          </table:table-cell>
          <table:table-cell office:value-type="float" office:value="72.3" calcext:value-type="float">
            <text:p>72.3</text:p>
          </table:table-cell>
          <table:table-cell office:value-type="float" office:value="70.8" calcext:value-type="float">
            <text:p>70.8</text:p>
          </table:table-cell>
          <table:table-cell office:value-type="float" office:value="72.4" calcext:value-type="float">
            <text:p>72.4</text:p>
          </table:table-cell>
          <table:table-cell office:value-type="float" office:value="71.8" calcext:value-type="float">
            <text:p>71.8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3]-INDEX([.E:.E];LOOKUP(2;1/([.L$1:.L23]=&quot;-&quot;);ROW([.L$1:.L23]))+[.$K23]-1)" office:value-type="float" office:value="0.5" calcext:value-type="float">
            <text:p>0.5</text:p>
          </table:table-cell>
          <table:table-cell table:style-name="ce51" table:formula="of:=[.F23]-INDEX([.F:.F];LOOKUP(2;1/([.M$1:.M23]=&quot;-&quot;);ROW([.M$1:.M23]))+[.$K23]-1)" office:value-type="float" office:value="0.399999999999992" calcext:value-type="float">
            <text:p>0.399999999999992</text:p>
          </table:table-cell>
          <table:table-cell table:style-name="ce51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2" calcext:value-type="float">
            <text:p>-1.2</text:p>
          </table:table-cell>
          <table:table-cell table:style-name="ce51" table:formula="of:=[.G23]-INDEX([.G:.G];LOOKUP(2;1/([.O$1:.O23]=&quot;-&quot;);ROW([.O$1:.O23]))+[.$K23]-1)" office:value-type="float" office:value="-0.700000000000003" calcext:value-type="float">
            <text:p>-0.700000000000003</text:p>
          </table:table-cell>
          <table:table-cell table:number-columns-repeated="2"/>
          <table:table-cell office:value-type="float" office:value="71.8" calcext:value-type="float">
            <text:p>71.8</text:p>
          </table:table-cell>
          <table:table-cell office:value-type="float" office:value="73.2" calcext:value-type="float">
            <text:p>73.2</text:p>
          </table:table-cell>
          <table:table-cell table:style-name="ce46" office:value-type="float" office:value="73.2" calcext:value-type="float">
            <text:p>73.2</text:p>
          </table:table-cell>
          <table:table-cell office:value-type="float" office:value="74" calcext:value-type="float">
            <text:p>7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many_vox-CLR_scale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2" calcext:value-type="float">
            <text:p>72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69.5" calcext:value-type="float">
            <text:p>69.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4]-INDEX([.E:.E];LOOKUP(2;1/([.L$1:.L24]=&quot;-&quot;);ROW([.L$1:.L24]))+[.$K24]-1)" office:value-type="float" office:value="-0.200000000000003" calcext:value-type="float">
            <text:p>-0.200000000000003</text:p>
          </table:table-cell>
          <table:table-cell table:style-name="ce51" table:formula="of:=[.F24]-INDEX([.F:.F];LOOKUP(2;1/([.M$1:.M24]=&quot;-&quot;);ROW([.M$1:.M24]))+[.$K24]-1)" office:value-type="float" office:value="-0.5" calcext:value-type="float">
            <text:p>-0.5</text:p>
          </table:table-cell>
          <table:table-cell table:style-name="ce51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1.59999999999999" calcext:value-type="float">
            <text:p>-1.59999999999999</text:p>
          </table:table-cell>
          <table:table-cell table:style-name="ce51" table:formula="of:=[.G24]-INDEX([.G:.G];LOOKUP(2;1/([.O$1:.O24]=&quot;-&quot;);ROW([.O$1:.O24]))+[.$K24]-1)" office:value-type="float" office:value="-1.8" calcext:value-type="float">
            <text:p>-1.8</text:p>
          </table:table-cell>
          <table:table-cell table:number-columns-repeated="2"/>
          <table:table-cell office:value-type="float" office:value="71.3" calcext:value-type="float">
            <text:p>71.3</text:p>
          </table:table-cell>
          <table:table-cell office:value-type="float" office:value="72.7" calcext:value-type="float">
            <text:p>72.7</text:p>
          </table:table-cell>
          <table:table-cell table:style-name="ce46" office:value-type="float" office:value="71.9" calcext:value-type="float">
            <text:p>71.9</text:p>
          </table:table-cell>
          <table:table-cell office:value-type="float" office:value="71.3" calcext:value-type="float">
            <text:p>71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many_vox-CLR_b50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0.8" calcext:value-type="float">
            <text:p>70.8</text:p>
          </table:table-cell>
          <table:table-cell office:value-type="float" office:value="71.2" calcext:value-type="float">
            <text:p>71.2</text:p>
          </table:table-cell>
          <table:table-cell office:value-type="float" office:value="70.4" calcext:value-type="float">
            <text:p>70.4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5]-INDEX([.E:.E];LOOKUP(2;1/([.L$1:.L25]=&quot;-&quot;);ROW([.L$1:.L25]))+[.$K25]-1)" office:value-type="float" office:value="-1.60000000000001" calcext:value-type="float">
            <text:p>-1.60000000000001</text:p>
          </table:table-cell>
          <table:table-cell table:style-name="ce51" table:formula="of:=[.F25]-INDEX([.F:.F];LOOKUP(2;1/([.M$1:.M25]=&quot;-&quot;);ROW([.M$1:.M25]))+[.$K25]-1)" office:value-type="float" office:value="-1.10000000000001" calcext:value-type="float">
            <text:p>-1.10000000000001</text:p>
          </table:table-cell>
          <table:table-cell table:style-name="ce51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51" table:formula="of:=[.G25]-INDEX([.G:.G];LOOKUP(2;1/([.O$1:.O25]=&quot;-&quot;);ROW([.O$1:.O25]))+[.$K25]-1)" office:value-type="float" office:value="-0.299999999999997" calcext:value-type="float">
            <text:p>-0.299999999999997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table:style-name="ce46"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many_vox-feature_10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office:value-type="float" office:value="71.8" calcext:value-type="float">
            <text:p>71.8</text:p>
          </table:table-cell>
          <table:table-cell office:value-type="float" office:value="71.5" calcext:value-type="float">
            <text:p>71.5</text:p>
          </table:table-cell>
          <table:table-cell office:value-type="float" office:value="70.8" calcext:value-type="float">
            <text:p>70.8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6]-INDEX([.E:.E];LOOKUP(2;1/([.L$1:.L26]=&quot;-&quot;);ROW([.L$1:.L26]))+[.$K26]-1)" office:value-type="float" office:value="-0.400000000000006" calcext:value-type="float">
            <text:p>-0.400000000000006</text:p>
          </table:table-cell>
          <table:table-cell table:style-name="ce51" table:formula="of:=[.F26]-INDEX([.F:.F];LOOKUP(2;1/([.M$1:.M26]=&quot;-&quot;);ROW([.M$1:.M26]))+[.$K26]-1)" office:value-type="float" office:value="-0.400000000000006" calcext:value-type="float">
            <text:p>-0.400000000000006</text:p>
          </table:table-cell>
          <table:table-cell table:style-name="ce51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299999999999997" calcext:value-type="float">
            <text:p>-0.299999999999997</text:p>
          </table:table-cell>
          <table:table-cell table:style-name="ce51" table:formula="of:=[.G26]-INDEX([.G:.G];LOOKUP(2;1/([.O$1:.O26]=&quot;-&quot;);ROW([.O$1:.O26]))+[.$K26]-1)" office:value-type="float" office:value="-0.700000000000003" calcext:value-type="float">
            <text:p>-0.700000000000003</text:p>
          </table:table-cell>
          <table:table-cell table:number-columns-repeated="4"/>
          <table:table-cell table:style-name="ce45" office:value-type="string" calcext:value-type="string">
            <text:p>20-rate_10e-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tive-t1/25-many_vox-feature_20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office:value-type="float" office:value="71.1" calcext:value-type="float">
            <text:p>71.1</text:p>
          </table:table-cell>
          <table:table-cell office:value-type="float" office:value="71.4" calcext:value-type="float">
            <text:p>71.4</text:p>
          </table:table-cell>
          <table:table-cell table:number-columns-repeated="2"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7]-INDEX([.E:.E];LOOKUP(2;1/([.L$1:.L27]=&quot;-&quot;);ROW([.L$1:.L27]))+[.$K27]-1)" office:value-type="float" office:value="-0.400000000000006" calcext:value-type="float">
            <text:p>-0.400000000000006</text:p>
          </table:table-cell>
          <table:table-cell table:style-name="ce51" table:formula="of:=[.F27]-INDEX([.F:.F];LOOKUP(2;1/([.M$1:.M27]=&quot;-&quot;);ROW([.M$1:.M27]))+[.$K27]-1)" office:value-type="float" office:value="0" calcext:value-type="float">
            <text:p>0</text:p>
          </table:table-cell>
          <table:table-cell table:style-name="ce51" table:formula="of:=IF([.B27]-[.D27]&lt;0;&quot;?&quot;;MAX((INDEX([.E:.E];LOOKUP(2;1/([.N$1:.N27]=&quot;-&quot;);ROW([.N$1:.N27]))+[.$K27]-1)-INDEX([.G:.G];LOOKUP(2;1/([.N$1:.N27]=&quot;-&quot;);ROW([.N$1:.N27]))+[.$K27]-1));0)-([.E27]-[.G27]))" office:value-type="float" office:value="0" calcext:value-type="float">
            <text:p>0</text:p>
          </table:table-cell>
          <table:table-cell table:style-name="ce51" table:formula="of:=[.G27]-INDEX([.G:.G];LOOKUP(2;1/([.O$1:.O27]=&quot;-&quot;);ROW([.O$1:.O27]))+[.$K27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3" calcext:value-type="float">
            <text:p>73.3</text:p>
          </table:table-cell>
          <table:table-cell table:style-name="Default" table:number-columns-repeated="5"/>
          <table:table-cell table:number-columns-repeated="16359"/>
        </table:table-row>
        <table:table-row table:style-name="ro1">
          <table:table-cell office:value-type="string" calcext:value-type="string">
            <text:p>native-t1/26-many_vox-feature_30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7" calcext:value-type="float">
            <text:p>71.7</text:p>
          </table:table-cell>
          <table:table-cell office:value-type="float" office:value="71.9" calcext:value-type="float">
            <text:p>71.9</text:p>
          </table:table-cell>
          <table:table-cell office:value-type="float" office:value="70.4" calcext:value-type="float">
            <text:p>70.4</text:p>
          </table:table-cell>
          <table:table-cell office:value-type="float" office:value="71.5" calcext:value-type="float">
            <text:p>71.5</text:p>
          </table:table-cell>
          <table:table-cell office:value-type="float" office:value="71.4" calcext:value-type="float">
            <text:p>71.4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8]-INDEX([.E:.E];LOOKUP(2;1/([.L$1:.L28]=&quot;-&quot;);ROW([.L$1:.L28]))+[.$K28]-1)" office:value-type="float" office:value="-0.5" calcext:value-type="float">
            <text:p>-0.5</text:p>
          </table:table-cell>
          <table:table-cell table:style-name="ce51" table:formula="of:=[.F28]-INDEX([.F:.F];LOOKUP(2;1/([.M$1:.M28]=&quot;-&quot;);ROW([.M$1:.M28]))+[.$K28]-1)" office:value-type="float" office:value="0" calcext:value-type="float">
            <text:p>0</text:p>
          </table:table-cell>
          <table:table-cell table:style-name="ce51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599999999999994" calcext:value-type="float">
            <text:p>-0.599999999999994</text:p>
          </table:table-cell>
          <table:table-cell table:style-name="ce51" table:formula="of:=[.G28]-INDEX([.G:.G];LOOKUP(2;1/([.O$1:.O28]=&quot;-&quot;);ROW([.O$1:.O28]))+[.$K28]-1)" office:value-type="float" office:value="-1.09999999999999" calcext:value-type="float">
            <text:p>-1.09999999999999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2.9" calcext:value-type="float">
            <text:p>72.9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many_vox-feature_40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9" calcext:value-type="float">
            <text:p>69.9</text:p>
          </table:table-cell>
          <table:table-cell office:value-type="float" office:value="71.7" calcext:value-type="float">
            <text:p>71.7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29]-INDEX([.E:.E];LOOKUP(2;1/([.L$1:.L29]=&quot;-&quot;);ROW([.L$1:.L29]))+[.$K29]-1)" office:value-type="float" office:value="-0.200000000000003" calcext:value-type="float">
            <text:p>-0.200000000000003</text:p>
          </table:table-cell>
          <table:table-cell table:style-name="ce51" table:formula="of:=[.F29]-INDEX([.F:.F];LOOKUP(2;1/([.M$1:.M29]=&quot;-&quot;);ROW([.M$1:.M29]))+[.$K29]-1)" office:value-type="float" office:value="-0.200000000000003" calcext:value-type="float">
            <text:p>-0.200000000000003</text:p>
          </table:table-cell>
          <table:table-cell table:style-name="ce51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1.39999999999999" calcext:value-type="float">
            <text:p>-1.39999999999999</text:p>
          </table:table-cell>
          <table:table-cell table:style-name="ce51" table:formula="of:=[.G29]-INDEX([.G:.G];LOOKUP(2;1/([.O$1:.O29]=&quot;-&quot;);ROW([.O$1:.O29]))+[.$K29]-1)" office:value-type="float" office:value="-1.59999999999999" calcext:value-type="float">
            <text:p>-1.59999999999999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4" calcext:value-type="float">
            <text:p>73.4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many_vox-balance_025</text:p>
          </table:table-cell>
          <table:table-cell office:value-type="float" office:value="63.1" calcext:value-type="float">
            <text:p>63.1</text:p>
          </table:table-cell>
          <table:table-cell office:value-type="float" office:value="60.8" calcext:value-type="float">
            <text:p>60.8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5.6" calcext:value-type="float">
            <text:p>65.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4.9" calcext:value-type="float">
            <text:p>64.9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30]-INDEX([.E:.E];LOOKUP(2;1/([.L$1:.L30]=&quot;-&quot;);ROW([.L$1:.L30]))+[.$K30]-1)" office:value-type="float" office:value="-7" calcext:value-type="float">
            <text:p>-7</text:p>
          </table:table-cell>
          <table:table-cell table:style-name="ce51" table:formula="of:=[.F30]-INDEX([.F:.F];LOOKUP(2;1/([.M$1:.M30]=&quot;-&quot;);ROW([.M$1:.M30]))+[.$K30]-1)" office:value-type="float" office:value="-6.30000000000001" calcext:value-type="float">
            <text:p>-6.30000000000001</text:p>
          </table:table-cell>
          <table:table-cell table:style-name="ce51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3.5" calcext:value-type="float">
            <text:p>-3.5</text:p>
          </table:table-cell>
          <table:table-cell table:style-name="ce51" table:formula="of:=[.G30]-INDEX([.G:.G];LOOKUP(2;1/([.O$1:.O30]=&quot;-&quot;);ROW([.O$1:.O30]))+[.$K30]-1)" office:value-type="float" office:value="-10.5" calcext:value-type="float">
            <text:p>-10.5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5" calcext:value-type="float">
            <text:p>73.5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many_vox-balance_05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1.5" calcext:value-type="float">
            <text:p>61.5</text:p>
          </table:table-cell>
          <table:table-cell office:value-type="float" office:value="60.3" calcext:value-type="float">
            <text:p>60.3</text:p>
          </table:table-cell>
          <table:table-cell office:value-type="float" office:value="59.8" calcext:value-type="float">
            <text:p>59.8</text:p>
          </table:table-cell>
          <table:table-cell office:value-type="float" office:value="53.6" calcext:value-type="float">
            <text:p>53.6</text:p>
          </table:table-cell>
          <table:table-cell office:value-type="float" office:value="60.2" calcext:value-type="float">
            <text:p>60.2</text:p>
          </table:table-cell>
          <table:table-cell office:value-type="float" office:value="58.8" calcext:value-type="float">
            <text:p>58.8</text:p>
          </table:table-cell>
          <table:table-cell office:value-type="float" office:value="54.5" calcext:value-type="float">
            <text:p>54.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31]-INDEX([.E:.E];LOOKUP(2;1/([.L$1:.L31]=&quot;-&quot;);ROW([.L$1:.L31]))+[.$K31]-1)" office:value-type="float" office:value="-11.9" calcext:value-type="float">
            <text:p>-11.9</text:p>
          </table:table-cell>
          <table:table-cell table:style-name="ce51" table:formula="of:=[.F31]-INDEX([.F:.F];LOOKUP(2;1/([.M$1:.M31]=&quot;-&quot;);ROW([.M$1:.M31]))+[.$K31]-1)" office:value-type="float" office:value="-12.1" calcext:value-type="float">
            <text:p>-12.1</text:p>
          </table:table-cell>
          <table:table-cell table:style-name="ce51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5.99999999999999" calcext:value-type="float">
            <text:p>-5.99999999999999</text:p>
          </table:table-cell>
          <table:table-cell table:style-name="ce51" table:formula="of:=[.G31]-INDEX([.G:.G];LOOKUP(2;1/([.O$1:.O31]=&quot;-&quot;);ROW([.O$1:.O31]))+[.$K31]-1)" office:value-type="float" office:value="-17.9" calcext:value-type="float">
            <text:p>-17.9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2.3" calcext:value-type="float">
            <text:p>72.3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many_vox-balance_075</text:p>
          </table:table-cell>
          <table:table-cell office:value-type="float" office:value="69.3" calcext:value-type="float">
            <text:p>69.3</text:p>
          </table:table-cell>
          <table:table-cell office:value-type="float" office:value="61.7" calcext:value-type="float">
            <text:p>61.7</text:p>
          </table:table-cell>
          <table:table-cell office:value-type="float" office:value="62.6" calcext:value-type="float">
            <text:p>62.6</text:p>
          </table:table-cell>
          <table:table-cell office:value-type="float" office:value="59.7" calcext:value-type="float">
            <text:p>59.7</text:p>
          </table:table-cell>
          <table:table-cell office:value-type="float" office:value="59.4" calcext:value-type="float">
            <text:p>59.4</text:p>
          </table:table-cell>
          <table:table-cell office:value-type="float" office:value="51.3" calcext:value-type="float">
            <text:p>51.3</text:p>
          </table:table-cell>
          <table:table-cell office:value-type="float" office:value="59.8" calcext:value-type="float">
            <text:p>59.8</text:p>
          </table:table-cell>
          <table:table-cell office:value-type="float" office:value="58.2" calcext:value-type="float">
            <text:p>58.2</text:p>
          </table:table-cell>
          <table:table-cell office:value-type="float" office:value="52.4" calcext:value-type="float">
            <text:p>52.4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32]-INDEX([.E:.E];LOOKUP(2;1/([.L$1:.L32]=&quot;-&quot;);ROW([.L$1:.L32]))+[.$K32]-1)" office:value-type="float" office:value="-12.5" calcext:value-type="float">
            <text:p>-12.5</text:p>
          </table:table-cell>
          <table:table-cell table:style-name="ce51" table:formula="of:=[.F32]-INDEX([.F:.F];LOOKUP(2;1/([.M$1:.M32]=&quot;-&quot;);ROW([.M$1:.M32]))+[.$K32]-1)" office:value-type="float" office:value="-12.5" calcext:value-type="float">
            <text:p>-12.5</text:p>
          </table:table-cell>
          <table:table-cell table:style-name="ce51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7.7" calcext:value-type="float">
            <text:p>-7.7</text:p>
          </table:table-cell>
          <table:table-cell table:style-name="ce51" table:formula="of:=[.G32]-INDEX([.G:.G];LOOKUP(2;1/([.O$1:.O32]=&quot;-&quot;);ROW([.O$1:.O32]))+[.$K32]-1)" office:value-type="float" office:value="-20.2" calcext:value-type="float">
            <text:p>-20.2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4" calcext:value-type="float">
            <text:p>73.4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many_vox-balance_100</text:p>
          </table:table-cell>
          <table:table-cell office:value-type="float" office:value="64.9" calcext:value-type="float">
            <text:p>64.9</text:p>
          </table:table-cell>
          <table:table-cell office:value-type="float" office:value="61.3" calcext:value-type="float">
            <text:p>61.3</text:p>
          </table:table-cell>
          <table:table-cell office:value-type="float" office:value="62" calcext:value-type="float">
            <text:p>62</text:p>
          </table:table-cell>
          <table:table-cell office:value-type="float" office:value="52.3" calcext:value-type="float">
            <text:p>52.3</text:p>
          </table:table-cell>
          <table:table-cell office:value-type="float" office:value="53.7" calcext:value-type="float">
            <text:p>53.7</text:p>
          </table:table-cell>
          <table:table-cell office:value-type="float" office:value="46.8" calcext:value-type="float">
            <text:p>46.8</text:p>
          </table:table-cell>
          <table:table-cell office:value-type="float" office:value="52.4" calcext:value-type="float">
            <text:p>52.4</text:p>
          </table:table-cell>
          <table:table-cell office:value-type="float" office:value="53.2" calcext:value-type="float">
            <text:p>53.2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33]-INDEX([.E:.E];LOOKUP(2;1/([.L$1:.L33]=&quot;-&quot;);ROW([.L$1:.L33]))+[.$K33]-1)" office:value-type="float" office:value="-19.9" calcext:value-type="float">
            <text:p>-19.9</text:p>
          </table:table-cell>
          <table:table-cell table:style-name="ce51" table:formula="of:=[.F33]-INDEX([.F:.F];LOOKUP(2;1/([.M$1:.M33]=&quot;-&quot;);ROW([.M$1:.M33]))+[.$K33]-1)" office:value-type="float" office:value="-18.2" calcext:value-type="float">
            <text:p>-18.2</text:p>
          </table:table-cell>
          <table:table-cell table:style-name="ce51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4.8" calcext:value-type="float">
            <text:p>-4.8</text:p>
          </table:table-cell>
          <table:table-cell table:style-name="ce51" table:formula="of:=[.G33]-INDEX([.G:.G];LOOKUP(2;1/([.O$1:.O33]=&quot;-&quot;);ROW([.O$1:.O33]))+[.$K33]-1)" office:value-type="float" office:value="-24.7" calcext:value-type="float">
            <text:p>-24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32-many_vox-reinclude</text:p>
          </table:table-cell>
          <table:table-cell office:value-type="float" office:value="72.6" calcext:value-type="float">
            <text:p>72.6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72.6" calcext:value-type="float">
            <text:p>72.6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72.2" calcext:value-type="float">
            <text:p>72.2</text:p>
          </table:table-cell>
          <table:table-cell office:value-type="float" office:value="71" calcext:value-type="float">
            <text:p>7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34]-INDEX([.E:.E];LOOKUP(2;1/([.L$1:.L34]=&quot;-&quot;);ROW([.L$1:.L34]))+[.$K34]-1)" office:value-type="float" office:value="0.399999999999992" calcext:value-type="float">
            <text:p>0.399999999999992</text:p>
          </table:table-cell>
          <table:table-cell table:style-name="ce51" table:formula="of:=[.F34]-INDEX([.F:.F];LOOKUP(2;1/([.M$1:.M34]=&quot;-&quot;);ROW([.M$1:.M34]))+[.$K34]-1)" office:value-type="float" office:value="-0.300000000000011" calcext:value-type="float">
            <text:p>-0.300000000000011</text:p>
          </table:table-cell>
          <table:table-cell table:style-name="ce51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-1.3" calcext:value-type="float">
            <text:p>-1.3</text:p>
          </table:table-cell>
          <table:table-cell table:style-name="ce51" table:formula="of:=[.G34]-INDEX([.G:.G];LOOKUP(2;1/([.O$1:.O34]=&quot;-&quot;);ROW([.O$1:.O34]))+[.$K34]-1)" office:value-type="float" office:value="-0.900000000000006" calcext:value-type="float">
            <text:p>-0.900000000000006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3-many_vox-CLR-aug</text:p>
          </table:table-cell>
          <table:table-cell office:value-type="float" office:value="72.8" calcext:value-type="float">
            <text:p>72.8</text:p>
          </table:table-cell>
          <table:table-cell office:value-type="float" office:value="72.6" calcext:value-type="float">
            <text:p>72.6</text:p>
          </table:table-cell>
          <table:table-cell office:value-type="float" office:value="70.3" calcext:value-type="float">
            <text:p>70.3</text:p>
          </table:table-cell>
          <table:table-cell office:value-type="float" office:value="72.9" calcext:value-type="float">
            <text:p>72.9</text:p>
          </table:table-cell>
          <table:table-cell office:value-type="float" office:value="72.3" calcext:value-type="float">
            <text:p>72.3</text:p>
          </table:table-cell>
          <table:table-cell office:value-type="float" office:value="70.3" calcext:value-type="float">
            <text:p>70.3</text:p>
          </table:table-cell>
          <table:table-cell office:value-type="float" office:value="72.5" calcext:value-type="float">
            <text:p>72.5</text:p>
          </table:table-cell>
          <table:table-cell office:value-type="float" office:value="71.7" calcext:value-type="float">
            <text:p>71.7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35]-INDEX([.E:.E];LOOKUP(2;1/([.L$1:.L35]=&quot;-&quot;);ROW([.L$1:.L35]))+[.$K35]-1)" office:value-type="float" office:value="0.700000000000003" calcext:value-type="float">
            <text:p>0.700000000000003</text:p>
          </table:table-cell>
          <table:table-cell table:style-name="ce51" table:formula="of:=[.F35]-INDEX([.F:.F];LOOKUP(2;1/([.M$1:.M35]=&quot;-&quot;);ROW([.M$1:.M35]))+[.$K35]-1)" office:value-type="float" office:value="0.399999999999992" calcext:value-type="float">
            <text:p>0.399999999999992</text:p>
          </table:table-cell>
          <table:table-cell table:style-name="ce51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1.90000000000001" calcext:value-type="float">
            <text:p>-1.90000000000001</text:p>
          </table:table-cell>
          <table:table-cell table:style-name="ce51" table:formula="of:=[.G35]-INDEX([.G:.G];LOOKUP(2;1/([.O$1:.O35]=&quot;-&quot;);ROW([.O$1:.O35]))+[.$K35]-1)" office:value-type="float" office:value="-1.2" calcext:value-type="float">
            <text:p>-1.2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8" calcext:value-type="float">
            <text:p>62.8</text:p>
          </table:table-cell>
          <table:table-cell office:value-type="float" office:value="65.4" calcext:value-type="float">
            <text:p>65.4</text:p>
          </table:table-cell>
          <table:table-cell office:value-type="float" office:value="66.4" calcext:value-type="float">
            <text:p>66.4</text:p>
          </table:table-cell>
          <table:table-cell office:value-type="float" office:value="62.7" calcext:value-type="float">
            <text:p>62.7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5.8" calcext:value-type="float">
            <text:p>65.8</text:p>
          </table:table-cell>
          <table:table-cell office:value-type="float" office:value="61.7" calcext:value-type="float">
            <text:p>61.7</text:p>
          </table:table-cell>
          <table:table-cell office:value-type="float" office:value="64.9" calcext:value-type="float">
            <text:p>64.9</text:p>
          </table:table-cell>
          <table:table-cell office:value-type="float" office:value="65.3" calcext:value-type="float">
            <text:p>65.3</text:p>
          </table:table-cell>
          <table:table-cell office:value-type="float" office:value="61.8" calcext:value-type="float">
            <text:p>61.8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37]-INDEX([.E:.E];LOOKUP(2;1/([.L$1:.L37]=&quot;-&quot;);ROW([.L$1:.L37]))+[.$K37]-1)" office:value-type="float" office:value="2.40000000000001" calcext:value-type="float">
            <text:p>2.40000000000001</text:p>
          </table:table-cell>
          <table:table-cell table:style-name="ce51" table:formula="of:=[.F37]-INDEX([.F:.F];LOOKUP(2;1/([.M$1:.M37]=&quot;-&quot;);ROW([.M$1:.M37]))+[.$K37]-1)" office:value-type="float" office:value="0.399999999999992" calcext:value-type="float">
            <text:p>0.399999999999992</text:p>
          </table:table-cell>
          <table:table-cell table:style-name="ce51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-3.5" calcext:value-type="float">
            <text:p>-3.5</text:p>
          </table:table-cell>
          <table:table-cell table:style-name="ce51" table:formula="of:=[.G37]-INDEX([.G:.G];LOOKUP(2;1/([.O$1:.O37]=&quot;-&quot;);ROW([.O$1:.O37]))+[.$K37]-1)" office:value-type="float" office:value="-4.7" calcext:value-type="float">
            <text:p>-4.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9" calcext:value-type="float">
            <text:p>65.9</text:p>
          </table:table-cell>
          <table:table-cell office:value-type="float" office:value="66.5" calcext:value-type="float">
            <text:p>66.5</text:p>
          </table:table-cell>
          <table:table-cell office:value-type="float" office:value="60.4" calcext:value-type="float">
            <text:p>60.4</text:p>
          </table:table-cell>
          <table:table-cell office:value-type="float" office:value="65.6" calcext:value-type="float">
            <text:p>65.6</text:p>
          </table:table-cell>
          <table:table-cell office:value-type="float" office:value="66.1" calcext:value-type="float">
            <text:p>66.1</text:p>
          </table:table-cell>
          <table:table-cell office:value-type="float" office:value="60.2" calcext:value-type="float">
            <text:p>60.2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38]-INDEX([.E:.E];LOOKUP(2;1/([.L$1:.L38]=&quot;-&quot;);ROW([.L$1:.L38]))+[.$K38]-1)" office:value-type="float" office:value="3.10000000000001" calcext:value-type="float">
            <text:p>3.10000000000001</text:p>
          </table:table-cell>
          <table:table-cell table:style-name="ce51" table:formula="of:=[.F38]-INDEX([.F:.F];LOOKUP(2;1/([.M$1:.M38]=&quot;-&quot;);ROW([.M$1:.M38]))+[.$K38]-1)" office:value-type="float" office:value="1.09999999999999" calcext:value-type="float">
            <text:p>1.09999999999999</text:p>
          </table:table-cell>
          <table:table-cell table:style-name="ce51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-5.50000000000001" calcext:value-type="float">
            <text:p>-5.50000000000001</text:p>
          </table:table-cell>
          <table:table-cell table:style-name="ce51" table:formula="of:=[.G38]-INDEX([.G:.G];LOOKUP(2;1/([.O$1:.O38]=&quot;-&quot;);ROW([.O$1:.O38]))+[.$K38]-1)" office:value-type="float" office:value="-6.00000000000001" calcext:value-type="float">
            <text:p>-6.0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.7" calcext:value-type="float">
            <text:p>65.7</text:p>
          </table:table-cell>
          <table:table-cell office:value-type="float" office:value="63.8" calcext:value-type="float">
            <text:p>63.8</text:p>
          </table:table-cell>
          <table:table-cell table:number-columns-repeated="2" office:value-type="float" office:value="65.5" calcext:value-type="float">
            <text:p>65.5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39]-INDEX([.E:.E];LOOKUP(2;1/([.L$1:.L39]=&quot;-&quot;);ROW([.L$1:.L39]))+[.$K39]-1)" office:value-type="float" office:value="1.2" calcext:value-type="float">
            <text:p>1.2</text:p>
          </table:table-cell>
          <table:table-cell table:style-name="ce51" table:formula="of:=[.F39]-INDEX([.F:.F];LOOKUP(2;1/([.M$1:.M39]=&quot;-&quot;);ROW([.M$1:.M39]))+[.$K39]-1)" office:value-type="float" office:value="0.299999999999997" calcext:value-type="float">
            <text:p>0.299999999999997</text:p>
          </table:table-cell>
          <table:table-cell table:style-name="ce51" table:formula="of:=IF([.B39]-[.D39]&lt;0;&quot;?&quot;;MAX((INDEX([.E:.E];LOOKUP(2;1/([.N$1:.N39]=&quot;-&quot;);ROW([.N$1:.N39]))+[.$K39]-1)-INDEX([.G:.G];LOOKUP(2;1/([.N$1:.N39]=&quot;-&quot;);ROW([.N$1:.N39]))+[.$K39]-1));0)-([.E39]-[.G39]))" office:value-type="string" office:string-value="?" calcext:value-type="string">
            <text:p>?</text:p>
          </table:table-cell>
          <table:table-cell table:style-name="ce51" table:formula="of:=[.G39]-INDEX([.G:.G];LOOKUP(2;1/([.O$1:.O39]=&quot;-&quot;);ROW([.O$1:.O39]))+[.$K39]-1)" office:value-type="float" office:value="-0.700000000000003" calcext:value-type="float">
            <text:p>-0.70000000000000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4.1" calcext:value-type="float">
            <text:p>64.1</text:p>
          </table:table-cell>
          <table:table-cell office:value-type="float" office:value="65.2" calcext:value-type="float">
            <text:p>65.2</text:p>
          </table:table-cell>
          <table:table-cell office:value-type="float" office:value="62.7" calcext:value-type="float">
            <text:p>62.7</text:p>
          </table:table-cell>
          <table:table-cell office:value-type="float" office:value="63.8" calcext:value-type="float">
            <text:p>63.8</text:p>
          </table:table-cell>
          <table:table-cell office:value-type="float" office:value="64.9" calcext:value-type="float">
            <text:p>64.9</text:p>
          </table:table-cell>
          <table:table-cell office:value-type="float" office:value="62.3" calcext:value-type="float">
            <text:p>62.3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40]-INDEX([.E:.E];LOOKUP(2;1/([.L$1:.L40]=&quot;-&quot;);ROW([.L$1:.L40]))+[.$K40]-1)" office:value-type="float" office:value="1.3" calcext:value-type="float">
            <text:p>1.3</text:p>
          </table:table-cell>
          <table:table-cell table:style-name="ce51" table:formula="of:=[.F40]-INDEX([.F:.F];LOOKUP(2;1/([.M$1:.M40]=&quot;-&quot;);ROW([.M$1:.M40]))+[.$K40]-1)" office:value-type="float" office:value="-0.200000000000003" calcext:value-type="float">
            <text:p>-0.200000000000003</text:p>
          </table:table-cell>
          <table:table-cell table:style-name="ce51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1.39999999999999" calcext:value-type="float">
            <text:p>-1.39999999999999</text:p>
          </table:table-cell>
          <table:table-cell table:style-name="ce51" table:formula="of:=[.G40]-INDEX([.G:.G];LOOKUP(2;1/([.O$1:.O40]=&quot;-&quot;);ROW([.O$1:.O40]))+[.$K40]-1)" office:value-type="float" office:value="-3.7" calcext:value-type="float">
            <text:p>-3.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targets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.4" calcext:value-type="float">
            <text:p>72.4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72.1" calcext:value-type="float">
            <text:p>72.1</text:p>
          </table:table-cell>
          <table:table-cell office:value-type="float" office:value="70.6" calcext:value-type="float">
            <text:p>70.6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41]-INDEX([.E:.E];LOOKUP(2;1/([.L$1:.L41]=&quot;-&quot;);ROW([.L$1:.L41]))+[.$K41]-1)" office:value-type="float" office:value="9.60000000000001" calcext:value-type="float">
            <text:p>9.60000000000001</text:p>
          </table:table-cell>
          <table:table-cell table:style-name="ce51" table:formula="of:=[.F41]-INDEX([.F:.F];LOOKUP(2;1/([.M$1:.M41]=&quot;-&quot;);ROW([.M$1:.M41]))+[.$K41]-1)" office:value-type="float" office:value="5.8" calcext:value-type="float">
            <text:p>5.8</text:p>
          </table:table-cell>
          <table:table-cell table:style-name="ce51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-2.5" calcext:value-type="float">
            <text:p>-2.5</text:p>
          </table:table-cell>
          <table:table-cell table:style-name="ce51" table:formula="of:=[.G41]-INDEX([.G:.G];LOOKUP(2;1/([.O$1:.O41]=&quot;-&quot;);ROW([.O$1:.O41]))+[.$K41]-1)" office:value-type="float" office:value="3.5" calcext:value-type="float">
            <text:p>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7-many_vox-single_roi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3.2" calcext:value-type="float">
            <text:p>73.2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office:value-type="float" office:value="72.9" calcext:value-type="float">
            <text:p>72.9</text:p>
          </table:table-cell>
          <table:table-cell office:value-type="float" office:value="71" calcext:value-type="float">
            <text:p>71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6" calcext:value-type="float">
            <text:p>6</text:p>
          </table:table-cell>
          <table:table-cell table:style-name="ce51" table:formula="of:=[.E42]-INDEX([.E:.E];LOOKUP(2;1/([.L$1:.L42]=&quot;-&quot;);ROW([.L$1:.L42]))+[.$K42]-1)" office:value-type="float" office:value="0.799999999999997" calcext:value-type="float">
            <text:p>0.799999999999997</text:p>
          </table:table-cell>
          <table:table-cell table:style-name="ce51" table:formula="of:=[.F42]-INDEX([.F:.F];LOOKUP(2;1/([.M$1:.M42]=&quot;-&quot;);ROW([.M$1:.M42]))+[.$K42]-1)" office:value-type="float" office:value="0.299999999999997" calcext:value-type="float">
            <text:p>0.299999999999997</text:p>
          </table:table-cell>
          <table:table-cell table:style-name="ce51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-0.5" calcext:value-type="float">
            <text:p>-0.5</text:p>
          </table:table-cell>
          <table:table-cell table:style-name="ce51" table:formula="of:=[.G42]-INDEX([.G:.G];LOOKUP(2;1/([.O$1:.O42]=&quot;-&quot;);ROW([.O$1:.O42]))+[.$K42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8-many_vox-single_brain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1.3" calcext:value-type="float">
            <text:p>71.3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1" calcext:value-type="float">
            <text:p>71.1</text:p>
          </table:table-cell>
          <table:table-cell table:style-name="ce7" office:value-type="float" office:value="7" calcext:value-type="float">
            <text:p>7</text:p>
          </table:table-cell>
          <table:table-cell table:style-name="ce51" table:formula="of:=[.E43]-INDEX([.E:.E];LOOKUP(2;1/([.L$1:.L43]=&quot;-&quot;);ROW([.L$1:.L43]))+[.$K43]-1)" office:value-type="float" office:value="-0.900000000000006" calcext:value-type="float">
            <text:p>-0.900000000000006</text:p>
          </table:table-cell>
          <table:table-cell table:style-name="ce51" table:formula="of:=[.F43]-INDEX([.F:.F];LOOKUP(2;1/([.M$1:.M43]=&quot;-&quot;);ROW([.M$1:.M43]))+[.$K43]-1)" office:value-type="float" office:value="0.200000000000003" calcext:value-type="float">
            <text:p>0.200000000000003</text:p>
          </table:table-cell>
          <table:table-cell table:style-name="ce51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2" calcext:value-type="float">
            <text:p>2</text:p>
          </table:table-cell>
          <table:table-cell table:style-name="ce51" table:formula="of:=[.G43]-INDEX([.G:.G];LOOKUP(2;1/([.O$1:.O43]=&quot;-&quot;);ROW([.O$1:.O43]))+[.$K43]-1)" office:value-type="float" office:value="1.09999999999999" calcext:value-type="float">
            <text:p>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many_vox-CLR</text:p>
          </table:table-cell>
          <table:table-cell office:value-type="float" office:value="70.8" calcext:value-type="float">
            <text:p>70.8</text:p>
          </table:table-cell>
          <table:table-cell office:value-type="float" office:value="71.8" calcext:value-type="float">
            <text:p>71.8</text:p>
          </table:table-cell>
          <table:table-cell office:value-type="float" office:value="69.8" calcext:value-type="float">
            <text:p>69.8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0" calcext:value-type="float">
            <text:p>70</text:p>
          </table:table-cell>
          <table:table-cell office:value-type="float" office:value="70.6" calcext:value-type="float">
            <text:p>70.6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table:style-name="ce7" office:value-type="float" office:value="7" calcext:value-type="float">
            <text:p>7</text:p>
          </table:table-cell>
          <table:table-cell table:style-name="ce51" table:formula="of:=[.E44]-INDEX([.E:.E];LOOKUP(2;1/([.L$1:.L44]=&quot;-&quot;);ROW([.L$1:.L44]))+[.$K44]-1)" office:value-type="float" office:value="-2.3" calcext:value-type="float">
            <text:p>-2.3</text:p>
          </table:table-cell>
          <table:table-cell table:style-name="ce51" table:formula="of:=[.F44]-INDEX([.F:.F];LOOKUP(2;1/([.M$1:.M44]=&quot;-&quot;);ROW([.M$1:.M44]))+[.$K44]-1)" office:value-type="float" office:value="0" calcext:value-type="float">
            <text:p>0</text:p>
          </table:table-cell>
          <table:table-cell table:style-name="ce51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2.09999999999999" calcext:value-type="float">
            <text:p>2.09999999999999</text:p>
          </table:table-cell>
          <table:table-cell table:style-name="ce51" table:formula="of:=[.G44]-INDEX([.G:.G];LOOKUP(2;1/([.O$1:.O44]=&quot;-&quot;);ROW([.O$1:.O44]))+[.$K44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many_vox-CL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5" calcext:value-type="float">
            <text:p>70.5</text:p>
          </table:table-cell>
          <table:table-cell office:value-type="float" office:value="69.7" calcext:value-type="float">
            <text:p>69.7</text:p>
          </table:table-cell>
          <table:table-cell office:value-type="float" office:value="68.2" calcext:value-type="float">
            <text:p>68.2</text:p>
          </table:table-cell>
          <table:table-cell office:value-type="float" office:value="70.1" calcext:value-type="float">
            <text:p>70.1</text:p>
          </table:table-cell>
          <table:table-cell office:value-type="float" office:value="70.4" calcext:value-type="float">
            <text:p>70.4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45]-INDEX([.E:.E];LOOKUP(2;1/([.L$1:.L45]=&quot;-&quot;);ROW([.L$1:.L45]))+[.$K45]-1)" office:value-type="float" office:value="-0.400000000000006" calcext:value-type="float">
            <text:p>-0.400000000000006</text:p>
          </table:table-cell>
          <table:table-cell table:style-name="ce51" table:formula="of:=[.F45]-INDEX([.F:.F];LOOKUP(2;1/([.M$1:.M45]=&quot;-&quot;);ROW([.M$1:.M45]))+[.$K45]-1)" office:value-type="float" office:value="-1.8" calcext:value-type="float">
            <text:p>-1.8</text:p>
          </table:table-cell>
          <table:table-cell table:style-name="ce51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-1.39999999999999" calcext:value-type="float">
            <text:p>-1.39999999999999</text:p>
          </table:table-cell>
          <table:table-cell table:style-name="ce51" table:formula="of:=[.G45]-INDEX([.G:.G];LOOKUP(2;1/([.O$1:.O45]=&quot;-&quot;);ROW([.O$1:.O45]))+[.$K45]-1)" office:value-type="float" office:value="-1.8" calcext:value-type="float">
            <text:p>-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CR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8" calcext:value-type="float">
            <text:p>70.8</text:p>
          </table:table-cell>
          <table:table-cell office:value-type="float" office:value="72.3" calcext:value-type="float">
            <text:p>72.3</text:p>
          </table:table-cell>
          <table:table-cell office:value-type="float" office:value="68.7" calcext:value-type="float">
            <text:p>68.7</text:p>
          </table:table-cell>
          <table:table-cell office:value-type="float" office:value="70.5" calcext:value-type="float">
            <text:p>70.5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46]-INDEX([.E:.E];LOOKUP(2;1/([.L$1:.L46]=&quot;-&quot;);ROW([.L$1:.L46]))+[.$K46]-1)" office:value-type="float" office:value="-0.100000000000009" calcext:value-type="float">
            <text:p>-0.100000000000009</text:p>
          </table:table-cell>
          <table:table-cell table:style-name="ce51" table:formula="of:=[.F46]-INDEX([.F:.F];LOOKUP(2;1/([.M$1:.M46]=&quot;-&quot;);ROW([.M$1:.M46]))+[.$K46]-1)" office:value-type="float" office:value="0.799999999999997" calcext:value-type="float">
            <text:p>0.799999999999997</text:p>
          </table:table-cell>
          <table:table-cell table:style-name="ce51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-1.19999999999999" calcext:value-type="float">
            <text:p>-1.19999999999999</text:p>
          </table:table-cell>
          <table:table-cell table:style-name="ce51" table:formula="of:=[.G46]-INDEX([.G:.G];LOOKUP(2;1/([.O$1:.O46]=&quot;-&quot;);ROW([.O$1:.O46]))+[.$K46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LR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9" calcext:value-type="float">
            <text:p>69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2.1" calcext:value-type="float">
            <text:p>62.1</text:p>
          </table:table-cell>
          <table:table-cell office:value-type="float" office:value="68.7" calcext:value-type="float">
            <text:p>68.7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47]-INDEX([.E:.E];LOOKUP(2;1/([.L$1:.L47]=&quot;-&quot;);ROW([.L$1:.L47]))+[.$K47]-1)" office:value-type="float" office:value="-1.90000000000001" calcext:value-type="float">
            <text:p>-1.90000000000001</text:p>
          </table:table-cell>
          <table:table-cell table:style-name="ce51" table:formula="of:=[.F47]-INDEX([.F:.F];LOOKUP(2;1/([.M$1:.M47]=&quot;-&quot;);ROW([.M$1:.M47]))+[.$K47]-1)" office:value-type="float" office:value="-9.1" calcext:value-type="float">
            <text:p>-9.1</text:p>
          </table:table-cell>
          <table:table-cell table:style-name="ce51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0.600000000000009" calcext:value-type="float">
            <text:p>0.600000000000009</text:p>
          </table:table-cell>
          <table:table-cell table:style-name="ce51" table:formula="of:=[.G47]-INDEX([.G:.G];LOOKUP(2;1/([.O$1:.O47]=&quot;-&quot;);ROW([.O$1:.O47]))+[.$K47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9" calcext:value-type="float">
            <text:p>67.9</text:p>
          </table:table-cell>
          <table:table-cell office:value-type="float" office:value="64.2" calcext:value-type="float">
            <text:p>64.2</text:p>
          </table:table-cell>
          <table:table-cell office:value-type="float" office:value="69.6" calcext:value-type="float">
            <text:p>69.6</text:p>
          </table:table-cell>
          <table:table-cell office:value-type="float" office:value="67.8" calcext:value-type="float">
            <text:p>67.8</text:p>
          </table:table-cell>
          <table:table-cell office:value-type="float" office:value="64" calcext:value-type="float">
            <text:p>64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48]-INDEX([.E:.E];LOOKUP(2;1/([.L$1:.L48]=&quot;-&quot;);ROW([.L$1:.L48]))+[.$K48]-1)" office:value-type="float" office:value="-3" calcext:value-type="float">
            <text:p>-3</text:p>
          </table:table-cell>
          <table:table-cell table:style-name="ce51" table:formula="of:=[.F48]-INDEX([.F:.F];LOOKUP(2;1/([.M$1:.M48]=&quot;-&quot;);ROW([.M$1:.M48]))+[.$K48]-1)" office:value-type="float" office:value="-7.3" calcext:value-type="float">
            <text:p>-7.3</text:p>
          </table:table-cell>
          <table:table-cell table:style-name="ce51" table:formula="of:=IF([.B48]-[.D48]&lt;0;&quot;?&quot;;MAX((INDEX([.E:.E];LOOKUP(2;1/([.N$1:.N48]=&quot;-&quot;);ROW([.N$1:.N48]))+[.$K48]-1)-INDEX([.G:.G];LOOKUP(2;1/([.N$1:.N48]=&quot;-&quot;);ROW([.N$1:.N48]))+[.$K48]-1));0)-([.E48]-[.G48]))" office:value-type="string" office:string-value="?" calcext:value-type="string">
            <text:p>?</text:p>
          </table:table-cell>
          <table:table-cell table:style-name="ce51" table:formula="of:=[.G48]-INDEX([.G:.G];LOOKUP(2;1/([.O$1:.O48]=&quot;-&quot;);ROW([.O$1:.O48]))+[.$K48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R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.7" calcext:value-type="float">
            <text:p>68.7</text:p>
          </table:table-cell>
          <table:table-cell office:value-type="float" office:value="64" calcext:value-type="float">
            <text:p>64</text:p>
          </table:table-cell>
          <table:table-cell office:value-type="float" office:value="69.8" calcext:value-type="float">
            <text:p>69.8</text:p>
          </table:table-cell>
          <table:table-cell office:value-type="float" office:value="68.2" calcext:value-type="float">
            <text:p>68.2</text:p>
          </table:table-cell>
          <table:table-cell office:value-type="float" office:value="63.5" calcext:value-type="float">
            <text:p>63.5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49]-INDEX([.E:.E];LOOKUP(2;1/([.L$1:.L49]=&quot;-&quot;);ROW([.L$1:.L49]))+[.$K49]-1)" office:value-type="float" office:value="-2.2" calcext:value-type="float">
            <text:p>-2.2</text:p>
          </table:table-cell>
          <table:table-cell table:style-name="ce51" table:formula="of:=[.F49]-INDEX([.F:.F];LOOKUP(2;1/([.M$1:.M49]=&quot;-&quot;);ROW([.M$1:.M49]))+[.$K49]-1)" office:value-type="float" office:value="-7.5" calcext:value-type="float">
            <text:p>-7.5</text:p>
          </table:table-cell>
          <table:table-cell table:style-name="ce51" table:formula="of:=IF([.B49]-[.D49]&lt;0;&quot;?&quot;;MAX((INDEX([.E:.E];LOOKUP(2;1/([.N$1:.N49]=&quot;-&quot;);ROW([.N$1:.N49]))+[.$K49]-1)-INDEX([.G:.G];LOOKUP(2;1/([.N$1:.N49]=&quot;-&quot;);ROW([.N$1:.N49]))+[.$K49]-1));0)-([.E49]-[.G49]))" office:value-type="string" office:string-value="?" calcext:value-type="string">
            <text:p>?</text:p>
          </table:table-cell>
          <table:table-cell table:style-name="ce51" table:formula="of:=[.G49]-INDEX([.G:.G];LOOKUP(2;1/([.O$1:.O49]=&quot;-&quot;);ROW([.O$1:.O49]))+[.$K4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5.6" calcext:value-type="float">
            <text:p>65.6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50]-INDEX([.E:.E];LOOKUP(2;1/([.L$1:.L50]=&quot;-&quot;);ROW([.L$1:.L50]))+[.$K50]-1)" office:value-type="float" office:value="1.3" calcext:value-type="float">
            <text:p>1.3</text:p>
          </table:table-cell>
          <table:table-cell table:style-name="ce51" table:formula="of:=[.F50]-INDEX([.F:.F];LOOKUP(2;1/([.M$1:.M50]=&quot;-&quot;);ROW([.M$1:.M50]))+[.$K50]-1)" office:value-type="float" office:value="6.4" calcext:value-type="float">
            <text:p>6.4</text:p>
          </table:table-cell>
          <table:table-cell table:style-name="ce51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4.40000000000001" calcext:value-type="float">
            <text:p>-4.40000000000001</text:p>
          </table:table-cell>
          <table:table-cell table:style-name="ce51" table:formula="of:=[.G50]-INDEX([.G:.G];LOOKUP(2;1/([.O$1:.O50]=&quot;-&quot;);ROW([.O$1:.O50]))+[.$K50]-1)" office:value-type="float" office:value="-3.10000000000001" calcext:value-type="float">
            <text:p>-3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HLR-clinical_UHDRS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0.3" calcext:value-type="float">
            <text:p>70.3</text:p>
          </table:table-cell>
          <table:table-cell office:value-type="float" office:value="68.5" calcext:value-type="float">
            <text:p>68.5</text:p>
          </table:table-cell>
          <table:table-cell office:value-type="float" office:value="65.6" calcext:value-type="float">
            <text:p>65.6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51]-INDEX([.E:.E];LOOKUP(2;1/([.L$1:.L51]=&quot;-&quot;);ROW([.L$1:.L51]))+[.$K51]-1)" office:value-type="float" office:value="1.59999999999999" calcext:value-type="float">
            <text:p>1.59999999999999</text:p>
          </table:table-cell>
          <table:table-cell table:style-name="ce51" table:formula="of:=[.F51]-INDEX([.F:.F];LOOKUP(2;1/([.M$1:.M51]=&quot;-&quot;);ROW([.M$1:.M51]))+[.$K51]-1)" office:value-type="float" office:value="5.6" calcext:value-type="float">
            <text:p>5.6</text:p>
          </table:table-cell>
          <table:table-cell table:style-name="ce51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4.3" calcext:value-type="float">
            <text:p>-4.3</text:p>
          </table:table-cell>
          <table:table-cell table:style-name="ce51" table:formula="of:=[.G51]-INDEX([.G:.G];LOOKUP(2;1/([.O$1:.O51]=&quot;-&quot;);ROW([.O$1:.O51]))+[.$K51]-1)" office:value-type="float" office:value="-2.7" calcext:value-type="float">
            <text:p>-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HLR-clinical_all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.6" calcext:value-type="float">
            <text:p>69.6</text:p>
          </table:table-cell>
          <table:table-cell office:value-type="float" office:value="65.3" calcext:value-type="float">
            <text:p>65.3</text:p>
          </table:table-cell>
          <table:table-cell office:value-type="float" office:value="59.8" calcext:value-type="float">
            <text:p>59.8</text:p>
          </table:table-cell>
          <table:table-cell office:value-type="float" office:value="69.1" calcext:value-type="float">
            <text:p>69.1</text:p>
          </table:table-cell>
          <table:table-cell office:value-type="float" office:value="65.6" calcext:value-type="float">
            <text:p>65.6</text:p>
          </table:table-cell>
          <table:table-cell office:value-type="float" office:value="59.8" calcext:value-type="float">
            <text:p>59.8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52]-INDEX([.E:.E];LOOKUP(2;1/([.L$1:.L52]=&quot;-&quot;);ROW([.L$1:.L52]))+[.$K52]-1)" office:value-type="float" office:value="0.599999999999994" calcext:value-type="float">
            <text:p>0.599999999999994</text:p>
          </table:table-cell>
          <table:table-cell table:style-name="ce51" table:formula="of:=[.F52]-INDEX([.F:.F];LOOKUP(2;1/([.M$1:.M52]=&quot;-&quot;);ROW([.M$1:.M52]))+[.$K52]-1)" office:value-type="float" office:value="2.9" calcext:value-type="float">
            <text:p>2.9</text:p>
          </table:table-cell>
          <table:table-cell table:style-name="ce51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-9.5" calcext:value-type="float">
            <text:p>-9.5</text:p>
          </table:table-cell>
          <table:table-cell table:style-name="ce51" table:formula="of:=[.G52]-INDEX([.G:.G];LOOKUP(2;1/([.O$1:.O52]=&quot;-&quot;);ROW([.O$1:.O52]))+[.$K52]-1)" office:value-type="float" office:value="-8.90000000000001" calcext:value-type="float">
            <text:p>-8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69.9" calcext:value-type="float">
            <text:p>69.9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69.6" calcext:value-type="float">
            <text:p>69.6</text:p>
          </table:table-cell>
          <table:table-cell office:value-type="float" office:value="68.6" calcext:value-type="float">
            <text:p>68.6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53]-INDEX([.E:.E];LOOKUP(2;1/([.L$1:.L53]=&quot;-&quot;);ROW([.L$1:.L53]))+[.$K53]-1)" office:value-type="float" office:value="-1" calcext:value-type="float">
            <text:p>-1</text:p>
          </table:table-cell>
          <table:table-cell table:style-name="ce51" table:formula="of:=[.F53]-INDEX([.F:.F];LOOKUP(2;1/([.M$1:.M53]=&quot;-&quot;);ROW([.M$1:.M53]))+[.$K53]-1)" office:value-type="float" office:value="-2.40000000000001" calcext:value-type="float">
            <text:p>-2.40000000000001</text:p>
          </table:table-cell>
          <table:table-cell table:style-name="ce51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51" table:formula="of:=[.G53]-INDEX([.G:.G];LOOKUP(2;1/([.O$1:.O53]=&quot;-&quot;);ROW([.O$1:.O53]))+[.$K53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HL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.3" calcext:value-type="float">
            <text:p>71.3</text:p>
          </table:table-cell>
          <table:table-cell office:value-type="float" office:value="68" calcext:value-type="float">
            <text:p>68</text:p>
          </table:table-cell>
          <table:table-cell office:value-type="float" office:value="70.9" calcext:value-type="float">
            <text:p>70.9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.5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54]-INDEX([.E:.E];LOOKUP(2;1/([.L$1:.L54]=&quot;-&quot;);ROW([.L$1:.L54]))+[.$K54]-1)" office:value-type="float" office:value="0.399999999999992" calcext:value-type="float">
            <text:p>0.399999999999992</text:p>
          </table:table-cell>
          <table:table-cell table:style-name="ce51" table:formula="of:=[.F54]-INDEX([.F:.F];LOOKUP(2;1/([.M$1:.M54]=&quot;-&quot;);ROW([.M$1:.M54]))+[.$K54]-1)" office:value-type="float" office:value="-3.5" calcext:value-type="float">
            <text:p>-3.5</text:p>
          </table:table-cell>
          <table:table-cell table:style-name="ce51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0.500000000000014" calcext:value-type="float">
            <text:p>0.500000000000014</text:p>
          </table:table-cell>
          <table:table-cell table:style-name="ce51" table:formula="of:=[.G54]-INDEX([.G:.G];LOOKUP(2;1/([.O$1:.O54]=&quot;-&quot;);ROW([.O$1:.O54]))+[.$K54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HR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4" calcext:value-type="float">
            <text:p>70.4</text:p>
          </table:table-cell>
          <table:table-cell office:value-type="float" office:value="69.6" calcext:value-type="float">
            <text:p>69.6</text:p>
          </table:table-cell>
          <table:table-cell office:value-type="float" office:value="71.2" calcext:value-type="float">
            <text:p>71.2</text:p>
          </table:table-cell>
          <table:table-cell office:value-type="float" office:value="70.2" calcext:value-type="float">
            <text:p>70.2</text:p>
          </table:table-cell>
          <table:table-cell office:value-type="float" office:value="69.7" calcext:value-type="float">
            <text:p>69.7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55]-INDEX([.E:.E];LOOKUP(2;1/([.L$1:.L55]=&quot;-&quot;);ROW([.L$1:.L55]))+[.$K55]-1)" office:value-type="float" office:value="-0.5" calcext:value-type="float">
            <text:p>-0.5</text:p>
          </table:table-cell>
          <table:table-cell table:style-name="ce51" table:formula="of:=[.F55]-INDEX([.F:.F];LOOKUP(2;1/([.M$1:.M55]=&quot;-&quot;);ROW([.M$1:.M55]))+[.$K55]-1)" office:value-type="float" office:value="-1.90000000000001" calcext:value-type="float">
            <text:p>-1.90000000000001</text:p>
          </table:table-cell>
          <table:table-cell table:style-name="ce51" table:formula="of:=IF([.B55]-[.D55]&lt;0;&quot;?&quot;;MAX((INDEX([.E:.E];LOOKUP(2;1/([.N$1:.N55]=&quot;-&quot;);ROW([.N$1:.N55]))+[.$K55]-1)-INDEX([.G:.G];LOOKUP(2;1/([.N$1:.N55]=&quot;-&quot;);ROW([.N$1:.N55]))+[.$K55]-1));0)-([.E55]-[.G55]))" office:value-type="string" office:string-value="?" calcext:value-type="string">
            <text:p>?</text:p>
          </table:table-cell>
          <table:table-cell table:style-name="ce51" table:formula="of:=[.G55]-INDEX([.G:.G];LOOKUP(2;1/([.O$1:.O55]=&quot;-&quot;);ROW([.O$1:.O55]))+[.$K55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coords</text:p>
          </table:table-cell>
          <table:table-cell office:value-type="float" office:value="73.3" calcext:value-type="float">
            <text:p>73.3</text:p>
          </table:table-cell>
          <table:table-cell office:value-type="float" office:value="72.6" calcext:value-type="float">
            <text:p>72.6</text:p>
          </table:table-cell>
          <table:table-cell office:value-type="float" office:value="70.7" calcext:value-type="float">
            <text:p>70.7</text:p>
          </table:table-cell>
          <table:table-cell office:value-type="float" office:value="73.4" calcext:value-type="float">
            <text:p>73.4</text:p>
          </table:table-cell>
          <table:table-cell office:value-type="float" office:value="72.5" calcext:value-type="float">
            <text:p>72.5</text:p>
          </table:table-cell>
          <table:table-cell office:value-type="float" office:value="70.9" calcext:value-type="float">
            <text:p>70.9</text:p>
          </table:table-cell>
          <table:table-cell office:value-type="float" office:value="73.2" calcext:value-type="float">
            <text:p>73.2</text:p>
          </table:table-cell>
          <table:table-cell office:value-type="float" office:value="72.7" calcext:value-type="float">
            <text:p>72.7</text:p>
          </table:table-cell>
          <table:table-cell office:value-type="float" office:value="70.5" calcext:value-type="float">
            <text:p>70.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56]-INDEX([.E:.E];LOOKUP(2;1/([.L$1:.L56]=&quot;-&quot;);ROW([.L$1:.L56]))+[.$K56]-1)" office:value-type="float" office:value="2.5" calcext:value-type="float">
            <text:p>2.5</text:p>
          </table:table-cell>
          <table:table-cell table:style-name="ce51" table:formula="of:=[.F56]-INDEX([.F:.F];LOOKUP(2;1/([.M$1:.M56]=&quot;-&quot;);ROW([.M$1:.M56]))+[.$K56]-1)" office:value-type="float" office:value="1" calcext:value-type="float">
            <text:p>1</text:p>
          </table:table-cell>
          <table:table-cell table:style-name="ce51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-1.59999999999999" calcext:value-type="float">
            <text:p>-1.59999999999999</text:p>
          </table:table-cell>
          <table:table-cell table:style-name="ce51" table:formula="of:=[.G56]-INDEX([.G:.G];LOOKUP(2;1/([.O$1:.O56]=&quot;-&quot;);ROW([.O$1:.O56]))+[.$K56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_scale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9" calcext:value-type="float">
            <text:p>71.9</text:p>
          </table:table-cell>
          <table:table-cell office:value-type="float" office:value="71" calcext:value-type="float">
            <text:p>71</text:p>
          </table:table-cell>
          <table:table-cell office:value-type="float" office:value="69.8" calcext:value-type="float">
            <text:p>69.8</text:p>
          </table:table-cell>
          <table:table-cell office:value-type="float" office:value="71.6" calcext:value-type="float">
            <text:p>71.6</text:p>
          </table:table-cell>
          <table:table-cell office:value-type="float" office:value="71.2" calcext:value-type="float">
            <text:p>71.2</text:p>
          </table:table-cell>
          <table:table-cell office:value-type="float" office:value="69.2" calcext:value-type="float">
            <text:p>69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57]-INDEX([.E:.E];LOOKUP(2;1/([.L$1:.L57]=&quot;-&quot;);ROW([.L$1:.L57]))+[.$K57]-1)" office:value-type="float" office:value="1" calcext:value-type="float">
            <text:p>1</text:p>
          </table:table-cell>
          <table:table-cell table:style-name="ce51" table:formula="of:=[.F57]-INDEX([.F:.F];LOOKUP(2;1/([.M$1:.M57]=&quot;-&quot;);ROW([.M$1:.M57]))+[.$K57]-1)" office:value-type="float" office:value="-0.5" calcext:value-type="float">
            <text:p>-0.5</text:p>
          </table:table-cell>
          <table:table-cell table:style-name="ce51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-1.2" calcext:value-type="float">
            <text:p>-1.2</text:p>
          </table:table-cell>
          <table:table-cell table:style-name="ce51" table:formula="of:=[.G57]-INDEX([.G:.G];LOOKUP(2;1/([.O$1:.O57]=&quot;-&quot;);ROW([.O$1:.O57]))+[.$K5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_b50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4" calcext:value-type="float">
            <text:p>72.4</text:p>
          </table:table-cell>
          <table:table-cell office:value-type="float" office:value="71.4" calcext:value-type="float">
            <text:p>71.4</text:p>
          </table:table-cell>
          <table:table-cell office:value-type="float" office:value="70.6" calcext:value-type="float">
            <text:p>70.6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58]-INDEX([.E:.E];LOOKUP(2;1/([.L$1:.L58]=&quot;-&quot;);ROW([.L$1:.L58]))+[.$K58]-1)" office:value-type="float" office:value="1.5" calcext:value-type="float">
            <text:p>1.5</text:p>
          </table:table-cell>
          <table:table-cell table:style-name="ce51" table:formula="of:=[.F58]-INDEX([.F:.F];LOOKUP(2;1/([.M$1:.M58]=&quot;-&quot;);ROW([.M$1:.M58]))+[.$K58]-1)" office:value-type="float" office:value="-0.0999999999999943" calcext:value-type="float">
            <text:p>-0.0999999999999943</text:p>
          </table:table-cell>
          <table:table-cell table:style-name="ce51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0.900000000000006" calcext:value-type="float">
            <text:p>-0.900000000000006</text:p>
          </table:table-cell>
          <table:table-cell table:style-name="ce51" table:formula="of:=[.G58]-INDEX([.G:.G];LOOKUP(2;1/([.O$1:.O58]=&quot;-&quot;);ROW([.O$1:.O58]))+[.$K58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feature_10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.3" calcext:value-type="float">
            <text:p>72.3</text:p>
          </table:table-cell>
          <table:table-cell office:value-type="float" office:value="71.5" calcext:value-type="float">
            <text:p>71.5</text:p>
          </table:table-cell>
          <table:table-cell office:value-type="float" office:value="69.6" calcext:value-type="float">
            <text:p>69.6</text:p>
          </table:table-cell>
          <table:table-cell office:value-type="float" office:value="72" calcext:value-type="float">
            <text:p>72</text:p>
          </table:table-cell>
          <table:table-cell office:value-type="float" office:value="71.2" calcext:value-type="float">
            <text:p>71.2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59]-INDEX([.E:.E];LOOKUP(2;1/([.L$1:.L59]=&quot;-&quot;);ROW([.L$1:.L59]))+[.$K59]-1)" office:value-type="float" office:value="1.39999999999999" calcext:value-type="float">
            <text:p>1.39999999999999</text:p>
          </table:table-cell>
          <table:table-cell table:style-name="ce51" table:formula="of:=[.F59]-INDEX([.F:.F];LOOKUP(2;1/([.M$1:.M59]=&quot;-&quot;);ROW([.M$1:.M59]))+[.$K59]-1)" office:value-type="float" office:value="0" calcext:value-type="float">
            <text:p>0</text:p>
          </table:table-cell>
          <table:table-cell table:style-name="ce51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1.8" calcext:value-type="float">
            <text:p>-1.8</text:p>
          </table:table-cell>
          <table:table-cell table:style-name="ce51" table:formula="of:=[.G59]-INDEX([.G:.G];LOOKUP(2;1/([.O$1:.O59]=&quot;-&quot;);ROW([.O$1:.O59]))+[.$K59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feature_20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.7" calcext:value-type="float">
            <text:p>70.7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60]-INDEX([.E:.E];LOOKUP(2;1/([.L$1:.L60]=&quot;-&quot;);ROW([.L$1:.L60]))+[.$K60]-1)" office:value-type="float" office:value="0.0999999999999943" calcext:value-type="float">
            <text:p>0.0999999999999943</text:p>
          </table:table-cell>
          <table:table-cell table:style-name="ce51" table:formula="of:=[.F60]-INDEX([.F:.F];LOOKUP(2;1/([.M$1:.M60]=&quot;-&quot;);ROW([.M$1:.M60]))+[.$K60]-1)" office:value-type="float" office:value="-0.5" calcext:value-type="float">
            <text:p>-0.5</text:p>
          </table:table-cell>
          <table:table-cell table:style-name="ce51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1.09999999999999" calcext:value-type="float">
            <text:p>-1.09999999999999</text:p>
          </table:table-cell>
          <table:table-cell table:style-name="ce51" table:formula="of:=[.G60]-INDEX([.G:.G];LOOKUP(2;1/([.O$1:.O60]=&quot;-&quot;);ROW([.O$1:.O60]))+[.$K60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6-many_vox-feature_30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1" calcext:value-type="float">
            <text:p>71</text:p>
          </table:table-cell>
          <table:table-cell office:value-type="float" office:value="71.1" calcext:value-type="float">
            <text:p>71.1</text:p>
          </table:table-cell>
          <table:table-cell office:value-type="float" office:value="69.5" calcext:value-type="float">
            <text:p>69.5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69.2" calcext:value-type="float">
            <text:p>69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61]-INDEX([.E:.E];LOOKUP(2;1/([.L$1:.L61]=&quot;-&quot;);ROW([.L$1:.L61]))+[.$K61]-1)" office:value-type="float" office:value="0.0999999999999943" calcext:value-type="float">
            <text:p>0.0999999999999943</text:p>
          </table:table-cell>
          <table:table-cell table:style-name="ce51" table:formula="of:=[.F61]-INDEX([.F:.F];LOOKUP(2;1/([.M$1:.M61]=&quot;-&quot;);ROW([.M$1:.M61]))+[.$K61]-1)" office:value-type="float" office:value="-0.400000000000006" calcext:value-type="float">
            <text:p>-0.400000000000006</text:p>
          </table:table-cell>
          <table:table-cell table:style-name="ce51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-0.599999999999994" calcext:value-type="float">
            <text:p>-0.599999999999994</text:p>
          </table:table-cell>
          <table:table-cell table:style-name="ce51" table:formula="of:=[.G61]-INDEX([.G:.G];LOOKUP(2;1/([.O$1:.O61]=&quot;-&quot;);ROW([.O$1:.O61]))+[.$K6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7-many_vox-feature_4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office:value-type="float" office:value="70.6" calcext:value-type="float">
            <text:p>70.6</text:p>
          </table:table-cell>
          <table:table-cell office:value-type="float" office:value="68.9" calcext:value-type="float">
            <text:p>68.9</text:p>
          </table:table-cell>
          <table:table-cell office:value-type="float" office:value="70.1" calcext:value-type="float">
            <text:p>70.1</text:p>
          </table:table-cell>
          <table:table-cell office:value-type="float" office:value="70.4" calcext:value-type="float">
            <text:p>70.4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62]-INDEX([.E:.E];LOOKUP(2;1/([.L$1:.L62]=&quot;-&quot;);ROW([.L$1:.L62]))+[.$K62]-1)" office:value-type="float" office:value="-0.5" calcext:value-type="float">
            <text:p>-0.5</text:p>
          </table:table-cell>
          <table:table-cell table:style-name="ce51" table:formula="of:=[.F62]-INDEX([.F:.F];LOOKUP(2;1/([.M$1:.M62]=&quot;-&quot;);ROW([.M$1:.M62]))+[.$K62]-1)" office:value-type="float" office:value="-0.900000000000006" calcext:value-type="float">
            <text:p>-0.900000000000006</text:p>
          </table:table-cell>
          <table:table-cell table:style-name="ce51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-0.599999999999994" calcext:value-type="float">
            <text:p>-0.599999999999994</text:p>
          </table:table-cell>
          <table:table-cell table:style-name="ce51" table:formula="of:=[.G62]-INDEX([.G:.G];LOOKUP(2;1/([.O$1:.O62]=&quot;-&quot;);ROW([.O$1:.O62]))+[.$K62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8-many_vox-balance_025</text:p>
          </table:table-cell>
          <table:table-cell office:value-type="float" office:value="61.4" calcext:value-type="float">
            <text:p>61.4</text:p>
          </table:table-cell>
          <table:table-cell office:value-type="float" office:value="58.6" calcext:value-type="float">
            <text:p>58.6</text:p>
          </table:table-cell>
          <table:table-cell office:value-type="float" office:value="57.7" calcext:value-type="float">
            <text:p>57.7</text:p>
          </table:table-cell>
          <table:table-cell office:value-type="float" office:value="63.3" calcext:value-type="float">
            <text:p>63.3</text:p>
          </table:table-cell>
          <table:table-cell office:value-type="float" office:value="62.5" calcext:value-type="float">
            <text:p>62.5</text:p>
          </table:table-cell>
          <table:table-cell office:value-type="float" office:value="58.8" calcext:value-type="float">
            <text:p>58.8</text:p>
          </table:table-cell>
          <table:table-cell office:value-type="float" office:value="63.2" calcext:value-type="float">
            <text:p>63.2</text:p>
          </table:table-cell>
          <table:table-cell office:value-type="float" office:value="62.2" calcext:value-type="float">
            <text:p>62.2</text:p>
          </table:table-cell>
          <table:table-cell office:value-type="float" office:value="58.4" calcext:value-type="float">
            <text:p>58.4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63]-INDEX([.E:.E];LOOKUP(2;1/([.L$1:.L63]=&quot;-&quot;);ROW([.L$1:.L63]))+[.$K63]-1)" office:value-type="float" office:value="-7.60000000000001" calcext:value-type="float">
            <text:p>-7.60000000000001</text:p>
          </table:table-cell>
          <table:table-cell table:style-name="ce51" table:formula="of:=[.F63]-INDEX([.F:.F];LOOKUP(2;1/([.M$1:.M63]=&quot;-&quot;);ROW([.M$1:.M63]))+[.$K63]-1)" office:value-type="float" office:value="-9" calcext:value-type="float">
            <text:p>-9</text:p>
          </table:table-cell>
          <table:table-cell table:style-name="ce51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3.59999999999999" calcext:value-type="float">
            <text:p>-3.59999999999999</text:p>
          </table:table-cell>
          <table:table-cell table:style-name="ce51" table:formula="of:=[.G63]-INDEX([.G:.G];LOOKUP(2;1/([.O$1:.O63]=&quot;-&quot;);ROW([.O$1:.O63]))+[.$K63]-1)" office:value-type="float" office:value="-11.2" calcext:value-type="float">
            <text:p>-1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9-many_vox-balance_050</text:p>
          </table:table-cell>
          <table:table-cell office:value-type="float" office:value="60.2" calcext:value-type="float">
            <text:p>60.2</text:p>
          </table:table-cell>
          <table:table-cell office:value-type="float" office:value="56.3" calcext:value-type="float">
            <text:p>56.3</text:p>
          </table:table-cell>
          <table:table-cell office:value-type="float" office:value="56.4" calcext:value-type="float">
            <text:p>56.4</text:p>
          </table:table-cell>
          <table:table-cell office:value-type="float" office:value="57.4" calcext:value-type="float">
            <text:p>57.4</text:p>
          </table:table-cell>
          <table:table-cell office:value-type="float" office:value="56.4" calcext:value-type="float">
            <text:p>56.4</text:p>
          </table:table-cell>
          <table:table-cell office:value-type="float" office:value="52.3" calcext:value-type="float">
            <text:p>52.3</text:p>
          </table:table-cell>
          <table:table-cell office:value-type="float" office:value="57.3" calcext:value-type="float">
            <text:p>57.3</text:p>
          </table:table-cell>
          <table:table-cell office:value-type="float" office:value="55.4" calcext:value-type="float">
            <text:p>55.4</text:p>
          </table:table-cell>
          <table:table-cell office:value-type="float" office:value="52.2" calcext:value-type="float">
            <text:p>52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64]-INDEX([.E:.E];LOOKUP(2;1/([.L$1:.L64]=&quot;-&quot;);ROW([.L$1:.L64]))+[.$K64]-1)" office:value-type="float" office:value="-13.5" calcext:value-type="float">
            <text:p>-13.5</text:p>
          </table:table-cell>
          <table:table-cell table:style-name="ce51" table:formula="of:=[.F64]-INDEX([.F:.F];LOOKUP(2;1/([.M$1:.M64]=&quot;-&quot;);ROW([.M$1:.M64]))+[.$K64]-1)" office:value-type="float" office:value="-15.1" calcext:value-type="float">
            <text:p>-15.1</text:p>
          </table:table-cell>
          <table:table-cell table:style-name="ce51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4.2" calcext:value-type="float">
            <text:p>-4.2</text:p>
          </table:table-cell>
          <table:table-cell table:style-name="ce51" table:formula="of:=[.G64]-INDEX([.G:.G];LOOKUP(2;1/([.O$1:.O64]=&quot;-&quot;);ROW([.O$1:.O64]))+[.$K64]-1)" office:value-type="float" office:value="-17.7" calcext:value-type="float">
            <text:p>-1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30-many_vox-balance_075</text:p>
          </table:table-cell>
          <table:table-cell office:value-type="float" office:value="61.8" calcext:value-type="float">
            <text:p>61.8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float" office:value="52.7" calcext:value-type="float">
            <text:p>52.7</text:p>
          </table:table-cell>
          <table:table-cell office:value-type="float" office:value="51" calcext:value-type="float">
            <text:p>51</text:p>
          </table:table-cell>
          <table:table-cell office:value-type="float" office:value="48.3" calcext:value-type="float">
            <text:p>48.3</text:p>
          </table:table-cell>
          <table:table-cell office:value-type="float" office:value="52.8" calcext:value-type="float">
            <text:p>52.8</text:p>
          </table:table-cell>
          <table:table-cell office:value-type="float" office:value="50.5" calcext:value-type="float">
            <text:p>50.5</text:p>
          </table:table-cell>
          <table:table-cell office:value-type="float" office:value="48.3" calcext:value-type="float">
            <text:p>48.3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65]-INDEX([.E:.E];LOOKUP(2;1/([.L$1:.L65]=&quot;-&quot;);ROW([.L$1:.L65]))+[.$K65]-1)" office:value-type="float" office:value="-18.2" calcext:value-type="float">
            <text:p>-18.2</text:p>
          </table:table-cell>
          <table:table-cell table:style-name="ce51" table:formula="of:=[.F65]-INDEX([.F:.F];LOOKUP(2;1/([.M$1:.M65]=&quot;-&quot;);ROW([.M$1:.M65]))+[.$K65]-1)" office:value-type="float" office:value="-20.5" calcext:value-type="float">
            <text:p>-20.5</text:p>
          </table:table-cell>
          <table:table-cell table:style-name="ce51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3.5" calcext:value-type="float">
            <text:p>-3.5</text:p>
          </table:table-cell>
          <table:table-cell table:style-name="ce51" table:formula="of:=[.G65]-INDEX([.G:.G];LOOKUP(2;1/([.O$1:.O65]=&quot;-&quot;);ROW([.O$1:.O65]))+[.$K65]-1)" office:value-type="float" office:value="-21.7" calcext:value-type="float">
            <text:p>-2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31-many_vox-balance_100</text:p>
          </table:table-cell>
          <table:table-cell office:value-type="float" office:value="62.2" calcext:value-type="float">
            <text:p>62.2</text:p>
          </table:table-cell>
          <table:table-cell office:value-type="float" office:value="57.1" calcext:value-type="float">
            <text:p>57.1</text:p>
          </table:table-cell>
          <table:table-cell office:value-type="float" office:value="58.1" calcext:value-type="float">
            <text:p>58.1</text:p>
          </table:table-cell>
          <table:table-cell office:value-type="float" office:value="51" calcext:value-type="float">
            <text:p>51</text:p>
          </table:table-cell>
          <table:table-cell office:value-type="float" office:value="49.3" calcext:value-type="float">
            <text:p>49.3</text:p>
          </table:table-cell>
          <table:table-cell office:value-type="float" office:value="46" calcext:value-type="float">
            <text:p>46</text:p>
          </table:table-cell>
          <table:table-cell office:value-type="float" office:value="50.9" calcext:value-type="float">
            <text:p>50.9</text:p>
          </table:table-cell>
          <table:table-cell office:value-type="float" office:value="48.7" calcext:value-type="float">
            <text:p>48.7</text:p>
          </table:table-cell>
          <table:table-cell office:value-type="float" office:value="46.4" calcext:value-type="float">
            <text:p>46.4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66]-INDEX([.E:.E];LOOKUP(2;1/([.L$1:.L66]=&quot;-&quot;);ROW([.L$1:.L66]))+[.$K66]-1)" office:value-type="float" office:value="-19.9" calcext:value-type="float">
            <text:p>-19.9</text:p>
          </table:table-cell>
          <table:table-cell table:style-name="ce51" table:formula="of:=[.F66]-INDEX([.F:.F];LOOKUP(2;1/([.M$1:.M66]=&quot;-&quot;);ROW([.M$1:.M66]))+[.$K66]-1)" office:value-type="float" office:value="-22.2" calcext:value-type="float">
            <text:p>-22.2</text:p>
          </table:table-cell>
          <table:table-cell table:style-name="ce51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4.09999999999999" calcext:value-type="float">
            <text:p>-4.09999999999999</text:p>
          </table:table-cell>
          <table:table-cell table:style-name="ce51" table:formula="of:=[.G66]-INDEX([.G:.G];LOOKUP(2;1/([.O$1:.O66]=&quot;-&quot;);ROW([.O$1:.O66]))+[.$K66]-1)" office:value-type="float" office:value="-24" calcext:value-type="float">
            <text:p>-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office:value-type="float" office:value="63.6" calcext:value-type="float">
            <text:p>63.6</text:p>
          </table:table-cell>
          <table:table-cell office:value-type="float" office:value="66" calcext:value-type="float">
            <text:p>66</text:p>
          </table:table-cell>
          <table:table-cell office:value-type="float" office:value="66.7" calcext:value-type="float">
            <text:p>66.7</text:p>
          </table:table-cell>
          <table:table-cell office:value-type="float" office:value="63.2" calcext:value-type="float">
            <text:p>63.2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3.8" calcext:value-type="float">
            <text:p>63.8</text:p>
          </table:table-cell>
          <table:table-cell office:value-type="float" office:value="65.3" calcext:value-type="float">
            <text:p>65.3</text:p>
          </table:table-cell>
          <table:table-cell office:value-type="float" office:value="66.9" calcext:value-type="float">
            <text:p>66.9</text:p>
          </table:table-cell>
          <table:table-cell office:value-type="float" office:value="63.4" calcext:value-type="float">
            <text:p>63.4</text:p>
          </table:table-cell>
          <table:table-cell office:value-type="float" office:value="64.7" calcext:value-type="float">
            <text:p>64.7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68]-INDEX([.E:.E];LOOKUP(2;1/([.L$1:.L68]=&quot;-&quot;);ROW([.L$1:.L68]))+[.$K68]-1)" office:value-type="float" office:value="0.199999999999996" calcext:value-type="float">
            <text:p>0.199999999999996</text:p>
          </table:table-cell>
          <table:table-cell table:style-name="ce51" table:formula="of:=[.F68]-INDEX([.F:.F];LOOKUP(2;1/([.M$1:.M68]=&quot;-&quot;);ROW([.M$1:.M68]))+[.$K68]-1)" office:value-type="float" office:value="-0.700000000000003" calcext:value-type="float">
            <text:p>-0.700000000000003</text:p>
          </table:table-cell>
          <table:table-cell table:style-name="ce51" table:formula="of:=IF([.B68]-[.D68]&lt;0;&quot;?&quot;;MAX((INDEX([.E:.E];LOOKUP(2;1/([.N$1:.N68]=&quot;-&quot;);ROW([.N$1:.N68]))+[.$K68]-1)-INDEX([.G:.G];LOOKUP(2;1/([.N$1:.N68]=&quot;-&quot;);ROW([.N$1:.N68]))+[.$K68]-1));0)-([.E68]-[.G68]))" office:value-type="string" office:string-value="?" calcext:value-type="string">
            <text:p>?</text:p>
          </table:table-cell>
          <table:table-cell table:style-name="ce51" table:formula="of:=[.G68]-INDEX([.G:.G];LOOKUP(2;1/([.O$1:.O68]=&quot;-&quot;);ROW([.O$1:.O68]))+[.$K68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office:value-type="float" office:value="64" calcext:value-type="float">
            <text:p>64</text:p>
          </table:table-cell>
          <table:table-cell office:value-type="float" office:value="65.6" calcext:value-type="float">
            <text:p>65.6</text:p>
          </table:table-cell>
          <table:table-cell office:value-type="float" office:value="59.7" calcext:value-type="float">
            <text:p>59.7</text:p>
          </table:table-cell>
          <table:table-cell office:value-type="float" office:value="63.7" calcext:value-type="float">
            <text:p>63.7</text:p>
          </table:table-cell>
          <table:table-cell office:value-type="float" office:value="64.9" calcext:value-type="float">
            <text:p>64.9</text:p>
          </table:table-cell>
          <table:table-cell office:value-type="float" office:value="59.5" calcext:value-type="float">
            <text:p>59.5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69]-INDEX([.E:.E];LOOKUP(2;1/([.L$1:.L69]=&quot;-&quot;);ROW([.L$1:.L69]))+[.$K69]-1)" office:value-type="float" office:value="0.399999999999999" calcext:value-type="float">
            <text:p>0.399999999999999</text:p>
          </table:table-cell>
          <table:table-cell table:style-name="ce51" table:formula="of:=[.F69]-INDEX([.F:.F];LOOKUP(2;1/([.M$1:.M69]=&quot;-&quot;);ROW([.M$1:.M69]))+[.$K69]-1)" office:value-type="float" office:value="-0.400000000000006" calcext:value-type="float">
            <text:p>-0.400000000000006</text:p>
          </table:table-cell>
          <table:table-cell table:style-name="ce51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-4.3" calcext:value-type="float">
            <text:p>-4.3</text:p>
          </table:table-cell>
          <table:table-cell table:style-name="ce51" table:formula="of:=[.G69]-INDEX([.G:.G];LOOKUP(2;1/([.O$1:.O69]=&quot;-&quot;);ROW([.O$1:.O69]))+[.$K69]-1)" office:value-type="float" office:value="-7" calcext:value-type="float">
            <text:p>-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office:value-type="float" office:value="64" calcext:value-type="float">
            <text:p>64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3.7" calcext:value-type="float">
            <text:p>63.7</text:p>
          </table:table-cell>
          <table:table-cell office:value-type="float" office:value="65.5" calcext:value-type="float">
            <text:p>65.5</text:p>
          </table:table-cell>
          <table:table-cell office:value-type="float" office:value="66.4" calcext:value-type="float">
            <text:p>66.4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70]-INDEX([.E:.E];LOOKUP(2;1/([.L$1:.L70]=&quot;-&quot;);ROW([.L$1:.L70]))+[.$K70]-1)" office:value-type="float" office:value="0.399999999999999" calcext:value-type="float">
            <text:p>0.399999999999999</text:p>
          </table:table-cell>
          <table:table-cell table:style-name="ce51" table:formula="of:=[.F70]-INDEX([.F:.F];LOOKUP(2;1/([.M$1:.M70]=&quot;-&quot;);ROW([.M$1:.M70]))+[.$K70]-1)" office:value-type="float" office:value="0.0999999999999943" calcext:value-type="float">
            <text:p>0.0999999999999943</text:p>
          </table:table-cell>
          <table:table-cell table:style-name="ce51" table:formula="of:=IF([.B70]-[.D70]&lt;0;&quot;?&quot;;MAX((INDEX([.E:.E];LOOKUP(2;1/([.N$1:.N70]=&quot;-&quot;);ROW([.N$1:.N70]))+[.$K70]-1)-INDEX([.G:.G];LOOKUP(2;1/([.N$1:.N70]=&quot;-&quot;);ROW([.N$1:.N70]))+[.$K70]-1));0)-([.E70]-[.G70]))" office:value-type="string" office:string-value="?" calcext:value-type="string">
            <text:p>?</text:p>
          </table:table-cell>
          <table:table-cell table:style-name="ce51" table:formula="of:=[.G70]-INDEX([.G:.G];LOOKUP(2;1/([.O$1:.O70]=&quot;-&quot;);ROW([.O$1:.O70]))+[.$K70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9" calcext:value-type="float">
            <text:p>65.9</text:p>
          </table:table-cell>
          <table:table-cell office:value-type="float" office:value="67.4" calcext:value-type="float">
            <text:p>67.4</text:p>
          </table:table-cell>
          <table:table-cell office:value-type="float" office:value="63.4" calcext:value-type="float">
            <text:p>63.4</text:p>
          </table:table-cell>
          <table:table-cell office:value-type="float" office:value="65.3" calcext:value-type="float">
            <text:p>65.3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4" calcext:value-type="float">
            <text:p>4</text:p>
          </table:table-cell>
          <table:table-cell table:style-name="ce51" table:formula="of:=[.E71]-INDEX([.E:.E];LOOKUP(2;1/([.L$1:.L71]=&quot;-&quot;);ROW([.L$1:.L71]))+[.$K71]-1)" office:value-type="float" office:value="-0.299999999999997" calcext:value-type="float">
            <text:p>-0.299999999999997</text:p>
          </table:table-cell>
          <table:table-cell table:style-name="ce51" table:formula="of:=[.F71]-INDEX([.F:.F];LOOKUP(2;1/([.M$1:.M71]=&quot;-&quot;);ROW([.M$1:.M71]))+[.$K71]-1)" office:value-type="float" office:value="-0.199999999999989" calcext:value-type="float">
            <text:p>-0.199999999999989</text:p>
          </table:table-cell>
          <table:table-cell table:style-name="ce51" table:formula="of:=IF([.B71]-[.D71]&lt;0;&quot;?&quot;;MAX((INDEX([.E:.E];LOOKUP(2;1/([.N$1:.N71]=&quot;-&quot;);ROW([.N$1:.N71]))+[.$K71]-1)-INDEX([.G:.G];LOOKUP(2;1/([.N$1:.N71]=&quot;-&quot;);ROW([.N$1:.N71]))+[.$K71]-1));0)-([.E71]-[.G71]))" office:value-type="string" office:string-value="?" calcext:value-type="string">
            <text:p>?</text:p>
          </table:table-cell>
          <table:table-cell table:style-name="ce51" table:formula="of:=[.G71]-INDEX([.G:.G];LOOKUP(2;1/([.O$1:.O71]=&quot;-&quot;);ROW([.O$1:.O71]))+[.$K71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targets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office:value-type="float" office:value="73.5" calcext:value-type="float">
            <text:p>73.5</text:p>
          </table:table-cell>
          <table:table-cell office:value-type="float" office:value="69.6" calcext:value-type="float">
            <text:p>69.6</text:p>
          </table:table-cell>
          <table:table-cell office:value-type="float" office:value="69.8" calcext:value-type="float">
            <text:p>69.8</text:p>
          </table:table-cell>
          <table:table-cell office:value-type="float" office:value="74.1" calcext:value-type="float">
            <text:p>74.1</text:p>
          </table:table-cell>
          <table:table-cell office:value-type="float" office:value="69.8" calcext:value-type="float">
            <text:p>69.8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4" calcext:value-type="float">
            <text:p>4</text:p>
          </table:table-cell>
          <table:table-cell table:style-name="ce51" table:formula="of:=[.E72]-INDEX([.E:.E];LOOKUP(2;1/([.L$1:.L72]=&quot;-&quot;);ROW([.L$1:.L72]))+[.$K72]-1)" office:value-type="float" office:value="9.5" calcext:value-type="float">
            <text:p>9.5</text:p>
          </table:table-cell>
          <table:table-cell table:style-name="ce51" table:formula="of:=[.F72]-INDEX([.F:.F];LOOKUP(2;1/([.M$1:.M72]=&quot;-&quot;);ROW([.M$1:.M72]))+[.$K72]-1)" office:value-type="float" office:value="3.5" calcext:value-type="float">
            <text:p>3.5</text:p>
          </table:table-cell>
          <table:table-cell table:style-name="ce51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3.7" calcext:value-type="float">
            <text:p>-3.7</text:p>
          </table:table-cell>
          <table:table-cell table:style-name="ce51" table:formula="of:=[.G72]-INDEX([.G:.G];LOOKUP(2;1/([.O$1:.O72]=&quot;-&quot;);ROW([.O$1:.O72]))+[.$K72]-1)" office:value-type="float" office:value="2.5" calcext:value-type="float">
            <text:p>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single_roi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office:value-type="float" office:value="72.2" calcext:value-type="float">
            <text:p>72.2</text:p>
          </table:table-cell>
          <table:table-cell office:value-type="float" office:value="69.5" calcext:value-type="float">
            <text:p>69.5</text:p>
          </table:table-cell>
          <table:table-cell office:value-type="float" office:value="61.9" calcext:value-type="float">
            <text:p>61.9</text:p>
          </table:table-cell>
          <table:table-cell office:value-type="float" office:value="72.9" calcext:value-type="float">
            <text:p>72.9</text:p>
          </table:table-cell>
          <table:table-cell office:value-type="float" office:value="69.5" calcext:value-type="float">
            <text:p>69.5</text:p>
          </table:table-cell>
          <table:table-cell office:value-type="float" office:value="61.9" calcext:value-type="float">
            <text:p>61.9</text:p>
          </table:table-cell>
          <table:table-cell table:style-name="ce7" office:value-type="float" office:value="6" calcext:value-type="float">
            <text:p>6</text:p>
          </table:table-cell>
          <table:table-cell table:style-name="ce51" table:formula="of:=[.E73]-INDEX([.E:.E];LOOKUP(2;1/([.L$1:.L73]=&quot;-&quot;);ROW([.L$1:.L73]))+[.$K73]-1)" office:value-type="float" office:value="-1.3" calcext:value-type="float">
            <text:p>-1.3</text:p>
          </table:table-cell>
          <table:table-cell table:style-name="ce51" table:formula="of:=[.F73]-INDEX([.F:.F];LOOKUP(2;1/([.M$1:.M73]=&quot;-&quot;);ROW([.M$1:.M73]))+[.$K73]-1)" office:value-type="float" office:value="-0.0999999999999943" calcext:value-type="float">
            <text:p>-0.0999999999999943</text:p>
          </table:table-cell>
          <table:table-cell table:style-name="ce51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6.6" calcext:value-type="float">
            <text:p>-6.6</text:p>
          </table:table-cell>
          <table:table-cell table:style-name="ce51" table:formula="of:=[.G73]-INDEX([.G:.G];LOOKUP(2;1/([.O$1:.O73]=&quot;-&quot;);ROW([.O$1:.O73]))+[.$K73]-1)" office:value-type="float" office:value="-7.9" calcext:value-type="float">
            <text:p>-7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single_brain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office:value-type="float" office:value="69.4" calcext:value-type="float">
            <text:p>69.4</text:p>
          </table:table-cell>
          <table:table-cell office:value-type="float" office:value="71.1" calcext:value-type="float">
            <text:p>71.1</text:p>
          </table:table-cell>
          <table:table-cell office:value-type="float" office:value="66.9" calcext:value-type="float">
            <text:p>66.9</text:p>
          </table:table-cell>
          <table:table-cell office:value-type="float" office:value="70.2" calcext:value-type="float">
            <text:p>70.2</text:p>
          </table:table-cell>
          <table:table-cell office:value-type="float" office:value="70.8" calcext:value-type="float">
            <text:p>70.8</text:p>
          </table:table-cell>
          <table:table-cell office:value-type="float" office:value="67.1" calcext:value-type="float">
            <text:p>67.1</text:p>
          </table:table-cell>
          <table:table-cell table:style-name="ce7" office:value-type="float" office:value="6" calcext:value-type="float">
            <text:p>6</text:p>
          </table:table-cell>
          <table:table-cell table:style-name="ce51" table:formula="of:=[.E74]-INDEX([.E:.E];LOOKUP(2;1/([.L$1:.L74]=&quot;-&quot;);ROW([.L$1:.L74]))+[.$K74]-1)" office:value-type="float" office:value="-4.09999999999999" calcext:value-type="float">
            <text:p>-4.09999999999999</text:p>
          </table:table-cell>
          <table:table-cell table:style-name="ce51" table:formula="of:=[.F74]-INDEX([.F:.F];LOOKUP(2;1/([.M$1:.M74]=&quot;-&quot;);ROW([.M$1:.M74]))+[.$K74]-1)" office:value-type="float" office:value="1.5" calcext:value-type="float">
            <text:p>1.5</text:p>
          </table:table-cell>
          <table:table-cell table:style-name="ce51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1.2" calcext:value-type="float">
            <text:p>1.2</text:p>
          </table:table-cell>
          <table:table-cell table:style-name="ce51" table:formula="of:=[.G74]-INDEX([.G:.G];LOOKUP(2;1/([.O$1:.O74]=&quot;-&quot;);ROW([.O$1:.O74]))+[.$K74]-1)" office:value-type="float" office:value="-2.89999999999999" calcext:value-type="float">
            <text:p>-2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LR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office:value-type="float" office:value="71.4" calcext:value-type="float">
            <text:p>71.4</text:p>
          </table:table-cell>
          <table:table-cell office:value-type="float" office:value="71.9" calcext:value-type="float">
            <text:p>71.9</text:p>
          </table:table-cell>
          <table:table-cell office:value-type="float" office:value="73.1" calcext:value-type="float">
            <text:p>73.1</text:p>
          </table:table-cell>
          <table:table-cell office:value-type="float" office:value="72" calcext:value-type="float">
            <text:p>72</text:p>
          </table:table-cell>
          <table:table-cell office:value-type="float" office:value="71.8" calcext:value-type="float">
            <text:p>71.8</text:p>
          </table:table-cell>
          <table:table-cell office:value-type="float" office:value="72.9" calcext:value-type="float">
            <text:p>72.9</text:p>
          </table:table-cell>
          <table:table-cell table:style-name="ce7" office:value-type="float" office:value="6" calcext:value-type="float">
            <text:p>6</text:p>
          </table:table-cell>
          <table:table-cell table:style-name="ce51" table:formula="of:=[.E75]-INDEX([.E:.E];LOOKUP(2;1/([.L$1:.L75]=&quot;-&quot;);ROW([.L$1:.L75]))+[.$K75]-1)" office:value-type="float" office:value="-2.09999999999999" calcext:value-type="float">
            <text:p>-2.09999999999999</text:p>
          </table:table-cell>
          <table:table-cell table:style-name="ce51" table:formula="of:=[.F75]-INDEX([.F:.F];LOOKUP(2;1/([.M$1:.M75]=&quot;-&quot;);ROW([.M$1:.M75]))+[.$K75]-1)" office:value-type="float" office:value="2.30000000000001" calcext:value-type="float">
            <text:p>2.30000000000001</text:p>
          </table:table-cell>
          <table:table-cell table:style-name="ce51" table:formula="of:=IF([.B75]-[.D75]&lt;0;&quot;?&quot;;MAX((INDEX([.E:.E];LOOKUP(2;1/([.N$1:.N75]=&quot;-&quot;);ROW([.N$1:.N75]))+[.$K75]-1)-INDEX([.G:.G];LOOKUP(2;1/([.N$1:.N75]=&quot;-&quot;);ROW([.N$1:.N75]))+[.$K75]-1));0)-([.E75]-[.G75]))" office:value-type="string" office:string-value="?" calcext:value-type="string">
            <text:p>?</text:p>
          </table:table-cell>
          <table:table-cell table:style-name="ce51" table:formula="of:=[.G75]-INDEX([.G:.G];LOOKUP(2;1/([.O$1:.O75]=&quot;-&quot;);ROW([.O$1:.O75]))+[.$K75]-1)" office:value-type="float" office:value="3.3" calcext:value-type="float">
            <text:p>3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CL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9.8" calcext:value-type="float">
            <text:p>69.8</text:p>
          </table:table-cell>
          <table:table-cell office:value-type="float" office:value="67.7" calcext:value-type="float">
            <text:p>67.7</text:p>
          </table:table-cell>
          <table:table-cell office:value-type="float" office:value="71.7" calcext:value-type="float">
            <text:p>71.7</text:p>
          </table:table-cell>
          <table:table-cell office:value-type="float" office:value="70.2" calcext:value-type="float">
            <text:p>70.2</text:p>
          </table:table-cell>
          <table:table-cell office:value-type="float" office:value="66.2" calcext:value-type="float">
            <text:p>66.2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76]-INDEX([.E:.E];LOOKUP(2;1/([.L$1:.L76]=&quot;-&quot;);ROW([.L$1:.L76]))+[.$K76]-1)" office:value-type="float" office:value="-1.60000000000001" calcext:value-type="float">
            <text:p>-1.60000000000001</text:p>
          </table:table-cell>
          <table:table-cell table:style-name="ce51" table:formula="of:=[.F76]-INDEX([.F:.F];LOOKUP(2;1/([.M$1:.M76]=&quot;-&quot;);ROW([.M$1:.M76]))+[.$K76]-1)" office:value-type="float" office:value="-4.2" calcext:value-type="float">
            <text:p>-4.2</text:p>
          </table:table-cell>
          <table:table-cell table:style-name="ce51" table:formula="of:=IF([.B76]-[.D76]&lt;0;&quot;?&quot;;MAX((INDEX([.E:.E];LOOKUP(2;1/([.N$1:.N76]=&quot;-&quot;);ROW([.N$1:.N76]))+[.$K76]-1)-INDEX([.G:.G];LOOKUP(2;1/([.N$1:.N76]=&quot;-&quot;);ROW([.N$1:.N76]))+[.$K76]-1));0)-([.E76]-[.G76]))" office:value-type="string" office:string-value="?" calcext:value-type="string">
            <text:p>?</text:p>
          </table:table-cell>
          <table:table-cell table:style-name="ce51" table:formula="of:=[.G76]-INDEX([.G:.G];LOOKUP(2;1/([.O$1:.O76]=&quot;-&quot;);ROW([.O$1:.O76]))+[.$K76]-1)" office:value-type="float" office:value="-1.39999999999999" calcext:value-type="float">
            <text:p>-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CR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office:value-type="float" office:value="73.1" calcext:value-type="float">
            <text:p>73.1</text:p>
          </table:table-cell>
          <table:table-cell office:value-type="float" office:value="73.3" calcext:value-type="float">
            <text:p>73.3</text:p>
          </table:table-cell>
          <table:table-cell office:value-type="float" office:value="70.9" calcext:value-type="float">
            <text:p>70.9</text:p>
          </table:table-cell>
          <table:table-cell office:value-type="float" office:value="73.1" calcext:value-type="float">
            <text:p>73.1</text:p>
          </table:table-cell>
          <table:table-cell office:value-type="float" office:value="73.7" calcext:value-type="float">
            <text:p>73.7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77]-INDEX([.E:.E];LOOKUP(2;1/([.L$1:.L77]=&quot;-&quot;);ROW([.L$1:.L77]))+[.$K77]-1)" office:value-type="float" office:value="1.69999999999999" calcext:value-type="float">
            <text:p>1.69999999999999</text:p>
          </table:table-cell>
          <table:table-cell table:style-name="ce51" table:formula="of:=[.F77]-INDEX([.F:.F];LOOKUP(2;1/([.M$1:.M77]=&quot;-&quot;);ROW([.M$1:.M77]))+[.$K77]-1)" office:value-type="float" office:value="1.39999999999999" calcext:value-type="float">
            <text:p>1.39999999999999</text:p>
          </table:table-cell>
          <table:table-cell table:style-name="ce51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-2.19999999999999" calcext:value-type="float">
            <text:p>-2.19999999999999</text:p>
          </table:table-cell>
          <table:table-cell table:style-name="ce51" table:formula="of:=[.G77]-INDEX([.G:.G];LOOKUP(2;1/([.O$1:.O77]=&quot;-&quot;);ROW([.O$1:.O77]))+[.$K77]-1)" office:value-type="float" office:value="-2.19999999999999" calcext:value-type="float">
            <text:p>-2.1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LR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office:value-type="float" office:value="68.5" calcext:value-type="float">
            <text:p>68.5</text:p>
          </table:table-cell>
          <table:table-cell office:value-type="float" office:value="69.3" calcext:value-type="float">
            <text:p>69.3</text:p>
          </table:table-cell>
          <table:table-cell office:value-type="float" office:value="66.1" calcext:value-type="float">
            <text:p>66.1</text:p>
          </table:table-cell>
          <table:table-cell office:value-type="float" office:value="67.9" calcext:value-type="float">
            <text:p>67.9</text:p>
          </table:table-cell>
          <table:table-cell office:value-type="float" office:value="67.8" calcext:value-type="float">
            <text:p>67.8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78]-INDEX([.E:.E];LOOKUP(2;1/([.L$1:.L78]=&quot;-&quot;);ROW([.L$1:.L78]))+[.$K78]-1)" office:value-type="float" office:value="-2.90000000000001" calcext:value-type="float">
            <text:p>-2.90000000000001</text:p>
          </table:table-cell>
          <table:table-cell table:style-name="ce51" table:formula="of:=[.F78]-INDEX([.F:.F];LOOKUP(2;1/([.M$1:.M78]=&quot;-&quot;);ROW([.M$1:.M78]))+[.$K78]-1)" office:value-type="float" office:value="-2.60000000000001" calcext:value-type="float">
            <text:p>-2.60000000000001</text:p>
          </table:table-cell>
          <table:table-cell table:style-name="ce51" table:formula="of:=IF([.B78]-[.D78]&lt;0;&quot;?&quot;;MAX((INDEX([.E:.E];LOOKUP(2;1/([.N$1:.N78]=&quot;-&quot;);ROW([.N$1:.N78]))+[.$K78]-1)-INDEX([.G:.G];LOOKUP(2;1/([.N$1:.N78]=&quot;-&quot;);ROW([.N$1:.N78]))+[.$K78]-1));0)-([.E78]-[.G78]))" office:value-type="float" office:value="-2.40000000000001" calcext:value-type="float">
            <text:p>-2.40000000000001</text:p>
          </table:table-cell>
          <table:table-cell table:style-name="ce51" table:formula="of:=[.G78]-INDEX([.G:.G];LOOKUP(2;1/([.O$1:.O78]=&quot;-&quot;);ROW([.O$1:.O78]))+[.$K78]-1)" office:value-type="float" office:value="-7" calcext:value-type="float">
            <text:p>-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9.6" calcext:value-type="float">
            <text:p>69.6</text:p>
          </table:table-cell>
          <table:table-cell office:value-type="float" office:value="68.9" calcext:value-type="float">
            <text:p>68.9</text:p>
          </table:table-cell>
          <table:table-cell office:value-type="float" office:value="67.2" calcext:value-type="float">
            <text:p>67.2</text:p>
          </table:table-cell>
          <table:table-cell office:value-type="float" office:value="68.9" calcext:value-type="float">
            <text:p>68.9</text:p>
          </table:table-cell>
          <table:table-cell office:value-type="float" office:value="67.6" calcext:value-type="float">
            <text:p>67.6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79]-INDEX([.E:.E];LOOKUP(2;1/([.L$1:.L79]=&quot;-&quot;);ROW([.L$1:.L79]))+[.$K79]-1)" office:value-type="float" office:value="-1.80000000000001" calcext:value-type="float">
            <text:p>-1.80000000000001</text:p>
          </table:table-cell>
          <table:table-cell table:style-name="ce51" table:formula="of:=[.F79]-INDEX([.F:.F];LOOKUP(2;1/([.M$1:.M79]=&quot;-&quot;);ROW([.M$1:.M79]))+[.$K79]-1)" office:value-type="float" office:value="-3" calcext:value-type="float">
            <text:p>-3</text:p>
          </table:table-cell>
          <table:table-cell table:style-name="ce51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-2.39999999999999" calcext:value-type="float">
            <text:p>-2.39999999999999</text:p>
          </table:table-cell>
          <table:table-cell table:style-name="ce51" table:formula="of:=[.G79]-INDEX([.G:.G];LOOKUP(2;1/([.O$1:.O79]=&quot;-&quot;);ROW([.O$1:.O79]))+[.$K79]-1)" office:value-type="float" office:value="-5.89999999999999" calcext:value-type="float">
            <text:p>-5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R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office:value-type="float" office:value="69.9" calcext:value-type="float">
            <text:p>69.9</text:p>
          </table:table-cell>
          <table:table-cell office:value-type="float" office:value="70.5" calcext:value-type="float">
            <text:p>70.5</text:p>
          </table:table-cell>
          <table:table-cell office:value-type="float" office:value="66.3" calcext:value-type="float">
            <text:p>66.3</text:p>
          </table:table-cell>
          <table:table-cell office:value-type="float" office:value="69.1" calcext:value-type="float">
            <text:p>69.1</text:p>
          </table:table-cell>
          <table:table-cell office:value-type="float" office:value="68.7" calcext:value-type="float">
            <text:p>68.7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80]-INDEX([.E:.E];LOOKUP(2;1/([.L$1:.L80]=&quot;-&quot;);ROW([.L$1:.L80]))+[.$K80]-1)" office:value-type="float" office:value="-1.5" calcext:value-type="float">
            <text:p>-1.5</text:p>
          </table:table-cell>
          <table:table-cell table:style-name="ce51" table:formula="of:=[.F80]-INDEX([.F:.F];LOOKUP(2;1/([.M$1:.M80]=&quot;-&quot;);ROW([.M$1:.M80]))+[.$K80]-1)" office:value-type="float" office:value="-1.40000000000001" calcext:value-type="float">
            <text:p>-1.40000000000001</text:p>
          </table:table-cell>
          <table:table-cell table:style-name="ce51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3.60000000000001" calcext:value-type="float">
            <text:p>-3.60000000000001</text:p>
          </table:table-cell>
          <table:table-cell table:style-name="ce51" table:formula="of:=[.G80]-INDEX([.G:.G];LOOKUP(2;1/([.O$1:.O80]=&quot;-&quot;);ROW([.O$1:.O80]))+[.$K80]-1)" office:value-type="float" office:value="-6.8" calcext:value-type="float">
            <text:p>-6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CAP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office:value-type="float" office:value="69.9" calcext:value-type="float">
            <text:p>69.9</text:p>
          </table:table-cell>
          <table:table-cell office:value-type="float" office:value="68.1" calcext:value-type="float">
            <text:p>68.1</text:p>
          </table:table-cell>
          <table:table-cell office:value-type="float" office:value="65.6" calcext:value-type="float">
            <text:p>65.6</text:p>
          </table:table-cell>
          <table:table-cell office:value-type="float" office:value="69.2" calcext:value-type="float">
            <text:p>69.2</text:p>
          </table:table-cell>
          <table:table-cell office:value-type="float" office:value="68" calcext:value-type="float">
            <text:p>68</text:p>
          </table:table-cell>
          <table:table-cell office:value-type="float" office:value="63.1" calcext:value-type="float">
            <text:p>63.1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81]-INDEX([.E:.E];LOOKUP(2;1/([.L$1:.L81]=&quot;-&quot;);ROW([.L$1:.L81]))+[.$K81]-1)" office:value-type="float" office:value="1.40000000000001" calcext:value-type="float">
            <text:p>1.40000000000001</text:p>
          </table:table-cell>
          <table:table-cell table:style-name="ce51" table:formula="of:=[.F81]-INDEX([.F:.F];LOOKUP(2;1/([.M$1:.M81]=&quot;-&quot;);ROW([.M$1:.M81]))+[.$K81]-1)" office:value-type="float" office:value="-1.2" calcext:value-type="float">
            <text:p>-1.2</text:p>
          </table:table-cell>
          <table:table-cell table:style-name="ce51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-1.90000000000001" calcext:value-type="float">
            <text:p>-1.90000000000001</text:p>
          </table:table-cell>
          <table:table-cell table:style-name="ce51" table:formula="of:=[.G81]-INDEX([.G:.G];LOOKUP(2;1/([.O$1:.O81]=&quot;-&quot;);ROW([.O$1:.O81]))+[.$K8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HLR-clinical_UHDRS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office:value-type="float" office:value="68.9" calcext:value-type="float">
            <text:p>68.9</text:p>
          </table:table-cell>
          <table:table-cell office:value-type="float" office:value="67" calcext:value-type="float">
            <text:p>67</text:p>
          </table:table-cell>
          <table:table-cell office:value-type="float" office:value="66.5" calcext:value-type="float">
            <text:p>66.5</text:p>
          </table:table-cell>
          <table:table-cell office:value-type="float" office:value="68.3" calcext:value-type="float">
            <text:p>68.3</text:p>
          </table:table-cell>
          <table:table-cell office:value-type="float" office:value="66.9" calcext:value-type="float">
            <text:p>66.9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82]-INDEX([.E:.E];LOOKUP(2;1/([.L$1:.L82]=&quot;-&quot;);ROW([.L$1:.L82]))+[.$K82]-1)" office:value-type="float" office:value="0.400000000000006" calcext:value-type="float">
            <text:p>0.400000000000006</text:p>
          </table:table-cell>
          <table:table-cell table:style-name="ce51" table:formula="of:=[.F82]-INDEX([.F:.F];LOOKUP(2;1/([.M$1:.M82]=&quot;-&quot;);ROW([.M$1:.M82]))+[.$K82]-1)" office:value-type="float" office:value="-2.3" calcext:value-type="float">
            <text:p>-2.3</text:p>
          </table:table-cell>
          <table:table-cell table:style-name="ce51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0" calcext:value-type="float">
            <text:p>0</text:p>
          </table:table-cell>
          <table:table-cell table:style-name="ce51" table:formula="of:=[.G82]-INDEX([.G:.G];LOOKUP(2;1/([.O$1:.O82]=&quot;-&quot;);ROW([.O$1:.O82]))+[.$K82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HLR-clinical_all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office:value-type="float" office:value="65.7" calcext:value-type="float">
            <text:p>65.7</text:p>
          </table:table-cell>
          <table:table-cell office:value-type="float" office:value="62.9" calcext:value-type="float">
            <text:p>62.9</text:p>
          </table:table-cell>
          <table:table-cell office:value-type="float" office:value="63.2" calcext:value-type="float">
            <text:p>63.2</text:p>
          </table:table-cell>
          <table:table-cell office:value-type="float" office:value="65.1" calcext:value-type="float">
            <text:p>65.1</text:p>
          </table:table-cell>
          <table:table-cell office:value-type="float" office:value="63" calcext:value-type="float">
            <text:p>63</text:p>
          </table:table-cell>
          <table:table-cell office:value-type="float" office:value="60.7" calcext:value-type="float">
            <text:p>60.7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83]-INDEX([.E:.E];LOOKUP(2;1/([.L$1:.L83]=&quot;-&quot;);ROW([.L$1:.L83]))+[.$K83]-1)" office:value-type="float" office:value="-2.8" calcext:value-type="float">
            <text:p>-2.8</text:p>
          </table:table-cell>
          <table:table-cell table:style-name="ce51" table:formula="of:=[.F83]-INDEX([.F:.F];LOOKUP(2;1/([.M$1:.M83]=&quot;-&quot;);ROW([.M$1:.M83]))+[.$K83]-1)" office:value-type="float" office:value="-6.4" calcext:value-type="float">
            <text:p>-6.4</text:p>
          </table:table-cell>
          <table:table-cell table:style-name="ce51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-0.0999999999999943" calcext:value-type="float">
            <text:p>-0.0999999999999943</text:p>
          </table:table-cell>
          <table:table-cell table:style-name="ce51" table:formula="of:=[.G83]-INDEX([.G:.G];LOOKUP(2;1/([.O$1:.O83]=&quot;-&quot;);ROW([.O$1:.O83]))+[.$K83]-1)" office:value-type="float" office:value="-2.89999999999999" calcext:value-type="float">
            <text:p>-2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LR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71.3" calcext:value-type="float">
            <text:p>71.3</text:p>
          </table:table-cell>
          <table:table-cell office:value-type="float" office:value="72.7" calcext:value-type="float">
            <text:p>72.7</text:p>
          </table:table-cell>
          <table:table-cell table:number-columns-repeated="2"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84]-INDEX([.E:.E];LOOKUP(2;1/([.L$1:.L84]=&quot;-&quot;);ROW([.L$1:.L84]))+[.$K84]-1)" office:value-type="float" office:value="-0.900000000000006" calcext:value-type="float">
            <text:p>-0.900000000000006</text:p>
          </table:table-cell>
          <table:table-cell table:style-name="ce51" table:formula="of:=[.F84]-INDEX([.F:.F];LOOKUP(2;1/([.M$1:.M84]=&quot;-&quot;);ROW([.M$1:.M84]))+[.$K84]-1)" office:value-type="float" office:value="-0.600000000000009" calcext:value-type="float">
            <text:p>-0.600000000000009</text:p>
          </table:table-cell>
          <table:table-cell table:style-name="ce51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51" table:formula="of:=[.G84]-INDEX([.G:.G];LOOKUP(2;1/([.O$1:.O84]=&quot;-&quot;);ROW([.O$1:.O84]))+[.$K84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HL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70.8" calcext:value-type="float">
            <text:p>70.8</text:p>
          </table:table-cell>
          <table:table-cell office:value-type="float" office:value="68.8" calcext:value-type="float">
            <text:p>68.8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85]-INDEX([.E:.E];LOOKUP(2;1/([.L$1:.L85]=&quot;-&quot;);ROW([.L$1:.L85]))+[.$K85]-1)" office:value-type="float" office:value="-0.300000000000011" calcext:value-type="float">
            <text:p>-0.300000000000011</text:p>
          </table:table-cell>
          <table:table-cell table:style-name="ce51" table:formula="of:=[.F85]-INDEX([.F:.F];LOOKUP(2;1/([.M$1:.M85]=&quot;-&quot;);ROW([.M$1:.M85]))+[.$K85]-1)" office:value-type="float" office:value="-1.7" calcext:value-type="float">
            <text:p>-1.7</text:p>
          </table:table-cell>
          <table:table-cell table:style-name="ce51" table:formula="of:=IF([.B85]-[.D85]&lt;0;&quot;?&quot;;MAX((INDEX([.E:.E];LOOKUP(2;1/([.N$1:.N85]=&quot;-&quot;);ROW([.N$1:.N85]))+[.$K85]-1)-INDEX([.G:.G];LOOKUP(2;1/([.N$1:.N85]=&quot;-&quot;);ROW([.N$1:.N85]))+[.$K85]-1));0)-([.E85]-[.G85]))" office:value-type="float" office:value="1.10000000000001" calcext:value-type="float">
            <text:p>1.10000000000001</text:p>
          </table:table-cell>
          <table:table-cell table:style-name="ce51" table:formula="of:=[.G85]-INDEX([.G:.G];LOOKUP(2;1/([.O$1:.O85]=&quot;-&quot;);ROW([.O$1:.O85]))+[.$K85]-1)" office:value-type="float" office:value="-0.899999999999992" calcext:value-type="float">
            <text:p>-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HR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1.8" calcext:value-type="float">
            <text:p>71.8</text:p>
          </table:table-cell>
          <table:table-cell office:value-type="float" office:value="70.8" calcext:value-type="float">
            <text:p>70.8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70.9" calcext:value-type="float">
            <text:p>70.9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86]-INDEX([.E:.E];LOOKUP(2;1/([.L$1:.L86]=&quot;-&quot;);ROW([.L$1:.L86]))+[.$K86]-1)" office:value-type="float" office:value="0.0999999999999943" calcext:value-type="float">
            <text:p>0.0999999999999943</text:p>
          </table:table-cell>
          <table:table-cell table:style-name="ce51" table:formula="of:=[.F86]-INDEX([.F:.F];LOOKUP(2;1/([.M$1:.M86]=&quot;-&quot;);ROW([.M$1:.M86]))+[.$K86]-1)" office:value-type="float" office:value="-0.100000000000009" calcext:value-type="float">
            <text:p>-0.100000000000009</text:p>
          </table:table-cell>
          <table:table-cell table:style-name="ce51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-0.700000000000003" calcext:value-type="float">
            <text:p>-0.700000000000003</text:p>
          </table:table-cell>
          <table:table-cell table:style-name="ce51" table:formula="of:=[.G86]-INDEX([.G:.G];LOOKUP(2;1/([.O$1:.O86]=&quot;-&quot;);ROW([.O$1:.O86]))+[.$K86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1" calcext:value-type="float">
            <text:p>72.1</text:p>
          </table:table-cell>
          <table:table-cell office:value-type="float" office:value="73.3" calcext:value-type="float">
            <text:p>73.3</text:p>
          </table:table-cell>
          <table:table-cell office:value-type="float" office:value="73.2" calcext:value-type="float">
            <text:p>73.2</text:p>
          </table:table-cell>
          <table:table-cell office:value-type="float" office:value="71.9" calcext:value-type="float">
            <text:p>71.9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87]-INDEX([.E:.E];LOOKUP(2;1/([.L$1:.L87]=&quot;-&quot;);ROW([.L$1:.L87]))+[.$K87]-1)" office:value-type="float" office:value="1.19999999999999" calcext:value-type="float">
            <text:p>1.19999999999999</text:p>
          </table:table-cell>
          <table:table-cell table:style-name="ce51" table:formula="of:=[.F87]-INDEX([.F:.F];LOOKUP(2;1/([.M$1:.M87]=&quot;-&quot;);ROW([.M$1:.M87]))+[.$K87]-1)" office:value-type="float" office:value="0.199999999999989" calcext:value-type="float">
            <text:p>0.199999999999989</text:p>
          </table:table-cell>
          <table:table-cell table:style-name="ce51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0.700000000000003" calcext:value-type="float">
            <text:p>0.700000000000003</text:p>
          </table:table-cell>
          <table:table-cell table:style-name="ce51" table:formula="of:=[.G87]-INDEX([.G:.G];LOOKUP(2;1/([.O$1:.O87]=&quot;-&quot;);ROW([.O$1:.O87]))+[.$K87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_scale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office:value-type="float" office:value="71" calcext:value-type="float">
            <text:p>71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88]-INDEX([.E:.E];LOOKUP(2;1/([.L$1:.L88]=&quot;-&quot;);ROW([.L$1:.L88]))+[.$K88]-1)" office:value-type="float" office:value="-0.400000000000006" calcext:value-type="float">
            <text:p>-0.400000000000006</text:p>
          </table:table-cell>
          <table:table-cell table:style-name="ce51" table:formula="of:=[.F88]-INDEX([.F:.F];LOOKUP(2;1/([.M$1:.M88]=&quot;-&quot;);ROW([.M$1:.M88]))+[.$K88]-1)" office:value-type="float" office:value="-0.5" calcext:value-type="float">
            <text:p>-0.5</text:p>
          </table:table-cell>
          <table:table-cell table:style-name="ce51" table:formula="of:=IF([.B88]-[.D88]&lt;0;&quot;?&quot;;MAX((INDEX([.E:.E];LOOKUP(2;1/([.N$1:.N88]=&quot;-&quot;);ROW([.N$1:.N88]))+[.$K88]-1)-INDEX([.G:.G];LOOKUP(2;1/([.N$1:.N88]=&quot;-&quot;);ROW([.N$1:.N88]))+[.$K88]-1));0)-([.E88]-[.G88]))" office:value-type="string" office:string-value="?" calcext:value-type="string">
            <text:p>?</text:p>
          </table:table-cell>
          <table:table-cell table:style-name="ce51" table:formula="of:=[.G88]-INDEX([.G:.G];LOOKUP(2;1/([.O$1:.O88]=&quot;-&quot;);ROW([.O$1:.O88]))+[.$K88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feature_1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office:value-type="float" office:value="70.1" calcext:value-type="float">
            <text:p>70.1</text:p>
          </table:table-cell>
          <table:table-cell office:value-type="float" office:value="71.6" calcext:value-type="float">
            <text:p>71.6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71.1" calcext:value-type="float">
            <text:p>71.1</text:p>
          </table:table-cell>
          <table:table-cell office:value-type="float" office:value="71.4" calcext:value-type="float">
            <text:p>71.4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89]-INDEX([.E:.E];LOOKUP(2;1/([.L$1:.L89]=&quot;-&quot;);ROW([.L$1:.L89]))+[.$K89]-1)" office:value-type="float" office:value="-1.30000000000001" calcext:value-type="float">
            <text:p>-1.30000000000001</text:p>
          </table:table-cell>
          <table:table-cell table:style-name="ce51" table:formula="of:=[.F89]-INDEX([.F:.F];LOOKUP(2;1/([.M$1:.M89]=&quot;-&quot;);ROW([.M$1:.M89]))+[.$K89]-1)" office:value-type="float" office:value="-0.300000000000011" calcext:value-type="float">
            <text:p>-0.300000000000011</text:p>
          </table:table-cell>
          <table:table-cell table:style-name="ce51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51" table:formula="of:=[.G89]-INDEX([.G:.G];LOOKUP(2;1/([.O$1:.O89]=&quot;-&quot;);ROW([.O$1:.O89]))+[.$K89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feature_20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90]-INDEX([.E:.E];LOOKUP(2;1/([.L$1:.L90]=&quot;-&quot;);ROW([.L$1:.L90]))+[.$K90]-1)" office:value-type="float" office:value="-0.100000000000009" calcext:value-type="float">
            <text:p>-0.100000000000009</text:p>
          </table:table-cell>
          <table:table-cell table:style-name="ce51" table:formula="of:=[.F90]-INDEX([.F:.F];LOOKUP(2;1/([.M$1:.M90]=&quot;-&quot;);ROW([.M$1:.M90]))+[.$K90]-1)" office:value-type="float" office:value="-0.600000000000009" calcext:value-type="float">
            <text:p>-0.600000000000009</text:p>
          </table:table-cell>
          <table:table-cell table:style-name="ce51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51" table:formula="of:=[.G90]-INDEX([.G:.G];LOOKUP(2;1/([.O$1:.O90]=&quot;-&quot;);ROW([.O$1:.O90]))+[.$K90]-1)" office:value-type="float" office:value="-1.19999999999999" calcext:value-type="float">
            <text:p>-1.1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feature_30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office:value-type="float" office:value="69.1" calcext:value-type="float">
            <text:p>69.1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 office:value-type="float" office:value="69.6" calcext:value-type="float">
            <text:p>69.6</text:p>
          </table:table-cell>
          <table:table-cell table:number-columns-repeated="2"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91]-INDEX([.E:.E];LOOKUP(2;1/([.L$1:.L91]=&quot;-&quot;);ROW([.L$1:.L91]))+[.$K91]-1)" office:value-type="float" office:value="-2.30000000000001" calcext:value-type="float">
            <text:p>-2.30000000000001</text:p>
          </table:table-cell>
          <table:table-cell table:style-name="ce51" table:formula="of:=[.F91]-INDEX([.F:.F];LOOKUP(2;1/([.M$1:.M91]=&quot;-&quot;);ROW([.M$1:.M91]))+[.$K91]-1)" office:value-type="float" office:value="-1.7" calcext:value-type="float">
            <text:p>-1.7</text:p>
          </table:table-cell>
          <table:table-cell table:style-name="ce51" table:formula="of:=IF([.B91]-[.D91]&lt;0;&quot;?&quot;;MAX((INDEX([.E:.E];LOOKUP(2;1/([.N$1:.N91]=&quot;-&quot;);ROW([.N$1:.N91]))+[.$K91]-1)-INDEX([.G:.G];LOOKUP(2;1/([.N$1:.N91]=&quot;-&quot;);ROW([.N$1:.N91]))+[.$K91]-1));0)-([.E91]-[.G91]))" office:value-type="string" office:string-value="?" calcext:value-type="string">
            <text:p>?</text:p>
          </table:table-cell>
          <table:table-cell table:style-name="ce51" table:formula="of:=[.G91]-INDEX([.G:.G];LOOKUP(2;1/([.O$1:.O91]=&quot;-&quot;);ROW([.O$1:.O91]))+[.$K91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6-many_vox-feature_40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69.8" calcext:value-type="float">
            <text:p>69.8</text:p>
          </table:table-cell>
          <table:table-cell office:value-type="float" office:value="70.6" calcext:value-type="float">
            <text:p>70.6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70.2" calcext:value-type="float">
            <text:p>70.2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92]-INDEX([.E:.E];LOOKUP(2;1/([.L$1:.L92]=&quot;-&quot;);ROW([.L$1:.L92]))+[.$K92]-1)" office:value-type="float" office:value="-1.60000000000001" calcext:value-type="float">
            <text:p>-1.60000000000001</text:p>
          </table:table-cell>
          <table:table-cell table:style-name="ce51" table:formula="of:=[.F92]-INDEX([.F:.F];LOOKUP(2;1/([.M$1:.M92]=&quot;-&quot;);ROW([.M$1:.M92]))+[.$K92]-1)" office:value-type="float" office:value="-1.30000000000001" calcext:value-type="float">
            <text:p>-1.30000000000001</text:p>
          </table:table-cell>
          <table:table-cell table:style-name="ce51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51" table:formula="of:=[.G92]-INDEX([.G:.G];LOOKUP(2;1/([.O$1:.O92]=&quot;-&quot;);ROW([.O$1:.O92]))+[.$K92]-1)" office:value-type="float" office:value="-2.69999999999999" calcext:value-type="float">
            <text:p>-2.6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many_vox-balance_025</text:p>
          </table:table-cell>
          <table:table-cell office:value-type="float" office:value="63.1" calcext:value-type="float">
            <text:p>63.1</text:p>
          </table:table-cell>
          <table:table-cell office:value-type="float" office:value="58.3" calcext:value-type="float">
            <text:p>58.3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4" calcext:value-type="float">
            <text:p>64</text:p>
          </table:table-cell>
          <table:table-cell office:value-type="float" office:value="64.1" calcext:value-type="float">
            <text:p>64.1</text:p>
          </table:table-cell>
          <table:table-cell office:value-type="float" office:value="65.1" calcext:value-type="float">
            <text:p>65.1</text:p>
          </table:table-cell>
          <table:table-cell office:value-type="float" office:value="63.5" calcext:value-type="float">
            <text:p>63.5</text:p>
          </table:table-cell>
          <table:table-cell office:value-type="float" office:value="63.4" calcext:value-type="float">
            <text:p>63.4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93]-INDEX([.E:.E];LOOKUP(2;1/([.L$1:.L93]=&quot;-&quot;);ROW([.L$1:.L93]))+[.$K93]-1)" office:value-type="float" office:value="-6.80000000000001" calcext:value-type="float">
            <text:p>-6.80000000000001</text:p>
          </table:table-cell>
          <table:table-cell table:style-name="ce51" table:formula="of:=[.F93]-INDEX([.F:.F];LOOKUP(2;1/([.M$1:.M93]=&quot;-&quot;);ROW([.M$1:.M93]))+[.$K93]-1)" office:value-type="float" office:value="-7.90000000000001" calcext:value-type="float">
            <text:p>-7.90000000000001</text:p>
          </table:table-cell>
          <table:table-cell table:style-name="ce51" table:formula="of:=IF([.B93]-[.D93]&lt;0;&quot;?&quot;;MAX((INDEX([.E:.E];LOOKUP(2;1/([.N$1:.N93]=&quot;-&quot;);ROW([.N$1:.N93]))+[.$K93]-1)-INDEX([.G:.G];LOOKUP(2;1/([.N$1:.N93]=&quot;-&quot;);ROW([.N$1:.N93]))+[.$K93]-1));0)-([.E93]-[.G93]))" office:value-type="string" office:string-value="?" calcext:value-type="string">
            <text:p>?</text:p>
          </table:table-cell>
          <table:table-cell table:style-name="ce51" table:formula="of:=[.G93]-INDEX([.G:.G];LOOKUP(2;1/([.O$1:.O93]=&quot;-&quot;);ROW([.O$1:.O93]))+[.$K93]-1)" office:value-type="float" office:value="-9" calcext:value-type="float">
            <text:p>-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9-many_vox-balance_050</text:p>
          </table:table-cell>
          <table:table-cell office:value-type="float" office:value="66.5" calcext:value-type="float">
            <text:p>66.5</text:p>
          </table:table-cell>
          <table:table-cell office:value-type="float" office:value="57.1" calcext:value-type="float">
            <text:p>57.1</text:p>
          </table:table-cell>
          <table:table-cell office:value-type="float" office:value="63.5" calcext:value-type="float">
            <text:p>63.5</text:p>
          </table:table-cell>
          <table:table-cell office:value-type="float" office:value="60.6" calcext:value-type="float">
            <text:p>60.6</text:p>
          </table:table-cell>
          <table:table-cell office:value-type="float" office:value="59.4" calcext:value-type="float">
            <text:p>59.4</text:p>
          </table:table-cell>
          <table:table-cell office:value-type="float" office:value="56.4" calcext:value-type="float">
            <text:p>56.4</text:p>
          </table:table-cell>
          <table:table-cell office:value-type="float" office:value="60.8" calcext:value-type="float">
            <text:p>60.8</text:p>
          </table:table-cell>
          <table:table-cell office:value-type="float" office:value="58.5" calcext:value-type="float">
            <text:p>58.5</text:p>
          </table:table-cell>
          <table:table-cell office:value-type="float" office:value="55.8" calcext:value-type="float">
            <text:p>55.8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94]-INDEX([.E:.E];LOOKUP(2;1/([.L$1:.L94]=&quot;-&quot;);ROW([.L$1:.L94]))+[.$K94]-1)" office:value-type="float" office:value="-10.8" calcext:value-type="float">
            <text:p>-10.8</text:p>
          </table:table-cell>
          <table:table-cell table:style-name="ce51" table:formula="of:=[.F94]-INDEX([.F:.F];LOOKUP(2;1/([.M$1:.M94]=&quot;-&quot;);ROW([.M$1:.M94]))+[.$K94]-1)" office:value-type="float" office:value="-12.5" calcext:value-type="float">
            <text:p>-12.5</text:p>
          </table:table-cell>
          <table:table-cell table:style-name="ce51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4.2" calcext:value-type="float">
            <text:p>-4.2</text:p>
          </table:table-cell>
          <table:table-cell table:style-name="ce51" table:formula="of:=[.G94]-INDEX([.G:.G];LOOKUP(2;1/([.O$1:.O94]=&quot;-&quot;);ROW([.O$1:.O94]))+[.$K94]-1)" office:value-type="float" office:value="-16.7" calcext:value-type="float">
            <text:p>-16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0-many_vox-balance_075</text:p>
          </table:table-cell>
          <table:table-cell office:value-type="float" office:value="66.8" calcext:value-type="float">
            <text:p>66.8</text:p>
          </table:table-cell>
          <table:table-cell office:value-type="float" office:value="57.1" calcext:value-type="float">
            <text:p>57.1</text:p>
          </table:table-cell>
          <table:table-cell office:value-type="float" office:value="64.7" calcext:value-type="float">
            <text:p>64.7</text:p>
          </table:table-cell>
          <table:table-cell office:value-type="float" office:value="55.8" calcext:value-type="float">
            <text:p>55.8</text:p>
          </table:table-cell>
          <table:table-cell office:value-type="float" office:value="55.1" calcext:value-type="float">
            <text:p>55.1</text:p>
          </table:table-cell>
          <table:table-cell office:value-type="float" office:value="52.3" calcext:value-type="float">
            <text:p>52.3</text:p>
          </table:table-cell>
          <table:table-cell office:value-type="float" office:value="56.1" calcext:value-type="float">
            <text:p>56.1</text:p>
          </table:table-cell>
          <table:table-cell office:value-type="float" office:value="54.2" calcext:value-type="float">
            <text:p>54.2</text:p>
          </table:table-cell>
          <table:table-cell office:value-type="float" office:value="51.7" calcext:value-type="float">
            <text:p>51.7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95]-INDEX([.E:.E];LOOKUP(2;1/([.L$1:.L95]=&quot;-&quot;);ROW([.L$1:.L95]))+[.$K95]-1)" office:value-type="float" office:value="-15.6" calcext:value-type="float">
            <text:p>-15.6</text:p>
          </table:table-cell>
          <table:table-cell table:style-name="ce51" table:formula="of:=[.F95]-INDEX([.F:.F];LOOKUP(2;1/([.M$1:.M95]=&quot;-&quot;);ROW([.M$1:.M95]))+[.$K95]-1)" office:value-type="float" office:value="-16.8" calcext:value-type="float">
            <text:p>-16.8</text:p>
          </table:table-cell>
          <table:table-cell table:style-name="ce51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3.5" calcext:value-type="float">
            <text:p>-3.5</text:p>
          </table:table-cell>
          <table:table-cell table:style-name="ce51" table:formula="of:=[.G95]-INDEX([.G:.G];LOOKUP(2;1/([.O$1:.O95]=&quot;-&quot;);ROW([.O$1:.O95]))+[.$K95]-1)" office:value-type="float" office:value="-20.8" calcext:value-type="float">
            <text:p>-20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1-many_vox-balance_100</text:p>
          </table:table-cell>
          <table:table-cell office:value-type="float" office:value="67.6" calcext:value-type="float">
            <text:p>67.6</text:p>
          </table:table-cell>
          <table:table-cell office:value-type="float" office:value="56.9" calcext:value-type="float">
            <text:p>56.9</text:p>
          </table:table-cell>
          <table:table-cell office:value-type="float" office:value="64.7" calcext:value-type="float">
            <text:p>64.7</text:p>
          </table:table-cell>
          <table:table-cell office:value-type="float" office:value="54.7" calcext:value-type="float">
            <text:p>54.7</text:p>
          </table:table-cell>
          <table:table-cell office:value-type="float" office:value="54.5" calcext:value-type="float">
            <text:p>54.5</text:p>
          </table:table-cell>
          <table:table-cell office:value-type="float" office:value="50.7" calcext:value-type="float">
            <text:p>50.7</text:p>
          </table:table-cell>
          <table:table-cell office:value-type="float" office:value="54.9" calcext:value-type="float">
            <text:p>54.9</text:p>
          </table:table-cell>
          <table:table-cell office:value-type="float" office:value="53.1" calcext:value-type="float">
            <text:p>53.1</text:p>
          </table:table-cell>
          <table:table-cell office:value-type="float" office:value="50.2" calcext:value-type="float">
            <text:p>50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96]-INDEX([.E:.E];LOOKUP(2;1/([.L$1:.L96]=&quot;-&quot;);ROW([.L$1:.L96]))+[.$K96]-1)" office:value-type="float" office:value="-16.7" calcext:value-type="float">
            <text:p>-16.7</text:p>
          </table:table-cell>
          <table:table-cell table:style-name="ce51" table:formula="of:=[.F96]-INDEX([.F:.F];LOOKUP(2;1/([.M$1:.M96]=&quot;-&quot;);ROW([.M$1:.M96]))+[.$K96]-1)" office:value-type="float" office:value="-17.4" calcext:value-type="float">
            <text:p>-17.4</text:p>
          </table:table-cell>
          <table:table-cell table:style-name="ce51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4" calcext:value-type="float">
            <text:p>-4</text:p>
          </table:table-cell>
          <table:table-cell table:style-name="ce51" table:formula="of:=[.G96]-INDEX([.G:.G];LOOKUP(2;1/([.O$1:.O96]=&quot;-&quot;);ROW([.O$1:.O96]))+[.$K96]-1)" office:value-type="float" office:value="-22.4" calcext:value-type="float">
            <text:p>-22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2-many_vox-reinclude</text:p>
          </table:table-cell>
          <table:table-cell office:value-type="float" office:value="71.5" calcext:value-type="float">
            <text:p>71.5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1.3" calcext:value-type="float">
            <text:p>71.3</text:p>
          </table:table-cell>
          <table:table-cell office:value-type="float" office:value="71.8" calcext:value-type="float">
            <text:p>71.8</text:p>
          </table:table-cell>
          <table:table-cell office:value-type="float" office:value="71.5" calcext:value-type="float">
            <text:p>71.5</text:p>
          </table:table-cell>
          <table:table-cell office:value-type="float" office:value="71.7" calcext:value-type="float">
            <text:p>71.7</text:p>
          </table:table-cell>
          <table:table-cell office:value-type="float" office:value="71.4" calcext:value-type="float">
            <text:p>71.4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97]-INDEX([.E:.E];LOOKUP(2;1/([.L$1:.L97]=&quot;-&quot;);ROW([.L$1:.L97]))+[.$K97]-1)" office:value-type="float" office:value="-0.100000000000009" calcext:value-type="float">
            <text:p>-0.100000000000009</text:p>
          </table:table-cell>
          <table:table-cell table:style-name="ce51" table:formula="of:=[.F97]-INDEX([.F:.F];LOOKUP(2;1/([.M$1:.M97]=&quot;-&quot;);ROW([.M$1:.M97]))+[.$K97]-1)" office:value-type="float" office:value="-0.100000000000009" calcext:value-type="float">
            <text:p>-0.100000000000009</text:p>
          </table:table-cell>
          <table:table-cell table:style-name="ce51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200000000000003" calcext:value-type="float">
            <text:p>0.200000000000003</text:p>
          </table:table-cell>
          <table:table-cell table:style-name="ce51" table:formula="of:=[.G97]-INDEX([.G:.G];LOOKUP(2;1/([.O$1:.O97]=&quot;-&quot;);ROW([.O$1:.O97]))+[.$K97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  <table:table-cell office:value-type="float" office:value="66.6" calcext:value-type="float">
            <text:p>66.6</text:p>
          </table:table-cell>
          <table:table-cell office:value-type="float" office:value="62.6" calcext:value-type="float">
            <text:p>62.6</text:p>
          </table:table-cell>
          <table:table-cell office:value-type="float" office:value="64.7" calcext:value-type="float">
            <text:p>64.7</text:p>
          </table:table-cell>
          <table:table-cell office:value-type="float" office:value="66.2" calcext:value-type="float">
            <text:p>6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  <table:table-cell office:value-type="float" office:value="66.6" calcext:value-type="float">
            <text:p>66.6</text:p>
          </table:table-cell>
          <table:table-cell office:value-type="float" office:value="62.6" calcext:value-type="float">
            <text:p>62.6</text:p>
          </table:table-cell>
          <table:table-cell office:value-type="float" office:value="64.7" calcext:value-type="float">
            <text:p>64.7</text:p>
          </table:table-cell>
          <table:table-cell office:value-type="float" office:value="66.2" calcext:value-type="float">
            <text:p>66.2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99]-INDEX([.E:.E];LOOKUP(2;1/([.L$1:.L99]=&quot;-&quot;);ROW([.L$1:.L99]))+[.$K99]-1)" office:value-type="float" office:value="0" calcext:value-type="float">
            <text:p>0</text:p>
          </table:table-cell>
          <table:table-cell table:style-name="ce51" table:formula="of:=[.F99]-INDEX([.F:.F];LOOKUP(2;1/([.M$1:.M99]=&quot;-&quot;);ROW([.M$1:.M99]))+[.$K99]-1)" office:value-type="float" office:value="0" calcext:value-type="float">
            <text:p>0</text:p>
          </table:table-cell>
          <table:table-cell table:style-name="ce51" table:formula="of:=IF([.B99]-[.D99]&lt;0;&quot;?&quot;;MAX((INDEX([.E:.E];LOOKUP(2;1/([.N$1:.N99]=&quot;-&quot;);ROW([.N$1:.N99]))+[.$K99]-1)-INDEX([.G:.G];LOOKUP(2;1/([.N$1:.N99]=&quot;-&quot;);ROW([.N$1:.N99]))+[.$K99]-1));0)-([.E99]-[.G99]))" office:value-type="string" office:string-value="?" calcext:value-type="string">
            <text:p>?</text:p>
          </table:table-cell>
          <table:table-cell table:style-name="ce51" table:formula="of:=[.G99]-INDEX([.G:.G];LOOKUP(2;1/([.O$1:.O99]=&quot;-&quot;);ROW([.O$1:.O99]))+[.$K9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3.5" calcext:value-type="float">
            <text:p>63.5</text:p>
          </table:table-cell>
          <table:table-cell office:value-type="float" office:value="65" calcext:value-type="float">
            <text:p>65</text:p>
          </table:table-cell>
          <table:table-cell office:value-type="float" office:value="66.6" calcext:value-type="float">
            <text:p>66.6</text:p>
          </table:table-cell>
          <table:table-cell office:value-type="float" office:value="63.3" calcext:value-type="float">
            <text:p>63.3</text:p>
          </table:table-cell>
          <table:table-cell office:value-type="float" office:value="64.3" calcext:value-type="float">
            <text:p>64.3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100]-INDEX([.E:.E];LOOKUP(2;1/([.L$1:.L100]=&quot;-&quot;);ROW([.L$1:.L100]))+[.$K100]-1)" office:value-type="float" office:value="0.700000000000003" calcext:value-type="float">
            <text:p>0.700000000000003</text:p>
          </table:table-cell>
          <table:table-cell table:style-name="ce51" table:formula="of:=[.F100]-INDEX([.F:.F];LOOKUP(2;1/([.M$1:.M100]=&quot;-&quot;);ROW([.M$1:.M100]))+[.$K100]-1)" office:value-type="float" office:value="-0.200000000000003" calcext:value-type="float">
            <text:p>-0.200000000000003</text:p>
          </table:table-cell>
          <table:table-cell table:style-name="ce51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51" table:formula="of:=[.G100]-INDEX([.G:.G];LOOKUP(2;1/([.O$1:.O100]=&quot;-&quot;);ROW([.O$1:.O100]))+[.$K100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.9" calcext:value-type="float">
            <text:p>63.9</text:p>
          </table:table-cell>
          <table:table-cell office:value-type="float" office:value="63.7" calcext:value-type="float">
            <text:p>63.7</text:p>
          </table:table-cell>
          <table:table-cell office:value-type="float" office:value="63.8" calcext:value-type="float">
            <text:p>63.8</text:p>
          </table:table-cell>
          <table:table-cell office:value-type="float" office:value="63.5" calcext:value-type="float">
            <text:p>63.5</text:p>
          </table:table-cell>
          <table:table-cell office:value-type="float" office:value="63.2" calcext:value-type="float">
            <text:p>63.2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101]-INDEX([.E:.E];LOOKUP(2;1/([.L$1:.L101]=&quot;-&quot;);ROW([.L$1:.L101]))+[.$K101]-1)" office:value-type="float" office:value="1.1" calcext:value-type="float">
            <text:p>1.1</text:p>
          </table:table-cell>
          <table:table-cell table:style-name="ce51" table:formula="of:=[.F101]-INDEX([.F:.F];LOOKUP(2;1/([.M$1:.M101]=&quot;-&quot;);ROW([.M$1:.M101]))+[.$K101]-1)" office:value-type="float" office:value="-1.5" calcext:value-type="float">
            <text:p>-1.5</text:p>
          </table:table-cell>
          <table:table-cell table:style-name="ce51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51" table:formula="of:=[.G101]-INDEX([.G:.G];LOOKUP(2;1/([.O$1:.O101]=&quot;-&quot;);ROW([.O$1:.O101]))+[.$K101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office:value-type="float" office:value="63.8" calcext:value-type="float">
            <text:p>63.8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63.4" calcext:value-type="float">
            <text:p>63.4</text:p>
          </table:table-cell>
          <table:table-cell office:value-type="float" office:value="62.4" calcext:value-type="float">
            <text:p>62.4</text:p>
          </table:table-cell>
          <table:table-cell office:value-type="float" office:value="63.4" calcext:value-type="float">
            <text:p>63.4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102]-INDEX([.E:.E];LOOKUP(2;1/([.L$1:.L102]=&quot;-&quot;);ROW([.L$1:.L102]))+[.$K102]-1)" office:value-type="float" office:value="1" calcext:value-type="float">
            <text:p>1</text:p>
          </table:table-cell>
          <table:table-cell table:style-name="ce51" table:formula="of:=[.F102]-INDEX([.F:.F];LOOKUP(2;1/([.M$1:.M102]=&quot;-&quot;);ROW([.M$1:.M102]))+[.$K102]-1)" office:value-type="float" office:value="-2" calcext:value-type="float">
            <text:p>-2</text:p>
          </table:table-cell>
          <table:table-cell table:style-name="ce51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51" table:formula="of:=[.G102]-INDEX([.G:.G];LOOKUP(2;1/([.O$1:.O102]=&quot;-&quot;);ROW([.O$1:.O102]))+[.$K102]-1)" office:value-type="float" office:value="-3.2" calcext:value-type="float">
            <text:p>-3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targets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8.9" calcext:value-type="float">
            <text:p>68.9</text:p>
          </table:table-cell>
          <table:table-cell office:value-type="float" office:value="65.3" calcext:value-type="float">
            <text:p>65.3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5.9" calcext:value-type="float">
            <text:p>65.9</text:p>
          </table:table-cell>
          <table:table-cell table:style-name="ce7" office:value-type="float" office:value="1" calcext:value-type="float">
            <text:p>1</text:p>
          </table:table-cell>
          <table:table-cell table:style-name="ce51" table:formula="of:=[.E103]-INDEX([.E:.E];LOOKUP(2;1/([.L$1:.L103]=&quot;-&quot;);ROW([.L$1:.L103]))+[.$K103]-1)" office:value-type="float" office:value="7.90000000000001" calcext:value-type="float">
            <text:p>7.90000000000001</text:p>
          </table:table-cell>
          <table:table-cell table:style-name="ce51" table:formula="of:=[.F103]-INDEX([.F:.F];LOOKUP(2;1/([.M$1:.M103]=&quot;-&quot;);ROW([.M$1:.M103]))+[.$K103]-1)" office:value-type="float" office:value="3.7" calcext:value-type="float">
            <text:p>3.7</text:p>
          </table:table-cell>
          <table:table-cell table:style-name="ce51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5.40000000000001" calcext:value-type="float">
            <text:p>-5.40000000000001</text:p>
          </table:table-cell>
          <table:table-cell table:style-name="ce51" table:formula="of:=[.G103]-INDEX([.G:.G];LOOKUP(2;1/([.O$1:.O103]=&quot;-&quot;);ROW([.O$1:.O103]))+[.$K103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single_roi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office:value-type="float" office:value="70.4" calcext:value-type="float">
            <text:p>70.4</text:p>
          </table:table-cell>
          <table:table-cell office:value-type="float" office:value="69.4" calcext:value-type="float">
            <text:p>69.4</text:p>
          </table:table-cell>
          <table:table-cell office:value-type="float" office:value="69.3" calcext:value-type="float">
            <text:p>69.3</text:p>
          </table:table-cell>
          <table:table-cell office:value-type="float" office:value="70.6" calcext:value-type="float">
            <text:p>70.6</text:p>
          </table:table-cell>
          <table:table-cell office:value-type="float" office:value="69" calcext:value-type="float">
            <text:p>69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6" calcext:value-type="float">
            <text:p>6</text:p>
          </table:table-cell>
          <table:table-cell table:style-name="ce51" table:formula="of:=[.E104]-INDEX([.E:.E];LOOKUP(2;1/([.L$1:.L104]=&quot;-&quot;);ROW([.L$1:.L104]))+[.$K104]-1)" office:value-type="float" office:value="-0.299999999999997" calcext:value-type="float">
            <text:p>-0.299999999999997</text:p>
          </table:table-cell>
          <table:table-cell table:style-name="ce51" table:formula="of:=[.F104]-INDEX([.F:.F];LOOKUP(2;1/([.M$1:.M104]=&quot;-&quot;);ROW([.M$1:.M104]))+[.$K104]-1)" office:value-type="float" office:value="0.5" calcext:value-type="float">
            <text:p>0.5</text:p>
          </table:table-cell>
          <table:table-cell table:style-name="ce51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4.3" calcext:value-type="float">
            <text:p>4.3</text:p>
          </table:table-cell>
          <table:table-cell table:style-name="ce51" table:formula="of:=[.G104]-INDEX([.G:.G];LOOKUP(2;1/([.O$1:.O104]=&quot;-&quot;);ROW([.O$1:.O104]))+[.$K104]-1)" office:value-type="float" office:value="4" calcext:value-type="float">
            <text:p>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single_brain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office:value-type="float" office:value="71.6" calcext:value-type="float">
            <text:p>71.6</text:p>
          </table:table-cell>
          <table:table-cell office:value-type="float" office:value="69.7" calcext:value-type="float">
            <text:p>69.7</text:p>
          </table:table-cell>
          <table:table-cell office:value-type="float" office:value="67.3" calcext:value-type="float">
            <text:p>67.3</text:p>
          </table:table-cell>
          <table:table-cell office:value-type="float" office:value="71.9" calcext:value-type="float">
            <text:p>71.9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7" calcext:value-type="float">
            <text:p>7</text:p>
          </table:table-cell>
          <table:table-cell table:style-name="ce51" table:formula="of:=[.E105]-INDEX([.E:.E];LOOKUP(2;1/([.L$1:.L105]=&quot;-&quot;);ROW([.L$1:.L105]))+[.$K105]-1)" office:value-type="float" office:value="1.19999999999999" calcext:value-type="float">
            <text:p>1.19999999999999</text:p>
          </table:table-cell>
          <table:table-cell table:style-name="ce51" table:formula="of:=[.F105]-INDEX([.F:.F];LOOKUP(2;1/([.M$1:.M105]=&quot;-&quot;);ROW([.M$1:.M105]))+[.$K105]-1)" office:value-type="float" office:value="0.299999999999997" calcext:value-type="float">
            <text:p>0.299999999999997</text:p>
          </table:table-cell>
          <table:table-cell table:style-name="ce51" table:formula="of:=IF([.B105]-[.D105]&lt;0;&quot;?&quot;;MAX((INDEX([.E:.E];LOOKUP(2;1/([.N$1:.N105]=&quot;-&quot;);ROW([.N$1:.N105]))+[.$K105]-1)-INDEX([.G:.G];LOOKUP(2;1/([.N$1:.N105]=&quot;-&quot;);ROW([.N$1:.N105]))+[.$K105]-1));0)-([.E105]-[.G105]))" office:value-type="float" office:value="-3.19999999999999" calcext:value-type="float">
            <text:p>-3.19999999999999</text:p>
          </table:table-cell>
          <table:table-cell table:style-name="ce51" table:formula="of:=[.G105]-INDEX([.G:.G];LOOKUP(2;1/([.O$1:.O105]=&quot;-&quot;);ROW([.O$1:.O105]))+[.$K105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LR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office:value-type="float" office:value="71.7" calcext:value-type="float">
            <text:p>71.7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7" calcext:value-type="float">
            <text:p>7</text:p>
          </table:table-cell>
          <table:table-cell table:style-name="ce51" table:formula="of:=[.E106]-INDEX([.E:.E];LOOKUP(2;1/([.L$1:.L106]=&quot;-&quot;);ROW([.L$1:.L106]))+[.$K106]-1)" office:value-type="float" office:value="1.3" calcext:value-type="float">
            <text:p>1.3</text:p>
          </table:table-cell>
          <table:table-cell table:style-name="ce51" table:formula="of:=[.F106]-INDEX([.F:.F];LOOKUP(2;1/([.M$1:.M106]=&quot;-&quot;);ROW([.M$1:.M106]))+[.$K106]-1)" office:value-type="float" office:value="2.09999999999999" calcext:value-type="float">
            <text:p>2.09999999999999</text:p>
          </table:table-cell>
          <table:table-cell table:style-name="ce51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-0.199999999999989" calcext:value-type="float">
            <text:p>-0.199999999999989</text:p>
          </table:table-cell>
          <table:table-cell table:style-name="ce51" table:formula="of:=[.G106]-INDEX([.G:.G];LOOKUP(2;1/([.O$1:.O106]=&quot;-&quot;);ROW([.O$1:.O106]))+[.$K106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CL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office:value-type="float" office:value="70.7" calcext:value-type="float">
            <text:p>70.7</text:p>
          </table:table-cell>
          <table:table-cell office:value-type="float" office:value="68.1" calcext:value-type="float">
            <text:p>68.1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07]-INDEX([.E:.E];LOOKUP(2;1/([.L$1:.L107]=&quot;-&quot;);ROW([.L$1:.L107]))+[.$K107]-1)" office:value-type="float" office:value="-1" calcext:value-type="float">
            <text:p>-1</text:p>
          </table:table-cell>
          <table:table-cell table:style-name="ce51" table:formula="of:=[.F107]-INDEX([.F:.F];LOOKUP(2;1/([.M$1:.M107]=&quot;-&quot;);ROW([.M$1:.M107]))+[.$K107]-1)" office:value-type="float" office:value="-1.2" calcext:value-type="float">
            <text:p>-1.2</text:p>
          </table:table-cell>
          <table:table-cell table:style-name="ce51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0.599999999999994" calcext:value-type="float">
            <text:p>0.599999999999994</text:p>
          </table:table-cell>
          <table:table-cell table:style-name="ce51" table:formula="of:=[.G107]-INDEX([.G:.G];LOOKUP(2;1/([.O$1:.O107]=&quot;-&quot;);ROW([.O$1:.O107]))+[.$K107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CR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70.6" calcext:value-type="float">
            <text:p>70.6</text:p>
          </table:table-cell>
          <table:table-cell office:value-type="float" office:value="72.1" calcext:value-type="float">
            <text:p>72.1</text:p>
          </table:table-cell>
          <table:table-cell office:value-type="float" office:value="72.3" calcext:value-type="float">
            <text:p>72.3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08]-INDEX([.E:.E];LOOKUP(2;1/([.L$1:.L108]=&quot;-&quot;);ROW([.L$1:.L108]))+[.$K108]-1)" office:value-type="float" office:value="0.5" calcext:value-type="float">
            <text:p>0.5</text:p>
          </table:table-cell>
          <table:table-cell table:style-name="ce51" table:formula="of:=[.F108]-INDEX([.F:.F];LOOKUP(2;1/([.M$1:.M108]=&quot;-&quot;);ROW([.M$1:.M108]))+[.$K108]-1)" office:value-type="float" office:value="0.5" calcext:value-type="float">
            <text:p>0.5</text:p>
          </table:table-cell>
          <table:table-cell table:style-name="ce51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-0.300000000000011" calcext:value-type="float">
            <text:p>-0.300000000000011</text:p>
          </table:table-cell>
          <table:table-cell table:style-name="ce51" table:formula="of:=[.G108]-INDEX([.G:.G];LOOKUP(2;1/([.O$1:.O108]=&quot;-&quot;);ROW([.O$1:.O108]))+[.$K108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LR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office:value-type="float" office:value="68.9" calcext:value-type="float">
            <text:p>68.9</text:p>
          </table:table-cell>
          <table:table-cell office:value-type="float" office:value="65.5" calcext:value-type="float">
            <text:p>65.5</text:p>
          </table:table-cell>
          <table:table-cell office:value-type="float" office:value="71.8" calcext:value-type="float">
            <text:p>71.8</text:p>
          </table:table-cell>
          <table:table-cell office:value-type="float" office:value="68.3" calcext:value-type="float">
            <text:p>68.3</text:p>
          </table:table-cell>
          <table:table-cell office:value-type="float" office:value="63.7" calcext:value-type="float">
            <text:p>63.7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09]-INDEX([.E:.E];LOOKUP(2;1/([.L$1:.L109]=&quot;-&quot;);ROW([.L$1:.L109]))+[.$K109]-1)" office:value-type="float" office:value="-2.8" calcext:value-type="float">
            <text:p>-2.8</text:p>
          </table:table-cell>
          <table:table-cell table:style-name="ce51" table:formula="of:=[.F109]-INDEX([.F:.F];LOOKUP(2;1/([.M$1:.M109]=&quot;-&quot;);ROW([.M$1:.M109]))+[.$K109]-1)" office:value-type="float" office:value="-6" calcext:value-type="float">
            <text:p>-6</text:p>
          </table:table-cell>
          <table:table-cell table:style-name="ce51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51" table:formula="of:=[.G109]-INDEX([.G:.G];LOOKUP(2;1/([.O$1:.O109]=&quot;-&quot;);ROW([.O$1:.O109]))+[.$K109]-1)" office:value-type="float" office:value="1.39999999999999" calcext:value-type="float">
            <text:p>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office:value-type="float" office:value="67.3" calcext:value-type="float">
            <text:p>67.3</text:p>
          </table:table-cell>
          <table:table-cell office:value-type="float" office:value="64.4" calcext:value-type="float">
            <text:p>64.4</text:p>
          </table:table-cell>
          <table:table-cell office:value-type="float" office:value="70.1" calcext:value-type="float">
            <text:p>70.1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7.9" calcext:value-type="float">
            <text:p>67.9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10]-INDEX([.E:.E];LOOKUP(2;1/([.L$1:.L110]=&quot;-&quot;);ROW([.L$1:.L110]))+[.$K110]-1)" office:value-type="float" office:value="-4.40000000000001" calcext:value-type="float">
            <text:p>-4.40000000000001</text:p>
          </table:table-cell>
          <table:table-cell table:style-name="ce51" table:formula="of:=[.F110]-INDEX([.F:.F];LOOKUP(2;1/([.M$1:.M110]=&quot;-&quot;);ROW([.M$1:.M110]))+[.$K110]-1)" office:value-type="float" office:value="-7.09999999999999" calcext:value-type="float">
            <text:p>-7.09999999999999</text:p>
          </table:table-cell>
          <table:table-cell table:style-name="ce51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51" table:formula="of:=[.G110]-INDEX([.G:.G];LOOKUP(2;1/([.O$1:.O110]=&quot;-&quot;);ROW([.O$1:.O110]))+[.$K110]-1)" office:value-type="float" office:value="-0.300000000000011" calcext:value-type="float">
            <text:p>-0.3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R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office:value-type="float" office:value="69.7" calcext:value-type="float">
            <text:p>69.7</text:p>
          </table:table-cell>
          <table:table-cell office:value-type="float" office:value="65" calcext:value-type="float">
            <text:p>65</text:p>
          </table:table-cell>
          <table:table-cell office:value-type="float" office:value="71.1" calcext:value-type="float">
            <text:p>71.1</text:p>
          </table:table-cell>
          <table:table-cell office:value-type="float" office:value="68.8" calcext:value-type="float">
            <text:p>68.8</text:p>
          </table:table-cell>
          <table:table-cell office:value-type="float" office:value="63.2" calcext:value-type="float">
            <text:p>63.2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11]-INDEX([.E:.E];LOOKUP(2;1/([.L$1:.L111]=&quot;-&quot;);ROW([.L$1:.L111]))+[.$K111]-1)" office:value-type="float" office:value="-2" calcext:value-type="float">
            <text:p>-2</text:p>
          </table:table-cell>
          <table:table-cell table:style-name="ce51" table:formula="of:=[.F111]-INDEX([.F:.F];LOOKUP(2;1/([.M$1:.M111]=&quot;-&quot;);ROW([.M$1:.M111]))+[.$K111]-1)" office:value-type="float" office:value="-6.5" calcext:value-type="float">
            <text:p>-6.5</text:p>
          </table:table-cell>
          <table:table-cell table:style-name="ce51" table:formula="of:=IF([.B111]-[.D111]&lt;0;&quot;?&quot;;MAX((INDEX([.E:.E];LOOKUP(2;1/([.N$1:.N111]=&quot;-&quot;);ROW([.N$1:.N111]))+[.$K111]-1)-INDEX([.G:.G];LOOKUP(2;1/([.N$1:.N111]=&quot;-&quot;);ROW([.N$1:.N111]))+[.$K111]-1));0)-([.E111]-[.G111]))" office:value-type="string" office:string-value="?" calcext:value-type="string">
            <text:p>?</text:p>
          </table:table-cell>
          <table:table-cell table:style-name="ce51" table:formula="of:=[.G111]-INDEX([.G:.G];LOOKUP(2;1/([.O$1:.O111]=&quot;-&quot;);ROW([.O$1:.O111]))+[.$K111]-1)" office:value-type="float" office:value="0.699999999999989" calcext:value-type="float">
            <text:p>0.6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CAP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office:value-type="float" office:value="67.2" calcext:value-type="float">
            <text:p>67.2</text:p>
          </table:table-cell>
          <table:table-cell office:value-type="float" office:value="66.2" calcext:value-type="float">
            <text:p>66.2</text:p>
          </table:table-cell>
          <table:table-cell office:value-type="float" office:value="61.7" calcext:value-type="float">
            <text:p>61.7</text:p>
          </table:table-cell>
          <table:table-cell office:value-type="float" office:value="66.5" calcext:value-type="float">
            <text:p>66.5</text:p>
          </table:table-cell>
          <table:table-cell office:value-type="float" office:value="66" calcext:value-type="float">
            <text:p>66</text:p>
          </table:table-cell>
          <table:table-cell office:value-type="float" office:value="59.1" calcext:value-type="float">
            <text:p>59.1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112]-INDEX([.E:.E];LOOKUP(2;1/([.L$1:.L112]=&quot;-&quot;);ROW([.L$1:.L112]))+[.$K112]-1)" office:value-type="float" office:value="-1.7" calcext:value-type="float">
            <text:p>-1.7</text:p>
          </table:table-cell>
          <table:table-cell table:style-name="ce51" table:formula="of:=[.F112]-INDEX([.F:.F];LOOKUP(2;1/([.M$1:.M112]=&quot;-&quot;);ROW([.M$1:.M112]))+[.$K112]-1)" office:value-type="float" office:value="0.700000000000003" calcext:value-type="float">
            <text:p>0.700000000000003</text:p>
          </table:table-cell>
          <table:table-cell table:style-name="ce51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5.5" calcext:value-type="float">
            <text:p>-5.5</text:p>
          </table:table-cell>
          <table:table-cell table:style-name="ce51" table:formula="of:=[.G112]-INDEX([.G:.G];LOOKUP(2;1/([.O$1:.O112]=&quot;-&quot;);ROW([.O$1:.O112]))+[.$K112]-1)" office:value-type="float" office:value="-10.1" calcext:value-type="float">
            <text:p>-10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HLR-clinical_UHDRS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9.3" calcext:value-type="float">
            <text:p>69.3</text:p>
          </table:table-cell>
          <table:table-cell office:value-type="float" office:value="66.9" calcext:value-type="float">
            <text:p>66.9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.5</text:p>
          </table:table-cell>
          <table:table-cell office:value-type="float" office:value="66.6" calcext:value-type="float">
            <text:p>66.6</text:p>
          </table:table-cell>
          <table:table-cell office:value-type="float" office:value="62.2" calcext:value-type="float">
            <text:p>62.2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113]-INDEX([.E:.E];LOOKUP(2;1/([.L$1:.L113]=&quot;-&quot;);ROW([.L$1:.L113]))+[.$K113]-1)" office:value-type="float" office:value="0.399999999999992" calcext:value-type="float">
            <text:p>0.399999999999992</text:p>
          </table:table-cell>
          <table:table-cell table:style-name="ce51" table:formula="of:=[.F113]-INDEX([.F:.F];LOOKUP(2;1/([.M$1:.M113]=&quot;-&quot;);ROW([.M$1:.M113]))+[.$K113]-1)" office:value-type="float" office:value="1.40000000000001" calcext:value-type="float">
            <text:p>1.40000000000001</text:p>
          </table:table-cell>
          <table:table-cell table:style-name="ce51" table:formula="of:=IF([.B113]-[.D113]&lt;0;&quot;?&quot;;MAX((INDEX([.E:.E];LOOKUP(2;1/([.N$1:.N113]=&quot;-&quot;);ROW([.N$1:.N113]))+[.$K113]-1)-INDEX([.G:.G];LOOKUP(2;1/([.N$1:.N113]=&quot;-&quot;);ROW([.N$1:.N113]))+[.$K113]-1));0)-([.E113]-[.G113]))" office:value-type="float" office:value="-4.3" calcext:value-type="float">
            <text:p>-4.3</text:p>
          </table:table-cell>
          <table:table-cell table:style-name="ce51" table:formula="of:=[.G113]-INDEX([.G:.G];LOOKUP(2;1/([.O$1:.O113]=&quot;-&quot;);ROW([.O$1:.O113]))+[.$K113]-1)" office:value-type="float" office:value="-6.8" calcext:value-type="float">
            <text:p>-6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HLR-clinical_all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office:value-type="float" office:value="66.2" calcext:value-type="float">
            <text:p>66.2</text:p>
          </table:table-cell>
          <table:table-cell office:value-type="float" office:value="64.8" calcext:value-type="float">
            <text:p>64.8</text:p>
          </table:table-cell>
          <table:table-cell office:value-type="float" office:value="64.7" calcext:value-type="float">
            <text:p>64.7</text:p>
          </table:table-cell>
          <table:table-cell office:value-type="float" office:value="65.4" calcext:value-type="float">
            <text:p>65.4</text:p>
          </table:table-cell>
          <table:table-cell office:value-type="float" office:value="64.5" calcext:value-type="float">
            <text:p>64.5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51" table:formula="of:=[.E114]-INDEX([.E:.E];LOOKUP(2;1/([.L$1:.L114]=&quot;-&quot;);ROW([.L$1:.L114]))+[.$K114]-1)" office:value-type="float" office:value="-2.7" calcext:value-type="float">
            <text:p>-2.7</text:p>
          </table:table-cell>
          <table:table-cell table:style-name="ce51" table:formula="of:=[.F114]-INDEX([.F:.F];LOOKUP(2;1/([.M$1:.M114]=&quot;-&quot;);ROW([.M$1:.M114]))+[.$K114]-1)" office:value-type="float" office:value="-0.700000000000003" calcext:value-type="float">
            <text:p>-0.700000000000003</text:p>
          </table:table-cell>
          <table:table-cell table:style-name="ce51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1.5" calcext:value-type="float">
            <text:p>-1.5</text:p>
          </table:table-cell>
          <table:table-cell table:style-name="ce51" table:formula="of:=[.G114]-INDEX([.G:.G];LOOKUP(2;1/([.O$1:.O114]=&quot;-&quot;);ROW([.O$1:.O114]))+[.$K114]-1)" office:value-type="float" office:value="-7.09999999999999" calcext:value-type="float">
            <text:p>-7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office:value-type="float" office:value="70.2" calcext:value-type="float">
            <text:p>70.2</text:p>
          </table:table-cell>
          <table:table-cell office:value-type="float" office:value="68.1" calcext:value-type="float">
            <text:p>68.1</text:p>
          </table:table-cell>
          <table:table-cell office:value-type="float" office:value="71.2" calcext:value-type="float">
            <text:p>71.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15]-INDEX([.E:.E];LOOKUP(2;1/([.L$1:.L115]=&quot;-&quot;);ROW([.L$1:.L115]))+[.$K115]-1)" office:value-type="float" office:value="-1.5" calcext:value-type="float">
            <text:p>-1.5</text:p>
          </table:table-cell>
          <table:table-cell table:style-name="ce51" table:formula="of:=[.F115]-INDEX([.F:.F];LOOKUP(2;1/([.M$1:.M115]=&quot;-&quot;);ROW([.M$1:.M115]))+[.$K115]-1)" office:value-type="float" office:value="-3.40000000000001" calcext:value-type="float">
            <text:p>-3.40000000000001</text:p>
          </table:table-cell>
          <table:table-cell table:style-name="ce51" table:formula="of:=IF([.B115]-[.D115]&lt;0;&quot;?&quot;;MAX((INDEX([.E:.E];LOOKUP(2;1/([.N$1:.N115]=&quot;-&quot;);ROW([.N$1:.N115]))+[.$K115]-1)-INDEX([.G:.G];LOOKUP(2;1/([.N$1:.N115]=&quot;-&quot;);ROW([.N$1:.N115]))+[.$K115]-1));0)-([.E115]-[.G115]))" office:value-type="string" office:string-value="?" calcext:value-type="string">
            <text:p>?</text:p>
          </table:table-cell>
          <table:table-cell table:style-name="ce51" table:formula="of:=[.G115]-INDEX([.G:.G];LOOKUP(2;1/([.O$1:.O115]=&quot;-&quot;);ROW([.O$1:.O115]))+[.$K115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HL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68" calcext:value-type="float">
            <text:p>68</text:p>
          </table:table-cell>
          <table:table-cell office:value-type="float" office:value="71.3" calcext:value-type="float">
            <text:p>71.3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16]-INDEX([.E:.E];LOOKUP(2;1/([.L$1:.L116]=&quot;-&quot;);ROW([.L$1:.L116]))+[.$K116]-1)" office:value-type="float" office:value="-2" calcext:value-type="float">
            <text:p>-2</text:p>
          </table:table-cell>
          <table:table-cell table:style-name="ce51" table:formula="of:=[.F116]-INDEX([.F:.F];LOOKUP(2;1/([.M$1:.M116]=&quot;-&quot;);ROW([.M$1:.M116]))+[.$K116]-1)" office:value-type="float" office:value="-3.5" calcext:value-type="float">
            <text:p>-3.5</text:p>
          </table:table-cell>
          <table:table-cell table:style-name="ce51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51" table:formula="of:=[.G116]-INDEX([.G:.G];LOOKUP(2;1/([.O$1:.O116]=&quot;-&quot;);ROW([.O$1:.O116]))+[.$K116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HR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office:value-type="float" office:value="69.9" calcext:value-type="float">
            <text:p>69.9</text:p>
          </table:table-cell>
          <table:table-cell office:value-type="float" office:value="68.2" calcext:value-type="float">
            <text:p>68.2</text:p>
          </table:table-cell>
          <table:table-cell office:value-type="float" office:value="70.2" calcext:value-type="float">
            <text:p>70.2</text:p>
          </table:table-cell>
          <table:table-cell office:value-type="float" office:value="69.3" calcext:value-type="float">
            <text:p>69.3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17]-INDEX([.E:.E];LOOKUP(2;1/([.L$1:.L117]=&quot;-&quot;);ROW([.L$1:.L117]))+[.$K117]-1)" office:value-type="float" office:value="-1.8" calcext:value-type="float">
            <text:p>-1.8</text:p>
          </table:table-cell>
          <table:table-cell table:style-name="ce51" table:formula="of:=[.F117]-INDEX([.F:.F];LOOKUP(2;1/([.M$1:.M117]=&quot;-&quot;);ROW([.M$1:.M117]))+[.$K117]-1)" office:value-type="float" office:value="-3.3" calcext:value-type="float">
            <text:p>-3.3</text:p>
          </table:table-cell>
          <table:table-cell table:style-name="ce51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51" table:formula="of:=[.G117]-INDEX([.G:.G];LOOKUP(2;1/([.O$1:.O117]=&quot;-&quot;);ROW([.O$1:.O117]))+[.$K11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1-many_vox-CLR_coords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70.8" calcext:value-type="float">
            <text:p>70.8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18]-INDEX([.E:.E];LOOKUP(2;1/([.L$1:.L118]=&quot;-&quot;);ROW([.L$1:.L118]))+[.$K118]-1)" office:value-type="float" office:value="1.89999999999999" calcext:value-type="float">
            <text:p>1.89999999999999</text:p>
          </table:table-cell>
          <table:table-cell table:style-name="ce51" table:formula="of:=[.F118]-INDEX([.F:.F];LOOKUP(2;1/([.M$1:.M118]=&quot;-&quot;);ROW([.M$1:.M118]))+[.$K118]-1)" office:value-type="float" office:value="0.400000000000006" calcext:value-type="float">
            <text:p>0.400000000000006</text:p>
          </table:table-cell>
          <table:table-cell table:style-name="ce51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-1.5" calcext:value-type="float">
            <text:p>-1.5</text:p>
          </table:table-cell>
          <table:table-cell table:style-name="ce51" table:formula="of:=[.G118]-INDEX([.G:.G];LOOKUP(2;1/([.O$1:.O118]=&quot;-&quot;);ROW([.O$1:.O118]))+[.$K118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_scale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office:value-type="float" office:value="69.7" calcext:value-type="float">
            <text:p>69.7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19]-INDEX([.E:.E];LOOKUP(2;1/([.L$1:.L119]=&quot;-&quot;);ROW([.L$1:.L119]))+[.$K119]-1)" office:value-type="float" office:value="-0.200000000000003" calcext:value-type="float">
            <text:p>-0.200000000000003</text:p>
          </table:table-cell>
          <table:table-cell table:style-name="ce51" table:formula="of:=[.F119]-INDEX([.F:.F];LOOKUP(2;1/([.M$1:.M119]=&quot;-&quot;);ROW([.M$1:.M119]))+[.$K119]-1)" office:value-type="float" office:value="-0.900000000000006" calcext:value-type="float">
            <text:p>-0.900000000000006</text:p>
          </table:table-cell>
          <table:table-cell table:style-name="ce51" table:formula="of:=IF([.B119]-[.D119]&lt;0;&quot;?&quot;;MAX((INDEX([.E:.E];LOOKUP(2;1/([.N$1:.N119]=&quot;-&quot;);ROW([.N$1:.N119]))+[.$K119]-1)-INDEX([.G:.G];LOOKUP(2;1/([.N$1:.N119]=&quot;-&quot;);ROW([.N$1:.N119]))+[.$K119]-1));0)-([.E119]-[.G119]))" office:value-type="string" office:string-value="?" calcext:value-type="string">
            <text:p>?</text:p>
          </table:table-cell>
          <table:table-cell table:style-name="ce51" table:formula="of:=[.G119]-INDEX([.G:.G];LOOKUP(2;1/([.O$1:.O119]=&quot;-&quot;);ROW([.O$1:.O119]))+[.$K119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feature_10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71.2" calcext:value-type="float">
            <text:p>71.2</text:p>
          </table:table-cell>
          <table:table-cell office:value-type="float" office:value="71.1" calcext:value-type="float">
            <text:p>71.1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office:value-type="float" office:value="71.4" calcext:value-type="float">
            <text:p>71.4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20]-INDEX([.E:.E];LOOKUP(2;1/([.L$1:.L120]=&quot;-&quot;);ROW([.L$1:.L120]))+[.$K120]-1)" office:value-type="float" office:value="-1.3" calcext:value-type="float">
            <text:p>-1.3</text:p>
          </table:table-cell>
          <table:table-cell table:style-name="ce51" table:formula="of:=[.F120]-INDEX([.F:.F];LOOKUP(2;1/([.M$1:.M120]=&quot;-&quot;);ROW([.M$1:.M120]))+[.$K120]-1)" office:value-type="float" office:value="-0.299999999999997" calcext:value-type="float">
            <text:p>-0.299999999999997</text:p>
          </table:table-cell>
          <table:table-cell table:style-name="ce51" table:formula="of:=IF([.B120]-[.D120]&lt;0;&quot;?&quot;;MAX((INDEX([.E:.E];LOOKUP(2;1/([.N$1:.N120]=&quot;-&quot;);ROW([.N$1:.N120]))+[.$K120]-1)-INDEX([.G:.G];LOOKUP(2;1/([.N$1:.N120]=&quot;-&quot;);ROW([.N$1:.N120]))+[.$K120]-1));0)-([.E120]-[.G120]))" office:value-type="string" office:string-value="?" calcext:value-type="string">
            <text:p>?</text:p>
          </table:table-cell>
          <table:table-cell table:style-name="ce51" table:formula="of:=[.G120]-INDEX([.G:.G];LOOKUP(2;1/([.O$1:.O120]=&quot;-&quot;);ROW([.O$1:.O120]))+[.$K120]-1)" office:value-type="float" office:value="0.699999999999989" calcext:value-type="float">
            <text:p>0.6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feature_20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0.2" calcext:value-type="float">
            <text:p>70.2</text:p>
          </table:table-cell>
          <table:table-cell office:value-type="float" office:value="71.5" calcext:value-type="float">
            <text:p>71.5</text:p>
          </table:table-cell>
          <table:table-cell office:value-type="float" office:value="70.7" calcext:value-type="float">
            <text:p>70.7</text:p>
          </table:table-cell>
          <table:table-cell office:value-type="float" office:value="70.8" calcext:value-type="float">
            <text:p>70.8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21]-INDEX([.E:.E];LOOKUP(2;1/([.L$1:.L121]=&quot;-&quot;);ROW([.L$1:.L121]))+[.$K121]-1)" office:value-type="float" office:value="-0.400000000000006" calcext:value-type="float">
            <text:p>-0.400000000000006</text:p>
          </table:table-cell>
          <table:table-cell table:style-name="ce51" table:formula="of:=[.F121]-INDEX([.F:.F];LOOKUP(2;1/([.M$1:.M121]=&quot;-&quot;);ROW([.M$1:.M121]))+[.$K121]-1)" office:value-type="float" office:value="-0.200000000000003" calcext:value-type="float">
            <text:p>-0.200000000000003</text:p>
          </table:table-cell>
          <table:table-cell table:style-name="ce51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0.200000000000003" calcext:value-type="float">
            <text:p>0.200000000000003</text:p>
          </table:table-cell>
          <table:table-cell table:style-name="ce51" table:formula="of:=[.G121]-INDEX([.G:.G];LOOKUP(2;1/([.O$1:.O121]=&quot;-&quot;);ROW([.O$1:.O121]))+[.$K121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feature_30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72.3" calcext:value-type="float">
            <text:p>72.3</text:p>
          </table:table-cell>
          <table:table-cell office:value-type="float" office:value="71.1" calcext:value-type="float">
            <text:p>71.1</text:p>
          </table:table-cell>
          <table:table-cell office:value-type="float" office:value="69.6" calcext:value-type="float">
            <text:p>69.6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22]-INDEX([.E:.E];LOOKUP(2;1/([.L$1:.L122]=&quot;-&quot;);ROW([.L$1:.L122]))+[.$K122]-1)" office:value-type="float" office:value="0.599999999999994" calcext:value-type="float">
            <text:p>0.599999999999994</text:p>
          </table:table-cell>
          <table:table-cell table:style-name="ce51" table:formula="of:=[.F122]-INDEX([.F:.F];LOOKUP(2;1/([.M$1:.M122]=&quot;-&quot;);ROW([.M$1:.M122]))+[.$K122]-1)" office:value-type="float" office:value="-0.400000000000006" calcext:value-type="float">
            <text:p>-0.400000000000006</text:p>
          </table:table-cell>
          <table:table-cell table:style-name="ce51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-1.40000000000001" calcext:value-type="float">
            <text:p>-1.40000000000001</text:p>
          </table:table-cell>
          <table:table-cell table:style-name="ce51" table:formula="of:=[.G122]-INDEX([.G:.G];LOOKUP(2;1/([.O$1:.O122]=&quot;-&quot;);ROW([.O$1:.O122]))+[.$K122]-1)" office:value-type="float" office:value="-0.800000000000011" calcext:value-type="float">
            <text:p>-0.8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6-many_vox-feature_40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office:value-type="float" office:value="70.8" calcext:value-type="float">
            <text:p>70.8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23]-INDEX([.E:.E];LOOKUP(2;1/([.L$1:.L123]=&quot;-&quot;);ROW([.L$1:.L123]))+[.$K123]-1)" office:value-type="float" office:value="-1.40000000000001" calcext:value-type="float">
            <text:p>-1.40000000000001</text:p>
          </table:table-cell>
          <table:table-cell table:style-name="ce51" table:formula="of:=[.F123]-INDEX([.F:.F];LOOKUP(2;1/([.M$1:.M123]=&quot;-&quot;);ROW([.M$1:.M123]))+[.$K123]-1)" office:value-type="float" office:value="-0.5" calcext:value-type="float">
            <text:p>-0.5</text:p>
          </table:table-cell>
          <table:table-cell table:style-name="ce51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51" table:formula="of:=[.G123]-INDEX([.G:.G];LOOKUP(2;1/([.O$1:.O123]=&quot;-&quot;);ROW([.O$1:.O123]))+[.$K123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many_vox-balance_025</text:p>
          </table:table-cell>
          <table:table-cell office:value-type="float" office:value="67.6" calcext:value-type="float">
            <text:p>67.6</text:p>
          </table:table-cell>
          <table:table-cell office:value-type="float" office:value="55.9" calcext:value-type="float">
            <text:p>55.9</text:p>
          </table:table-cell>
          <table:table-cell office:value-type="float" office:value="62.5" calcext:value-type="float">
            <text:p>62.5</text:p>
          </table:table-cell>
          <table:table-cell office:value-type="float" office:value="67.3" calcext:value-type="float">
            <text:p>67.3</text:p>
          </table:table-cell>
          <table:table-cell office:value-type="float" office:value="61.7" calcext:value-type="float">
            <text:p>61.7</text:p>
          </table:table-cell>
          <table:table-cell office:value-type="float" office:value="60.4" calcext:value-type="float">
            <text:p>60.4</text:p>
          </table:table-cell>
          <table:table-cell office:value-type="float" office:value="67.4" calcext:value-type="float">
            <text:p>67.4</text:p>
          </table:table-cell>
          <table:table-cell office:value-type="float" office:value="61" calcext:value-type="float">
            <text:p>61</text:p>
          </table:table-cell>
          <table:table-cell office:value-type="float" office:value="60.4" calcext:value-type="float">
            <text:p>60.4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24]-INDEX([.E:.E];LOOKUP(2;1/([.L$1:.L124]=&quot;-&quot;);ROW([.L$1:.L124]))+[.$K124]-1)" office:value-type="float" office:value="-4.40000000000001" calcext:value-type="float">
            <text:p>-4.40000000000001</text:p>
          </table:table-cell>
          <table:table-cell table:style-name="ce51" table:formula="of:=[.F124]-INDEX([.F:.F];LOOKUP(2;1/([.M$1:.M124]=&quot;-&quot;);ROW([.M$1:.M124]))+[.$K124]-1)" office:value-type="float" office:value="-9.8" calcext:value-type="float">
            <text:p>-9.8</text:p>
          </table:table-cell>
          <table:table-cell table:style-name="ce51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-5.6" calcext:value-type="float">
            <text:p>-5.6</text:p>
          </table:table-cell>
          <table:table-cell table:style-name="ce51" table:formula="of:=[.G124]-INDEX([.G:.G];LOOKUP(2;1/([.O$1:.O124]=&quot;-&quot;);ROW([.O$1:.O124]))+[.$K124]-1)" office:value-type="float" office:value="-10" calcext:value-type="float">
            <text:p>-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many_vox-balance_050</text:p>
          </table:table-cell>
          <table:table-cell office:value-type="float" office:value="63" calcext:value-type="float">
            <text:p>63</text:p>
          </table:table-cell>
          <table:table-cell office:value-type="float" office:value="54.4" calcext:value-type="float">
            <text:p>54.4</text:p>
          </table:table-cell>
          <table:table-cell office:value-type="float" office:value="60.9" calcext:value-type="float">
            <text:p>60.9</text:p>
          </table:table-cell>
          <table:table-cell office:value-type="float" office:value="58" calcext:value-type="float">
            <text:p>58</text:p>
          </table:table-cell>
          <table:table-cell office:value-type="float" office:value="54.9" calcext:value-type="float">
            <text:p>54.9</text:p>
          </table:table-cell>
          <table:table-cell office:value-type="float" office:value="52.8" calcext:value-type="float">
            <text:p>52.8</text:p>
          </table:table-cell>
          <table:table-cell office:value-type="float" office:value="58.3" calcext:value-type="float">
            <text:p>58.3</text:p>
          </table:table-cell>
          <table:table-cell office:value-type="float" office:value="53.8" calcext:value-type="float">
            <text:p>53.8</text:p>
          </table:table-cell>
          <table:table-cell office:value-type="float" office:value="52.7" calcext:value-type="float">
            <text:p>52.7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25]-INDEX([.E:.E];LOOKUP(2;1/([.L$1:.L125]=&quot;-&quot;);ROW([.L$1:.L125]))+[.$K125]-1)" office:value-type="float" office:value="-13.7" calcext:value-type="float">
            <text:p>-13.7</text:p>
          </table:table-cell>
          <table:table-cell table:style-name="ce51" table:formula="of:=[.F125]-INDEX([.F:.F];LOOKUP(2;1/([.M$1:.M125]=&quot;-&quot;);ROW([.M$1:.M125]))+[.$K125]-1)" office:value-type="float" office:value="-16.6" calcext:value-type="float">
            <text:p>-16.6</text:p>
          </table:table-cell>
          <table:table-cell table:style-name="ce51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-3.90000000000001" calcext:value-type="float">
            <text:p>-3.90000000000001</text:p>
          </table:table-cell>
          <table:table-cell table:style-name="ce51" table:formula="of:=[.G125]-INDEX([.G:.G];LOOKUP(2;1/([.O$1:.O125]=&quot;-&quot;);ROW([.O$1:.O125]))+[.$K125]-1)" office:value-type="float" office:value="-17.6" calcext:value-type="float">
            <text:p>-17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30-many_vox-balance_075</text:p>
          </table:table-cell>
          <table:table-cell office:value-type="float" office:value="61.5" calcext:value-type="float">
            <text:p>61.5</text:p>
          </table:table-cell>
          <table:table-cell office:value-type="float" office:value="54.9" calcext:value-type="float">
            <text:p>54.9</text:p>
          </table:table-cell>
          <table:table-cell office:value-type="float" office:value="61.5" calcext:value-type="float">
            <text:p>61.5</text:p>
          </table:table-cell>
          <table:table-cell office:value-type="float" office:value="50.2" calcext:value-type="float">
            <text:p>50.2</text:p>
          </table:table-cell>
          <table:table-cell office:value-type="float" office:value="47.8" calcext:value-type="float">
            <text:p>47.8</text:p>
          </table:table-cell>
          <table:table-cell office:value-type="float" office:value="45" calcext:value-type="float">
            <text:p>45</text:p>
          </table:table-cell>
          <table:table-cell office:value-type="float" office:value="50.6" calcext:value-type="float">
            <text:p>50.6</text:p>
          </table:table-cell>
          <table:table-cell office:value-type="float" office:value="46.9" calcext:value-type="float">
            <text:p>46.9</text:p>
          </table:table-cell>
          <table:table-cell office:value-type="float" office:value="45.4" calcext:value-type="float">
            <text:p>45.4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26]-INDEX([.E:.E];LOOKUP(2;1/([.L$1:.L126]=&quot;-&quot;);ROW([.L$1:.L126]))+[.$K126]-1)" office:value-type="float" office:value="-21.5" calcext:value-type="float">
            <text:p>-21.5</text:p>
          </table:table-cell>
          <table:table-cell table:style-name="ce51" table:formula="of:=[.F126]-INDEX([.F:.F];LOOKUP(2;1/([.M$1:.M126]=&quot;-&quot;);ROW([.M$1:.M126]))+[.$K126]-1)" office:value-type="float" office:value="-23.7" calcext:value-type="float">
            <text:p>-23.7</text:p>
          </table:table-cell>
          <table:table-cell table:style-name="ce51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-3.90000000000001" calcext:value-type="float">
            <text:p>-3.90000000000001</text:p>
          </table:table-cell>
          <table:table-cell table:style-name="ce51" table:formula="of:=[.G126]-INDEX([.G:.G];LOOKUP(2;1/([.O$1:.O126]=&quot;-&quot;);ROW([.O$1:.O126]))+[.$K126]-1)" office:value-type="float" office:value="-25.4" calcext:value-type="float">
            <text:p>-25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31-many_vox-balance_100</text:p>
          </table:table-cell>
          <table:table-cell office:value-type="float" office:value="64.2" calcext:value-type="float">
            <text:p>64.2</text:p>
          </table:table-cell>
          <table:table-cell office:value-type="float" office:value="54.9" calcext:value-type="float">
            <text:p>54.9</text:p>
          </table:table-cell>
          <table:table-cell office:value-type="float" office:value="64" calcext:value-type="float">
            <text:p>64</text:p>
          </table:table-cell>
          <table:table-cell office:value-type="float" office:value="49.4" calcext:value-type="float">
            <text:p>49.4</text:p>
          </table:table-cell>
          <table:table-cell office:value-type="float" office:value="46.4" calcext:value-type="float">
            <text:p>46.4</text:p>
          </table:table-cell>
          <table:table-cell office:value-type="float" office:value="43.8" calcext:value-type="float">
            <text:p>43.8</text:p>
          </table:table-cell>
          <table:table-cell office:value-type="float" office:value="49.7" calcext:value-type="float">
            <text:p>49.7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table:style-name="ce7" office:value-type="float" office:value="9" calcext:value-type="float">
            <text:p>9</text:p>
          </table:table-cell>
          <table:table-cell table:style-name="ce51" table:formula="of:=[.E127]-INDEX([.E:.E];LOOKUP(2;1/([.L$1:.L127]=&quot;-&quot;);ROW([.L$1:.L127]))+[.$K127]-1)" office:value-type="float" office:value="-22.3" calcext:value-type="float">
            <text:p>-22.3</text:p>
          </table:table-cell>
          <table:table-cell table:style-name="ce51" table:formula="of:=[.F127]-INDEX([.F:.F];LOOKUP(2;1/([.M$1:.M127]=&quot;-&quot;);ROW([.M$1:.M127]))+[.$K127]-1)" office:value-type="float" office:value="-25.1" calcext:value-type="float">
            <text:p>-25.1</text:p>
          </table:table-cell>
          <table:table-cell table:style-name="ce51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-4.3" calcext:value-type="float">
            <text:p>-4.3</text:p>
          </table:table-cell>
          <table:table-cell table:style-name="ce51" table:formula="of:=[.G127]-INDEX([.G:.G];LOOKUP(2;1/([.O$1:.O127]=&quot;-&quot;);ROW([.O$1:.O127]))+[.$K127]-1)" office:value-type="float" office:value="-26.6" calcext:value-type="float">
            <text:p>-26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1" calcext:value-type="float">
            <text:p>72.1</text:p>
          </table:table-cell>
          <table:table-cell office:value-type="float" office:value="73.3" calcext:value-type="float">
            <text:p>73.3</text:p>
          </table:table-cell>
          <table:table-cell office:value-type="float" office:value="73.2" calcext:value-type="float">
            <text:p>73.2</text:p>
          </table:table-cell>
          <table:table-cell office:value-type="float" office:value="71.9" calcext:value-type="float">
            <text:p>71.9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72.7" calcext:value-type="float">
            <text:p>72.7</text:p>
          </table:table-cell>
          <table:table-cell office:value-type="float" office:value="71.6" calcext:value-type="float">
            <text:p>71.6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72.4" calcext:value-type="float">
            <text:p>72.4</text:p>
          </table:table-cell>
          <table:table-cell office:value-type="float" office:value="73" calcext:value-type="float">
            <text:p>73</text:p>
          </table:table-cell>
          <table:table-cell office:value-type="float" office:value="72.9" calcext:value-type="float">
            <text:p>72.9</text:p>
          </table:table-cell>
          <table:table-cell office:value-type="float" office:value="71.9" calcext:value-type="float">
            <text:p>71.9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1" table:formula="of:=[.E129]-INDEX([.E:.E];LOOKUP(2;1/([.L$1:.L129]=&quot;-&quot;);ROW([.L$1:.L129]))+[.$K129]-1)" office:value-type="float" office:value="-0.199999999999989" calcext:value-type="float">
            <text:p>-0.199999999999989</text:p>
          </table:table-cell>
          <table:table-cell table:style-name="ce51" table:formula="of:=[.F129]-INDEX([.F:.F];LOOKUP(2;1/([.M$1:.M129]=&quot;-&quot;);ROW([.M$1:.M129]))+[.$K129]-1)" office:value-type="float" office:value="0.300000000000011" calcext:value-type="float">
            <text:p>0.300000000000011</text:p>
          </table:table-cell>
          <table:table-cell table:style-name="ce51" table:formula="of:=IF([.B129]-[.D129]&lt;0;&quot;?&quot;;MAX((INDEX([.E:.E];LOOKUP(2;1/([.N$1:.N129]=&quot;-&quot;);ROW([.N$1:.N129]))+[.$K129]-1)-INDEX([.G:.G];LOOKUP(2;1/([.N$1:.N129]=&quot;-&quot;);ROW([.N$1:.N129]))+[.$K129]-1));0)-([.E129]-[.G129]))" office:value-type="string" office:string-value="?" calcext:value-type="string">
            <text:p>?</text:p>
          </table:table-cell>
          <table:table-cell table:style-name="ce51" table:formula="of:=[.G129]-INDEX([.G:.G];LOOKUP(2;1/([.O$1:.O129]=&quot;-&quot;);ROW([.O$1:.O129]))+[.$K129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3.4" calcext:value-type="float">
            <text:p>73.4</text:p>
          </table:table-cell>
          <table:table-cell office:value-type="float" office:value="71.5" calcext:value-type="float">
            <text:p>71.5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table:style-name="ce51" table:formula="of:=[.E130]-INDEX([.E:.E];LOOKUP(2;1/([.L$1:.L130]=&quot;-&quot;);ROW([.L$1:.L130]))+[.$K130]-1)" office:value-type="float" office:value="-1.09999999999999" calcext:value-type="float">
            <text:p>-1.09999999999999</text:p>
          </table:table-cell>
          <table:table-cell table:style-name="ce51" table:formula="of:=[.F130]-INDEX([.F:.F];LOOKUP(2;1/([.M$1:.M130]=&quot;-&quot;);ROW([.M$1:.M130]))+[.$K130]-1)" office:value-type="float" office:value="0.5" calcext:value-type="float">
            <text:p>0.5</text:p>
          </table:table-cell>
          <table:table-cell table:style-name="ce51" table:formula="of:=IF([.B130]-[.D130]&lt;0;&quot;?&quot;;MAX((INDEX([.E:.E];LOOKUP(2;1/([.N$1:.N130]=&quot;-&quot;);ROW([.N$1:.N130]))+[.$K130]-1)-INDEX([.G:.G];LOOKUP(2;1/([.N$1:.N130]=&quot;-&quot;);ROW([.N$1:.N130]))+[.$K130]-1));0)-([.E130]-[.G130]))" office:value-type="string" office:string-value="?" calcext:value-type="string">
            <text:p>?</text:p>
          </table:table-cell>
          <table:table-cell table:style-name="ce51" table:formula="of:=[.G130]-INDEX([.G:.G];LOOKUP(2;1/([.O$1:.O130]=&quot;-&quot;);ROW([.O$1:.O130]))+[.$K130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1.9" calcext:value-type="float">
            <text:p>71.9</text:p>
          </table:table-cell>
          <table:table-cell office:value-type="float" office:value="71.7" calcext:value-type="float">
            <text:p>71.7</text:p>
          </table:table-cell>
          <table:table-cell office:value-type="float" office:value="72.2" calcext:value-type="float">
            <text:p>72.2</text:p>
          </table:table-cell>
          <table:table-cell office:value-type="float" office:value="71.6" calcext:value-type="float">
            <text:p>71.6</text:p>
          </table:table-cell>
          <table:table-cell office:value-type="float" office:value="72.7" calcext:value-type="float">
            <text:p>72.7</text:p>
          </table:table-cell>
          <table:table-cell office:value-type="float" office:value="72.3" calcext:value-type="float">
            <text:p>72.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2.1" calcext:value-type="float">
            <text:p>72.1</text:p>
          </table:table-cell>
          <table:table-cell office:value-type="float" office:value="1" calcext:value-type="float">
            <text:p>1</text:p>
          </table:table-cell>
          <table:table-cell table:style-name="ce51" table:formula="of:=[.E131]-INDEX([.E:.E];LOOKUP(2;1/([.L$1:.L131]=&quot;-&quot;);ROW([.L$1:.L131]))+[.$K131]-1)" office:value-type="float" office:value="-1" calcext:value-type="float">
            <text:p>-1</text:p>
          </table:table-cell>
          <table:table-cell table:style-name="ce51" table:formula="of:=[.F131]-INDEX([.F:.F];LOOKUP(2;1/([.M$1:.M131]=&quot;-&quot;);ROW([.M$1:.M131]))+[.$K131]-1)" office:value-type="float" office:value="0.600000000000009" calcext:value-type="float">
            <text:p>0.600000000000009</text:p>
          </table:table-cell>
          <table:table-cell table:style-name="ce51" table:formula="of:=IF([.B131]-[.D131]&lt;0;&quot;?&quot;;MAX((INDEX([.E:.E];LOOKUP(2;1/([.N$1:.N131]=&quot;-&quot;);ROW([.N$1:.N131]))+[.$K131]-1)-INDEX([.G:.G];LOOKUP(2;1/([.N$1:.N131]=&quot;-&quot;);ROW([.N$1:.N131]))+[.$K131]-1));0)-([.E131]-[.G131]))" office:value-type="string" office:string-value="?" calcext:value-type="string">
            <text:p>?</text:p>
          </table:table-cell>
          <table:table-cell table:style-name="ce51" table:formula="of:=[.G131]-INDEX([.G:.G];LOOKUP(2;1/([.O$1:.O131]=&quot;-&quot;);ROW([.O$1:.O131]))+[.$K131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3.4" calcext:value-type="float">
            <text:p>73.4</text:p>
          </table:table-cell>
          <table:table-cell office:value-type="float" office:value="71.5" calcext:value-type="float">
            <text:p>71.5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table:style-name="ce51" table:formula="of:=[.E132]-INDEX([.E:.E];LOOKUP(2;1/([.L$1:.L132]=&quot;-&quot;);ROW([.L$1:.L132]))+[.$K132]-1)" office:value-type="float" office:value="-1.09999999999999" calcext:value-type="float">
            <text:p>-1.09999999999999</text:p>
          </table:table-cell>
          <table:table-cell table:style-name="ce51" table:formula="of:=[.F132]-INDEX([.F:.F];LOOKUP(2;1/([.M$1:.M132]=&quot;-&quot;);ROW([.M$1:.M132]))+[.$K132]-1)" office:value-type="float" office:value="0.5" calcext:value-type="float">
            <text:p>0.5</text:p>
          </table:table-cell>
          <table:table-cell table:style-name="ce51" table:formula="of:=IF([.B132]-[.D132]&lt;0;&quot;?&quot;;MAX((INDEX([.E:.E];LOOKUP(2;1/([.N$1:.N132]=&quot;-&quot;);ROW([.N$1:.N132]))+[.$K132]-1)-INDEX([.G:.G];LOOKUP(2;1/([.N$1:.N132]=&quot;-&quot;);ROW([.N$1:.N132]))+[.$K132]-1));0)-([.E132]-[.G132]))" office:value-type="string" office:string-value="?" calcext:value-type="string">
            <text:p>?</text:p>
          </table:table-cell>
          <table:table-cell table:style-name="ce51" table:formula="of:=[.G132]-INDEX([.G:.G];LOOKUP(2;1/([.O$1:.O132]=&quot;-&quot;);ROW([.O$1:.O132]))+[.$K132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.1" calcext:value-type="float">
            <text:p>72.1</text:p>
          </table:table-cell>
          <table:table-cell office:value-type="float" office:value="73.2" calcext:value-type="float">
            <text:p>73.2</text:p>
          </table:table-cell>
          <table:table-cell office:value-type="float" office:value="72.8" calcext:value-type="float">
            <text:p>72.8</text:p>
          </table:table-cell>
          <table:table-cell office:value-type="float" office:value="72.3" calcext:value-type="float">
            <text:p>72.3</text:p>
          </table:table-cell>
          <table:table-cell office:value-type="float" office:value="73.5" calcext:value-type="float">
            <text:p>73.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51" table:formula="of:=[.E133]-INDEX([.E:.E];LOOKUP(2;1/([.L$1:.L133]=&quot;-&quot;);ROW([.L$1:.L133]))+[.$K133]-1)" office:value-type="float" office:value="0.600000000000009" calcext:value-type="float">
            <text:p>0.600000000000009</text:p>
          </table:table-cell>
          <table:table-cell table:style-name="ce51" table:formula="of:=[.F133]-INDEX([.F:.F];LOOKUP(2;1/([.M$1:.M133]=&quot;-&quot;);ROW([.M$1:.M133]))+[.$K133]-1)" office:value-type="float" office:value="0.700000000000003" calcext:value-type="float">
            <text:p>0.700000000000003</text:p>
          </table:table-cell>
          <table:table-cell table:style-name="ce51" table:formula="of:=IF([.B133]-[.D133]&lt;0;&quot;?&quot;;MAX((INDEX([.E:.E];LOOKUP(2;1/([.N$1:.N133]=&quot;-&quot;);ROW([.N$1:.N133]))+[.$K133]-1)-INDEX([.G:.G];LOOKUP(2;1/([.N$1:.N133]=&quot;-&quot;);ROW([.N$1:.N133]))+[.$K133]-1));0)-([.E133]-[.G133]))" office:value-type="float" office:value="-0.900000000000006" calcext:value-type="float">
            <text:p>-0.900000000000006</text:p>
          </table:table-cell>
          <table:table-cell table:style-name="ce51" table:formula="of:=[.G133]-INDEX([.G:.G];LOOKUP(2;1/([.O$1:.O133]=&quot;-&quot;);ROW([.O$1:.O133]))+[.$K133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0.5" calcext:value-type="float">
            <text:p>70.5</text:p>
          </table:table-cell>
          <table:table-cell office:value-type="float" office:value="72.2" calcext:value-type="float">
            <text:p>72.2</text:p>
          </table:table-cell>
          <table:table-cell office:value-type="float" office:value="70.5" calcext:value-type="float">
            <text:p>70.5</text:p>
          </table:table-cell>
          <table:table-cell office:value-type="float" office:value="70.7" calcext:value-type="float">
            <text:p>70.7</text:p>
          </table:table-cell>
          <table:table-cell office:value-type="float" office:value="72.6" calcext:value-type="float">
            <text:p>72.6</text:p>
          </table:table-cell>
          <table:table-cell table:number-columns-repeated="2" office:value-type="float" office:value="70.3" calcext:value-type="float">
            <text:p>70.3</text:p>
          </table:table-cell>
          <table:table-cell office:value-type="float" office:value="1" calcext:value-type="float">
            <text:p>1</text:p>
          </table:table-cell>
          <table:table-cell table:style-name="ce51" table:formula="of:=[.E134]-INDEX([.E:.E];LOOKUP(2;1/([.L$1:.L134]=&quot;-&quot;);ROW([.L$1:.L134]))+[.$K134]-1)" office:value-type="float" office:value="-0.399999999999992" calcext:value-type="float">
            <text:p>-0.399999999999992</text:p>
          </table:table-cell>
          <table:table-cell table:style-name="ce51" table:formula="of:=[.F134]-INDEX([.F:.F];LOOKUP(2;1/([.M$1:.M134]=&quot;-&quot;);ROW([.M$1:.M134]))+[.$K134]-1)" office:value-type="float" office:value="-1.59999999999999" calcext:value-type="float">
            <text:p>-1.59999999999999</text:p>
          </table:table-cell>
          <table:table-cell table:style-name="ce51" table:formula="of:=IF([.B134]-[.D134]&lt;0;&quot;?&quot;;MAX((INDEX([.E:.E];LOOKUP(2;1/([.N$1:.N134]=&quot;-&quot;);ROW([.N$1:.N134]))+[.$K134]-1)-INDEX([.G:.G];LOOKUP(2;1/([.N$1:.N134]=&quot;-&quot;);ROW([.N$1:.N134]))+[.$K134]-1));0)-([.E134]-[.G134]))" office:value-type="float" office:value="-1.5" calcext:value-type="float">
            <text:p>-1.5</text:p>
          </table:table-cell>
          <table:table-cell table:style-name="ce51" table:formula="of:=[.G134]-INDEX([.G:.G];LOOKUP(2;1/([.O$1:.O134]=&quot;-&quot;);ROW([.O$1:.O134]))+[.$K134]-1)" office:value-type="float" office:value="-2.59999999999999" calcext:value-type="float">
            <text:p>-2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2.9" calcext:value-type="float">
            <text:p>72.9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72.7" calcext:value-type="float">
            <text:p>72.7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2.8" calcext:value-type="float">
            <text:p>72.8</text:p>
          </table:table-cell>
          <table:table-cell office:value-type="float" office:value="1" calcext:value-type="float">
            <text:p>1</text:p>
          </table:table-cell>
          <table:table-cell table:style-name="ce51" table:formula="of:=[.E135]-INDEX([.E:.E];LOOKUP(2;1/([.L$1:.L135]=&quot;-&quot;);ROW([.L$1:.L135]))+[.$K135]-1)" office:value-type="float" office:value="-1.5" calcext:value-type="float">
            <text:p>-1.5</text:p>
          </table:table-cell>
          <table:table-cell table:style-name="ce51" table:formula="of:=[.F135]-INDEX([.F:.F];LOOKUP(2;1/([.M$1:.M135]=&quot;-&quot;);ROW([.M$1:.M135]))+[.$K135]-1)" office:value-type="float" office:value="-0.5" calcext:value-type="float">
            <text:p>-0.5</text:p>
          </table:table-cell>
          <table:table-cell table:style-name="ce51" table:formula="of:=IF([.B135]-[.D135]&lt;0;&quot;?&quot;;MAX((INDEX([.E:.E];LOOKUP(2;1/([.N$1:.N135]=&quot;-&quot;);ROW([.N$1:.N135]))+[.$K135]-1)-INDEX([.G:.G];LOOKUP(2;1/([.N$1:.N135]=&quot;-&quot;);ROW([.N$1:.N135]))+[.$K135]-1));0)-([.E135]-[.G135]))" office:value-type="string" office:string-value="?" calcext:value-type="string">
            <text:p>?</text:p>
          </table:table-cell>
          <table:table-cell table:style-name="ce51" table:formula="of:=[.G135]-INDEX([.G:.G];LOOKUP(2;1/([.O$1:.O135]=&quot;-&quot;);ROW([.O$1:.O135]))+[.$K135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69.4" calcext:value-type="float">
            <text:p>69.4</text:p>
          </table:table-cell>
          <table:table-cell office:value-type="float" office:value="71.1" calcext:value-type="float">
            <text:p>71.1</text:p>
          </table:table-cell>
          <table:table-cell office:value-type="float" office:value="70.6" calcext:value-type="float">
            <text:p>70.6</text:p>
          </table:table-cell>
          <table:table-cell office:value-type="float" office:value="69.1" calcext:value-type="float">
            <text:p>69.1</text:p>
          </table:table-cell>
          <table:table-cell office:value-type="float" office:value="71.4" calcext:value-type="float">
            <text:p>71.4</text:p>
          </table:table-cell>
          <table:table-cell office:value-type="float" office:value="70.4" calcext:value-type="float">
            <text:p>70.4</text:p>
          </table:table-cell>
          <table:table-cell office:value-type="float" office:value="69.5" calcext:value-type="float">
            <text:p>69.5</text:p>
          </table:table-cell>
          <table:table-cell office:value-type="float" office:value="71.4" calcext:value-type="float">
            <text:p>71.4</text:p>
          </table:table-cell>
          <table:table-cell office:value-type="float" office:value="70.5" calcext:value-type="float">
            <text:p>70.5</text:p>
          </table:table-cell>
          <table:table-cell office:value-type="float" office:value="1" calcext:value-type="float">
            <text:p>1</text:p>
          </table:table-cell>
          <table:table-cell table:style-name="ce51" table:formula="of:=[.E136]-INDEX([.E:.E];LOOKUP(2;1/([.L$1:.L136]=&quot;-&quot;);ROW([.L$1:.L136]))+[.$K136]-1)" office:value-type="float" office:value="-3.5" calcext:value-type="float">
            <text:p>-3.5</text:p>
          </table:table-cell>
          <table:table-cell table:style-name="ce51" table:formula="of:=[.F136]-INDEX([.F:.F];LOOKUP(2;1/([.M$1:.M136]=&quot;-&quot;);ROW([.M$1:.M136]))+[.$K136]-1)" office:value-type="float" office:value="-0.699999999999989" calcext:value-type="float">
            <text:p>-0.699999999999989</text:p>
          </table:table-cell>
          <table:table-cell table:style-name="ce51" table:formula="of:=IF([.B136]-[.D136]&lt;0;&quot;?&quot;;MAX((INDEX([.E:.E];LOOKUP(2;1/([.N$1:.N136]=&quot;-&quot;);ROW([.N$1:.N136]))+[.$K136]-1)-INDEX([.G:.G];LOOKUP(2;1/([.N$1:.N136]=&quot;-&quot;);ROW([.N$1:.N136]))+[.$K136]-1));0)-([.E136]-[.G136]))" office:value-type="string" office:string-value="?" calcext:value-type="string">
            <text:p>?</text:p>
          </table:table-cell>
          <table:table-cell table:style-name="ce51" table:formula="of:=[.G136]-INDEX([.G:.G];LOOKUP(2;1/([.O$1:.O136]=&quot;-&quot;);ROW([.O$1:.O136]))+[.$K136]-1)" office:value-type="float" office:value="-2.89999999999999" calcext:value-type="float">
            <text:p>-2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3.4" calcext:value-type="float">
            <text:p>73.4</text:p>
          </table:table-cell>
          <table:table-cell office:value-type="float" office:value="71.5" calcext:value-type="float">
            <text:p>71.5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table:style-name="ce51" table:formula="of:=[.E137]-INDEX([.E:.E];LOOKUP(2;1/([.L$1:.L137]=&quot;-&quot;);ROW([.L$1:.L137]))+[.$K137]-1)" office:value-type="float" office:value="-1.09999999999999" calcext:value-type="float">
            <text:p>-1.09999999999999</text:p>
          </table:table-cell>
          <table:table-cell table:style-name="ce51" table:formula="of:=[.F137]-INDEX([.F:.F];LOOKUP(2;1/([.M$1:.M137]=&quot;-&quot;);ROW([.M$1:.M137]))+[.$K137]-1)" office:value-type="float" office:value="0.5" calcext:value-type="float">
            <text:p>0.5</text:p>
          </table:table-cell>
          <table:table-cell table:style-name="ce51" table:formula="of:=IF([.B137]-[.D137]&lt;0;&quot;?&quot;;MAX((INDEX([.E:.E];LOOKUP(2;1/([.N$1:.N137]=&quot;-&quot;);ROW([.N$1:.N137]))+[.$K137]-1)-INDEX([.G:.G];LOOKUP(2;1/([.N$1:.N137]=&quot;-&quot;);ROW([.N$1:.N137]))+[.$K137]-1));0)-([.E137]-[.G137]))" office:value-type="string" office:string-value="?" calcext:value-type="string">
            <text:p>?</text:p>
          </table:table-cell>
          <table:table-cell table:style-name="ce51" table:formula="of:=[.G137]-INDEX([.G:.G];LOOKUP(2;1/([.O$1:.O137]=&quot;-&quot;);ROW([.O$1:.O137]))+[.$K137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1" table:formula="of:=[.E138]-INDEX([.E:.E];LOOKUP(2;1/([.L$1:.L138]=&quot;-&quot;);ROW([.L$1:.L138]))+[.$K138]-1)" office:value-type="float" office:value="0.100000000000009" calcext:value-type="float">
            <text:p>0.100000000000009</text:p>
          </table:table-cell>
          <table:table-cell table:style-name="ce51" table:formula="of:=[.F138]-INDEX([.F:.F];LOOKUP(2;1/([.M$1:.M138]=&quot;-&quot;);ROW([.M$1:.M138]))+[.$K138]-1)" office:value-type="float" office:value="0.400000000000006" calcext:value-type="float">
            <text:p>0.400000000000006</text:p>
          </table:table-cell>
          <table:table-cell table:style-name="ce51" table:formula="of:=IF([.B138]-[.D138]&lt;0;&quot;?&quot;;MAX((INDEX([.E:.E];LOOKUP(2;1/([.N$1:.N138]=&quot;-&quot;);ROW([.N$1:.N138]))+[.$K138]-1)-INDEX([.G:.G];LOOKUP(2;1/([.N$1:.N138]=&quot;-&quot;);ROW([.N$1:.N138]))+[.$K138]-1));0)-([.E138]-[.G138]))" office:value-type="float" office:value="-0.100000000000009" calcext:value-type="float">
            <text:p>-0.100000000000009</text:p>
          </table:table-cell>
          <table:table-cell table:style-name="ce51" table:formula="of:=[.G138]-INDEX([.G:.G];LOOKUP(2;1/([.O$1:.O138]=&quot;-&quot;);ROW([.O$1:.O138]))+[.$K138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70.7" calcext:value-type="float">
            <text:p>70.7</text:p>
          </table:table-cell>
          <table:table-cell office:value-type="float" office:value="70.5" calcext:value-type="float">
            <text:p>70.5</text:p>
          </table:table-cell>
          <table:table-cell office:value-type="float" office:value="70.8" calcext:value-type="float">
            <text:p>70.8</text:p>
          </table:table-cell>
          <table:table-cell office:value-type="float" office:value="70.4" calcext:value-type="float">
            <text:p>70.4</text:p>
          </table:table-cell>
          <table:table-cell office:value-type="float" office:value="70.8" calcext:value-type="float">
            <text:p>70.8</text:p>
          </table:table-cell>
          <table:table-cell office:value-type="float" office:value="71" calcext:value-type="float">
            <text:p>71</text:p>
          </table:table-cell>
          <table:table-cell office:value-type="float" office:value="70.9" calcext:value-type="float">
            <text:p>70.9</text:p>
          </table:table-cell>
          <table:table-cell table:number-columns-repeated="2" office:value-type="float" office:value="70.7" calcext:value-type="float">
            <text:p>70.7</text:p>
          </table:table-cell>
          <table:table-cell office:value-type="float" office:value="1" calcext:value-type="float">
            <text:p>1</text:p>
          </table:table-cell>
          <table:table-cell table:style-name="ce51" table:formula="of:=[.E139]-INDEX([.E:.E];LOOKUP(2;1/([.L$1:.L139]=&quot;-&quot;);ROW([.L$1:.L139]))+[.$K139]-1)" office:value-type="float" office:value="-2.19999999999999" calcext:value-type="float">
            <text:p>-2.19999999999999</text:p>
          </table:table-cell>
          <table:table-cell table:style-name="ce51" table:formula="of:=[.F139]-INDEX([.F:.F];LOOKUP(2;1/([.M$1:.M139]=&quot;-&quot;);ROW([.M$1:.M139]))+[.$K139]-1)" office:value-type="float" office:value="-1.3" calcext:value-type="float">
            <text:p>-1.3</text:p>
          </table:table-cell>
          <table:table-cell table:style-name="ce51" table:formula="of:=IF([.B139]-[.D139]&lt;0;&quot;?&quot;;MAX((INDEX([.E:.E];LOOKUP(2;1/([.N$1:.N139]=&quot;-&quot;);ROW([.N$1:.N139]))+[.$K139]-1)-INDEX([.G:.G];LOOKUP(2;1/([.N$1:.N139]=&quot;-&quot;);ROW([.N$1:.N139]))+[.$K139]-1));0)-([.E139]-[.G139]))" office:value-type="string" office:string-value="?" calcext:value-type="string">
            <text:p>?</text:p>
          </table:table-cell>
          <table:table-cell table:style-name="ce51" table:formula="of:=[.G139]-INDEX([.G:.G];LOOKUP(2;1/([.O$1:.O139]=&quot;-&quot;);ROW([.O$1:.O139]))+[.$K139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1" table:formula="of:=[.E140]-INDEX([.E:.E];LOOKUP(2;1/([.L$1:.L140]=&quot;-&quot;);ROW([.L$1:.L140]))+[.$K140]-1)" office:value-type="float" office:value="0.100000000000009" calcext:value-type="float">
            <text:p>0.100000000000009</text:p>
          </table:table-cell>
          <table:table-cell table:style-name="ce51" table:formula="of:=[.F140]-INDEX([.F:.F];LOOKUP(2;1/([.M$1:.M140]=&quot;-&quot;);ROW([.M$1:.M140]))+[.$K140]-1)" office:value-type="float" office:value="0.400000000000006" calcext:value-type="float">
            <text:p>0.400000000000006</text:p>
          </table:table-cell>
          <table:table-cell table:style-name="ce51" table:formula="of:=IF([.B140]-[.D140]&lt;0;&quot;?&quot;;MAX((INDEX([.E:.E];LOOKUP(2;1/([.N$1:.N140]=&quot;-&quot;);ROW([.N$1:.N140]))+[.$K140]-1)-INDEX([.G:.G];LOOKUP(2;1/([.N$1:.N140]=&quot;-&quot;);ROW([.N$1:.N140]))+[.$K140]-1));0)-([.E140]-[.G140]))" office:value-type="float" office:value="-0.100000000000009" calcext:value-type="float">
            <text:p>-0.100000000000009</text:p>
          </table:table-cell>
          <table:table-cell table:style-name="ce51" table:formula="of:=[.G140]-INDEX([.G:.G];LOOKUP(2;1/([.O$1:.O140]=&quot;-&quot;);ROW([.O$1:.O140]))+[.$K14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73.5" calcext:value-type="float">
            <text:p>73.5</text:p>
          </table:table-cell>
          <table:table-cell office:value-type="float" office:value="71.1" calcext:value-type="float">
            <text:p>71.1</text:p>
          </table:table-cell>
          <table:table-cell office:value-type="float" office:value="73.1" calcext:value-type="float">
            <text:p>73.1</text:p>
          </table:table-cell>
          <table:table-cell office:value-type="float" office:value="73.2" calcext:value-type="float">
            <text:p>73.2</text:p>
          </table:table-cell>
          <table:table-cell office:value-type="float" office:value="71.7" calcext:value-type="float">
            <text:p>71.7</text:p>
          </table:table-cell>
          <table:table-cell office:value-type="float" office:value="73.3" calcext:value-type="float">
            <text:p>73.3</text:p>
          </table:table-cell>
          <table:table-cell office:value-type="float" office:value="73.6" calcext:value-type="float">
            <text:p>73.6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51" table:formula="of:=[.E141]-INDEX([.E:.E];LOOKUP(2;1/([.L$1:.L141]=&quot;-&quot;);ROW([.L$1:.L141]))+[.$K141]-1)" office:value-type="float" office:value="0.600000000000009" calcext:value-type="float">
            <text:p>0.600000000000009</text:p>
          </table:table-cell>
          <table:table-cell table:style-name="ce51" table:formula="of:=[.F141]-INDEX([.F:.F];LOOKUP(2;1/([.M$1:.M141]=&quot;-&quot;);ROW([.M$1:.M141]))+[.$K141]-1)" office:value-type="float" office:value="-0.399999999999992" calcext:value-type="float">
            <text:p>-0.399999999999992</text:p>
          </table:table-cell>
          <table:table-cell table:style-name="ce51" table:formula="of:=IF([.B141]-[.D141]&lt;0;&quot;?&quot;;MAX((INDEX([.E:.E];LOOKUP(2;1/([.N$1:.N141]=&quot;-&quot;);ROW([.N$1:.N141]))+[.$K141]-1)-INDEX([.G:.G];LOOKUP(2;1/([.N$1:.N141]=&quot;-&quot;);ROW([.N$1:.N141]))+[.$K141]-1));0)-([.E141]-[.G141]))" office:value-type="float" office:value="0.0999999999999943" calcext:value-type="float">
            <text:p>0.0999999999999943</text:p>
          </table:table-cell>
          <table:table-cell table:style-name="ce51" table:formula="of:=[.G141]-INDEX([.G:.G];LOOKUP(2;1/([.O$1:.O141]=&quot;-&quot;);ROW([.O$1:.O141]))+[.$K14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72.8" calcext:value-type="float">
            <text:p>72.8</text:p>
          </table:table-cell>
          <table:table-cell office:value-type="float" office:value="70.6" calcext:value-type="float">
            <text:p>70.6</text:p>
          </table:table-cell>
          <table:table-cell office:value-type="float" office:value="71.8" calcext:value-type="float">
            <text:p>71.8</text:p>
          </table:table-cell>
          <table:table-cell office:value-type="float" office:value="72.7" calcext:value-type="float">
            <text:p>72.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72.9" calcext:value-type="float">
            <text:p>72.9</text:p>
          </table:table-cell>
          <table:table-cell office:value-type="float" office:value="70.9" calcext:value-type="float">
            <text:p>70.9</text:p>
          </table:table-cell>
          <table:table-cell office:value-type="float" office:value="71.8" calcext:value-type="float">
            <text:p>71.8</text:p>
          </table:table-cell>
          <table:table-cell office:value-type="float" office:value="1" calcext:value-type="float">
            <text:p>1</text:p>
          </table:table-cell>
          <table:table-cell table:style-name="ce51" table:formula="of:=[.E142]-INDEX([.E:.E];LOOKUP(2;1/([.L$1:.L142]=&quot;-&quot;);ROW([.L$1:.L142]))+[.$K142]-1)" office:value-type="float" office:value="0.100000000000009" calcext:value-type="float">
            <text:p>0.100000000000009</text:p>
          </table:table-cell>
          <table:table-cell table:style-name="ce51" table:formula="of:=[.F142]-INDEX([.F:.F];LOOKUP(2;1/([.M$1:.M142]=&quot;-&quot;);ROW([.M$1:.M142]))+[.$K142]-1)" office:value-type="float" office:value="-0.699999999999989" calcext:value-type="float">
            <text:p>-0.699999999999989</text:p>
          </table:table-cell>
          <table:table-cell table:style-name="ce51" table:formula="of:=IF([.B142]-[.D142]&lt;0;&quot;?&quot;;MAX((INDEX([.E:.E];LOOKUP(2;1/([.N$1:.N142]=&quot;-&quot;);ROW([.N$1:.N142]))+[.$K142]-1)-INDEX([.G:.G];LOOKUP(2;1/([.N$1:.N142]=&quot;-&quot;);ROW([.N$1:.N142]))+[.$K142]-1));0)-([.E142]-[.G142]))" office:value-type="float" office:value="-0.700000000000003" calcext:value-type="float">
            <text:p>-0.700000000000003</text:p>
          </table:table-cell>
          <table:table-cell table:style-name="ce51" table:formula="of:=[.G142]-INDEX([.G:.G];LOOKUP(2;1/([.O$1:.O142]=&quot;-&quot;);ROW([.O$1:.O142]))+[.$K142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73.2" calcext:value-type="float">
            <text:p>73.2</text:p>
          </table:table-cell>
          <table:table-cell office:value-type="float" office:value="71.1" calcext:value-type="float">
            <text:p>71.1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1" table:formula="of:=[.E143]-INDEX([.E:.E];LOOKUP(2;1/([.L$1:.L143]=&quot;-&quot;);ROW([.L$1:.L143]))+[.$K143]-1)" office:value-type="float" office:value="0.400000000000006" calcext:value-type="float">
            <text:p>0.400000000000006</text:p>
          </table:table-cell>
          <table:table-cell table:style-name="ce51" table:formula="of:=[.F143]-INDEX([.F:.F];LOOKUP(2;1/([.M$1:.M143]=&quot;-&quot;);ROW([.M$1:.M143]))+[.$K143]-1)" office:value-type="float" office:value="-0.0999999999999943" calcext:value-type="float">
            <text:p>-0.0999999999999943</text:p>
          </table:table-cell>
          <table:table-cell table:style-name="ce51" table:formula="of:=IF([.B143]-[.D143]&lt;0;&quot;?&quot;;MAX((INDEX([.E:.E];LOOKUP(2;1/([.N$1:.N143]=&quot;-&quot;);ROW([.N$1:.N143]))+[.$K143]-1)-INDEX([.G:.G];LOOKUP(2;1/([.N$1:.N143]=&quot;-&quot;);ROW([.N$1:.N143]))+[.$K143]-1));0)-([.E143]-[.G143]))" office:value-type="float" office:value="-0.400000000000006" calcext:value-type="float">
            <text:p>-0.400000000000006</text:p>
          </table:table-cell>
          <table:table-cell table:style-name="ce51" table:formula="of:=[.G143]-INDEX([.G:.G];LOOKUP(2;1/([.O$1:.O143]=&quot;-&quot;);ROW([.O$1:.O143]))+[.$K143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71.2" calcext:value-type="float">
            <text:p>71.2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0.9" calcext:value-type="float">
            <text:p>70.9</text:p>
          </table:table-cell>
          <table:table-cell office:value-type="float" office:value="72.1" calcext:value-type="float">
            <text:p>72.1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1" calcext:value-type="float">
            <text:p>1</text:p>
          </table:table-cell>
          <table:table-cell table:style-name="ce51" table:formula="of:=[.E144]-INDEX([.E:.E];LOOKUP(2;1/([.L$1:.L144]=&quot;-&quot;);ROW([.L$1:.L144]))+[.$K144]-1)" office:value-type="float" office:value="-1.69999999999999" calcext:value-type="float">
            <text:p>-1.69999999999999</text:p>
          </table:table-cell>
          <table:table-cell table:style-name="ce51" table:formula="of:=[.F144]-INDEX([.F:.F];LOOKUP(2;1/([.M$1:.M144]=&quot;-&quot;);ROW([.M$1:.M144]))+[.$K144]-1)" office:value-type="float" office:value="0" calcext:value-type="float">
            <text:p>0</text:p>
          </table:table-cell>
          <table:table-cell table:style-name="ce51" table:formula="of:=IF([.B144]-[.D144]&lt;0;&quot;?&quot;;MAX((INDEX([.E:.E];LOOKUP(2;1/([.N$1:.N144]=&quot;-&quot;);ROW([.N$1:.N144]))+[.$K144]-1)-INDEX([.G:.G];LOOKUP(2;1/([.N$1:.N144]=&quot;-&quot;);ROW([.N$1:.N144]))+[.$K144]-1));0)-([.E144]-[.G144]))" office:value-type="string" office:string-value="?" calcext:value-type="string">
            <text:p>?</text:p>
          </table:table-cell>
          <table:table-cell table:style-name="ce51" table:formula="of:=[.G144]-INDEX([.G:.G];LOOKUP(2;1/([.O$1:.O144]=&quot;-&quot;);ROW([.O$1:.O144]))+[.$K144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72.4" calcext:value-type="float">
            <text:p>72.4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office:value-type="float" office:value="72.2" calcext:value-type="float">
            <text:p>72.2</text:p>
          </table:table-cell>
          <table:table-cell office:value-type="float" office:value="1" calcext:value-type="float">
            <text:p>1</text:p>
          </table:table-cell>
          <table:table-cell table:style-name="ce51" table:formula="of:=[.E145]-INDEX([.E:.E];LOOKUP(2;1/([.L$1:.L145]=&quot;-&quot;);ROW([.L$1:.L145]))+[.$K145]-1)" office:value-type="float" office:value="-0.699999999999989" calcext:value-type="float">
            <text:p>-0.699999999999989</text:p>
          </table:table-cell>
          <table:table-cell table:style-name="ce51" table:formula="of:=[.F145]-INDEX([.F:.F];LOOKUP(2;1/([.M$1:.M145]=&quot;-&quot;);ROW([.M$1:.M145]))+[.$K145]-1)" office:value-type="float" office:value="0.400000000000006" calcext:value-type="float">
            <text:p>0.400000000000006</text:p>
          </table:table-cell>
          <table:table-cell table:style-name="ce51" table:formula="of:=IF([.B145]-[.D145]&lt;0;&quot;?&quot;;MAX((INDEX([.E:.E];LOOKUP(2;1/([.N$1:.N145]=&quot;-&quot;);ROW([.N$1:.N145]))+[.$K145]-1)-INDEX([.G:.G];LOOKUP(2;1/([.N$1:.N145]=&quot;-&quot;);ROW([.N$1:.N145]))+[.$K145]-1));0)-([.E145]-[.G145]))" office:value-type="string" office:string-value="?" calcext:value-type="string">
            <text:p>?</text:p>
          </table:table-cell>
          <table:table-cell table:style-name="ce51" table:formula="of:=[.G145]-INDEX([.G:.G];LOOKUP(2;1/([.O$1:.O145]=&quot;-&quot;);ROW([.O$1:.O145]))+[.$K145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73.2" calcext:value-type="float">
            <text:p>73.2</text:p>
          </table:table-cell>
          <table:table-cell office:value-type="float" office:value="71.1" calcext:value-type="float">
            <text:p>71.1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1" table:formula="of:=[.E146]-INDEX([.E:.E];LOOKUP(2;1/([.L$1:.L146]=&quot;-&quot;);ROW([.L$1:.L146]))+[.$K146]-1)" office:value-type="float" office:value="0.400000000000006" calcext:value-type="float">
            <text:p>0.400000000000006</text:p>
          </table:table-cell>
          <table:table-cell table:style-name="ce51" table:formula="of:=[.F146]-INDEX([.F:.F];LOOKUP(2;1/([.M$1:.M146]=&quot;-&quot;);ROW([.M$1:.M146]))+[.$K146]-1)" office:value-type="float" office:value="-0.0999999999999943" calcext:value-type="float">
            <text:p>-0.0999999999999943</text:p>
          </table:table-cell>
          <table:table-cell table:style-name="ce51" table:formula="of:=IF([.B146]-[.D146]&lt;0;&quot;?&quot;;MAX((INDEX([.E:.E];LOOKUP(2;1/([.N$1:.N146]=&quot;-&quot;);ROW([.N$1:.N146]))+[.$K146]-1)-INDEX([.G:.G];LOOKUP(2;1/([.N$1:.N146]=&quot;-&quot;);ROW([.N$1:.N146]))+[.$K146]-1));0)-([.E146]-[.G146]))" office:value-type="float" office:value="-0.400000000000006" calcext:value-type="float">
            <text:p>-0.400000000000006</text:p>
          </table:table-cell>
          <table:table-cell table:style-name="ce51" table:formula="of:=[.G146]-INDEX([.G:.G];LOOKUP(2;1/([.O$1:.O146]=&quot;-&quot;);ROW([.O$1:.O146]))+[.$K146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72.8" calcext:value-type="float">
            <text:p>72.8</text:p>
          </table:table-cell>
          <table:table-cell office:value-type="float" office:value="71.1" calcext:value-type="float">
            <text:p>71.1</text:p>
          </table:table-cell>
          <table:table-cell office:value-type="float" office:value="71.3" calcext:value-type="float">
            <text:p>71.3</text:p>
          </table:table-cell>
          <table:table-cell office:value-type="float" office:value="72.6" calcext:value-type="float">
            <text:p>72.6</text:p>
          </table:table-cell>
          <table:table-cell office:value-type="float" office:value="71.7" calcext:value-type="float">
            <text:p>71.7</text:p>
          </table:table-cell>
          <table:table-cell office:value-type="float" office:value="71.8" calcext:value-type="float">
            <text:p>71.8</text:p>
          </table:table-cell>
          <table:table-cell office:value-type="float" office:value="72.9" calcext:value-type="float">
            <text:p>72.9</text:p>
          </table:table-cell>
          <table:table-cell office:value-type="float" office:value="71.3" calcext:value-type="float">
            <text:p>71.3</text:p>
          </table:table-cell>
          <table:table-cell office:value-type="float" office:value="71.2" calcext:value-type="float">
            <text:p>71.2</text:p>
          </table:table-cell>
          <table:table-cell office:value-type="float" office:value="1" calcext:value-type="float">
            <text:p>1</text:p>
          </table:table-cell>
          <table:table-cell table:style-name="ce51" table:formula="of:=[.E147]-INDEX([.E:.E];LOOKUP(2;1/([.L$1:.L147]=&quot;-&quot;);ROW([.L$1:.L147]))+[.$K147]-1)" office:value-type="float" office:value="0" calcext:value-type="float">
            <text:p>0</text:p>
          </table:table-cell>
          <table:table-cell table:style-name="ce51" table:formula="of:=[.F147]-INDEX([.F:.F];LOOKUP(2;1/([.M$1:.M147]=&quot;-&quot;);ROW([.M$1:.M147]))+[.$K147]-1)" office:value-type="float" office:value="-0.399999999999992" calcext:value-type="float">
            <text:p>-0.399999999999992</text:p>
          </table:table-cell>
          <table:table-cell table:style-name="ce51" table:formula="of:=IF([.B147]-[.D147]&lt;0;&quot;?&quot;;MAX((INDEX([.E:.E];LOOKUP(2;1/([.N$1:.N147]=&quot;-&quot;);ROW([.N$1:.N147]))+[.$K147]-1)-INDEX([.G:.G];LOOKUP(2;1/([.N$1:.N147]=&quot;-&quot;);ROW([.N$1:.N147]))+[.$K147]-1));0)-([.E147]-[.G147]))" office:value-type="float" office:value="-0.799999999999997" calcext:value-type="float">
            <text:p>-0.799999999999997</text:p>
          </table:table-cell>
          <table:table-cell table:style-name="ce51" table:formula="of:=[.G147]-INDEX([.G:.G];LOOKUP(2;1/([.O$1:.O147]=&quot;-&quot;);ROW([.O$1:.O147]))+[.$K147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73.4" calcext:value-type="float">
            <text:p>73.4</text:p>
          </table:table-cell>
          <table:table-cell office:value-type="float" office:value="71.9" calcext:value-type="float">
            <text:p>71.9</text:p>
          </table:table-cell>
          <table:table-cell office:value-type="float" office:value="73.4" calcext:value-type="float">
            <text:p>73.4</text:p>
          </table:table-cell>
          <table:table-cell office:value-type="float" office:value="73.3" calcext:value-type="float">
            <text:p>73.3</text:p>
          </table:table-cell>
          <table:table-cell office:value-type="float" office:value="72.9" calcext:value-type="float">
            <text:p>72.9</text:p>
          </table:table-cell>
          <table:table-cell office:value-type="float" office:value="73.4" calcext:value-type="float">
            <text:p>73.4</text:p>
          </table:table-cell>
          <table:table-cell office:value-type="float" office:value="73.5" calcext:value-type="float">
            <text:p>73.5</text:p>
          </table:table-cell>
          <table:table-cell office:value-type="float" office:value="72.3" calcext:value-type="float">
            <text:p>72.3</text:p>
          </table:table-cell>
          <table:table-cell office:value-type="float" office:value="73.4" calcext:value-type="float">
            <text:p>73.4</text:p>
          </table:table-cell>
          <table:table-cell office:value-type="float" office:value="1" calcext:value-type="float">
            <text:p>1</text:p>
          </table:table-cell>
          <table:table-cell table:style-name="ce51" table:formula="of:=[.E148]-INDEX([.E:.E];LOOKUP(2;1/([.L$1:.L148]=&quot;-&quot;);ROW([.L$1:.L148]))+[.$K148]-1)" office:value-type="float" office:value="0.700000000000003" calcext:value-type="float">
            <text:p>0.700000000000003</text:p>
          </table:table-cell>
          <table:table-cell table:style-name="ce51" table:formula="of:=[.F148]-INDEX([.F:.F];LOOKUP(2;1/([.M$1:.M148]=&quot;-&quot;);ROW([.M$1:.M148]))+[.$K148]-1)" office:value-type="float" office:value="0.800000000000011" calcext:value-type="float">
            <text:p>0.800000000000011</text:p>
          </table:table-cell>
          <table:table-cell table:style-name="ce51" table:formula="of:=IF([.B148]-[.D148]&lt;0;&quot;?&quot;;MAX((INDEX([.E:.E];LOOKUP(2;1/([.N$1:.N148]=&quot;-&quot;);ROW([.N$1:.N148]))+[.$K148]-1)-INDEX([.G:.G];LOOKUP(2;1/([.N$1:.N148]=&quot;-&quot;);ROW([.N$1:.N148]))+[.$K148]-1));0)-([.E148]-[.G148]))" office:value-type="float" office:value="0.100000000000009" calcext:value-type="float">
            <text:p>0.100000000000009</text:p>
          </table:table-cell>
          <table:table-cell table:style-name="ce51" table:formula="of:=[.G148]-INDEX([.G:.G];LOOKUP(2;1/([.O$1:.O148]=&quot;-&quot;);ROW([.O$1:.O148]))+[.$K14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73.2" calcext:value-type="float">
            <text:p>73.2</text:p>
          </table:table-cell>
          <table:table-cell office:value-type="float" office:value="71.1" calcext:value-type="float">
            <text:p>71.1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1" table:formula="of:=[.E149]-INDEX([.E:.E];LOOKUP(2;1/([.L$1:.L149]=&quot;-&quot;);ROW([.L$1:.L149]))+[.$K149]-1)" office:value-type="float" office:value="0.400000000000006" calcext:value-type="float">
            <text:p>0.400000000000006</text:p>
          </table:table-cell>
          <table:table-cell table:style-name="ce51" table:formula="of:=[.F149]-INDEX([.F:.F];LOOKUP(2;1/([.M$1:.M149]=&quot;-&quot;);ROW([.M$1:.M149]))+[.$K149]-1)" office:value-type="float" office:value="-0.0999999999999943" calcext:value-type="float">
            <text:p>-0.0999999999999943</text:p>
          </table:table-cell>
          <table:table-cell table:style-name="ce51" table:formula="of:=IF([.B149]-[.D149]&lt;0;&quot;?&quot;;MAX((INDEX([.E:.E];LOOKUP(2;1/([.N$1:.N149]=&quot;-&quot;);ROW([.N$1:.N149]))+[.$K149]-1)-INDEX([.G:.G];LOOKUP(2;1/([.N$1:.N149]=&quot;-&quot;);ROW([.N$1:.N149]))+[.$K149]-1));0)-([.E149]-[.G149]))" office:value-type="float" office:value="-0.400000000000006" calcext:value-type="float">
            <text:p>-0.400000000000006</text:p>
          </table:table-cell>
          <table:table-cell table:style-name="ce51" table:formula="of:=[.G149]-INDEX([.G:.G];LOOKUP(2;1/([.O$1:.O149]=&quot;-&quot;);ROW([.O$1:.O149]))+[.$K149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  <table:table-cell office:value-type="float" office:value="66.6" calcext:value-type="float">
            <text:p>66.6</text:p>
          </table:table-cell>
          <table:table-cell office:value-type="float" office:value="62.6" calcext:value-type="float">
            <text:p>62.6</text:p>
          </table:table-cell>
          <table:table-cell office:value-type="float" office:value="64.7" calcext:value-type="float">
            <text:p>64.7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style-name="ce51" table:formula="of:=[.E150]-INDEX([.E:.E];LOOKUP(2;1/([.L$1:.L150]=&quot;-&quot;);ROW([.L$1:.L150]))+[.$K150]-1)" office:value-type="float" office:value="-9.8" calcext:value-type="float">
            <text:p>-9.8</text:p>
          </table:table-cell>
          <table:table-cell table:style-name="ce51" table:formula="of:=[.F150]-INDEX([.F:.F];LOOKUP(2;1/([.M$1:.M150]=&quot;-&quot;);ROW([.M$1:.M150]))+[.$K150]-1)" office:value-type="float" office:value="-6.89999999999999" calcext:value-type="float">
            <text:p>-6.89999999999999</text:p>
          </table:table-cell>
          <table:table-cell table:style-name="ce51" table:formula="of:=IF([.B150]-[.D150]&lt;0;&quot;?&quot;;MAX((INDEX([.E:.E];LOOKUP(2;1/([.N$1:.N150]=&quot;-&quot;);ROW([.N$1:.N150]))+[.$K150]-1)-INDEX([.G:.G];LOOKUP(2;1/([.N$1:.N150]=&quot;-&quot;);ROW([.N$1:.N150]))+[.$K150]-1));0)-([.E150]-[.G150]))" office:value-type="string" office:string-value="?" calcext:value-type="string">
            <text:p>?</text:p>
          </table:table-cell>
          <table:table-cell table:style-name="ce51" table:formula="of:=[.G150]-INDEX([.G:.G];LOOKUP(2;1/([.O$1:.O150]=&quot;-&quot;);ROW([.O$1:.O150]))+[.$K150]-1)" office:value-type="float" office:value="-6.7" calcext:value-type="float">
            <text:p>-6.7</text:p>
          </table:table-cell>
          <table:table-cell table:number-columns-repeated="16369"/>
        </table:table-row>
        <table:table-row table:style-name="ro1">
          <table:table-cell table:number-columns-repeated="11"/>
          <table:table-cell table:style-name="ce51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O129:CONNECTION.O1048576 CONNECTION.L1:CONNECTION.O128 CONNECTION.N129:CONNECTION.N1048576 CONNECTION.M129:CONNECTION.M1048576 CONNECTION.L129:CONNECTION.L1048576">
            <calcext:condition calcext:apply-style-name="Default" calcext:value="=&quot;&quot;" calcext:base-cell-address="CONNECTION.L1"/>
            <calcext:condition calcext:apply-style-name="better" calcext:value="&gt;=[$settings.$B$3]" calcext:base-cell-address="CONNECTION.L1"/>
            <calcext:condition calcext:apply-style-name="worse" calcext:value="&lt;=[$settings.$B$4]" calcext:base-cell-address="CONNECTION.L1"/>
            <calcext:condition calcext:apply-style-name="marginally_worse" calcext:value="between([$settings.$B$4],0)" calcext:base-cell-address="CONNECTION.L1"/>
            <calcext:condition calcext:apply-style-name="marginally_better" calcext:value="between(0,[$settings.$B$3])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normal"/>
    </style:style>
    <style:style style:name="worse" style:family="table-cell" style:parent-style-name="Default">
      <style:table-cell-properties fo:background-color="#ffa6a6"/>
      <style:text-properties fo:font-weight="normal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normal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16:48:43.339318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28T23:30:50.363007842</dc:date>
    <meta:editing-duration>P6DT6H30M6S</meta:editing-duration>
    <meta:editing-cycles>122</meta:editing-cycles>
    <meta:generator>LibreOffice/7.6.6.3$Linux_X86_64 LibreOffice_project/60$Build-3</meta:generator>
    <meta:document-statistic meta:table-count="5" meta:cell-count="6632" meta:object-count="0"/>
  </office:meta>
</office:document-meta>
</file>